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67.85pt" svg:height="207.07pt" svg:x="379.3pt" svg:y="32.37pt">
            <draw:object draw:notify-on-update-of-ranges="Sheet1.B4:Sheet1.B247 Sheet1.C4:Sheet1.C2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84.77pt" svg:height="179.21pt" svg:x="373.86pt" svg:y="286.87pt">
            <draw:object draw:notify-on-update-of-ranges="Sheet1.B4:Sheet1.B247 Sheet1.E4:Sheet1.E2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n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formula="of:=+[.D5]-(6*[.D5]/(-9*[.B5] + 3))" office:value-type="float" office:value="33134.496" calcext:value-type="float">
            <text:p>33134.4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+[.C4]*0.2528" office:value-type="float" office:value="16567.248" calcext:value-type="float">
            <text:p>16567.248</text:p>
          </table:table-cell>
          <table:table-cell table:formula="of:=+[.D6]-(6*[.D6]/(-9*[.B6] + 3))" office:value-type="float" office:value="16567.248" calcext:value-type="float">
            <text:p>16567.248</text:p>
          </table:table-cell>
          <table:table-cell table:formula="of:=+[.E4]-(2*[.E4]/(4*[.B5]+1))" office:value-type="float" office:value="39321" calcext:value-type="float">
            <text:p>3932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+[.C5]-(6*[.C5]/(9*[.B6] + 3))" office:value-type="float" office:value="11833.7485714286" calcext:value-type="float">
            <text:p>11833.7485714286</text:p>
          </table:table-cell>
          <table:table-cell table:formula="of:=+[.D7]-(6*[.D7]/(-9*[.B7] + 3))" office:value-type="float" office:value="11833.7485714286" calcext:value-type="float">
            <text:p>11833.7485714286</text:p>
          </table:table-cell>
          <table:table-cell table:formula="of:=+[.E5]-(2*[.E5]/(4*[.B6]+1))" office:value-type="float" office:value="30583" calcext:value-type="float">
            <text:p>3058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+[.C6]-(6*[.C6]/(9*[.B7] + 3))" office:value-type="float" office:value="9466.99885714286" calcext:value-type="float">
            <text:p>9466.99885714286</text:p>
          </table:table-cell>
          <table:table-cell table:formula="of:=+[.D8]-(6*[.D8]/(-9*[.B8] + 3))" office:value-type="float" office:value="9466.99885714286" calcext:value-type="float">
            <text:p>9466.99885714286</text:p>
          </table:table-cell>
          <table:table-cell table:formula="of:=+[.E6]-(2*[.E6]/(4*[.B7]+1))" office:value-type="float" office:value="25877.9230769231" calcext:value-type="float">
            <text:p>25877.923076923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+[.C7]-(6*[.C7]/(9*[.B8] + 3))" office:value-type="float" office:value="8010.5374945055" calcext:value-type="float">
            <text:p>8010.5374945055</text:p>
          </table:table-cell>
          <table:table-cell table:formula="of:=+[.D9]-(6*[.D9]/(-9*[.B9] + 3))" office:value-type="float" office:value="8010.5374945055" calcext:value-type="float">
            <text:p>8010.5374945055</text:p>
          </table:table-cell>
          <table:table-cell table:formula="of:=+[.E7]-(2*[.E7]/(4*[.B8]+1))" office:value-type="float" office:value="22833.4615384615" calcext:value-type="float">
            <text:p>22833.46153846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+[.C8]-(6*[.C8]/(9*[.B9] + 3))" office:value-type="float" office:value="7009.22030769231" calcext:value-type="float">
            <text:p>7009.22030769231</text:p>
          </table:table-cell>
          <table:table-cell table:formula="of:=+[.D10]-(6*[.D10]/(-9*[.B10] + 3))" office:value-type="float" office:value="7009.22030769231" calcext:value-type="float">
            <text:p>7009.22030769231</text:p>
          </table:table-cell>
          <table:table-cell table:formula="of:=+[.E8]-(2*[.E8]/(4*[.B9]+1))" office:value-type="float" office:value="20658.8461538462" calcext:value-type="float">
            <text:p>20658.846153846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+[.C9]-(6*[.C9]/(9*[.B10] + 3))" office:value-type="float" office:value="6271.4076437247" calcext:value-type="float">
            <text:p>6271.4076437247</text:p>
          </table:table-cell>
          <table:table-cell table:formula="of:=+[.D11]-(6*[.D11]/(-9*[.B11] + 3))" office:value-type="float" office:value="6271.4076437247" calcext:value-type="float">
            <text:p>6271.4076437247</text:p>
          </table:table-cell>
          <table:table-cell table:formula="of:=+[.E9]-(2*[.E9]/(4*[.B10]+1))" office:value-type="float" office:value="19006.1384615385" calcext:value-type="float">
            <text:p>19006.138461538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+[.C10]-(6*[.C10]/(9*[.B11] + 3))" office:value-type="float" office:value="5701.27967611336" calcext:value-type="float">
            <text:p>5701.27967611336</text:p>
          </table:table-cell>
          <table:table-cell table:formula="of:=+[.C11]" office:value-type="float" office:value="5701.27967611336" calcext:value-type="float">
            <text:p>5701.27967611336</text:p>
          </table:table-cell>
          <table:table-cell table:formula="of:=+[.E10]-(2*[.E10]/(4*[.B11]+1))" office:value-type="float" office:value="17695.3702917772" calcext:value-type="float">
            <text:p>17695.370291777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+[.C11]-(6*[.C11]/(9*[.B12] + 3))" office:value-type="float" office:value="5245.17730202429" calcext:value-type="float">
            <text:p>5245.17730202429</text:p>
          </table:table-cell>
          <table:table-cell table:formula="of:=+[.C12]" office:value-type="float" office:value="5245.17730202429" calcext:value-type="float">
            <text:p>5245.17730202429</text:p>
          </table:table-cell>
          <table:table-cell table:formula="of:=+[.E11]-(2*[.E11]/(4*[.B12]+1))" office:value-type="float" office:value="16622.9236074271" calcext:value-type="float">
            <text:p>16622.923607427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+[.C12]-(6*[.C12]/(9*[.B13] + 3))" office:value-type="float" office:value="4870.52178045113" calcext:value-type="float">
            <text:p>4870.52178045113</text:p>
          </table:table-cell>
          <table:table-cell table:formula="of:=+[.C13]" office:value-type="float" office:value="4870.52178045113" calcext:value-type="float">
            <text:p>4870.52178045113</text:p>
          </table:table-cell>
          <table:table-cell table:formula="of:=+[.E12]-(2*[.E12]/(4*[.B13]+1))" office:value-type="float" office:value="15724.3871962148" calcext:value-type="float">
            <text:p>15724.387196214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+[.C13]-(6*[.C13]/(9*[.B14] + 3))" office:value-type="float" office:value="4556.29456880912" calcext:value-type="float">
            <text:p>4556.29456880912</text:p>
          </table:table-cell>
          <table:table-cell table:formula="of:=+[.C14]" office:value-type="float" office:value="4556.29456880912" calcext:value-type="float">
            <text:p>4556.29456880912</text:p>
          </table:table-cell>
          <table:table-cell table:formula="of:=+[.E13]-(2*[.E13]/(4*[.B14]+1))" office:value-type="float" office:value="14957.3439183506" calcext:value-type="float">
            <text:p>14957.343918350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+[.C14]-(6*[.C14]/(9*[.B15] + 3))" office:value-type="float" office:value="4288.27724123211" calcext:value-type="float">
            <text:p>4288.27724123211</text:p>
          </table:table-cell>
          <table:table-cell table:formula="of:=+[.C15]" office:value-type="float" office:value="4288.27724123211" calcext:value-type="float">
            <text:p>4288.27724123211</text:p>
          </table:table-cell>
          <table:table-cell table:formula="of:=+[.E14]-(2*[.E14]/(4*[.B15]+1))" office:value-type="float" office:value="14292.5730775351" calcext:value-type="float">
            <text:p>14292.573077535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+[.C15]-(6*[.C15]/(9*[.B16] + 3))" office:value-type="float" office:value="4056.47847143578" calcext:value-type="float">
            <text:p>4056.47847143578</text:p>
          </table:table-cell>
          <table:table-cell table:formula="of:=+[.C16]" office:value-type="float" office:value="4056.47847143578" calcext:value-type="float">
            <text:p>4056.47847143578</text:p>
          </table:table-cell>
          <table:table-cell table:formula="of:=+[.E15]-(2*[.E15]/(4*[.B16]+1))" office:value-type="float" office:value="13709.2027478398" calcext:value-type="float">
            <text:p>13709.202747839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+[.C16]-(6*[.C16]/(9*[.B17] + 3))" office:value-type="float" office:value="3853.65454786399" calcext:value-type="float">
            <text:p>3853.65454786399</text:p>
          </table:table-cell>
          <table:table-cell table:formula="of:=+[.C17]" office:value-type="float" office:value="3853.65454786399" calcext:value-type="float">
            <text:p>3853.65454786399</text:p>
          </table:table-cell>
          <table:table-cell table:formula="of:=+[.E16]-(2*[.E16]/(4*[.B17]+1))" office:value-type="float" office:value="13191.8743422609" calcext:value-type="float">
            <text:p>13191.874342260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+[.C17]-(6*[.C17]/(9*[.B18] + 3))" office:value-type="float" office:value="3674.41480145172" calcext:value-type="float">
            <text:p>3674.41480145172</text:p>
          </table:table-cell>
          <table:table-cell table:formula="of:=+[.C18]" office:value-type="float" office:value="3674.41480145172" calcext:value-type="float">
            <text:p>3674.41480145172</text:p>
          </table:table-cell>
          <table:table-cell table:formula="of:=+[.E17]-(2*[.E17]/(4*[.B18]+1))" office:value-type="float" office:value="12729.0015583219" calcext:value-type="float">
            <text:p>12729.001558321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+[.C18]-(6*[.C18]/(9*[.B19] + 3))" office:value-type="float" office:value="3514.65763617121" calcext:value-type="float">
            <text:p>3514.65763617121</text:p>
          </table:table-cell>
          <table:table-cell table:formula="of:=+[.C19]" office:value-type="float" office:value="3514.65763617121" calcext:value-type="float">
            <text:p>3514.65763617121</text:p>
          </table:table-cell>
          <table:table-cell table:formula="of:=+[.E18]-(2*[.E18]/(4*[.B19]+1))" office:value-type="float" office:value="12311.6572449343" calcext:value-type="float">
            <text:p>12311.657244934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+[.C19]-(6*[.C19]/(9*[.B20] + 3))" office:value-type="float" office:value="3371.20222244993" calcext:value-type="float">
            <text:p>3371.20222244993</text:p>
          </table:table-cell>
          <table:table-cell table:formula="of:=+[.C20]" office:value-type="float" office:value="3371.20222244993" calcext:value-type="float">
            <text:p>3371.20222244993</text:p>
          </table:table-cell>
          <table:table-cell table:formula="of:=+[.E19]-(2*[.E19]/(4*[.B20]+1))" office:value-type="float" office:value="11932.8370220133" calcext:value-type="float">
            <text:p>11932.837022013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+[.C20]-(6*[.C20]/(9*[.B21] + 3))" office:value-type="float" office:value="3241.54059850955" calcext:value-type="float">
            <text:p>3241.54059850955</text:p>
          </table:table-cell>
          <table:table-cell table:formula="of:=+[.C21]" office:value-type="float" office:value="3241.54059850955" calcext:value-type="float">
            <text:p>3241.54059850955</text:p>
          </table:table-cell>
          <table:table-cell table:formula="of:=+[.E20]-(2*[.E20]/(4*[.B21]+1))" office:value-type="float" office:value="11586.9576880419" calcext:value-type="float">
            <text:p>11586.957688041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+[.C21]-(6*[.C21]/(9*[.B22] + 3))" office:value-type="float" office:value="3123.66639492738" calcext:value-type="float">
            <text:p>3123.66639492738</text:p>
          </table:table-cell>
          <table:table-cell table:formula="of:=+[.C22]" office:value-type="float" office:value="3123.66639492738" calcext:value-type="float">
            <text:p>3123.66639492738</text:p>
          </table:table-cell>
          <table:table-cell table:formula="of:=+[.E21]-(2*[.E21]/(4*[.B22]+1))" office:value-type="float" office:value="11269.5067924791" calcext:value-type="float">
            <text:p>11269.506792479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+[.C22]-(6*[.C22]/(9*[.B23] + 3))" office:value-type="float" office:value="3015.95376061954" calcext:value-type="float">
            <text:p>3015.95376061954</text:p>
          </table:table-cell>
          <table:table-cell table:formula="of:=+[.C23]" office:value-type="float" office:value="3015.95376061954" calcext:value-type="float">
            <text:p>3015.95376061954</text:p>
          </table:table-cell>
          <table:table-cell table:formula="of:=+[.E22]-(2*[.E22]/(4*[.B23]+1))" office:value-type="float" office:value="10976.7923303368" calcext:value-type="float">
            <text:p>10976.792330336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+[.C23]-(6*[.C23]/(9*[.B24] + 3))" office:value-type="float" office:value="2917.07003076317" calcext:value-type="float">
            <text:p>2917.07003076317</text:p>
          </table:table-cell>
          <table:table-cell table:formula="of:=+[.C24]" office:value-type="float" office:value="2917.07003076317" calcext:value-type="float">
            <text:p>2917.07003076317</text:p>
          </table:table-cell>
          <table:table-cell table:formula="of:=+[.E23]-(2*[.E23]/(4*[.B24]+1))" office:value-type="float" office:value="10705.7604209457" calcext:value-type="float">
            <text:p>10705.760420945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+[.C24]-(6*[.C24]/(9*[.B25] + 3))" office:value-type="float" office:value="2825.91159230182" calcext:value-type="float">
            <text:p>2825.91159230182</text:p>
          </table:table-cell>
          <table:table-cell table:formula="of:=+[.C25]" office:value-type="float" office:value="2825.91159230182" calcext:value-type="float">
            <text:p>2825.91159230182</text:p>
          </table:table-cell>
          <table:table-cell table:formula="of:=+[.E24]-(2*[.E24]/(4*[.B25]+1))" office:value-type="float" office:value="10453.860175747" calcext:value-type="float">
            <text:p>10453.86017574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+[.C25]-(6*[.C25]/(9*[.B26] + 3))" office:value-type="float" office:value="2741.55602238236" calcext:value-type="float">
            <text:p>2741.55602238236</text:p>
          </table:table-cell>
          <table:table-cell table:formula="of:=+[.C26]" office:value-type="float" office:value="2741.55602238236" calcext:value-type="float">
            <text:p>2741.55602238236</text:p>
          </table:table-cell>
          <table:table-cell table:formula="of:=+[.E25]-(2*[.E25]/(4*[.B26]+1))" office:value-type="float" office:value="10218.9419695504" calcext:value-type="float">
            <text:p>10218.941969550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+[.C26]-(6*[.C26]/(9*[.B27] + 3))" office:value-type="float" office:value="2663.22585031429" calcext:value-type="float">
            <text:p>2663.22585031429</text:p>
          </table:table-cell>
          <table:table-cell table:formula="of:=+[.C27]" office:value-type="float" office:value="2663.22585031429" calcext:value-type="float">
            <text:p>2663.22585031429</text:p>
          </table:table-cell>
          <table:table-cell table:formula="of:=+[.E26]-(2*[.E26]/(4*[.B27]+1))" office:value-type="float" office:value="9999.17977665688" calcext:value-type="float">
            <text:p>9999.1797766568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+[.C27]-(6*[.C27]/(9*[.B28] + 3))" office:value-type="float" office:value="2590.26075852486" calcext:value-type="float">
            <text:p>2590.26075852486</text:p>
          </table:table-cell>
          <table:table-cell table:formula="of:=+[.C28]" office:value-type="float" office:value="2590.26075852486" calcext:value-type="float">
            <text:p>2590.26075852486</text:p>
          </table:table-cell>
          <table:table-cell table:formula="of:=+[.E27]-(2*[.E27]/(4*[.B28]+1))" office:value-type="float" office:value="9793.01112146808" calcext:value-type="float">
            <text:p>9793.0111214680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+[.C28]-(6*[.C28]/(9*[.B29] + 3))" office:value-type="float" office:value="2522.09600172157" calcext:value-type="float">
            <text:p>2522.09600172157</text:p>
          </table:table-cell>
          <table:table-cell table:formula="of:=+[.C29]" office:value-type="float" office:value="2522.09600172157" calcext:value-type="float">
            <text:p>2522.09600172157</text:p>
          </table:table-cell>
          <table:table-cell table:formula="of:=+[.E28]-(2*[.E28]/(4*[.B29]+1))" office:value-type="float" office:value="9599.09010916178" calcext:value-type="float">
            <text:p>9599.0901091617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+[.C29]-(6*[.C29]/(9*[.B30] + 3))" office:value-type="float" office:value="2458.24547003242" calcext:value-type="float">
            <text:p>2458.24547003242</text:p>
          </table:table-cell>
          <table:table-cell table:formula="of:=+[.C30]" office:value-type="float" office:value="2458.24547003242" calcext:value-type="float">
            <text:p>2458.24547003242</text:p>
          </table:table-cell>
          <table:table-cell table:formula="of:=+[.E29]-(2*[.E29]/(4*[.B30]+1))" office:value-type="float" office:value="9416.2502975587" calcext:value-type="float">
            <text:p>9416.250297558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+[.C30]-(6*[.C30]/(9*[.B31] + 3))" office:value-type="float" office:value="2398.28826344626" calcext:value-type="float">
            <text:p>2398.28826344626</text:p>
          </table:table-cell>
          <table:table-cell table:formula="of:=+[.C31]" office:value-type="float" office:value="2398.28826344626" calcext:value-type="float">
            <text:p>2398.28826344626</text:p>
          </table:table-cell>
          <table:table-cell table:formula="of:=+[.E30]-(2*[.E30]/(4*[.B31]+1))" office:value-type="float" office:value="9243.47506274111" calcext:value-type="float">
            <text:p>9243.4750627411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+[.C31]-(6*[.C31]/(9*[.B32] + 3))" office:value-type="float" office:value="2341.85795136517" calcext:value-type="float">
            <text:p>2341.85795136517</text:p>
          </table:table-cell>
          <table:table-cell table:formula="of:=+[.C32]" office:value-type="float" office:value="2341.85795136517" calcext:value-type="float">
            <text:p>2341.85795136517</text:p>
          </table:table-cell>
          <table:table-cell table:formula="of:=+[.E31]-(2*[.E31]/(4*[.B32]+1))" office:value-type="float" office:value="9079.87373419702" calcext:value-type="float">
            <text:p>9079.8737341970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+[.C32]-(6*[.C32]/(9*[.B33] + 3))" office:value-type="float" office:value="2288.63390701597" calcext:value-type="float">
            <text:p>2288.63390701597</text:p>
          </table:table-cell>
          <table:table-cell table:formula="of:=+[.C33]" office:value-type="float" office:value="2288.63390701597" calcext:value-type="float">
            <text:p>2288.63390701597</text:p>
          </table:table-cell>
          <table:table-cell table:formula="of:=+[.E32]-(2*[.E32]/(4*[.B33]+1))" office:value-type="float" office:value="8924.66221737314" calcext:value-type="float">
            <text:p>8924.6622173731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+[.C33]-(6*[.C33]/(9*[.B34] + 3))" office:value-type="float" office:value="2238.33426070792" calcext:value-type="float">
            <text:p>2238.33426070792</text:p>
          </table:table-cell>
          <table:table-cell table:formula="of:=+[.C34]" office:value-type="float" office:value="2238.33426070792" calcext:value-type="float">
            <text:p>2238.33426070792</text:p>
          </table:table-cell>
          <table:table-cell table:formula="of:=+[.E33]-(2*[.E33]/(4*[.B34]+1))" office:value-type="float" office:value="8777.14713940003" calcext:value-type="float">
            <text:p>8777.14713940003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+[.C34]-(6*[.C34]/(9*[.B35] + 3))" office:value-type="float" office:value="2190.71012750137" calcext:value-type="float">
            <text:p>2190.71012750137</text:p>
          </table:table-cell>
          <table:table-cell table:formula="of:=+[.C35]" office:value-type="float" office:value="2190.71012750137" calcext:value-type="float">
            <text:p>2190.71012750137</text:p>
          </table:table-cell>
          <table:table-cell table:formula="of:=+[.E34]-(2*[.E34]/(4*[.B35]+1))" office:value-type="float" office:value="8636.71278516963" calcext:value-type="float">
            <text:p>8636.7127851696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+[.C35]-(6*[.C35]/(9*[.B36] + 3))" office:value-type="float" office:value="2145.54084652196" calcext:value-type="float">
            <text:p>2145.54084652196</text:p>
          </table:table-cell>
          <table:table-cell table:formula="of:=+[.C36]" office:value-type="float" office:value="2145.54084652196" calcext:value-type="float">
            <text:p>2145.54084652196</text:p>
          </table:table-cell>
          <table:table-cell table:formula="of:=+[.E35]-(2*[.E35]/(4*[.B36]+1))" office:value-type="float" office:value="8502.81026136855" calcext:value-type="float">
            <text:p>8502.8102613685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+[.C36]-(6*[.C36]/(9*[.B37] + 3))" office:value-type="float" office:value="2102.63002959152" calcext:value-type="float">
            <text:p>2102.63002959152</text:p>
          </table:table-cell>
          <table:table-cell table:formula="of:=+[.C37]" office:value-type="float" office:value="2102.63002959152" calcext:value-type="float">
            <text:p>2102.63002959152</text:p>
          </table:table-cell>
          <table:table-cell table:formula="of:=+[.E36]-(2*[.E36]/(4*[.B37]+1))" office:value-type="float" office:value="8374.94845292691" calcext:value-type="float">
            <text:p>8374.9484529269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+[.C37]-(6*[.C37]/(9*[.B38] + 3))" office:value-type="float" office:value="2061.80226202664" calcext:value-type="float">
            <text:p>2061.80226202664</text:p>
          </table:table-cell>
          <table:table-cell table:formula="of:=+[.C38]" office:value-type="float" office:value="2061.80226202664" calcext:value-type="float">
            <text:p>2061.80226202664</text:p>
          </table:table-cell>
          <table:table-cell table:formula="of:=+[.E37]-(2*[.E37]/(4*[.B38]+1))" office:value-type="float" office:value="8252.6864317163" calcext:value-type="float">
            <text:p>8252.686431716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+[.C38]-(6*[.C38]/(9*[.B39] + 3))" office:value-type="float" office:value="2022.90033255444" calcext:value-type="float">
            <text:p>2022.90033255444</text:p>
          </table:table-cell>
          <table:table-cell table:formula="of:=+[.C39]" office:value-type="float" office:value="2022.90033255444" calcext:value-type="float">
            <text:p>2022.90033255444</text:p>
          </table:table-cell>
          <table:table-cell table:formula="of:=+[.E38]-(2*[.E38]/(4*[.B39]+1))" office:value-type="float" office:value="8135.62704970614" calcext:value-type="float">
            <text:p>8135.6270497061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+[.C39]-(6*[.C39]/(9*[.B40] + 3))" office:value-type="float" office:value="1985.78289525986" calcext:value-type="float">
            <text:p>1985.78289525986</text:p>
          </table:table-cell>
          <table:table-cell table:formula="of:=+[.C40]" office:value-type="float" office:value="1985.78289525986" calcext:value-type="float">
            <text:p>1985.78289525986</text:p>
          </table:table-cell>
          <table:table-cell table:formula="of:=+[.E39]-(2*[.E39]/(4*[.B40]+1))" office:value-type="float" office:value="8023.41150419295" calcext:value-type="float">
            <text:p>8023.4115041929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+[.C40]-(6*[.C40]/(9*[.B41] + 3))" office:value-type="float" office:value="1950.32248641593" calcext:value-type="float">
            <text:p>1950.32248641593</text:p>
          </table:table-cell>
          <table:table-cell table:formula="of:=+[.C41]" office:value-type="float" office:value="1950.32248641593" calcext:value-type="float">
            <text:p>1950.32248641593</text:p>
          </table:table-cell>
          <table:table-cell table:formula="of:=+[.E40]-(2*[.E40]/(4*[.B41]+1))" office:value-type="float" office:value="7915.71470547895" calcext:value-type="float">
            <text:p>7915.7147054789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+[.C41]-(6*[.C41]/(9*[.B42] + 3))" office:value-type="float" office:value="1916.40383447827" calcext:value-type="float">
            <text:p>1916.40383447827</text:p>
          </table:table-cell>
          <table:table-cell table:formula="of:=+[.C42]" office:value-type="float" office:value="1916.40383447827" calcext:value-type="float">
            <text:p>1916.40383447827</text:p>
          </table:table-cell>
          <table:table-cell table:formula="of:=+[.E41]-(2*[.E41]/(4*[.B42]+1))" office:value-type="float" office:value="7812.24131063609" calcext:value-type="float">
            <text:p>7812.24131063609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+[.C42]-(6*[.C42]/(9*[.B43] + 3))" office:value-type="float" office:value="1883.92241355491" calcext:value-type="float">
            <text:p>1883.92241355491</text:p>
          </table:table-cell>
          <table:table-cell table:formula="of:=+[.C43]" office:value-type="float" office:value="1883.92241355491" calcext:value-type="float">
            <text:p>1883.92241355491</text:p>
          </table:table-cell>
          <table:table-cell table:formula="of:=+[.E42]-(2*[.E42]/(4*[.B43]+1))" office:value-type="float" office:value="7712.72231304837" calcext:value-type="float">
            <text:p>7712.7223130483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+[.C43]-(6*[.C43]/(9*[.B44] + 3))" office:value-type="float" office:value="1852.78320010772" calcext:value-type="float">
            <text:p>1852.78320010772</text:p>
          </table:table-cell>
          <table:table-cell table:formula="of:=+[.C44]" office:value-type="float" office:value="1852.78320010772" calcext:value-type="float">
            <text:p>1852.78320010772</text:p>
          </table:table-cell>
          <table:table-cell table:formula="of:=+[.E43]-(2*[.E43]/(4*[.B44]+1))" office:value-type="float" office:value="7616.91209797945" calcext:value-type="float">
            <text:p>7616.9120979794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+[.C44]-(6*[.C44]/(9*[.B45] + 3))" office:value-type="float" office:value="1822.89960010598" calcext:value-type="float">
            <text:p>1822.89960010598</text:p>
          </table:table-cell>
          <table:table-cell table:formula="of:=+[.C45]" office:value-type="float" office:value="1822.89960010598" calcext:value-type="float">
            <text:p>1822.89960010598</text:p>
          </table:table-cell>
          <table:table-cell table:formula="of:=+[.E44]-(2*[.E44]/(4*[.B45]+1))" office:value-type="float" office:value="7524.58589073121" calcext:value-type="float">
            <text:p>7524.5858907312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+[.C45]-(6*[.C45]/(9*[.B46] + 3))" office:value-type="float" office:value="1794.19251978935" calcext:value-type="float">
            <text:p>1794.19251978935</text:p>
          </table:table-cell>
          <table:table-cell table:formula="of:=+[.C46]" office:value-type="float" office:value="1794.19251978935" calcext:value-type="float">
            <text:p>1794.19251978935</text:p>
          </table:table-cell>
          <table:table-cell table:formula="of:=+[.E45]-(2*[.E45]/(4*[.B46]+1))" office:value-type="float" office:value="7435.53753699475" calcext:value-type="float">
            <text:p>7435.5375369947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+[.C46]-(6*[.C46]/(9*[.B47] + 3))" office:value-type="float" office:value="1766.58955794644" calcext:value-type="float">
            <text:p>1766.58955794644</text:p>
          </table:table-cell>
          <table:table-cell table:formula="of:=+[.C47]" office:value-type="float" office:value="1766.58955794644" calcext:value-type="float">
            <text:p>1766.58955794644</text:p>
          </table:table-cell>
          <table:table-cell table:formula="of:=+[.E46]-(2*[.E46]/(4*[.B47]+1))" office:value-type="float" office:value="7349.5775654688" calcext:value-type="float">
            <text:p>7349.5775654688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+[.C47]-(6*[.C47]/(9*[.B48] + 3))" office:value-type="float" office:value="1740.02430143596" calcext:value-type="float">
            <text:p>1740.02430143596</text:p>
          </table:table-cell>
          <table:table-cell table:formula="of:=+[.C48]" office:value-type="float" office:value="1740.02430143596" calcext:value-type="float">
            <text:p>1740.02430143596</text:p>
          </table:table-cell>
          <table:table-cell table:formula="of:=+[.E47]-(2*[.E47]/(4*[.B48]+1))" office:value-type="float" office:value="7266.53149128271" calcext:value-type="float">
            <text:p>7266.5314912827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+[.C48]-(6*[.C48]/(9*[.B49] + 3))" office:value-type="float" office:value="1714.43570876779" calcext:value-type="float">
            <text:p>1714.43570876779</text:p>
          </table:table-cell>
          <table:table-cell table:formula="of:=+[.C49]" office:value-type="float" office:value="1714.43570876779" calcext:value-type="float">
            <text:p>1714.43570876779</text:p>
          </table:table-cell>
          <table:table-cell table:formula="of:=+[.E48]-(2*[.E48]/(4*[.B49]+1))" office:value-type="float" office:value="7186.23832563318" calcext:value-type="float">
            <text:p>7186.23832563318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+[.C49]-(6*[.C49]/(9*[.B50] + 3))" office:value-type="float" office:value="1689.76756907329" calcext:value-type="float">
            <text:p>1689.76756907329</text:p>
          </table:table-cell>
          <table:table-cell table:formula="of:=+[.C50]" office:value-type="float" office:value="1689.76756907329" calcext:value-type="float">
            <text:p>1689.76756907329</text:p>
          </table:table-cell>
          <table:table-cell table:formula="of:=+[.E49]-(2*[.E49]/(4*[.B50]+1))" office:value-type="float" office:value="7108.54926265336" calcext:value-type="float">
            <text:p>7108.54926265336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+[.C50]-(6*[.C50]/(9*[.B51] + 3))" office:value-type="float" office:value="1665.9680258469" calcext:value-type="float">
            <text:p>1665.9680258469</text:p>
          </table:table-cell>
          <table:table-cell table:formula="of:=+[.C51]" office:value-type="float" office:value="1665.9680258469" calcext:value-type="float">
            <text:p>1665.9680258469</text:p>
          </table:table-cell>
          <table:table-cell table:formula="of:=+[.E50]-(2*[.E50]/(4*[.B51]+1))" office:value-type="float" office:value="7033.32651913322" calcext:value-type="float">
            <text:p>7033.32651913322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+[.C51]-(6*[.C51]/(9*[.B52] + 3))" office:value-type="float" office:value="1642.98915652488" calcext:value-type="float">
            <text:p>1642.98915652488</text:p>
          </table:table-cell>
          <table:table-cell table:formula="of:=+[.C52]" office:value-type="float" office:value="1642.98915652488" calcext:value-type="float">
            <text:p>1642.98915652488</text:p>
          </table:table-cell>
          <table:table-cell table:formula="of:=+[.E51]-(2*[.E51]/(4*[.B52]+1))" office:value-type="float" office:value="6960.44230649971" calcext:value-type="float">
            <text:p>6960.4423064997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+[.C52]-(6*[.C52]/(9*[.B53] + 3))" office:value-type="float" office:value="1620.78660035562" calcext:value-type="float">
            <text:p>1620.78660035562</text:p>
          </table:table-cell>
          <table:table-cell table:formula="of:=+[.C53]" office:value-type="float" office:value="1620.78660035562" calcext:value-type="float">
            <text:p>1620.78660035562</text:p>
          </table:table-cell>
          <table:table-cell table:formula="of:=+[.E52]-(2*[.E52]/(4*[.B53]+1))" office:value-type="float" office:value="6889.77791760124" calcext:value-type="float">
            <text:p>6889.7779176012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+[.C53]-(6*[.C53]/(9*[.B54] + 3))" office:value-type="float" office:value="1599.31922816548" calcext:value-type="float">
            <text:p>1599.31922816548</text:p>
          </table:table-cell>
          <table:table-cell table:formula="of:=+[.C54]" office:value-type="float" office:value="1599.31922816548" calcext:value-type="float">
            <text:p>1599.31922816548</text:p>
          </table:table-cell>
          <table:table-cell table:formula="of:=+[.E53]-(2*[.E53]/(4*[.B54]+1))" office:value-type="float" office:value="6821.222913446" calcext:value-type="float">
            <text:p>6821.222913446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+[.C54]-(6*[.C54]/(9*[.B55] + 3))" office:value-type="float" office:value="1578.54884857892" calcext:value-type="float">
            <text:p>1578.54884857892</text:p>
          </table:table-cell>
          <table:table-cell table:formula="of:=+[.C55]" office:value-type="float" office:value="1578.54884857892" calcext:value-type="float">
            <text:p>1578.54884857892</text:p>
          </table:table-cell>
          <table:table-cell table:formula="of:=+[.E54]-(2*[.E54]/(4*[.B55]+1))" office:value-type="float" office:value="6754.67439721726" calcext:value-type="float">
            <text:p>6754.67439721726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+[.C55]-(6*[.C55]/(9*[.B56] + 3))" office:value-type="float" office:value="1558.43994604925" calcext:value-type="float">
            <text:p>1558.43994604925</text:p>
          </table:table-cell>
          <table:table-cell table:formula="of:=+[.C56]" office:value-type="float" office:value="1558.43994604925" calcext:value-type="float">
            <text:p>1558.43994604925</text:p>
          </table:table-cell>
          <table:table-cell table:formula="of:=+[.E55]-(2*[.E55]/(4*[.B56]+1))" office:value-type="float" office:value="6690.036364708" calcext:value-type="float">
            <text:p>6690.036364708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+[.C56]-(6*[.C56]/(9*[.B57] + 3))" office:value-type="float" office:value="1538.95944672363" calcext:value-type="float">
            <text:p>1538.95944672363</text:p>
          </table:table-cell>
          <table:table-cell table:formula="of:=+[.C57]" office:value-type="float" office:value="1538.95944672363" calcext:value-type="float">
            <text:p>1538.95944672363</text:p>
          </table:table-cell>
          <table:table-cell table:formula="of:=+[.E56]-(2*[.E56]/(4*[.B57]+1))" office:value-type="float" office:value="6627.2191218469" calcext:value-type="float">
            <text:p>6627.2191218469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+[.C57]-(6*[.C57]/(9*[.B58] + 3))" office:value-type="float" office:value="1520.07650872702" calcext:value-type="float">
            <text:p>1520.07650872702</text:p>
          </table:table-cell>
          <table:table-cell table:formula="of:=+[.C58]" office:value-type="float" office:value="1520.07650872702" calcext:value-type="float">
            <text:p>1520.07650872702</text:p>
          </table:table-cell>
          <table:table-cell table:formula="of:=+[.E57]-(2*[.E57]/(4*[.B58]+1))" office:value-type="float" office:value="6566.13876127688" calcext:value-type="float">
            <text:p>6566.13876127688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+[.C58]-(6*[.C58]/(9*[.B59] + 3))" office:value-type="float" office:value="1501.76233392308" calcext:value-type="float">
            <text:p>1501.76233392308</text:p>
          </table:table-cell>
          <table:table-cell table:formula="of:=+[.C59]" office:value-type="float" office:value="1501.76233392308" calcext:value-type="float">
            <text:p>1501.76233392308</text:p>
          </table:table-cell>
          <table:table-cell table:formula="of:=+[.E58]-(2*[.E58]/(4*[.B59]+1))" office:value-type="float" office:value="6506.71669103908" calcext:value-type="float">
            <text:p>6506.71669103908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+[.C59]-(6*[.C59]/(9*[.B60] + 3))" office:value-type="float" office:value="1483.98999861039" calcext:value-type="float">
            <text:p>1483.98999861039</text:p>
          </table:table-cell>
          <table:table-cell table:formula="of:=+[.C60]" office:value-type="float" office:value="1483.98999861039" calcext:value-type="float">
            <text:p>1483.98999861039</text:p>
          </table:table-cell>
          <table:table-cell table:formula="of:=+[.E59]-(2*[.E59]/(4*[.B60]+1))" office:value-type="float" office:value="6448.87920934095" calcext:value-type="float">
            <text:p>6448.87920934095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+[.C60]-(6*[.C60]/(9*[.B61] + 3))" office:value-type="float" office:value="1466.73430095213" calcext:value-type="float">
            <text:p>1466.73430095213</text:p>
          </table:table-cell>
          <table:table-cell table:formula="of:=+[.C61]" office:value-type="float" office:value="1466.73430095213" calcext:value-type="float">
            <text:p>1466.73430095213</text:p>
          </table:table-cell>
          <table:table-cell table:formula="of:=+[.E60]-(2*[.E60]/(4*[.B61]+1))" office:value-type="float" office:value="6392.5571201764" calcext:value-type="float">
            <text:p>6392.5571201764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+[.C61]-(6*[.C61]/(9*[.B62] + 3))" office:value-type="float" office:value="1449.97162322696" calcext:value-type="float">
            <text:p>1449.97162322696</text:p>
          </table:table-cell>
          <table:table-cell table:formula="of:=+[.C62]" office:value-type="float" office:value="1449.97162322696" calcext:value-type="float">
            <text:p>1449.97162322696</text:p>
          </table:table-cell>
          <table:table-cell table:formula="of:=+[.E61]-(2*[.E61]/(4*[.B62]+1))" office:value-type="float" office:value="6337.68538523927" calcext:value-type="float">
            <text:p>6337.68538523927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+[.C62]-(6*[.C62]/(9*[.B63] + 3))" office:value-type="float" office:value="1433.67980723564" calcext:value-type="float">
            <text:p>1433.67980723564</text:p>
          </table:table-cell>
          <table:table-cell table:formula="of:=+[.C63]" office:value-type="float" office:value="1433.67980723564" calcext:value-type="float">
            <text:p>1433.67980723564</text:p>
          </table:table-cell>
          <table:table-cell table:formula="of:=+[.E62]-(2*[.E62]/(4*[.B63]+1))" office:value-type="float" office:value="6284.20280814864" calcext:value-type="float">
            <text:p>6284.20280814864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+[.C63]-(6*[.C63]/(9*[.B64] + 3))" office:value-type="float" office:value="1417.83804140984" calcext:value-type="float">
            <text:p>1417.83804140984</text:p>
          </table:table-cell>
          <table:table-cell table:formula="of:=+[.C64]" office:value-type="float" office:value="1417.83804140984" calcext:value-type="float">
            <text:p>1417.83804140984</text:p>
          </table:table-cell>
          <table:table-cell table:formula="of:=+[.E63]-(2*[.E63]/(4*[.B64]+1))" office:value-type="float" office:value="6232.05174750011" calcext:value-type="float">
            <text:p>6232.0517475001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+[.C64]-(6*[.C64]/(9*[.B65] + 3))" office:value-type="float" office:value="1402.42675835103" calcext:value-type="float">
            <text:p>1402.42675835103</text:p>
          </table:table-cell>
          <table:table-cell table:formula="of:=+[.C65]" office:value-type="float" office:value="1402.42675835103" calcext:value-type="float">
            <text:p>1402.42675835103</text:p>
          </table:table-cell>
          <table:table-cell table:formula="of:=+[.E64]-(2*[.E64]/(4*[.B65]+1))" office:value-type="float" office:value="6181.17785568378" calcext:value-type="float">
            <text:p>6181.17785568378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+[.C65]-(6*[.C65]/(9*[.B66] + 3))" office:value-type="float" office:value="1387.42754168418" calcext:value-type="float">
            <text:p>1387.42754168418</text:p>
          </table:table-cell>
          <table:table-cell table:formula="of:=+[.C66]" office:value-type="float" office:value="1387.42754168418" calcext:value-type="float">
            <text:p>1387.42754168418</text:p>
          </table:table-cell>
          <table:table-cell table:formula="of:=+[.E65]-(2*[.E65]/(4*[.B66]+1))" office:value-type="float" office:value="6131.52984077869" calcext:value-type="float">
            <text:p>6131.52984077869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+[.C66]-(6*[.C66]/(9*[.B67] + 3))" office:value-type="float" office:value="1372.8230412454" calcext:value-type="float">
            <text:p>1372.8230412454</text:p>
          </table:table-cell>
          <table:table-cell table:formula="of:=+[.C67]" office:value-type="float" office:value="1372.8230412454" calcext:value-type="float">
            <text:p>1372.8230412454</text:p>
          </table:table-cell>
          <table:table-cell table:formula="of:=+[.E66]-(2*[.E66]/(4*[.B67]+1))" office:value-type="float" office:value="6083.05924915198" calcext:value-type="float">
            <text:p>6083.05924915198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+[.C67]-(6*[.C67]/(9*[.B68] + 3))" office:value-type="float" office:value="1358.59689574026" calcext:value-type="float">
            <text:p>1358.59689574026</text:p>
          </table:table-cell>
          <table:table-cell table:formula="of:=+[.C68]" office:value-type="float" office:value="1358.59689574026" calcext:value-type="float">
            <text:p>1358.59689574026</text:p>
          </table:table-cell>
          <table:table-cell table:formula="of:=+[.E67]-(2*[.E67]/(4*[.B68]+1))" office:value-type="float" office:value="6035.7202666683" calcext:value-type="float">
            <text:p>6035.7202666683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+[.C68]-(6*[.C68]/(9*[.B69] + 3))" office:value-type="float" office:value="1344.73366211026" calcext:value-type="float">
            <text:p>1344.73366211026</text:p>
          </table:table-cell>
          <table:table-cell table:formula="of:=+[.C69]" office:value-type="float" office:value="1344.73366211026" calcext:value-type="float">
            <text:p>1344.73366211026</text:p>
          </table:table-cell>
          <table:table-cell table:formula="of:=+[.E68]-(2*[.E68]/(4*[.B69]+1))" office:value-type="float" office:value="5989.46953665552" calcext:value-type="float">
            <text:p>5989.46953665552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+[.C69]-(6*[.C69]/(9*[.B70] + 3))" office:value-type="float" office:value="1331.21875093327" calcext:value-type="float">
            <text:p>1331.21875093327</text:p>
          </table:table-cell>
          <table:table-cell table:formula="of:=+[.C70]" office:value-type="float" office:value="1331.21875093327" calcext:value-type="float">
            <text:p>1331.21875093327</text:p>
          </table:table-cell>
          <table:table-cell table:formula="of:=+[.E69]-(2*[.E69]/(4*[.B70]+1))" office:value-type="float" office:value="5944.26599298265" calcext:value-type="float">
            <text:p>5944.26599298265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+[.C70]-(6*[.C70]/(9*[.B71] + 3))" office:value-type="float" office:value="1318.03836726067" calcext:value-type="float">
            <text:p>1318.03836726067</text:p>
          </table:table-cell>
          <table:table-cell table:formula="of:=+[.C71]" office:value-type="float" office:value="1318.03836726067" calcext:value-type="float">
            <text:p>1318.03836726067</text:p>
          </table:table-cell>
          <table:table-cell table:formula="of:=+[.E70]-(2*[.E70]/(4*[.B71]+1))" office:value-type="float" office:value="5900.07070678947" calcext:value-type="float">
            <text:p>5900.0707067894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+[.C71]-(6*[.C71]/(9*[.B72] + 3))" office:value-type="float" office:value="1305.17945636056" calcext:value-type="float">
            <text:p>1305.17945636056</text:p>
          </table:table-cell>
          <table:table-cell table:formula="of:=+[.C72]" office:value-type="float" office:value="1305.17945636056" calcext:value-type="float">
            <text:p>1305.17945636056</text:p>
          </table:table-cell>
          <table:table-cell table:formula="of:=+[.E71]-(2*[.E71]/(4*[.B72]+1))" office:value-type="float" office:value="5856.84674556757" calcext:value-type="float">
            <text:p>5856.8467455675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+[.C72]-(6*[.C72]/(9*[.B73] + 3))" office:value-type="float" office:value="1292.62965389556" calcext:value-type="float">
            <text:p>1292.62965389556</text:p>
          </table:table-cell>
          <table:table-cell table:formula="of:=+[.C73]" office:value-type="float" office:value="1292.62965389556" calcext:value-type="float">
            <text:p>1292.62965389556</text:p>
          </table:table-cell>
          <table:table-cell table:formula="of:=+[.E72]-(2*[.E72]/(4*[.B73]+1))" office:value-type="float" office:value="5814.55904343351" calcext:value-type="float">
            <text:p>5814.5590434335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+[.C73]-(6*[.C73]/(9*[.B74] + 3))" office:value-type="float" office:value="1280.37724011456" calcext:value-type="float">
            <text:p>1280.37724011456</text:p>
          </table:table-cell>
          <table:table-cell table:formula="of:=+[.C74]" office:value-type="float" office:value="1280.37724011456" calcext:value-type="float">
            <text:p>1280.37724011456</text:p>
          </table:table-cell>
          <table:table-cell table:formula="of:=+[.E73]-(2*[.E73]/(4*[.B74]+1))" office:value-type="float" office:value="5773.17428155854" calcext:value-type="float">
            <text:p>5773.1742815585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+[.C74]-(6*[.C74]/(9*[.B75] + 3))" office:value-type="float" office:value="1268.41109768358" calcext:value-type="float">
            <text:p>1268.41109768358</text:p>
          </table:table-cell>
          <table:table-cell table:formula="of:=+[.C75]" office:value-type="float" office:value="1268.41109768358" calcext:value-type="float">
            <text:p>1268.41109768358</text:p>
          </table:table-cell>
          <table:table-cell table:formula="of:=+[.E74]-(2*[.E74]/(4*[.B75]+1))" office:value-type="float" office:value="5732.6607778283" calcext:value-type="float">
            <text:p>5732.660777828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+[.C75]-(6*[.C75]/(9*[.B76] + 3))" office:value-type="float" office:value="1256.72067282014" calcext:value-type="float">
            <text:p>1256.72067282014</text:p>
          </table:table-cell>
          <table:table-cell table:formula="of:=+[.C76]" office:value-type="float" office:value="1256.72067282014" calcext:value-type="float">
            <text:p>1256.72067282014</text:p>
          </table:table-cell>
          <table:table-cell table:formula="of:=+[.E75]-(2*[.E75]/(4*[.B76]+1))" office:value-type="float" office:value="5692.98838490215" calcext:value-type="float">
            <text:p>5692.98838490215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+[.C76]-(6*[.C76]/(9*[.B77] + 3))" office:value-type="float" office:value="1245.29593943086" calcext:value-type="float">
            <text:p>1245.29593943086</text:p>
          </table:table-cell>
          <table:table-cell table:formula="of:=+[.C77]" office:value-type="float" office:value="1245.29593943086" calcext:value-type="float">
            <text:p>1245.29593943086</text:p>
          </table:table-cell>
          <table:table-cell table:formula="of:=+[.E76]-(2*[.E76]/(4*[.B77]+1))" office:value-type="float" office:value="5654.12839592671" calcext:value-type="float">
            <text:p>5654.1283959267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+[.C77]-(6*[.C77]/(9*[.B78] + 3))" office:value-type="float" office:value="1234.12736598305" calcext:value-type="float">
            <text:p>1234.12736598305</text:p>
          </table:table-cell>
          <table:table-cell table:formula="of:=+[.C78]" office:value-type="float" office:value="1234.12736598305" calcext:value-type="float">
            <text:p>1234.12736598305</text:p>
          </table:table-cell>
          <table:table-cell table:formula="of:=+[.E77]-(2*[.E77]/(4*[.B78]+1))" office:value-type="float" office:value="5616.0534572336" calcext:value-type="float">
            <text:p>5616.0534572336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+[.C78]-(6*[.C78]/(9*[.B79] + 3))" office:value-type="float" office:value="1223.20588486816" calcext:value-type="float">
            <text:p>1223.20588486816</text:p>
          </table:table-cell>
          <table:table-cell table:formula="of:=+[.C79]" office:value-type="float" office:value="1223.20588486816" calcext:value-type="float">
            <text:p>1223.20588486816</text:p>
          </table:table-cell>
          <table:table-cell table:formula="of:=+[.E78]-(2*[.E78]/(4*[.B79]+1))" office:value-type="float" office:value="5578.7374874181" calcext:value-type="float">
            <text:p>5578.7374874181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+[.C79]-(6*[.C79]/(9*[.B80] + 3))" office:value-type="float" office:value="1212.52286403961" calcext:value-type="float">
            <text:p>1212.52286403961</text:p>
          </table:table-cell>
          <table:table-cell table:formula="of:=+[.C80]" office:value-type="float" office:value="1212.52286403961" calcext:value-type="float">
            <text:p>1212.52286403961</text:p>
          </table:table-cell>
          <table:table-cell table:formula="of:=+[.E79]-(2*[.E79]/(4*[.B80]+1))" office:value-type="float" office:value="5542.1556022547" calcext:value-type="float">
            <text:p>5542.155602254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+[.C80]-(6*[.C80]/(9*[.B81] + 3))" office:value-type="float" office:value="1202.07008072893" calcext:value-type="float">
            <text:p>1202.07008072893</text:p>
          </table:table-cell>
          <table:table-cell table:formula="of:=+[.C81]" office:value-type="float" office:value="1202.07008072893" calcext:value-type="float">
            <text:p>1202.07008072893</text:p>
          </table:table-cell>
          <table:table-cell table:formula="of:=+[.E80]-(2*[.E80]/(4*[.B81]+1))" office:value-type="float" office:value="5506.28404495855" calcext:value-type="float">
            <text:p>5506.28404495855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+[.C81]-(6*[.C81]/(9*[.B82] + 3))" office:value-type="float" office:value="1191.83969706315" calcext:value-type="float">
            <text:p>1191.83969706315</text:p>
          </table:table-cell>
          <table:table-cell table:formula="of:=+[.C82]" office:value-type="float" office:value="1191.83969706315" calcext:value-type="float">
            <text:p>1191.83969706315</text:p>
          </table:table-cell>
          <table:table-cell table:formula="of:=+[.E81]-(2*[.E81]/(4*[.B82]+1))" office:value-type="float" office:value="5471.10012134859" calcext:value-type="float">
            <text:p>5471.10012134859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+[.C82]-(6*[.C82]/(9*[.B83] + 3))" office:value-type="float" office:value="1181.82423742396" calcext:value-type="float">
            <text:p>1181.82423742396</text:p>
          </table:table-cell>
          <table:table-cell table:formula="of:=+[.C83]" office:value-type="float" office:value="1181.82423742396" calcext:value-type="float">
            <text:p>1181.82423742396</text:p>
          </table:table-cell>
          <table:table-cell table:formula="of:=+[.E82]-(2*[.E82]/(4*[.B83]+1))" office:value-type="float" office:value="5436.58213951043" calcext:value-type="float">
            <text:p>5436.58213951043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+[.C83]-(6*[.C83]/(9*[.B84] + 3))" office:value-type="float" office:value="1172.01656740385" calcext:value-type="float">
            <text:p>1172.01656740385</text:p>
          </table:table-cell>
          <table:table-cell table:formula="of:=+[.C84]" office:value-type="float" office:value="1172.01656740385" calcext:value-type="float">
            <text:p>1172.01656740385</text:p>
          </table:table-cell>
          <table:table-cell table:formula="of:=+[.E83]-(2*[.E83]/(4*[.B84]+1))" office:value-type="float" office:value="5402.70935359448" calcext:value-type="float">
            <text:p>5402.70935359448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+[.C84]-(6*[.C84]/(9*[.B85] + 3))" office:value-type="float" office:value="1162.40987422841" calcext:value-type="float">
            <text:p>1162.40987422841</text:p>
          </table:table-cell>
          <table:table-cell table:formula="of:=+[.C85]" office:value-type="float" office:value="1162.40987422841" calcext:value-type="float">
            <text:p>1162.40987422841</text:p>
          </table:table-cell>
          <table:table-cell table:formula="of:=+[.E84]-(2*[.E84]/(4*[.B85]+1))" office:value-type="float" office:value="5369.46191141851" calcext:value-type="float">
            <text:p>5369.46191141851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+[.C85]-(6*[.C85]/(9*[.B86] + 3))" office:value-type="float" office:value="1152.99764852615" calcext:value-type="float">
            <text:p>1152.99764852615</text:p>
          </table:table-cell>
          <table:table-cell table:formula="of:=+[.C86]" office:value-type="float" office:value="1152.99764852615" calcext:value-type="float">
            <text:p>1152.99764852615</text:p>
          </table:table-cell>
          <table:table-cell table:formula="of:=+[.E85]-(2*[.E85]/(4*[.B86]+1))" office:value-type="float" office:value="5336.82080557402" calcext:value-type="float">
            <text:p>5336.82080557402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+[.C86]-(6*[.C86]/(9*[.B87] + 3))" office:value-type="float" office:value="1143.77366733794" calcext:value-type="float">
            <text:p>1143.77366733794</text:p>
          </table:table-cell>
          <table:table-cell table:formula="of:=+[.C87]" office:value-type="float" office:value="1143.77366733794" calcext:value-type="float">
            <text:p>1143.77366733794</text:p>
          </table:table-cell>
          <table:table-cell table:formula="of:=+[.E86]-(2*[.E86]/(4*[.B87]+1))" office:value-type="float" office:value="5304.76782776277" calcext:value-type="float">
            <text:p>5304.76782776277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+[.C87]-(6*[.C87]/(9*[.B88] + 3))" office:value-type="float" office:value="1134.73197826808" calcext:value-type="float">
            <text:p>1134.73197826808</text:p>
          </table:table-cell>
          <table:table-cell table:formula="of:=+[.C88]" office:value-type="float" office:value="1134.73197826808" calcext:value-type="float">
            <text:p>1134.73197826808</text:p>
          </table:table-cell>
          <table:table-cell table:formula="of:=+[.E87]-(2*[.E87]/(4*[.B88]+1))" office:value-type="float" office:value="5273.28552611433" calcext:value-type="float">
            <text:p>5273.28552611433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+[.C88]-(6*[.C88]/(9*[.B89] + 3))" office:value-type="float" office:value="1125.86688468786" calcext:value-type="float">
            <text:p>1125.86688468786</text:p>
          </table:table-cell>
          <table:table-cell table:formula="of:=+[.C89]" office:value-type="float" office:value="1125.86688468786" calcext:value-type="float">
            <text:p>1125.86688468786</text:p>
          </table:table-cell>
          <table:table-cell table:formula="of:=+[.E88]-(2*[.E88]/(4*[.B89]+1))" office:value-type="float" office:value="5242.35716525735" calcext:value-type="float">
            <text:p>5242.35716525735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+[.C89]-(6*[.C89]/(9*[.B90] + 3))" office:value-type="float" office:value="1117.17293191035" calcext:value-type="float">
            <text:p>1117.17293191035</text:p>
          </table:table-cell>
          <table:table-cell table:formula="of:=+[.C90]" office:value-type="float" office:value="1117.17293191035" calcext:value-type="float">
            <text:p>1117.17293191035</text:p>
          </table:table-cell>
          <table:table-cell table:formula="of:=+[.E89]-(2*[.E89]/(4*[.B90]+1))" office:value-type="float" office:value="5211.96668893702" calcext:value-type="float">
            <text:p>5211.96668893702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+[.C90]-(6*[.C90]/(9*[.B91] + 3))" office:value-type="float" office:value="1108.64489426218" calcext:value-type="float">
            <text:p>1108.64489426218</text:p>
          </table:table-cell>
          <table:table-cell table:formula="of:=+[.C91]" office:value-type="float" office:value="1108.64489426218" calcext:value-type="float">
            <text:p>1108.64489426218</text:p>
          </table:table-cell>
          <table:table-cell table:formula="of:=+[.E90]-(2*[.E90]/(4*[.B91]+1))" office:value-type="float" office:value="5182.09868498895" calcext:value-type="float">
            <text:p>5182.09868498895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+[.C91]-(6*[.C91]/(9*[.B92] + 3))" office:value-type="float" office:value="1100.27776298473" calcext:value-type="float">
            <text:p>1100.27776298473</text:p>
          </table:table-cell>
          <table:table-cell table:formula="of:=+[.C92]" office:value-type="float" office:value="1100.27776298473" calcext:value-type="float">
            <text:p>1100.27776298473</text:p>
          </table:table-cell>
          <table:table-cell table:formula="of:=+[.E91]-(2*[.E91]/(4*[.B92]+1))" office:value-type="float" office:value="5152.7383524961" calcext:value-type="float">
            <text:p>5152.7383524961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+[.C92]-(6*[.C92]/(9*[.B93] + 3))" office:value-type="float" office:value="1092.06673490275" calcext:value-type="float">
            <text:p>1092.06673490275</text:p>
          </table:table-cell>
          <table:table-cell table:formula="of:=+[.C93]" office:value-type="float" office:value="1092.06673490275" calcext:value-type="float">
            <text:p>1092.06673490275</text:p>
          </table:table-cell>
          <table:table-cell table:formula="of:=+[.E92]-(2*[.E92]/(4*[.B93]+1))" office:value-type="float" office:value="5123.87147096951" calcext:value-type="float">
            <text:p>5123.87147096951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+[.C93]-(6*[.C93]/(9*[.B94] + 3))" office:value-type="float" office:value="1084.00720180384" calcext:value-type="float">
            <text:p>1084.00720180384</text:p>
          </table:table-cell>
          <table:table-cell table:formula="of:=+[.C94]" office:value-type="float" office:value="1084.00720180384" calcext:value-type="float">
            <text:p>1084.00720180384</text:p>
          </table:table-cell>
          <table:table-cell table:formula="of:=+[.E93]-(2*[.E93]/(4*[.B94]+1))" office:value-type="float" office:value="5095.48437140735" calcext:value-type="float">
            <text:p>5095.48437140735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+[.C94]-(6*[.C94]/(9*[.B95] + 3))" office:value-type="float" office:value="1076.0947404768" calcext:value-type="float">
            <text:p>1076.0947404768</text:p>
          </table:table-cell>
          <table:table-cell table:formula="of:=+[.C95]" office:value-type="float" office:value="1076.0947404768" calcext:value-type="float">
            <text:p>1076.0947404768</text:p>
          </table:table-cell>
          <table:table-cell table:formula="of:=+[.E94]-(2*[.E94]/(4*[.B95]+1))" office:value-type="float" office:value="5067.56390909827" calcext:value-type="float">
            <text:p>5067.56390909827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+[.C95]-(6*[.C95]/(9*[.B96] + 3))" office:value-type="float" office:value="1068.32510336145" calcext:value-type="float">
            <text:p>1068.32510336145</text:p>
          </table:table-cell>
          <table:table-cell table:formula="of:=+[.C96]" office:value-type="float" office:value="1068.32510336145" calcext:value-type="float">
            <text:p>1068.32510336145</text:p>
          </table:table-cell>
          <table:table-cell table:formula="of:=+[.E95]-(2*[.E95]/(4*[.B96]+1))" office:value-type="float" office:value="5040.09743804625" calcext:value-type="float">
            <text:p>5040.09743804625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+[.C96]-(6*[.C96]/(9*[.B97] + 3))" office:value-type="float" office:value="1060.69420976601" calcext:value-type="float">
            <text:p>1060.69420976601</text:p>
          </table:table-cell>
          <table:table-cell table:formula="of:=+[.C97]" office:value-type="float" office:value="1060.69420976601" calcext:value-type="float">
            <text:p>1060.69420976601</text:p>
          </table:table-cell>
          <table:table-cell table:formula="of:=+[.E96]-(2*[.E96]/(4*[.B97]+1))" office:value-type="float" office:value="5013.07278690391" calcext:value-type="float">
            <text:p>5013.07278690391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+[.C97]-(6*[.C97]/(9*[.B98] + 3))" office:value-type="float" office:value="1053.19813761218" calcext:value-type="float">
            <text:p>1053.19813761218</text:p>
          </table:table-cell>
          <table:table-cell table:formula="of:=+[.C98]" office:value-type="float" office:value="1053.19813761218" calcext:value-type="float">
            <text:p>1053.19813761218</text:p>
          </table:table-cell>
          <table:table-cell table:formula="of:=+[.E97]-(2*[.E97]/(4*[.B98]+1))" office:value-type="float" office:value="4986.47823631025" calcext:value-type="float">
            <text:p>4986.47823631025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+[.C98]-(6*[.C98]/(9*[.B99] + 3))" office:value-type="float" office:value="1045.83311567084" calcext:value-type="float">
            <text:p>1045.83311567084</text:p>
          </table:table-cell>
          <table:table-cell table:formula="of:=+[.C99]" office:value-type="float" office:value="1045.83311567084" calcext:value-type="float">
            <text:p>1045.83311567084</text:p>
          </table:table-cell>
          <table:table-cell table:formula="of:=+[.E98]-(2*[.E98]/(4*[.B99]+1))" office:value-type="float" office:value="4960.30249753697" calcext:value-type="float">
            <text:p>4960.30249753697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+[.C99]-(6*[.C99]/(9*[.B100] + 3))" office:value-type="float" office:value="1038.59551625443" calcext:value-type="float">
            <text:p>1038.59551625443</text:p>
          </table:table-cell>
          <table:table-cell table:formula="of:=+[.C100]" office:value-type="float" office:value="1038.59551625443" calcext:value-type="float">
            <text:p>1038.59551625443</text:p>
          </table:table-cell>
          <table:table-cell table:formula="of:=+[.E99]-(2*[.E99]/(4*[.B100]+1))" office:value-type="float" office:value="4934.53469235496" calcext:value-type="float">
            <text:p>4934.53469235496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+[.C100]-(6*[.C100]/(9*[.B101] + 3))" office:value-type="float" office:value="1031.48184833488" calcext:value-type="float">
            <text:p>1031.48184833488</text:p>
          </table:table-cell>
          <table:table-cell table:formula="of:=+[.C101]" office:value-type="float" office:value="1031.48184833488" calcext:value-type="float">
            <text:p>1031.48184833488</text:p>
          </table:table-cell>
          <table:table-cell table:formula="of:=+[.E100]-(2*[.E100]/(4*[.B101]+1))" office:value-type="float" office:value="4909.16433403951" calcext:value-type="float">
            <text:p>4909.16433403951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+[.C101]-(6*[.C101]/(9*[.B102] + 3))" office:value-type="float" office:value="1024.48875105803" calcext:value-type="float">
            <text:p>1024.48875105803</text:p>
          </table:table-cell>
          <table:table-cell table:formula="of:=+[.C102]" office:value-type="float" office:value="1024.48875105803" calcext:value-type="float">
            <text:p>1024.48875105803</text:p>
          </table:table-cell>
          <table:table-cell table:formula="of:=+[.E101]-(2*[.E101]/(4*[.B102]+1))" office:value-type="float" office:value="4884.1813094388" calcext:value-type="float">
            <text:p>4884.1813094388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+[.C102]-(6*[.C102]/(9*[.B103] + 3))" office:value-type="float" office:value="1017.61298762811" calcext:value-type="float">
            <text:p>1017.61298762811</text:p>
          </table:table-cell>
          <table:table-cell table:formula="of:=+[.C103]" office:value-type="float" office:value="1017.61298762811" calcext:value-type="float">
            <text:p>1017.61298762811</text:p>
          </table:table-cell>
          <table:table-cell table:formula="of:=+[.E102]-(2*[.E102]/(4*[.B103]+1))" office:value-type="float" office:value="4859.57586203609" calcext:value-type="float">
            <text:p>4859.5758620360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+[.C103]-(6*[.C103]/(9*[.B104] + 3))" office:value-type="float" office:value="1010.85143953756" calcext:value-type="float">
            <text:p>1010.85143953756</text:p>
          </table:table-cell>
          <table:table-cell table:formula="of:=+[.C104]" office:value-type="float" office:value="1010.85143953756" calcext:value-type="float">
            <text:p>1010.85143953756</text:p>
          </table:table-cell>
          <table:table-cell table:formula="of:=+[.E103]-(2*[.E103]/(4*[.B104]+1))" office:value-type="float" office:value="4835.33857594114" calcext:value-type="float">
            <text:p>4835.33857594114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+[.C104]-(6*[.C104]/(9*[.B105] + 3))" office:value-type="float" office:value="1004.20110111955" calcext:value-type="float">
            <text:p>1004.20110111955</text:p>
          </table:table-cell>
          <table:table-cell table:formula="of:=+[.C105]" office:value-type="float" office:value="1004.20110111955" calcext:value-type="float">
            <text:p>1004.20110111955</text:p>
          </table:table-cell>
          <table:table-cell table:formula="of:=+[.E104]-(2*[.E104]/(4*[.B105]+1))" office:value-type="float" office:value="4811.46036075131" calcext:value-type="float">
            <text:p>4811.46036075131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+[.C105]-(6*[.C105]/(9*[.B106] + 3))" office:value-type="float" office:value="997.659074402161" calcext:value-type="float">
            <text:p>997.659074402161</text:p>
          </table:table-cell>
          <table:table-cell table:formula="of:=+[.C106]" office:value-type="float" office:value="997.659074402161" calcext:value-type="float">
            <text:p>997.659074402161</text:p>
          </table:table-cell>
          <table:table-cell table:formula="of:=+[.E105]-(2*[.E105]/(4*[.B106]+1))" office:value-type="float" office:value="4787.93243722685" calcext:value-type="float">
            <text:p>4787.93243722685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+[.C106]-(6*[.C106]/(9*[.B107] + 3))" office:value-type="float" office:value="991.222564244727" calcext:value-type="float">
            <text:p>991.222564244727</text:p>
          </table:table-cell>
          <table:table-cell table:formula="of:=+[.C107]" office:value-type="float" office:value="991.222564244727" calcext:value-type="float">
            <text:p>991.222564244727</text:p>
          </table:table-cell>
          <table:table-cell table:formula="of:=+[.E106]-(2*[.E106]/(4*[.B107]+1))" office:value-type="float" office:value="4764.74632372939" calcext:value-type="float">
            <text:p>4764.74632372939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+[.C107]-(6*[.C107]/(9*[.B108] + 3))" office:value-type="float" office:value="984.888873738371" calcext:value-type="float">
            <text:p>984.888873738371</text:p>
          </table:table-cell>
          <table:table-cell table:formula="of:=+[.C108]" office:value-type="float" office:value="984.888873738371" calcext:value-type="float">
            <text:p>984.888873738371</text:p>
          </table:table-cell>
          <table:table-cell table:formula="of:=+[.E107]-(2*[.E107]/(4*[.B108]+1))" office:value-type="float" office:value="4741.89382337577" calcext:value-type="float">
            <text:p>4741.89382337577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+[.C108]-(6*[.C108]/(9*[.B109] + 3))" office:value-type="float" office:value="978.655399853951" calcext:value-type="float">
            <text:p>978.655399853951</text:p>
          </table:table-cell>
          <table:table-cell table:formula="of:=+[.C109]" office:value-type="float" office:value="978.655399853951" calcext:value-type="float">
            <text:p>978.655399853951</text:p>
          </table:table-cell>
          <table:table-cell table:formula="of:=+[.E108]-(2*[.E108]/(4*[.B109]+1))" office:value-type="float" office:value="4719.3670118633" calcext:value-type="float">
            <text:p>4719.3670118633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+[.C109]-(6*[.C109]/(9*[.B110] + 3))" office:value-type="float" office:value="972.519629321951" calcext:value-type="float">
            <text:p>972.519629321951</text:p>
          </table:table-cell>
          <table:table-cell table:formula="of:=+[.C110]" office:value-type="float" office:value="972.519629321951" calcext:value-type="float">
            <text:p>972.519629321951</text:p>
          </table:table-cell>
          <table:table-cell table:formula="of:=+[.E109]-(2*[.E109]/(4*[.B110]+1))" office:value-type="float" office:value="4697.15822592512" calcext:value-type="float">
            <text:p>4697.15822592512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+[.C110]-(6*[.C110]/(9*[.B111] + 3))" office:value-type="float" office:value="966.479134729889" calcext:value-type="float">
            <text:p>966.479134729889</text:p>
          </table:table-cell>
          <table:table-cell table:formula="of:=+[.C111]" office:value-type="float" office:value="966.479134729889" calcext:value-type="float">
            <text:p>966.479134729889</text:p>
          </table:table-cell>
          <table:table-cell table:formula="of:=+[.E110]-(2*[.E110]/(4*[.B111]+1))" office:value-type="float" office:value="4675.26005237768" calcext:value-type="float">
            <text:p>4675.26005237768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+[.C111]-(6*[.C111]/(9*[.B112] + 3))" office:value-type="float" office:value="960.53157082386" calcext:value-type="float">
            <text:p>960.53157082386</text:p>
          </table:table-cell>
          <table:table-cell table:formula="of:=+[.C112]" office:value-type="float" office:value="960.53157082386" calcext:value-type="float">
            <text:p>960.53157082386</text:p>
          </table:table-cell>
          <table:table-cell table:formula="of:=+[.E111]-(2*[.E111]/(4*[.B112]+1))" office:value-type="float" office:value="4653.66531772467" calcext:value-type="float">
            <text:p>4653.66531772467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+[.C112]-(6*[.C112]/(9*[.B113] + 3))" office:value-type="float" office:value="954.674671001763" calcext:value-type="float">
            <text:p>954.674671001763</text:p>
          </table:table-cell>
          <table:table-cell table:formula="of:=+[.C113]" office:value-type="float" office:value="954.674671001763" calcext:value-type="float">
            <text:p>954.674671001763</text:p>
          </table:table-cell>
          <table:table-cell table:formula="of:=+[.E112]-(2*[.E112]/(4*[.B113]+1))" office:value-type="float" office:value="4632.36707828428" calcext:value-type="float">
            <text:p>4632.36707828428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+[.C113]-(6*[.C113]/(9*[.B114] + 3))" office:value-type="float" office:value="948.906243986647" calcext:value-type="float">
            <text:p>948.906243986647</text:p>
          </table:table-cell>
          <table:table-cell table:formula="of:=+[.C114]" office:value-type="float" office:value="948.906243986647" calcext:value-type="float">
            <text:p>948.906243986647</text:p>
          </table:table-cell>
          <table:table-cell table:formula="of:=+[.E113]-(2*[.E113]/(4*[.B114]+1))" office:value-type="float" office:value="4611.35861080907" calcext:value-type="float">
            <text:p>4611.35861080907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+[.C114]-(6*[.C114]/(9*[.B115] + 3))" office:value-type="float" office:value="943.224170669361" calcext:value-type="float">
            <text:p>943.224170669361</text:p>
          </table:table-cell>
          <table:table-cell table:formula="of:=+[.C115]" office:value-type="float" office:value="943.224170669361" calcext:value-type="float">
            <text:p>943.224170669361</text:p>
          </table:table-cell>
          <table:table-cell table:formula="of:=+[.E114]-(2*[.E114]/(4*[.B115]+1))" office:value-type="float" office:value="4590.63340356947" calcext:value-type="float">
            <text:p>4590.63340356947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+[.C115]-(6*[.C115]/(9*[.B116] + 3))" office:value-type="float" office:value="937.626401110492" calcext:value-type="float">
            <text:p>937.626401110492</text:p>
          </table:table-cell>
          <table:table-cell table:formula="of:=+[.C116]" office:value-type="float" office:value="937.626401110492" calcext:value-type="float">
            <text:p>937.626401110492</text:p>
          </table:table-cell>
          <table:table-cell table:formula="of:=+[.E115]-(2*[.E115]/(4*[.B116]+1))" office:value-type="float" office:value="4570.18514787429" calcext:value-type="float">
            <text:p>4570.18514787429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+[.C116]-(6*[.C116]/(9*[.B117] + 3))" office:value-type="float" office:value="932.110951692195" calcext:value-type="float">
            <text:p>932.110951692195</text:p>
          </table:table-cell>
          <table:table-cell table:formula="of:=+[.C117]" office:value-type="float" office:value="932.110951692195" calcext:value-type="float">
            <text:p>932.110951692195</text:p>
          </table:table-cell>
          <table:table-cell table:formula="of:=+[.E116]-(2*[.E116]/(4*[.B117]+1))" office:value-type="float" office:value="4550.00773000288" calcext:value-type="float">
            <text:p>4550.00773000288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+[.C117]-(6*[.C117]/(9*[.B118] + 3))" office:value-type="float" office:value="926.675902411191" calcext:value-type="float">
            <text:p>926.675902411191</text:p>
          </table:table-cell>
          <table:table-cell table:formula="of:=+[.C118]" office:value-type="float" office:value="926.675902411191" calcext:value-type="float">
            <text:p>926.675902411191</text:p>
          </table:table-cell>
          <table:table-cell table:formula="of:=+[.E117]-(2*[.E117]/(4*[.B118]+1))" office:value-type="float" office:value="4530.09522352584" calcext:value-type="float">
            <text:p>4530.09522352584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+[.C118]-(6*[.C118]/(9*[.B119] + 3))" office:value-type="float" office:value="921.319394304768" calcext:value-type="float">
            <text:p>921.319394304768</text:p>
          </table:table-cell>
          <table:table-cell table:formula="of:=+[.C119]" office:value-type="float" office:value="921.319394304768" calcext:value-type="float">
            <text:p>921.319394304768</text:p>
          </table:table-cell>
          <table:table-cell table:formula="of:=+[.E118]-(2*[.E118]/(4*[.B119]+1))" office:value-type="float" office:value="4510.44188199211" calcext:value-type="float">
            <text:p>4510.44188199211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+[.C119]-(6*[.C119]/(9*[.B120] + 3))" office:value-type="float" office:value="916.039627002162" calcext:value-type="float">
            <text:p>916.039627002162</text:p>
          </table:table-cell>
          <table:table-cell table:formula="of:=+[.C120]" office:value-type="float" office:value="916.039627002162" calcext:value-type="float">
            <text:p>916.039627002162</text:p>
          </table:table-cell>
          <table:table-cell table:formula="of:=+[.E119]-(2*[.E119]/(4*[.B120]+1))" office:value-type="float" office:value="4491.04213196203" calcext:value-type="float">
            <text:p>4491.04213196203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+[.C120]-(6*[.C120]/(9*[.B121] + 3))" office:value-type="float" office:value="910.834856394195" calcext:value-type="float">
            <text:p>910.834856394195</text:p>
          </table:table-cell>
          <table:table-cell table:formula="of:=+[.C121]" office:value-type="float" office:value="910.834856394195" calcext:value-type="float">
            <text:p>910.834856394195</text:p>
          </table:table-cell>
          <table:table-cell table:formula="of:=+[.E120]-(2*[.E120]/(4*[.B121]+1))" office:value-type="float" office:value="4471.89056636731" calcext:value-type="float">
            <text:p>4471.89056636731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+[.C121]-(6*[.C121]/(9*[.B122] + 3))" office:value-type="float" office:value="905.70339241451" calcext:value-type="float">
            <text:p>905.70339241451</text:p>
          </table:table-cell>
          <table:table-cell table:formula="of:=+[.C122]" office:value-type="float" office:value="905.70339241451" calcext:value-type="float">
            <text:p>905.70339241451</text:p>
          </table:table-cell>
          <table:table-cell table:formula="of:=+[.E121]-(2*[.E121]/(4*[.B122]+1))" office:value-type="float" office:value="4452.98193817971" calcext:value-type="float">
            <text:p>4452.98193817971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+[.C122]-(6*[.C122]/(9*[.B123] + 3))" office:value-type="float" office:value="900.643596926161" calcext:value-type="float">
            <text:p>900.643596926161</text:p>
          </table:table-cell>
          <table:table-cell table:formula="of:=+[.C123]" office:value-type="float" office:value="900.643596926161" calcext:value-type="float">
            <text:p>900.643596926161</text:p>
          </table:table-cell>
          <table:table-cell table:formula="of:=+[.E122]-(2*[.E122]/(4*[.B123]+1))" office:value-type="float" office:value="4434.31115437183" calcext:value-type="float">
            <text:p>4434.31115437183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+[.C123]-(6*[.C123]/(9*[.B124] + 3))" office:value-type="float" office:value="895.653881707733" calcext:value-type="float">
            <text:p>895.653881707733</text:p>
          </table:table-cell>
          <table:table-cell table:formula="of:=+[.C124]" office:value-type="float" office:value="895.653881707733" calcext:value-type="float">
            <text:p>895.653881707733</text:p>
          </table:table-cell>
          <table:table-cell table:formula="of:=+[.E123]-(2*[.E123]/(4*[.B124]+1))" office:value-type="float" office:value="4415.87327015407" calcext:value-type="float">
            <text:p>4415.87327015407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+[.C124]-(6*[.C124]/(9*[.B125] + 3))" office:value-type="float" office:value="890.732706533515" calcext:value-type="float">
            <text:p>890.732706533515</text:p>
          </table:table-cell>
          <table:table-cell table:formula="of:=+[.C125]" office:value-type="float" office:value="890.732706533515" calcext:value-type="float">
            <text:p>890.732706533515</text:p>
          </table:table-cell>
          <table:table-cell table:formula="of:=+[.E124]-(2*[.E124]/(4*[.B125]+1))" office:value-type="float" office:value="4397.66348347302" calcext:value-type="float">
            <text:p>4397.66348347302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+[.C125]-(6*[.C125]/(9*[.B126] + 3))" office:value-type="float" office:value="885.878577342596" calcext:value-type="float">
            <text:p>885.878577342596</text:p>
          </table:table-cell>
          <table:table-cell table:formula="of:=+[.C126]" office:value-type="float" office:value="885.878577342596" calcext:value-type="float">
            <text:p>885.878577342596</text:p>
          </table:table-cell>
          <table:table-cell table:formula="of:=+[.E125]-(2*[.E125]/(4*[.B126]+1))" office:value-type="float" office:value="4379.67712975739" calcext:value-type="float">
            <text:p>4379.67712975739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+[.C126]-(6*[.C126]/(9*[.B127] + 3))" office:value-type="float" office:value="881.090044492096" calcext:value-type="float">
            <text:p>881.090044492096</text:p>
          </table:table-cell>
          <table:table-cell table:formula="of:=+[.C127]" office:value-type="float" office:value="881.090044492096" calcext:value-type="float">
            <text:p>881.090044492096</text:p>
          </table:table-cell>
          <table:table-cell table:formula="of:=+[.E126]-(2*[.E126]/(4*[.B127]+1))" office:value-type="float" office:value="4361.90967689833" calcext:value-type="float">
            <text:p>4361.90967689833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+[.C127]-(6*[.C127]/(9*[.B128] + 3))" office:value-type="float" office:value="876.365701089994" calcext:value-type="float">
            <text:p>876.365701089994</text:p>
          </table:table-cell>
          <table:table-cell table:formula="of:=+[.C128]" office:value-type="float" office:value="876.365701089994" calcext:value-type="float">
            <text:p>876.365701089994</text:p>
          </table:table-cell>
          <table:table-cell table:formula="of:=+[.E127]-(2*[.E127]/(4*[.B128]+1))" office:value-type="float" office:value="4344.35672045206" calcext:value-type="float">
            <text:p>4344.35672045206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+[.C128]-(6*[.C128]/(9*[.B129] + 3))" office:value-type="float" office:value="871.704181403345" calcext:value-type="float">
            <text:p>871.704181403345</text:p>
          </table:table-cell>
          <table:table-cell table:formula="of:=+[.C129]" office:value-type="float" office:value="871.704181403345" calcext:value-type="float">
            <text:p>871.704181403345</text:p>
          </table:table-cell>
          <table:table-cell table:formula="of:=+[.E128]-(2*[.E128]/(4*[.B129]+1))" office:value-type="float" office:value="4327.01397905305" calcext:value-type="float">
            <text:p>4327.0139790530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+[.C129]-(6*[.C129]/(9*[.B130] + 3))" office:value-type="float" office:value="867.104159337892" calcext:value-type="float">
            <text:p>867.104159337892</text:p>
          </table:table-cell>
          <table:table-cell table:formula="of:=+[.C130]" office:value-type="float" office:value="867.104159337892" calcext:value-type="float">
            <text:p>867.104159337892</text:p>
          </table:table-cell>
          <table:table-cell table:formula="of:=+[.E129]-(2*[.E129]/(4*[.B130]+1))" office:value-type="float" office:value="4309.8772900271" calcext:value-type="float">
            <text:p>4309.8772900271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+[.C130]-(6*[.C130]/(9*[.B131] + 3))" office:value-type="float" office:value="862.564346985337" calcext:value-type="float">
            <text:p>862.564346985337</text:p>
          </table:table-cell>
          <table:table-cell table:formula="of:=+[.C131]" office:value-type="float" office:value="862.564346985337" calcext:value-type="float">
            <text:p>862.564346985337</text:p>
          </table:table-cell>
          <table:table-cell table:formula="of:=+[.E130]-(2*[.E130]/(4*[.B131]+1))" office:value-type="float" office:value="4292.94260519398" calcext:value-type="float">
            <text:p>4292.94260519398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+[.C131]-(6*[.C131]/(9*[.B132] + 3))" office:value-type="float" office:value="858.083493234764" calcext:value-type="float">
            <text:p>858.083493234764</text:p>
          </table:table-cell>
          <table:table-cell table:formula="of:=+[.C132]" office:value-type="float" office:value="858.083493234764" calcext:value-type="float">
            <text:p>858.083493234764</text:p>
          </table:table-cell>
          <table:table-cell table:formula="of:=+[.E131]-(2*[.E131]/(4*[.B132]+1))" office:value-type="float" office:value="4276.20598685015" calcext:value-type="float">
            <text:p>4276.20598685015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+[.C132]-(6*[.C132]/(9*[.B133] + 3))" office:value-type="float" office:value="853.660382444894" calcext:value-type="float">
            <text:p>853.660382444894</text:p>
          </table:table-cell>
          <table:table-cell table:formula="of:=+[.C133]" office:value-type="float" office:value="853.660382444894" calcext:value-type="float">
            <text:p>853.660382444894</text:p>
          </table:table-cell>
          <table:table-cell table:formula="of:=+[.E132]-(2*[.E132]/(4*[.B133]+1))" office:value-type="float" office:value="4259.66360392229" calcext:value-type="float">
            <text:p>4259.66360392229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+[.C133]-(6*[.C133]/(9*[.B134] + 3))" office:value-type="float" office:value="849.293833174076" calcext:value-type="float">
            <text:p>849.293833174076</text:p>
          </table:table-cell>
          <table:table-cell table:formula="of:=+[.C134]" office:value-type="float" office:value="849.293833174076" calcext:value-type="float">
            <text:p>849.293833174076</text:p>
          </table:table-cell>
          <table:table-cell table:formula="of:=+[.E133]-(2*[.E133]/(4*[.B134]+1))" office:value-type="float" office:value="4243.31172828344" calcext:value-type="float">
            <text:p>4243.31172828344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+[.C134]-(6*[.C134]/(9*[.B135] + 3))" office:value-type="float" office:value="844.982696965071" calcext:value-type="float">
            <text:p>844.982696965071</text:p>
          </table:table-cell>
          <table:table-cell table:formula="of:=+[.C135]" office:value-type="float" office:value="844.982696965071" calcext:value-type="float">
            <text:p>844.982696965071</text:p>
          </table:table-cell>
          <table:table-cell table:formula="of:=+[.E134]-(2*[.E134]/(4*[.B135]+1))" office:value-type="float" office:value="4227.14673122331" calcext:value-type="float">
            <text:p>4227.14673122331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+[.C135]-(6*[.C135]/(9*[.B136] + 3))" office:value-type="float" office:value="840.725857181871" calcext:value-type="float">
            <text:p>840.725857181871</text:p>
          </table:table-cell>
          <table:table-cell table:formula="of:=+[.C136]" office:value-type="float" office:value="840.725857181871" calcext:value-type="float">
            <text:p>840.725857181871</text:p>
          </table:table-cell>
          <table:table-cell table:formula="of:=+[.E135]-(2*[.E135]/(4*[.B136]+1))" office:value-type="float" office:value="4211.16508006557" calcext:value-type="float">
            <text:p>4211.16508006557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+[.C136]-(6*[.C136]/(9*[.B137] + 3))" office:value-type="float" office:value="836.522227895962" calcext:value-type="float">
            <text:p>836.522227895962</text:p>
          </table:table-cell>
          <table:table-cell table:formula="of:=+[.C137]" office:value-type="float" office:value="836.522227895962" calcext:value-type="float">
            <text:p>836.522227895962</text:p>
          </table:table-cell>
          <table:table-cell table:formula="of:=+[.E136]-(2*[.E136]/(4*[.B137]+1))" office:value-type="float" office:value="4195.36333492461" calcext:value-type="float">
            <text:p>4195.36333492461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+[.C137]-(6*[.C137]/(9*[.B138] + 3))" office:value-type="float" office:value="832.370752819555" calcext:value-type="float">
            <text:p>832.370752819555</text:p>
          </table:table-cell>
          <table:table-cell table:formula="of:=+[.C138]" office:value-type="float" office:value="832.370752819555" calcext:value-type="float">
            <text:p>832.370752819555</text:p>
          </table:table-cell>
          <table:table-cell table:formula="of:=+[.E137]-(2*[.E137]/(4*[.B138]+1))" office:value-type="float" office:value="4179.73814559528" calcext:value-type="float">
            <text:p>4179.73814559528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+[.C138]-(6*[.C138]/(9*[.B139] + 3))" office:value-type="float" office:value="828.270404283498" calcext:value-type="float">
            <text:p>828.270404283498</text:p>
          </table:table-cell>
          <table:table-cell table:formula="of:=+[.C139]" office:value-type="float" office:value="828.270404283498" calcext:value-type="float">
            <text:p>828.270404283498</text:p>
          </table:table-cell>
          <table:table-cell table:formula="of:=+[.E138]-(2*[.E138]/(4*[.B139]+1))" office:value-type="float" office:value="4164.28624856905" calcext:value-type="float">
            <text:p>4164.28624856905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+[.C139]-(6*[.C139]/(9*[.B140] + 3))" office:value-type="float" office:value="824.220182257662" calcext:value-type="float">
            <text:p>824.220182257662</text:p>
          </table:table-cell>
          <table:table-cell table:formula="of:=+[.C140]" office:value-type="float" office:value="824.220182257662" calcext:value-type="float">
            <text:p>824.220182257662</text:p>
          </table:table-cell>
          <table:table-cell table:formula="of:=+[.E139]-(2*[.E139]/(4*[.B140]+1))" office:value-type="float" office:value="4149.00446417063" calcext:value-type="float">
            <text:p>4149.00446417063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+[.C140]-(6*[.C140]/(9*[.B141] + 3))" office:value-type="float" office:value="820.219113411751" calcext:value-type="float">
            <text:p>820.219113411751</text:p>
          </table:table-cell>
          <table:table-cell table:formula="of:=+[.C141]" office:value-type="float" office:value="820.219113411751" calcext:value-type="float">
            <text:p>820.219113411751</text:p>
          </table:table-cell>
          <table:table-cell table:formula="of:=+[.E140]-(2*[.E140]/(4*[.B141]+1))" office:value-type="float" office:value="4133.88969380935" calcext:value-type="float">
            <text:p>4133.88969380935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+[.C141]-(6*[.C141]/(9*[.B142] + 3))" office:value-type="float" office:value="816.266250214586" calcext:value-type="float">
            <text:p>816.266250214586</text:p>
          </table:table-cell>
          <table:table-cell table:formula="of:=+[.C142]" office:value-type="float" office:value="816.266250214586" calcext:value-type="float">
            <text:p>816.266250214586</text:p>
          </table:table-cell>
          <table:table-cell table:formula="of:=+[.E141]-(2*[.E141]/(4*[.B142]+1))" office:value-type="float" office:value="4118.93891733988" calcext:value-type="float">
            <text:p>4118.93891733988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+[.C142]-(6*[.C142]/(9*[.B143] + 3))" office:value-type="float" office:value="812.360670070019" calcext:value-type="float">
            <text:p>812.360670070019</text:p>
          </table:table-cell>
          <table:table-cell table:formula="of:=+[.C143]" office:value-type="float" office:value="812.360670070019" calcext:value-type="float">
            <text:p>812.360670070019</text:p>
          </table:table-cell>
          <table:table-cell table:formula="of:=+[.E142]-(2*[.E142]/(4*[.B143]+1))" office:value-type="float" office:value="4104.14919052717" calcext:value-type="float">
            <text:p>4104.14919052717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+[.C143]-(6*[.C143]/(9*[.B144] + 3))" office:value-type="float" office:value="808.501474487739" calcext:value-type="float">
            <text:p>808.501474487739</text:p>
          </table:table-cell>
          <table:table-cell table:formula="of:=+[.C144]" office:value-type="float" office:value="808.501474487739" calcext:value-type="float">
            <text:p>808.501474487739</text:p>
          </table:table-cell>
          <table:table-cell table:formula="of:=+[.E143]-(2*[.E143]/(4*[.B144]+1))" office:value-type="float" office:value="4089.51764261085" calcext:value-type="float">
            <text:p>4089.51764261085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formula="of:=+[.C144]-(6*[.C144]/(9*[.B145] + 3))" office:value-type="float" office:value="804.687788287325" calcext:value-type="float">
            <text:p>804.687788287325</text:p>
          </table:table-cell>
          <table:table-cell table:formula="of:=+[.C145]" office:value-type="float" office:value="804.687788287325" calcext:value-type="float">
            <text:p>804.687788287325</text:p>
          </table:table-cell>
          <table:table-cell table:formula="of:=+[.E144]-(2*[.E144]/(4*[.B145]+1))" office:value-type="float" office:value="4075.04147396444" calcext:value-type="float">
            <text:p>4075.04147396444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+[.C145]-(6*[.C145]/(9*[.B146] + 3))" office:value-type="float" office:value="800.918758833988" calcext:value-type="float">
            <text:p>800.918758833988</text:p>
          </table:table-cell>
          <table:table-cell table:formula="of:=+[.C146]" office:value-type="float" office:value="800.918758833988" calcext:value-type="float">
            <text:p>800.918758833988</text:p>
          </table:table-cell>
          <table:table-cell table:formula="of:=+[.E145]-(2*[.E145]/(4*[.B146]+1))" office:value-type="float" office:value="4060.71795384506" calcext:value-type="float">
            <text:p>4060.71795384506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+[.C146]-(6*[.C146]/(9*[.B147] + 3))" office:value-type="float" office:value="797.193555304528" calcext:value-type="float">
            <text:p>797.193555304528</text:p>
          </table:table-cell>
          <table:table-cell table:formula="of:=+[.C147]" office:value-type="float" office:value="797.193555304528" calcext:value-type="float">
            <text:p>797.193555304528</text:p>
          </table:table-cell>
          <table:table-cell table:formula="of:=+[.E146]-(2*[.E146]/(4*[.B147]+1))" office:value-type="float" office:value="4046.54441822954" calcext:value-type="float">
            <text:p>4046.54441822954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+[.C147]-(6*[.C147]/(9*[.B148] + 3))" office:value-type="float" office:value="793.511367982105" calcext:value-type="float">
            <text:p>793.511367982105</text:p>
          </table:table-cell>
          <table:table-cell table:formula="of:=+[.C148]" office:value-type="float" office:value="793.511367982105" calcext:value-type="float">
            <text:p>793.511367982105</text:p>
          </table:table-cell>
          <table:table-cell table:formula="of:=+[.E147]-(2*[.E147]/(4*[.B148]+1))" office:value-type="float" office:value="4032.51826773308" calcext:value-type="float">
            <text:p>4032.51826773308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+[.C148]-(6*[.C148]/(9*[.B149] + 3))" office:value-type="float" office:value="789.871407578517" calcext:value-type="float">
            <text:p>789.871407578517</text:p>
          </table:table-cell>
          <table:table-cell table:formula="of:=+[.C149]" office:value-type="float" office:value="789.871407578517" calcext:value-type="float">
            <text:p>789.871407578517</text:p>
          </table:table-cell>
          <table:table-cell table:formula="of:=+[.E148]-(2*[.E148]/(4*[.B149]+1))" office:value-type="float" office:value="4018.63696560663" calcext:value-type="float">
            <text:p>4018.63696560663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+[.C149]-(6*[.C149]/(9*[.B150] + 3))" office:value-type="float" office:value="786.272904582715" calcext:value-type="float">
            <text:p>786.272904582715</text:p>
          </table:table-cell>
          <table:table-cell table:formula="of:=+[.C150]" office:value-type="float" office:value="786.272904582715" calcext:value-type="float">
            <text:p>786.272904582715</text:p>
          </table:table-cell>
          <table:table-cell table:formula="of:=+[.E149]-(2*[.E149]/(4*[.B150]+1))" office:value-type="float" office:value="4004.89803580969" calcext:value-type="float">
            <text:p>4004.89803580969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+[.C150]-(6*[.C150]/(9*[.B151] + 3))" office:value-type="float" office:value="782.715108634377" calcext:value-type="float">
            <text:p>782.715108634377</text:p>
          </table:table-cell>
          <table:table-cell table:formula="of:=+[.C151]" office:value-type="float" office:value="782.715108634377" calcext:value-type="float">
            <text:p>782.715108634377</text:p>
          </table:table-cell>
          <table:table-cell table:formula="of:=+[.E150]-(2*[.E150]/(4*[.B151]+1))" office:value-type="float" office:value="3991.29906115498" calcext:value-type="float">
            <text:p>3991.29906115498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+[.C151]-(6*[.C151]/(9*[.B152] + 3))" office:value-type="float" office:value="779.197287921414" calcext:value-type="float">
            <text:p>779.197287921414</text:p>
          </table:table-cell>
          <table:table-cell table:formula="of:=+[.C152]" office:value-type="float" office:value="779.197287921414" calcext:value-type="float">
            <text:p>779.197287921414</text:p>
          </table:table-cell>
          <table:table-cell table:formula="of:=+[.E151]-(2*[.E151]/(4*[.B152]+1))" office:value-type="float" office:value="3977.83768152208" calcext:value-type="float">
            <text:p>3977.83768152208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+[.C152]-(6*[.C152]/(9*[.B153] + 3))" office:value-type="float" office:value="775.718728600336" calcext:value-type="float">
            <text:p>775.718728600336</text:p>
          </table:table-cell>
          <table:table-cell table:formula="of:=+[.C153]" office:value-type="float" office:value="775.718728600336" calcext:value-type="float">
            <text:p>775.718728600336</text:p>
          </table:table-cell>
          <table:table-cell table:formula="of:=+[.E152]-(2*[.E152]/(4*[.B153]+1))" office:value-type="float" office:value="3964.51159213675" calcext:value-type="float">
            <text:p>3964.5115921367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+[.C153]-(6*[.C153]/(9*[.B154] + 3))" office:value-type="float" office:value="772.278734238472" calcext:value-type="float">
            <text:p>772.278734238472</text:p>
          </table:table-cell>
          <table:table-cell table:formula="of:=+[.C154]" office:value-type="float" office:value="772.278734238472" calcext:value-type="float">
            <text:p>772.278734238472</text:p>
          </table:table-cell>
          <table:table-cell table:formula="of:=+[.E153]-(2*[.E153]/(4*[.B154]+1))" office:value-type="float" office:value="3951.31854191333" calcext:value-type="float">
            <text:p>3951.31854191333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formula="of:=+[.C154]-(6*[.C154]/(9*[.B155] + 3))" office:value-type="float" office:value="768.876625277069" calcext:value-type="float">
            <text:p>768.876625277069</text:p>
          </table:table-cell>
          <table:table-cell table:formula="of:=+[.C155]" office:value-type="float" office:value="768.876625277069" calcext:value-type="float">
            <text:p>768.876625277069</text:p>
          </table:table-cell>
          <table:table-cell table:formula="of:=+[.E154]-(2*[.E154]/(4*[.B155]+1))" office:value-type="float" office:value="3938.25633185742" calcext:value-type="float">
            <text:p>3938.25633185742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+[.C155]-(6*[.C155]/(9*[.B156] + 3))" office:value-type="float" office:value="765.511738514369" calcext:value-type="float">
            <text:p>765.511738514369</text:p>
          </table:table-cell>
          <table:table-cell table:formula="of:=+[.C156]" office:value-type="float" office:value="765.511738514369" calcext:value-type="float">
            <text:p>765.511738514369</text:p>
          </table:table-cell>
          <table:table-cell table:formula="of:=+[.E155]-(2*[.E155]/(4*[.B156]+1))" office:value-type="float" office:value="3925.3228135262" calcext:value-type="float">
            <text:p>3925.3228135262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+[.C156]-(6*[.C156]/(9*[.B157] + 3))" office:value-type="float" office:value="762.183426607784" calcext:value-type="float">
            <text:p>762.183426607784</text:p>
          </table:table-cell>
          <table:table-cell table:formula="of:=+[.C157]" office:value-type="float" office:value="762.183426607784" calcext:value-type="float">
            <text:p>762.183426607784</text:p>
          </table:table-cell>
          <table:table-cell table:formula="of:=+[.E156]-(2*[.E156]/(4*[.B157]+1))" office:value-type="float" office:value="3912.51588754406" calcext:value-type="float">
            <text:p>3912.51588754406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+[.C157]-(6*[.C157]/(9*[.B158] + 3))" office:value-type="float" office:value="758.89105759436" calcext:value-type="float">
            <text:p>758.89105759436</text:p>
          </table:table-cell>
          <table:table-cell table:formula="of:=+[.C158]" office:value-type="float" office:value="758.89105759436" calcext:value-type="float">
            <text:p>758.89105759436</text:p>
          </table:table-cell>
          <table:table-cell table:formula="of:=+[.E157]-(2*[.E157]/(4*[.B158]+1))" office:value-type="float" office:value="3899.83350217114" calcext:value-type="float">
            <text:p>3899.83350217114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+[.C158]-(6*[.C158]/(9*[.B159] + 3))" office:value-type="float" office:value="755.634014428719" calcext:value-type="float">
            <text:p>755.634014428719</text:p>
          </table:table-cell>
          <table:table-cell table:formula="of:=+[.C159]" office:value-type="float" office:value="755.634014428719" calcext:value-type="float">
            <text:p>755.634014428719</text:p>
          </table:table-cell>
          <table:table-cell table:formula="of:=+[.E158]-(2*[.E158]/(4*[.B159]+1))" office:value-type="float" office:value="3887.2736519226" calcext:value-type="float">
            <text:p>3887.2736519226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formula="of:=+[.C159]-(6*[.C159]/(9*[.B160] + 3))" office:value-type="float" office:value="752.411694537765" calcext:value-type="float">
            <text:p>752.411694537765</text:p>
          </table:table-cell>
          <table:table-cell table:formula="of:=+[.C160]" office:value-type="float" office:value="752.411694537765" calcext:value-type="float">
            <text:p>752.411694537765</text:p>
          </table:table-cell>
          <table:table-cell table:formula="of:=+[.E159]-(2*[.E159]/(4*[.B160]+1))" office:value-type="float" office:value="3874.83437623645" calcext:value-type="float">
            <text:p>3874.83437623645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formula="of:=+[.C160]-(6*[.C160]/(9*[.B161] + 3))" office:value-type="float" office:value="749.223509391418" calcext:value-type="float">
            <text:p>749.223509391418</text:p>
          </table:table-cell>
          <table:table-cell table:formula="of:=+[.C161]" office:value-type="float" office:value="749.223509391418" calcext:value-type="float">
            <text:p>749.223509391418</text:p>
          </table:table-cell>
          <table:table-cell table:formula="of:=+[.E160]-(2*[.E160]/(4*[.B161]+1))" office:value-type="float" office:value="3862.51375818801" calcext:value-type="float">
            <text:p>3862.51375818801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+[.C161]-(6*[.C161]/(9*[.B162] + 3))" office:value-type="float" office:value="746.068884088718" calcext:value-type="float">
            <text:p>746.068884088718</text:p>
          </table:table-cell>
          <table:table-cell table:formula="of:=+[.C162]" office:value-type="float" office:value="746.068884088718" calcext:value-type="float">
            <text:p>746.068884088718</text:p>
          </table:table-cell>
          <table:table-cell table:formula="of:=+[.E161]-(2*[.E161]/(4*[.B162]+1))" office:value-type="float" office:value="3850.30992324902" calcext:value-type="float">
            <text:p>3850.30992324902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formula="of:=+[.C162]-(6*[.C162]/(9*[.B163] + 3))" office:value-type="float" office:value="742.947256958639" calcext:value-type="float">
            <text:p>742.947256958639</text:p>
          </table:table-cell>
          <table:table-cell table:formula="of:=+[.C163]" office:value-type="float" office:value="742.947256958639" calcext:value-type="float">
            <text:p>742.947256958639</text:p>
          </table:table-cell>
          <table:table-cell table:formula="of:=+[.E162]-(2*[.E162]/(4*[.B163]+1))" office:value-type="float" office:value="3838.22103808969" calcext:value-type="float">
            <text:p>3838.22103808969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+[.C163]-(6*[.C163]/(9*[.B164] + 3))" office:value-type="float" office:value="739.858079175027" calcext:value-type="float">
            <text:p>739.858079175027</text:p>
          </table:table-cell>
          <table:table-cell table:formula="of:=+[.C164]" office:value-type="float" office:value="739.858079175027" calcext:value-type="float">
            <text:p>739.858079175027</text:p>
          </table:table-cell>
          <table:table-cell table:formula="of:=+[.E163]-(2*[.E163]/(4*[.B164]+1))" office:value-type="float" office:value="3826.2453094217" calcext:value-type="float">
            <text:p>3826.2453094217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+[.C164]-(6*[.C164]/(9*[.B165] + 3))" office:value-type="float" office:value="736.800814385048" calcext:value-type="float">
            <text:p>736.800814385048</text:p>
          </table:table-cell>
          <table:table-cell table:formula="of:=+[.C165]" office:value-type="float" office:value="736.800814385048" calcext:value-type="float">
            <text:p>736.800814385048</text:p>
          </table:table-cell>
          <table:table-cell table:formula="of:=+[.E164]-(2*[.E164]/(4*[.B165]+1))" office:value-type="float" office:value="3814.38098288086" calcext:value-type="float">
            <text:p>3814.38098288086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+[.C165]-(6*[.C165]/(9*[.B166] + 3))" office:value-type="float" office:value="733.774938350613" calcext:value-type="float">
            <text:p>733.774938350613</text:p>
          </table:table-cell>
          <table:table-cell table:formula="of:=+[.C166]" office:value-type="float" office:value="733.774938350613" calcext:value-type="float">
            <text:p>733.774938350613</text:p>
          </table:table-cell>
          <table:table-cell table:formula="of:=+[.E165]-(2*[.E165]/(4*[.B166]+1))" office:value-type="float" office:value="3802.62634194748" calcext:value-type="float">
            <text:p>3802.62634194748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+[.C166]-(6*[.C166]/(9*[.B167] + 3))" office:value-type="float" office:value="730.779938602243" calcext:value-type="float">
            <text:p>730.779938602243</text:p>
          </table:table-cell>
          <table:table-cell table:formula="of:=+[.C167]" office:value-type="float" office:value="730.779938602243" calcext:value-type="float">
            <text:p>730.779938602243</text:p>
          </table:table-cell>
          <table:table-cell table:formula="of:=+[.E166]-(2*[.E166]/(4*[.B167]+1))" office:value-type="float" office:value="3790.97970690323" calcext:value-type="float">
            <text:p>3790.97970690323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+[.C167]-(6*[.C167]/(9*[.B168] + 3))" office:value-type="float" office:value="727.815314104871" calcext:value-type="float">
            <text:p>727.815314104871</text:p>
          </table:table-cell>
          <table:table-cell table:formula="of:=+[.C168]" office:value-type="float" office:value="727.815314104871" calcext:value-type="float">
            <text:p>727.815314104871</text:p>
          </table:table-cell>
          <table:table-cell table:formula="of:=+[.E167]-(2*[.E167]/(4*[.B168]+1))" office:value-type="float" office:value="3779.43943382285" calcext:value-type="float">
            <text:p>3779.43943382285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+[.C168]-(6*[.C168]/(9*[.B169] + 3))" office:value-type="float" office:value="724.880574935093" calcext:value-type="float">
            <text:p>724.880574935093</text:p>
          </table:table-cell>
          <table:table-cell table:formula="of:=+[.C169]" office:value-type="float" office:value="724.880574935093" calcext:value-type="float">
            <text:p>724.880574935093</text:p>
          </table:table-cell>
          <table:table-cell table:formula="of:=+[.E168]-(2*[.E168]/(4*[.B169]+1))" office:value-type="float" office:value="3768.00391359949" calcext:value-type="float">
            <text:p>3768.00391359949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+[.C169]-(6*[.C169]/(9*[.B170] + 3))" office:value-type="float" office:value="721.975241969421" calcext:value-type="float">
            <text:p>721.975241969421</text:p>
          </table:table-cell>
          <table:table-cell table:formula="of:=+[.C170]" office:value-type="float" office:value="721.975241969421" calcext:value-type="float">
            <text:p>721.975241969421</text:p>
          </table:table-cell>
          <table:table-cell table:formula="of:=+[.E169]-(2*[.E169]/(4*[.B170]+1))" office:value-type="float" office:value="3756.67157100219" calcext:value-type="float">
            <text:p>3756.67157100219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+[.C170]-(6*[.C170]/(9*[.B171] + 3))" office:value-type="float" office:value="719.098846583089" calcext:value-type="float">
            <text:p>719.098846583089</text:p>
          </table:table-cell>
          <table:table-cell table:formula="of:=+[.C171]" office:value-type="float" office:value="719.098846583089" calcext:value-type="float">
            <text:p>719.098846583089</text:p>
          </table:table-cell>
          <table:table-cell table:formula="of:=+[.E170]-(2*[.E170]/(4*[.B171]+1))" office:value-type="float" office:value="3745.44086376452" calcext:value-type="float">
            <text:p>3745.44086376452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+[.C171]-(6*[.C171]/(9*[.B172] + 3))" office:value-type="float" office:value="716.250930358997" calcext:value-type="float">
            <text:p>716.250930358997</text:p>
          </table:table-cell>
          <table:table-cell table:formula="of:=+[.C172]" office:value-type="float" office:value="716.250930358997" calcext:value-type="float">
            <text:p>716.250930358997</text:p>
          </table:table-cell>
          <table:table-cell table:formula="of:=+[.E171]-(2*[.E171]/(4*[.B172]+1))" office:value-type="float" office:value="3734.31028170281" calcext:value-type="float">
            <text:p>3734.31028170281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+[.C172]-(6*[.C172]/(9*[.B173] + 3))" office:value-type="float" office:value="713.431044806403" calcext:value-type="float">
            <text:p>713.431044806403</text:p>
          </table:table-cell>
          <table:table-cell table:formula="of:=+[.C173]" office:value-type="float" office:value="713.431044806403" calcext:value-type="float">
            <text:p>713.431044806403</text:p>
          </table:table-cell>
          <table:table-cell table:formula="of:=+[.E172]-(2*[.E172]/(4*[.B173]+1))" office:value-type="float" office:value="3723.27834586322" calcext:value-type="float">
            <text:p>3723.27834586322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+[.C173]-(6*[.C173]/(9*[.B174] + 3))" office:value-type="float" office:value="710.638751088961" calcext:value-type="float">
            <text:p>710.638751088961</text:p>
          </table:table-cell>
          <table:table-cell table:formula="of:=+[.C174]" office:value-type="float" office:value="710.638751088961" calcext:value-type="float">
            <text:p>710.638751088961</text:p>
          </table:table-cell>
          <table:table-cell table:formula="of:=+[.E173]-(2*[.E173]/(4*[.B174]+1))" office:value-type="float" office:value="3712.34360769622" calcext:value-type="float">
            <text:p>3712.34360769622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+[.C174]-(6*[.C174]/(9*[.B175] + 3))" office:value-type="float" office:value="707.873619761767" calcext:value-type="float">
            <text:p>707.873619761767</text:p>
          </table:table-cell>
          <table:table-cell table:formula="of:=+[.C175]" office:value-type="float" office:value="707.873619761767" calcext:value-type="float">
            <text:p>707.873619761767</text:p>
          </table:table-cell>
          <table:table-cell table:formula="of:=+[.E174]-(2*[.E174]/(4*[.B175]+1))" office:value-type="float" office:value="3701.50464825769" calcext:value-type="float">
            <text:p>3701.50464825769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+[.C175]-(6*[.C175]/(9*[.B176] + 3))" office:value-type="float" office:value="705.13523051704" calcext:value-type="float">
            <text:p>705.13523051704</text:p>
          </table:table-cell>
          <table:table-cell table:formula="of:=+[.C176]" office:value-type="float" office:value="705.13523051704" calcext:value-type="float">
            <text:p>705.13523051704</text:p>
          </table:table-cell>
          <table:table-cell table:formula="of:=+[.E175]-(2*[.E175]/(4*[.B176]+1))" office:value-type="float" office:value="3690.76007743546" calcext:value-type="float">
            <text:p>3690.76007743546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+[.C176]-(6*[.C176]/(9*[.B177] + 3))" office:value-type="float" office:value="702.423171938129" calcext:value-type="float">
            <text:p>702.423171938129</text:p>
          </table:table-cell>
          <table:table-cell table:formula="of:=+[.C177]" office:value-type="float" office:value="702.423171938129" calcext:value-type="float">
            <text:p>702.423171938129</text:p>
          </table:table-cell>
          <table:table-cell table:formula="of:=+[.E176]-(2*[.E176]/(4*[.B177]+1))" office:value-type="float" office:value="3680.10853320044" calcext:value-type="float">
            <text:p>3680.10853320044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+[.C177]-(6*[.C177]/(9*[.B178] + 3))" office:value-type="float" office:value="699.737041261501" calcext:value-type="float">
            <text:p>699.737041261501</text:p>
          </table:table-cell>
          <table:table-cell table:formula="of:=+[.C178]" office:value-type="float" office:value="699.737041261501" calcext:value-type="float">
            <text:p>699.737041261501</text:p>
          </table:table-cell>
          <table:table-cell table:formula="of:=+[.E177]-(2*[.E177]/(4*[.B178]+1))" office:value-type="float" office:value="3669.54868088136" calcext:value-type="float">
            <text:p>3669.54868088136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+[.C178]-(6*[.C178]/(9*[.B179] + 3))" office:value-type="float" office:value="697.076444146438" calcext:value-type="float">
            <text:p>697.076444146438</text:p>
          </table:table-cell>
          <table:table-cell table:formula="of:=+[.C179]" office:value-type="float" office:value="697.076444146438" calcext:value-type="float">
            <text:p>697.076444146438</text:p>
          </table:table-cell>
          <table:table-cell table:formula="of:=+[.E178]-(2*[.E178]/(4*[.B179]+1))" office:value-type="float" office:value="3659.07921246229" calcext:value-type="float">
            <text:p>3659.07921246229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+[.C179]-(6*[.C179]/(9*[.B180] + 3))" office:value-type="float" office:value="694.440994452123" calcext:value-type="float">
            <text:p>694.440994452123</text:p>
          </table:table-cell>
          <table:table-cell table:formula="of:=+[.C180]" office:value-type="float" office:value="694.440994452123" calcext:value-type="float">
            <text:p>694.440994452123</text:p>
          </table:table-cell>
          <table:table-cell table:formula="of:=+[.E179]-(2*[.E179]/(4*[.B180]+1))" office:value-type="float" office:value="3648.69884590212" calcext:value-type="float">
            <text:p>3648.69884590212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+[.C180]-(6*[.C180]/(9*[.B181] + 3))" office:value-type="float" office:value="691.830314021852" calcext:value-type="float">
            <text:p>691.830314021852</text:p>
          </table:table-cell>
          <table:table-cell table:formula="of:=+[.C181]" office:value-type="float" office:value="691.830314021852" calcext:value-type="float">
            <text:p>691.830314021852</text:p>
          </table:table-cell>
          <table:table-cell table:formula="of:=+[.E180]-(2*[.E180]/(4*[.B181]+1))" office:value-type="float" office:value="3638.40632447503" calcext:value-type="float">
            <text:p>3638.40632447503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+[.C181]-(6*[.C181]/(9*[.B182] + 3))" office:value-type="float" office:value="689.244032474107" calcext:value-type="float">
            <text:p>689.244032474107</text:p>
          </table:table-cell>
          <table:table-cell table:formula="of:=+[.C182]" office:value-type="float" office:value="689.244032474107" calcext:value-type="float">
            <text:p>689.244032474107</text:p>
          </table:table-cell>
          <table:table-cell table:formula="of:=+[.E181]-(2*[.E181]/(4*[.B182]+1))" office:value-type="float" office:value="3628.20041613148" calcext:value-type="float">
            <text:p>3628.20041613148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+[.C182]-(6*[.C182]/(9*[.B183] + 3))" office:value-type="float" office:value="686.681787000225" calcext:value-type="float">
            <text:p>686.681787000225</text:p>
          </table:table-cell>
          <table:table-cell table:formula="of:=+[.C183]" office:value-type="float" office:value="686.681787000225" calcext:value-type="float">
            <text:p>686.681787000225</text:p>
          </table:table-cell>
          <table:table-cell table:formula="of:=+[.E182]-(2*[.E182]/(4*[.B183]+1))" office:value-type="float" office:value="3618.07991287868" calcext:value-type="float">
            <text:p>3618.07991287868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+[.C183]-(6*[.C183]/(9*[.B184] + 3))" office:value-type="float" office:value="684.143222168431" calcext:value-type="float">
            <text:p>684.143222168431</text:p>
          </table:table-cell>
          <table:table-cell table:formula="of:=+[.C184]" office:value-type="float" office:value="684.143222168431" calcext:value-type="float">
            <text:p>684.143222168431</text:p>
          </table:table-cell>
          <table:table-cell table:formula="of:=+[.E183]-(2*[.E183]/(4*[.B184]+1))" office:value-type="float" office:value="3608.04363017998" calcext:value-type="float">
            <text:p>3608.04363017998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+[.C184]-(6*[.C184]/(9*[.B185] + 3))" office:value-type="float" office:value="681.627989733989" calcext:value-type="float">
            <text:p>681.627989733989</text:p>
          </table:table-cell>
          <table:table-cell table:formula="of:=+[.C185]" office:value-type="float" office:value="681.627989733989" calcext:value-type="float">
            <text:p>681.627989733989</text:p>
          </table:table-cell>
          <table:table-cell table:formula="of:=+[.E184]-(2*[.E184]/(4*[.B185]+1))" office:value-type="float" office:value="3598.09040637259" calcext:value-type="float">
            <text:p>3598.09040637259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+[.C185]-(6*[.C185]/(9*[.B186] + 3))" office:value-type="float" office:value="679.135748455254" calcext:value-type="float">
            <text:p>679.135748455254</text:p>
          </table:table-cell>
          <table:table-cell table:formula="of:=+[.C186]" office:value-type="float" office:value="679.135748455254" calcext:value-type="float">
            <text:p>679.135748455254</text:p>
          </table:table-cell>
          <table:table-cell table:formula="of:=+[.E185]-(2*[.E185]/(4*[.B186]+1))" office:value-type="float" office:value="3588.21910210271" calcext:value-type="float">
            <text:p>3588.21910210271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+[.C186]-(6*[.C186]/(9*[.B187] + 3))" office:value-type="float" office:value="676.666163915416" calcext:value-type="float">
            <text:p>676.666163915416</text:p>
          </table:table-cell>
          <table:table-cell table:formula="of:=+[.C187]" office:value-type="float" office:value="676.666163915416" calcext:value-type="float">
            <text:p>676.666163915416</text:p>
          </table:table-cell>
          <table:table-cell table:formula="of:=+[.E186]-(2*[.E186]/(4*[.B187]+1))" office:value-type="float" office:value="3578.42859977773" calcext:value-type="float">
            <text:p>3578.42859977773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+[.C187]-(6*[.C187]/(9*[.B188] + 3))" office:value-type="float" office:value="674.218908349719" calcext:value-type="float">
            <text:p>674.218908349719</text:p>
          </table:table-cell>
          <table:table-cell table:formula="of:=+[.C188]" office:value-type="float" office:value="674.218908349719" calcext:value-type="float">
            <text:p>674.218908349719</text:p>
          </table:table-cell>
          <table:table-cell table:formula="of:=+[.E187]-(2*[.E187]/(4*[.B188]+1))" office:value-type="float" office:value="3568.71780303478" calcext:value-type="float">
            <text:p>3568.71780303478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+[.C188]-(6*[.C188]/(9*[.B189] + 3))" office:value-type="float" office:value="671.793660477957" calcext:value-type="float">
            <text:p>671.793660477957</text:p>
          </table:table-cell>
          <table:table-cell table:formula="of:=+[.C189]" office:value-type="float" office:value="671.793660477957" calcext:value-type="float">
            <text:p>671.793660477957</text:p>
          </table:table-cell>
          <table:table-cell table:formula="of:=+[.E188]-(2*[.E188]/(4*[.B189]+1))" office:value-type="float" office:value="3559.08563622497" calcext:value-type="float">
            <text:p>3559.08563622497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+[.C189]-(6*[.C189]/(9*[.B190] + 3))" office:value-type="float" office:value="669.390105342079" calcext:value-type="float">
            <text:p>669.390105342079</text:p>
          </table:table-cell>
          <table:table-cell table:formula="of:=+[.C190]" office:value-type="float" office:value="669.390105342079" calcext:value-type="float">
            <text:p>669.390105342079</text:p>
          </table:table-cell>
          <table:table-cell table:formula="of:=+[.E189]-(2*[.E189]/(4*[.B190]+1))" office:value-type="float" office:value="3549.53104391296" calcext:value-type="float">
            <text:p>3549.53104391296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+[.C190]-(6*[.C190]/(9*[.B191] + 3))" office:value-type="float" office:value="667.007934148691" calcext:value-type="float">
            <text:p>667.007934148691</text:p>
          </table:table-cell>
          <table:table-cell table:formula="of:=+[.C191]" office:value-type="float" office:value="667.007934148691" calcext:value-type="float">
            <text:p>667.007934148691</text:p>
          </table:table-cell>
          <table:table-cell table:formula="of:=+[.E190]-(2*[.E190]/(4*[.B191]+1))" office:value-type="float" office:value="3540.05299039116" calcext:value-type="float">
            <text:p>3540.05299039116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+[.C191]-(6*[.C191]/(9*[.B192] + 3))" office:value-type="float" office:value="664.646844116306" calcext:value-type="float">
            <text:p>664.646844116306</text:p>
          </table:table-cell>
          <table:table-cell table:formula="of:=+[.C192]" office:value-type="float" office:value="664.646844116306" calcext:value-type="float">
            <text:p>664.646844116306</text:p>
          </table:table-cell>
          <table:table-cell table:formula="of:=+[.E191]-(2*[.E191]/(4*[.B192]+1))" office:value-type="float" office:value="3530.65045920818" calcext:value-type="float">
            <text:p>3530.65045920818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+[.C192]-(6*[.C192]/(9*[.B193] + 3))" office:value-type="float" office:value="662.306538327164" calcext:value-type="float">
            <text:p>662.306538327164</text:p>
          </table:table-cell>
          <table:table-cell table:formula="of:=+[.C193]" office:value-type="float" office:value="662.306538327164" calcext:value-type="float">
            <text:p>662.306538327164</text:p>
          </table:table-cell>
          <table:table-cell table:formula="of:=+[.E192]-(2*[.E192]/(4*[.B193]+1))" office:value-type="float" office:value="3521.32245271093" calcext:value-type="float">
            <text:p>3521.32245271093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+[.C193]-(6*[.C193]/(9*[.B194] + 3))" office:value-type="float" office:value="659.986725583461" calcext:value-type="float">
            <text:p>659.986725583461</text:p>
          </table:table-cell>
          <table:table-cell table:formula="of:=+[.C194]" office:value-type="float" office:value="659.986725583461" calcext:value-type="float">
            <text:p>659.986725583461</text:p>
          </table:table-cell>
          <table:table-cell table:formula="of:=+[.E193]-(2*[.E193]/(4*[.B194]+1))" office:value-type="float" office:value="3512.0679916" calcext:value-type="float">
            <text:p>3512.0679916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+[.C194]-(6*[.C194]/(9*[.B195] + 3))" office:value-type="float" office:value="657.687120267839" calcext:value-type="float">
            <text:p>657.687120267839</text:p>
          </table:table-cell>
          <table:table-cell table:formula="of:=+[.C195]" office:value-type="float" office:value="657.687120267839" calcext:value-type="float">
            <text:p>657.687120267839</text:p>
          </table:table-cell>
          <table:table-cell table:formula="of:=+[.E194]-(2*[.E194]/(4*[.B195]+1))" office:value-type="float" office:value="3502.88611449778" calcext:value-type="float">
            <text:p>3502.88611449778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+[.C195]-(6*[.C195]/(9*[.B196] + 3))" office:value-type="float" office:value="655.407442207986" calcext:value-type="float">
            <text:p>655.407442207986</text:p>
          </table:table-cell>
          <table:table-cell table:formula="of:=+[.C196]" office:value-type="float" office:value="655.407442207986" calcext:value-type="float">
            <text:p>655.407442207986</text:p>
          </table:table-cell>
          <table:table-cell table:formula="of:=+[.E195]-(2*[.E195]/(4*[.B196]+1))" office:value-type="float" office:value="3493.77587752899" calcext:value-type="float">
            <text:p>3493.77587752899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+[.C196]-(6*[.C196]/(9*[.B197] + 3))" office:value-type="float" office:value="653.147416545199" calcext:value-type="float">
            <text:p>653.147416545199</text:p>
          </table:table-cell>
          <table:table-cell table:formula="of:=+[.C197]" office:value-type="float" office:value="653.147416545199" calcext:value-type="float">
            <text:p>653.147416545199</text:p>
          </table:table-cell>
          <table:table-cell table:formula="of:=+[.E196]-(2*[.E196]/(4*[.B197]+1))" office:value-type="float" office:value="3484.73635391313" calcext:value-type="float">
            <text:p>3484.73635391313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+[.C197]-(6*[.C197]/(9*[.B198] + 3))" office:value-type="float" office:value="650.906773606794" calcext:value-type="float">
            <text:p>650.906773606794</text:p>
          </table:table-cell>
          <table:table-cell table:formula="of:=+[.C198]" office:value-type="float" office:value="650.906773606794" calcext:value-type="float">
            <text:p>650.906773606794</text:p>
          </table:table-cell>
          <table:table-cell table:formula="of:=+[.E197]-(2*[.E197]/(4*[.B198]+1))" office:value-type="float" office:value="3475.76663356844" calcext:value-type="float">
            <text:p>3475.76663356844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+[.C198]-(6*[.C198]/(9*[.B199] + 3))" office:value-type="float" office:value="648.685248782197" calcext:value-type="float">
            <text:p>648.685248782197</text:p>
          </table:table-cell>
          <table:table-cell table:formula="of:=+[.C199]" office:value-type="float" office:value="648.685248782197" calcext:value-type="float">
            <text:p>648.685248782197</text:p>
          </table:table-cell>
          <table:table-cell table:formula="of:=+[.E198]-(2*[.E198]/(4*[.B199]+1))" office:value-type="float" office:value="3466.86582272704" calcext:value-type="float">
            <text:p>3466.86582272704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+[.C199]-(6*[.C199]/(9*[.B200] + 3))" office:value-type="float" office:value="646.482582402631" calcext:value-type="float">
            <text:p>646.482582402631</text:p>
          </table:table-cell>
          <table:table-cell table:formula="of:=+[.C200]" office:value-type="float" office:value="646.482582402631" calcext:value-type="float">
            <text:p>646.482582402631</text:p>
          </table:table-cell>
          <table:table-cell table:formula="of:=+[.E199]-(2*[.E199]/(4*[.B200]+1))" office:value-type="float" office:value="3458.03304356085" calcext:value-type="float">
            <text:p>3458.03304356085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+[.C200]-(6*[.C200]/(9*[.B201] + 3))" office:value-type="float" office:value="644.298519624244" calcext:value-type="float">
            <text:p>644.298519624244</text:p>
          </table:table-cell>
          <table:table-cell table:formula="of:=+[.C201]" office:value-type="float" office:value="644.298519624244" calcext:value-type="float">
            <text:p>644.298519624244</text:p>
          </table:table-cell>
          <table:table-cell table:formula="of:=+[.E200]-(2*[.E200]/(4*[.B201]+1))" office:value-type="float" office:value="3449.26743381799" calcext:value-type="float">
            <text:p>3449.26743381799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+[.C201]-(6*[.C201]/(9*[.B202] + 3))" office:value-type="float" office:value="642.132810314583" calcext:value-type="float">
            <text:p>642.132810314583</text:p>
          </table:table-cell>
          <table:table-cell table:formula="of:=+[.C202]" office:value-type="float" office:value="642.132810314583" calcext:value-type="float">
            <text:p>642.132810314583</text:p>
          </table:table-cell>
          <table:table-cell table:formula="of:=+[.E201]-(2*[.E201]/(4*[.B202]+1))" office:value-type="float" office:value="3440.56814646914" calcext:value-type="float">
            <text:p>3440.5681464691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+[.C202]-(6*[.C202]/(9*[.B203] + 3))" office:value-type="float" office:value="639.985208942293" calcext:value-type="float">
            <text:p>639.985208942293</text:p>
          </table:table-cell>
          <table:table-cell table:formula="of:=+[.C203]" office:value-type="float" office:value="639.985208942293" calcext:value-type="float">
            <text:p>639.985208942293</text:p>
          </table:table-cell>
          <table:table-cell table:formula="of:=+[.E202]-(2*[.E202]/(4*[.B203]+1))" office:value-type="float" office:value="3431.93434936382" calcext:value-type="float">
            <text:p>3431.9343493638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+[.C203]-(6*[.C203]/(9*[.B204] + 3))" office:value-type="float" office:value="637.85547446994" calcext:value-type="float">
            <text:p>637.85547446994</text:p>
          </table:table-cell>
          <table:table-cell table:formula="of:=+[.C204]" office:value-type="float" office:value="637.85547446994" calcext:value-type="float">
            <text:p>637.85547446994</text:p>
          </table:table-cell>
          <table:table-cell table:formula="of:=+[.E203]-(2*[.E203]/(4*[.B204]+1))" office:value-type="float" office:value="3423.365224896" calcext:value-type="float">
            <text:p>3423.365224896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+[.C204]-(6*[.C204]/(9*[.B205] + 3))" office:value-type="float" office:value="635.74337024984" calcext:value-type="float">
            <text:p>635.74337024984</text:p>
          </table:table-cell>
          <table:table-cell table:formula="of:=+[.C205]" office:value-type="float" office:value="635.74337024984" calcext:value-type="float">
            <text:p>635.74337024984</text:p>
          </table:table-cell>
          <table:table-cell table:formula="of:=+[.E204]-(2*[.E204]/(4*[.B205]+1))" office:value-type="float" office:value="3414.85996967886" calcext:value-type="float">
            <text:p>3414.85996967886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+[.C205]-(6*[.C205]/(9*[.B206] + 3))" office:value-type="float" office:value="633.648663922823" calcext:value-type="float">
            <text:p>633.648663922823</text:p>
          </table:table-cell>
          <table:table-cell table:formula="of:=+[.C206]" office:value-type="float" office:value="633.648663922823" calcext:value-type="float">
            <text:p>633.648663922823</text:p>
          </table:table-cell>
          <table:table-cell table:formula="of:=+[.E205]-(2*[.E205]/(4*[.B206]+1))" office:value-type="float" office:value="3406.41779422848" calcext:value-type="float">
            <text:p>3406.41779422848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+[.C206]-(6*[.C206]/(9*[.B207] + 3))" office:value-type="float" office:value="631.571127319797" calcext:value-type="float">
            <text:p>631.571127319797</text:p>
          </table:table-cell>
          <table:table-cell table:formula="of:=+[.C207]" office:value-type="float" office:value="631.571127319797" calcext:value-type="float">
            <text:p>631.571127319797</text:p>
          </table:table-cell>
          <table:table-cell table:formula="of:=+[.E206]-(2*[.E206]/(4*[.B207]+1))" office:value-type="float" office:value="3398.03792265597" calcext:value-type="float">
            <text:p>3398.03792265597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+[.C207]-(6*[.C207]/(9*[.B208] + 3))" office:value-type="float" office:value="629.510536366062" calcext:value-type="float">
            <text:p>629.510536366062</text:p>
          </table:table-cell>
          <table:table-cell table:formula="of:=+[.C208]" office:value-type="float" office:value="629.510536366062" calcext:value-type="float">
            <text:p>629.510536366062</text:p>
          </table:table-cell>
          <table:table-cell table:formula="of:=+[.E207]-(2*[.E207]/(4*[.B208]+1))" office:value-type="float" office:value="3389.71959236795" calcext:value-type="float">
            <text:p>3389.71959236795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+[.C208]-(6*[.C208]/(9*[.B209] + 3))" office:value-type="float" office:value="627.46667098825" calcext:value-type="float">
            <text:p>627.46667098825</text:p>
          </table:table-cell>
          <table:table-cell table:formula="of:=+[.C209]" office:value-type="float" office:value="627.46667098825" calcext:value-type="float">
            <text:p>627.46667098825</text:p>
          </table:table-cell>
          <table:table-cell table:formula="of:=+[.E208]-(2*[.E208]/(4*[.B209]+1))" office:value-type="float" office:value="3381.46205377509" calcext:value-type="float">
            <text:p>3381.46205377509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+[.C209]-(6*[.C209]/(9*[.B210] + 3))" office:value-type="float" office:value="625.439315023829" calcext:value-type="float">
            <text:p>625.439315023829</text:p>
          </table:table-cell>
          <table:table-cell table:formula="of:=+[.C210]" office:value-type="float" office:value="625.439315023829" calcext:value-type="float">
            <text:p>625.439315023829</text:p>
          </table:table-cell>
          <table:table-cell table:formula="of:=+[.E209]-(2*[.E209]/(4*[.B210]+1))" office:value-type="float" office:value="3373.26457000836" calcext:value-type="float">
            <text:p>3373.26457000836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+[.C210]-(6*[.C210]/(9*[.B211] + 3))" office:value-type="float" office:value="623.428256133077" calcext:value-type="float">
            <text:p>623.428256133077</text:p>
          </table:table-cell>
          <table:table-cell table:formula="of:=+[.C211]" office:value-type="float" office:value="623.428256133077" calcext:value-type="float">
            <text:p>623.428256133077</text:p>
          </table:table-cell>
          <table:table-cell table:formula="of:=+[.E210]-(2*[.E210]/(4*[.B211]+1))" office:value-type="float" office:value="3365.12641664284" calcext:value-type="float">
            <text:p>3365.12641664284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+[.C211]-(6*[.C211]/(9*[.B212] + 3))" office:value-type="float" office:value="621.433285713452" calcext:value-type="float">
            <text:p>621.433285713452</text:p>
          </table:table-cell>
          <table:table-cell table:formula="of:=+[.C212]" office:value-type="float" office:value="621.433285713452" calcext:value-type="float">
            <text:p>621.433285713452</text:p>
          </table:table-cell>
          <table:table-cell table:formula="of:=+[.E211]-(2*[.E211]/(4*[.B212]+1))" office:value-type="float" office:value="3357.04688142881" calcext:value-type="float">
            <text:p>3357.04688142881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+[.C212]-(6*[.C212]/(9*[.B213] + 3))" office:value-type="float" office:value="619.454198816275" calcext:value-type="float">
            <text:p>619.454198816275</text:p>
          </table:table-cell>
          <table:table-cell table:formula="of:=+[.C213]" office:value-type="float" office:value="619.454198816275" calcext:value-type="float">
            <text:p>619.454198816275</text:p>
          </table:table-cell>
          <table:table-cell table:formula="of:=+[.E212]-(2*[.E212]/(4*[.B213]+1))" office:value-type="float" office:value="3349.02526402994" calcext:value-type="float">
            <text:p>3349.02526402994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+[.C213]-(6*[.C213]/(9*[.B214] + 3))" office:value-type="float" office:value="617.490794065669" calcext:value-type="float">
            <text:p>617.490794065669</text:p>
          </table:table-cell>
          <table:table-cell table:formula="of:=+[.C214]" office:value-type="float" office:value="617.490794065669" calcext:value-type="float">
            <text:p>617.490794065669</text:p>
          </table:table-cell>
          <table:table-cell table:formula="of:=+[.E213]-(2*[.E213]/(4*[.B214]+1))" office:value-type="float" office:value="3341.06087576827" calcext:value-type="float">
            <text:p>3341.06087576827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+[.C214]-(6*[.C214]/(9*[.B215] + 3))" office:value-type="float" office:value="615.542873579657" calcext:value-type="float">
            <text:p>615.542873579657</text:p>
          </table:table-cell>
          <table:table-cell table:formula="of:=+[.C215]" office:value-type="float" office:value="615.542873579657" calcext:value-type="float">
            <text:p>615.542873579657</text:p>
          </table:table-cell>
          <table:table-cell table:formula="of:=+[.E214]-(2*[.E214]/(4*[.B215]+1))" office:value-type="float" office:value="3333.15303937592" calcext:value-type="float">
            <text:p>3333.15303937592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+[.C215]-(6*[.C215]/(9*[.B216] + 3))" office:value-type="float" office:value="613.610242893379" calcext:value-type="float">
            <text:p>613.610242893379</text:p>
          </table:table-cell>
          <table:table-cell table:formula="of:=+[.C216]" office:value-type="float" office:value="613.610242893379" calcext:value-type="float">
            <text:p>613.610242893379</text:p>
          </table:table-cell>
          <table:table-cell table:formula="of:=+[.E215]-(2*[.E215]/(4*[.B216]+1))" office:value-type="float" office:value="3325.30108875313" calcext:value-type="float">
            <text:p>3325.30108875313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+[.C216]-(6*[.C216]/(9*[.B217] + 3))" office:value-type="float" office:value="611.692710884337" calcext:value-type="float">
            <text:p>611.692710884337</text:p>
          </table:table-cell>
          <table:table-cell table:formula="of:=+[.C217]" office:value-type="float" office:value="611.692710884337" calcext:value-type="float">
            <text:p>611.692710884337</text:p>
          </table:table-cell>
          <table:table-cell table:formula="of:=+[.E216]-(2*[.E216]/(4*[.B217]+1))" office:value-type="float" office:value="3317.50436873261" calcext:value-type="float">
            <text:p>3317.50436873261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+[.C217]-(6*[.C217]/(9*[.B218] + 3))" office:value-type="float" office:value="609.790089699627" calcext:value-type="float">
            <text:p>609.790089699627</text:p>
          </table:table-cell>
          <table:table-cell table:formula="of:=+[.C218]" office:value-type="float" office:value="609.790089699627" calcext:value-type="float">
            <text:p>609.790089699627</text:p>
          </table:table-cell>
          <table:table-cell table:formula="of:=+[.E217]-(2*[.E217]/(4*[.B218]+1))" office:value-type="float" office:value="3309.76223484992" calcext:value-type="float">
            <text:p>3309.76223484992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+[.C218]-(6*[.C218]/(9*[.B219] + 3))" office:value-type="float" office:value="607.902194685077" calcext:value-type="float">
            <text:p>607.902194685077</text:p>
          </table:table-cell>
          <table:table-cell table:formula="of:=+[.C219]" office:value-type="float" office:value="607.902194685077" calcext:value-type="float">
            <text:p>607.902194685077</text:p>
          </table:table-cell>
          <table:table-cell table:formula="of:=+[.E218]-(2*[.E218]/(4*[.B219]+1))" office:value-type="float" office:value="3302.07405311972" calcext:value-type="float">
            <text:p>3302.07405311972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+[.C219]-(6*[.C219]/(9*[.B220] + 3))" office:value-type="float" office:value="606.028844316248" calcext:value-type="float">
            <text:p>606.028844316248</text:p>
          </table:table-cell>
          <table:table-cell table:formula="of:=+[.C220]" office:value-type="float" office:value="606.028844316248" calcext:value-type="float">
            <text:p>606.028844316248</text:p>
          </table:table-cell>
          <table:table-cell table:formula="of:=+[.E219]-(2*[.E219]/(4*[.B220]+1))" office:value-type="float" office:value="3294.43919981771" calcext:value-type="float">
            <text:p>3294.43919981771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+[.C220]-(6*[.C220]/(9*[.B221] + 3))" office:value-type="float" office:value="604.169860131229" calcext:value-type="float">
            <text:p>604.169860131229</text:p>
          </table:table-cell>
          <table:table-cell table:formula="of:=+[.C221]" office:value-type="float" office:value="604.169860131229" calcext:value-type="float">
            <text:p>604.169860131229</text:p>
          </table:table-cell>
          <table:table-cell table:formula="of:=+[.E220]-(2*[.E220]/(4*[.B221]+1))" office:value-type="float" office:value="3286.85706126807" calcext:value-type="float">
            <text:p>3286.85706126807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+[.C221]-(6*[.C221]/(9*[.B222] + 3))" office:value-type="float" office:value="602.325066665179" calcext:value-type="float">
            <text:p>602.325066665179</text:p>
          </table:table-cell>
          <table:table-cell table:formula="of:=+[.C222]" office:value-type="float" office:value="602.325066665179" calcext:value-type="float">
            <text:p>602.325066665179</text:p>
          </table:table-cell>
          <table:table-cell table:formula="of:=+[.E221]-(2*[.E221]/(4*[.B222]+1))" office:value-type="float" office:value="3279.3270336363" calcext:value-type="float">
            <text:p>3279.3270336363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+[.C222]-(6*[.C222]/(9*[.B223] + 3))" office:value-type="float" office:value="600.494291386562" calcext:value-type="float">
            <text:p>600.494291386562</text:p>
          </table:table-cell>
          <table:table-cell table:formula="of:=+[.C223]" office:value-type="float" office:value="600.494291386562" calcext:value-type="float">
            <text:p>600.494291386562</text:p>
          </table:table-cell>
          <table:table-cell table:formula="of:=+[.E222]-(2*[.E222]/(4*[.B223]+1))" office:value-type="float" office:value="3271.84852272721" calcext:value-type="float">
            <text:p>3271.84852272721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+[.C223]-(6*[.C223]/(9*[.B224] + 3))" office:value-type="float" office:value="598.677364635014" calcext:value-type="float">
            <text:p>598.677364635014</text:p>
          </table:table-cell>
          <table:table-cell table:formula="of:=+[.C224]" office:value-type="float" office:value="598.677364635014" calcext:value-type="float">
            <text:p>598.677364635014</text:p>
          </table:table-cell>
          <table:table-cell table:formula="of:=+[.E223]-(2*[.E223]/(4*[.B224]+1))" office:value-type="float" office:value="3264.42094378799" calcext:value-type="float">
            <text:p>3264.42094378799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+[.C224]-(6*[.C224]/(9*[.B225] + 3))" office:value-type="float" office:value="596.874119560812" calcext:value-type="float">
            <text:p>596.874119560812</text:p>
          </table:table-cell>
          <table:table-cell table:formula="of:=+[.C225]" office:value-type="float" office:value="596.874119560812" calcext:value-type="float">
            <text:p>596.874119560812</text:p>
          </table:table-cell>
          <table:table-cell table:formula="of:=+[.E224]-(2*[.E224]/(4*[.B225]+1))" office:value-type="float" office:value="3257.04372131615" calcext:value-type="float">
            <text:p>3257.04372131615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+[.C225]-(6*[.C225]/(9*[.B226] + 3))" office:value-type="float" office:value="595.084392065877" calcext:value-type="float">
            <text:p>595.084392065877</text:p>
          </table:table-cell>
          <table:table-cell table:formula="of:=+[.C226]" office:value-type="float" office:value="595.084392065877" calcext:value-type="float">
            <text:p>595.084392065877</text:p>
          </table:table-cell>
          <table:table-cell table:formula="of:=+[.E225]-(2*[.E225]/(4*[.B226]+1))" office:value-type="float" office:value="3249.71628887224" calcext:value-type="float">
            <text:p>3249.71628887224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+[.C226]-(6*[.C226]/(9*[.B227] + 3))" office:value-type="float" office:value="593.308020746277" calcext:value-type="float">
            <text:p>593.308020746277</text:p>
          </table:table-cell>
          <table:table-cell table:formula="of:=+[.C227]" office:value-type="float" office:value="593.308020746277" calcext:value-type="float">
            <text:p>593.308020746277</text:p>
          </table:table-cell>
          <table:table-cell table:formula="of:=+[.E226]-(2*[.E226]/(4*[.B227]+1))" office:value-type="float" office:value="3242.43808889717" calcext:value-type="float">
            <text:p>3242.43808889717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+[.C227]-(6*[.C227]/(9*[.B228] + 3))" office:value-type="float" office:value="591.544846836184" calcext:value-type="float">
            <text:p>591.544846836184</text:p>
          </table:table-cell>
          <table:table-cell table:formula="of:=+[.C228]" office:value-type="float" office:value="591.544846836184" calcext:value-type="float">
            <text:p>591.544846836184</text:p>
          </table:table-cell>
          <table:table-cell table:formula="of:=+[.E227]-(2*[.E227]/(4*[.B228]+1))" office:value-type="float" office:value="3235.20857253396" calcext:value-type="float">
            <text:p>3235.20857253396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+[.C228]-(6*[.C228]/(9*[.B229] + 3))" office:value-type="float" office:value="589.794714153237" calcext:value-type="float">
            <text:p>589.794714153237</text:p>
          </table:table-cell>
          <table:table-cell table:formula="of:=+[.C229]" office:value-type="float" office:value="589.794714153237" calcext:value-type="float">
            <text:p>589.794714153237</text:p>
          </table:table-cell>
          <table:table-cell table:formula="of:=+[.E228]-(2*[.E228]/(4*[.B229]+1))" office:value-type="float" office:value="3228.02719945397" calcext:value-type="float">
            <text:p>3228.02719945397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+[.C229]-(6*[.C229]/(9*[.B230] + 3))" office:value-type="float" office:value="588.057469045275" calcext:value-type="float">
            <text:p>588.057469045275</text:p>
          </table:table-cell>
          <table:table-cell table:formula="of:=+[.C230]" office:value-type="float" office:value="588.057469045275" calcext:value-type="float">
            <text:p>588.057469045275</text:p>
          </table:table-cell>
          <table:table-cell table:formula="of:=+[.E229]-(2*[.E229]/(4*[.B230]+1))" office:value-type="float" office:value="3220.89343768723" calcext:value-type="float">
            <text:p>3220.89343768723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+[.C230]-(6*[.C230]/(9*[.B231] + 3))" office:value-type="float" office:value="586.332960338397" calcext:value-type="float">
            <text:p>586.332960338397</text:p>
          </table:table-cell>
          <table:table-cell table:formula="of:=+[.C231]" office:value-type="float" office:value="586.332960338397" calcext:value-type="float">
            <text:p>586.332960338397</text:p>
          </table:table-cell>
          <table:table-cell table:formula="of:=+[.E230]-(2*[.E230]/(4*[.B231]+1))" office:value-type="float" office:value="3213.80676345689" calcext:value-type="float">
            <text:p>3213.80676345689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+[.C231]-(6*[.C231]/(9*[.B232] + 3))" office:value-type="float" office:value="584.621039286314" calcext:value-type="float">
            <text:p>584.621039286314</text:p>
          </table:table-cell>
          <table:table-cell table:formula="of:=+[.C232]" office:value-type="float" office:value="584.621039286314" calcext:value-type="float">
            <text:p>584.621039286314</text:p>
          </table:table-cell>
          <table:table-cell table:formula="of:=+[.E231]-(2*[.E231]/(4*[.B232]+1))" office:value-type="float" office:value="3206.76666101777" calcext:value-type="float">
            <text:p>3206.76666101777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+[.C232]-(6*[.C232]/(9*[.B233] + 3))" office:value-type="float" office:value="582.921559520947" calcext:value-type="float">
            <text:p>582.921559520947</text:p>
          </table:table-cell>
          <table:table-cell table:formula="of:=+[.C233]" office:value-type="float" office:value="582.921559520947" calcext:value-type="float">
            <text:p>582.921559520947</text:p>
          </table:table-cell>
          <table:table-cell table:formula="of:=+[.E232]-(2*[.E232]/(4*[.B233]+1))" office:value-type="float" office:value="3199.77262249865" calcext:value-type="float">
            <text:p>3199.77262249865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+[.C233]-(6*[.C233]/(9*[.B234] + 3))" office:value-type="float" office:value="581.234377004244" calcext:value-type="float">
            <text:p>581.234377004244</text:p>
          </table:table-cell>
          <table:table-cell table:formula="of:=+[.C234]" office:value-type="float" office:value="581.234377004244" calcext:value-type="float">
            <text:p>581.234377004244</text:p>
          </table:table-cell>
          <table:table-cell table:formula="of:=+[.E233]-(2*[.E233]/(4*[.B234]+1))" office:value-type="float" office:value="3192.82414774838" calcext:value-type="float">
            <text:p>3192.82414774838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+[.C234]-(6*[.C234]/(9*[.B235] + 3))" office:value-type="float" office:value="579.559349981177" calcext:value-type="float">
            <text:p>579.559349981177</text:p>
          </table:table-cell>
          <table:table-cell table:formula="of:=+[.C235]" office:value-type="float" office:value="579.559349981177" calcext:value-type="float">
            <text:p>579.559349981177</text:p>
          </table:table-cell>
          <table:table-cell table:formula="of:=+[.E234]-(2*[.E234]/(4*[.B235]+1))" office:value-type="float" office:value="3185.92074418568" calcext:value-type="float">
            <text:p>3185.92074418568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+[.C235]-(6*[.C235]/(9*[.B236] + 3))" office:value-type="float" office:value="577.896338933885" calcext:value-type="float">
            <text:p>577.896338933885</text:p>
          </table:table-cell>
          <table:table-cell table:formula="of:=+[.C236]" office:value-type="float" office:value="577.896338933885" calcext:value-type="float">
            <text:p>577.896338933885</text:p>
          </table:table-cell>
          <table:table-cell table:formula="of:=+[.E235]-(2*[.E235]/(4*[.B236]+1))" office:value-type="float" office:value="3179.06192665245" calcext:value-type="float">
            <text:p>3179.06192665245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+[.C236]-(6*[.C236]/(9*[.B237] + 3))" office:value-type="float" office:value="576.245206536931" calcext:value-type="float">
            <text:p>576.245206536931</text:p>
          </table:table-cell>
          <table:table-cell table:formula="of:=+[.C237]" office:value-type="float" office:value="576.245206536931" calcext:value-type="float">
            <text:p>576.245206536931</text:p>
          </table:table-cell>
          <table:table-cell table:formula="of:=+[.E236]-(2*[.E236]/(4*[.B237]+1))" office:value-type="float" office:value="3172.24721727056" calcext:value-type="float">
            <text:p>3172.24721727056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+[.C237]-(6*[.C237]/(9*[.B238] + 3))" office:value-type="float" office:value="574.60581761364" calcext:value-type="float">
            <text:p>574.60581761364</text:p>
          </table:table-cell>
          <table:table-cell table:formula="of:=+[.C238]" office:value-type="float" office:value="574.60581761364" calcext:value-type="float">
            <text:p>574.60581761364</text:p>
          </table:table-cell>
          <table:table-cell table:formula="of:=+[.E237]-(2*[.E237]/(4*[.B238]+1))" office:value-type="float" office:value="3165.476145302" calcext:value-type="float">
            <text:p>3165.476145302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+[.C238]-(6*[.C238]/(9*[.B239] + 3))" office:value-type="float" office:value="572.978039093488" calcext:value-type="float">
            <text:p>572.978039093488</text:p>
          </table:table-cell>
          <table:table-cell table:formula="of:=+[.C239]" office:value-type="float" office:value="572.978039093488" calcext:value-type="float">
            <text:p>572.978039093488</text:p>
          </table:table-cell>
          <table:table-cell table:formula="of:=+[.E238]-(2*[.E238]/(4*[.B239]+1))" office:value-type="float" office:value="3158.7482470123" calcext:value-type="float">
            <text:p>3158.7482470123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+[.C239]-(6*[.C239]/(9*[.B240] + 3))" office:value-type="float" office:value="571.361739970516" calcext:value-type="float">
            <text:p>571.361739970516</text:p>
          </table:table-cell>
          <table:table-cell table:formula="of:=+[.C240]" office:value-type="float" office:value="571.361739970516" calcext:value-type="float">
            <text:p>571.361739970516</text:p>
          </table:table-cell>
          <table:table-cell table:formula="of:=+[.E239]-(2*[.E239]/(4*[.B240]+1))" office:value-type="float" office:value="3152.06306553715" calcext:value-type="float">
            <text:p>3152.06306553715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+[.C240]-(6*[.C240]/(9*[.B241] + 3))" office:value-type="float" office:value="569.756791262734" calcext:value-type="float">
            <text:p>569.756791262734</text:p>
          </table:table-cell>
          <table:table-cell table:formula="of:=+[.C241]" office:value-type="float" office:value="569.756791262734" calcext:value-type="float">
            <text:p>569.756791262734</text:p>
          </table:table-cell>
          <table:table-cell table:formula="of:=+[.E240]-(2*[.E240]/(4*[.B241]+1))" office:value-type="float" office:value="3145.42015075203" calcext:value-type="float">
            <text:p>3145.42015075203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+[.C241]-(6*[.C241]/(9*[.B242] + 3))" office:value-type="float" office:value="568.163065972488" calcext:value-type="float">
            <text:p>568.163065972488</text:p>
          </table:table-cell>
          <table:table-cell table:formula="of:=+[.C242]" office:value-type="float" office:value="568.163065972488" calcext:value-type="float">
            <text:p>568.163065972488</text:p>
          </table:table-cell>
          <table:table-cell table:formula="of:=+[.E241]-(2*[.E241]/(4*[.B242]+1))" office:value-type="float" office:value="3138.819059145" calcext:value-type="float">
            <text:p>3138.819059145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+[.C242]-(6*[.C242]/(9*[.B243] + 3))" office:value-type="float" office:value="566.580439047774" calcext:value-type="float">
            <text:p>566.580439047774</text:p>
          </table:table-cell>
          <table:table-cell table:formula="of:=+[.C243]" office:value-type="float" office:value="566.580439047774" calcext:value-type="float">
            <text:p>566.580439047774</text:p>
          </table:table-cell>
          <table:table-cell table:formula="of:=+[.E242]-(2*[.E242]/(4*[.B243]+1))" office:value-type="float" office:value="3132.25935369224" calcext:value-type="float">
            <text:p>3132.25935369224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+[.C243]-(6*[.C243]/(9*[.B244] + 3))" office:value-type="float" office:value="565.008787344451" calcext:value-type="float">
            <text:p>565.008787344451</text:p>
          </table:table-cell>
          <table:table-cell table:formula="of:=+[.C244]" office:value-type="float" office:value="565.008787344451" calcext:value-type="float">
            <text:p>565.008787344451</text:p>
          </table:table-cell>
          <table:table-cell table:formula="of:=+[.E243]-(2*[.E243]/(4*[.B244]+1))" office:value-type="float" office:value="3125.74060373658" calcext:value-type="float">
            <text:p>3125.74060373658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+[.C244]-(6*[.C244]/(9*[.B245] + 3))" office:value-type="float" office:value="563.447989589356" calcext:value-type="float">
            <text:p>563.447989589356</text:p>
          </table:table-cell>
          <table:table-cell table:formula="of:=+[.C245]" office:value-type="float" office:value="563.447989589356" calcext:value-type="float">
            <text:p>563.447989589356</text:p>
          </table:table-cell>
          <table:table-cell table:formula="of:=+[.E244]-(2*[.E244]/(4*[.B245]+1))" office:value-type="float" office:value="3119.26238486874" calcext:value-type="float">
            <text:p>3119.26238486874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+[.C245]-(6*[.C245]/(9*[.B246] + 3))" office:value-type="float" office:value="561.897926344268" calcext:value-type="float">
            <text:p>561.897926344268</text:p>
          </table:table-cell>
          <table:table-cell table:formula="of:=+[.C246]" office:value-type="float" office:value="561.897926344268" calcext:value-type="float">
            <text:p>561.897926344268</text:p>
          </table:table-cell>
          <table:table-cell table:formula="of:=+[.E245]-(2*[.E245]/(4*[.B246]+1))" office:value-type="float" office:value="3112.82427881121" calcext:value-type="float">
            <text:p>3112.82427881121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+[.C246]-(6*[.C246]/(9*[.B247] + 3))" office:value-type="float" office:value="560.358479970722" calcext:value-type="float">
            <text:p>560.358479970722</text:p>
          </table:table-cell>
          <table:table-cell table:formula="of:=+[.C247]" office:value-type="float" office:value="560.358479970722" calcext:value-type="float">
            <text:p>560.358479970722</text:p>
          </table:table-cell>
          <table:table-cell table:formula="of:=+[.E246]-(2*[.E246]/(4*[.B247]+1))" office:value-type="float" office:value="3106.42587330492" calcext:value-type="float">
            <text:p>3106.42587330492</text:p>
          </table:table-cell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accel:</text:p>
          </table:table-cell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formula="of:=+ROUNDDOWN(0.676*2000000*SQRT(2/[.C1]);0)" office:value-type="float" office:value="30231" calcext:value-type="float">
            <text:p>3023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+4*[.B4]+1" office:value-type="float" office:value="5" calcext:value-type="float">
            <text:p>5</text:p>
          </table:table-cell>
          <table:table-cell table:formula="of:=+2*[.F3]" office:value-type="float" office:value="60462" calcext:value-type="float">
            <text:p>60462</text:p>
          </table:table-cell>
          <table:table-cell table:formula="of:=+ROUNDDOWN([.D4]/[.C4];0)" office:value-type="float" office:value="12092" calcext:value-type="float">
            <text:p>12092</text:p>
          </table:table-cell>
          <table:table-cell table:formula="of:=+[.F3]-[.E4]" office:value-type="float" office:value="18139" calcext:value-type="float">
            <text:p>1813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+4*[.B5]+1" office:value-type="float" office:value="9" calcext:value-type="float">
            <text:p>9</text:p>
          </table:table-cell>
          <table:table-cell table:formula="of:=+2*[.F4]" office:value-type="float" office:value="36278" calcext:value-type="float">
            <text:p>36278</text:p>
          </table:table-cell>
          <table:table-cell table:formula="of:=+ROUNDDOWN([.D5]/[.C5];0)" office:value-type="float" office:value="4030" calcext:value-type="float">
            <text:p>4030</text:p>
          </table:table-cell>
          <table:table-cell table:formula="of:=+[.F4]-[.E5]" office:value-type="float" office:value="14109" calcext:value-type="float">
            <text:p>1410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+4*[.B6]+1" office:value-type="float" office:value="13" calcext:value-type="float">
            <text:p>13</text:p>
          </table:table-cell>
          <table:table-cell table:formula="of:=+2*[.F5]" office:value-type="float" office:value="28218" calcext:value-type="float">
            <text:p>28218</text:p>
          </table:table-cell>
          <table:table-cell table:formula="of:=+ROUNDDOWN([.D6]/[.C6];0)" office:value-type="float" office:value="2170" calcext:value-type="float">
            <text:p>2170</text:p>
          </table:table-cell>
          <table:table-cell table:formula="of:=+[.F5]-[.E6]" office:value-type="float" office:value="11939" calcext:value-type="float">
            <text:p>1193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+4*[.B7]+1" office:value-type="float" office:value="17" calcext:value-type="float">
            <text:p>17</text:p>
          </table:table-cell>
          <table:table-cell table:formula="of:=+2*[.F6]" office:value-type="float" office:value="23878" calcext:value-type="float">
            <text:p>23878</text:p>
          </table:table-cell>
          <table:table-cell table:formula="of:=+ROUNDDOWN([.D7]/[.C7];0)" office:value-type="float" office:value="1404" calcext:value-type="float">
            <text:p>1404</text:p>
          </table:table-cell>
          <table:table-cell table:formula="of:=+[.F6]-[.E7]" office:value-type="float" office:value="10535" calcext:value-type="float">
            <text:p>1053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+4*[.B8]+1" office:value-type="float" office:value="21" calcext:value-type="float">
            <text:p>21</text:p>
          </table:table-cell>
          <table:table-cell table:formula="of:=+2*[.F7]" office:value-type="float" office:value="21070" calcext:value-type="float">
            <text:p>21070</text:p>
          </table:table-cell>
          <table:table-cell table:formula="of:=+ROUNDDOWN([.D8]/[.C8];0)" office:value-type="float" office:value="1003" calcext:value-type="float">
            <text:p>1003</text:p>
          </table:table-cell>
          <table:table-cell table:formula="of:=+[.F7]-[.E8]" office:value-type="float" office:value="9532" calcext:value-type="float">
            <text:p>953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+4*[.B9]+1" office:value-type="float" office:value="25" calcext:value-type="float">
            <text:p>25</text:p>
          </table:table-cell>
          <table:table-cell table:formula="of:=+2*[.F8]" office:value-type="float" office:value="19064" calcext:value-type="float">
            <text:p>19064</text:p>
          </table:table-cell>
          <table:table-cell table:formula="of:=+ROUNDDOWN([.D9]/[.C9];0)" office:value-type="float" office:value="762" calcext:value-type="float">
            <text:p>762</text:p>
          </table:table-cell>
          <table:table-cell table:formula="of:=+[.F8]-[.E9]" office:value-type="float" office:value="8770" calcext:value-type="float">
            <text:p>877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+4*[.B10]+1" office:value-type="float" office:value="29" calcext:value-type="float">
            <text:p>29</text:p>
          </table:table-cell>
          <table:table-cell table:formula="of:=+2*[.F9]" office:value-type="float" office:value="17540" calcext:value-type="float">
            <text:p>17540</text:p>
          </table:table-cell>
          <table:table-cell table:formula="of:=+ROUNDDOWN([.D10]/[.C10];0)" office:value-type="float" office:value="604" calcext:value-type="float">
            <text:p>604</text:p>
          </table:table-cell>
          <table:table-cell table:formula="of:=+[.F9]-[.E10]" office:value-type="float" office:value="8166" calcext:value-type="float">
            <text:p>816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+4*[.B11]+1" office:value-type="float" office:value="33" calcext:value-type="float">
            <text:p>33</text:p>
          </table:table-cell>
          <table:table-cell table:formula="of:=+2*[.F10]" office:value-type="float" office:value="16332" calcext:value-type="float">
            <text:p>16332</text:p>
          </table:table-cell>
          <table:table-cell table:formula="of:=+ROUNDDOWN([.D11]/[.C11];0)" office:value-type="float" office:value="494" calcext:value-type="float">
            <text:p>494</text:p>
          </table:table-cell>
          <table:table-cell table:formula="of:=+[.F10]-[.E11]" office:value-type="float" office:value="7672" calcext:value-type="float">
            <text:p>767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+4*[.B12]+1" office:value-type="float" office:value="37" calcext:value-type="float">
            <text:p>37</text:p>
          </table:table-cell>
          <table:table-cell table:formula="of:=+2*[.F11]" office:value-type="float" office:value="15344" calcext:value-type="float">
            <text:p>15344</text:p>
          </table:table-cell>
          <table:table-cell table:formula="of:=+ROUNDDOWN([.D12]/[.C12];0)" office:value-type="float" office:value="414" calcext:value-type="float">
            <text:p>414</text:p>
          </table:table-cell>
          <table:table-cell table:formula="of:=+[.F11]-[.E12]" office:value-type="float" office:value="7258" calcext:value-type="float">
            <text:p>725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+4*[.B13]+1" office:value-type="float" office:value="41" calcext:value-type="float">
            <text:p>41</text:p>
          </table:table-cell>
          <table:table-cell table:formula="of:=+2*[.F12]" office:value-type="float" office:value="14516" calcext:value-type="float">
            <text:p>14516</text:p>
          </table:table-cell>
          <table:table-cell table:formula="of:=+ROUNDDOWN([.D13]/[.C13];0)" office:value-type="float" office:value="354" calcext:value-type="float">
            <text:p>354</text:p>
          </table:table-cell>
          <table:table-cell table:formula="of:=+[.F12]-[.E13]" office:value-type="float" office:value="6904" calcext:value-type="float">
            <text:p>690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+4*[.B14]+1" office:value-type="float" office:value="45" calcext:value-type="float">
            <text:p>45</text:p>
          </table:table-cell>
          <table:table-cell table:formula="of:=+2*[.F13]" office:value-type="float" office:value="13808" calcext:value-type="float">
            <text:p>13808</text:p>
          </table:table-cell>
          <table:table-cell table:formula="of:=+ROUNDDOWN([.D14]/[.C14];0)" office:value-type="float" office:value="306" calcext:value-type="float">
            <text:p>306</text:p>
          </table:table-cell>
          <table:table-cell table:formula="of:=+[.F13]-[.E14]" office:value-type="float" office:value="6598" calcext:value-type="float">
            <text:p>659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+4*[.B15]+1" office:value-type="float" office:value="49" calcext:value-type="float">
            <text:p>49</text:p>
          </table:table-cell>
          <table:table-cell table:formula="of:=+2*[.F14]" office:value-type="float" office:value="13196" calcext:value-type="float">
            <text:p>13196</text:p>
          </table:table-cell>
          <table:table-cell table:formula="of:=+ROUNDDOWN([.D15]/[.C15];0)" office:value-type="float" office:value="269" calcext:value-type="float">
            <text:p>269</text:p>
          </table:table-cell>
          <table:table-cell table:formula="of:=+[.F14]-[.E15]" office:value-type="float" office:value="6329" calcext:value-type="float">
            <text:p>632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+4*[.B16]+1" office:value-type="float" office:value="53" calcext:value-type="float">
            <text:p>53</text:p>
          </table:table-cell>
          <table:table-cell table:formula="of:=+2*[.F15]" office:value-type="float" office:value="12658" calcext:value-type="float">
            <text:p>12658</text:p>
          </table:table-cell>
          <table:table-cell table:formula="of:=+ROUNDDOWN([.D16]/[.C16];0)" office:value-type="float" office:value="238" calcext:value-type="float">
            <text:p>238</text:p>
          </table:table-cell>
          <table:table-cell table:formula="of:=+[.F15]-[.E16]" office:value-type="float" office:value="6091" calcext:value-type="float">
            <text:p>609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+4*[.B17]+1" office:value-type="float" office:value="57" calcext:value-type="float">
            <text:p>57</text:p>
          </table:table-cell>
          <table:table-cell table:formula="of:=+2*[.F16]" office:value-type="float" office:value="12182" calcext:value-type="float">
            <text:p>12182</text:p>
          </table:table-cell>
          <table:table-cell table:formula="of:=+ROUNDDOWN([.D17]/[.C17];0)" office:value-type="float" office:value="213" calcext:value-type="float">
            <text:p>213</text:p>
          </table:table-cell>
          <table:table-cell table:formula="of:=+[.F16]-[.E17]" office:value-type="float" office:value="5878" calcext:value-type="float">
            <text:p>587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+4*[.B18]+1" office:value-type="float" office:value="61" calcext:value-type="float">
            <text:p>61</text:p>
          </table:table-cell>
          <table:table-cell table:formula="of:=+2*[.F17]" office:value-type="float" office:value="11756" calcext:value-type="float">
            <text:p>11756</text:p>
          </table:table-cell>
          <table:table-cell table:formula="of:=+ROUNDDOWN([.D18]/[.C18];0)" office:value-type="float" office:value="192" calcext:value-type="float">
            <text:p>192</text:p>
          </table:table-cell>
          <table:table-cell table:formula="of:=+[.F17]-[.E18]" office:value-type="float" office:value="5686" calcext:value-type="float">
            <text:p>568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+4*[.B19]+1" office:value-type="float" office:value="65" calcext:value-type="float">
            <text:p>65</text:p>
          </table:table-cell>
          <table:table-cell table:formula="of:=+2*[.F18]" office:value-type="float" office:value="11372" calcext:value-type="float">
            <text:p>11372</text:p>
          </table:table-cell>
          <table:table-cell table:formula="of:=+ROUNDDOWN([.D19]/[.C19];0)" office:value-type="float" office:value="174" calcext:value-type="float">
            <text:p>174</text:p>
          </table:table-cell>
          <table:table-cell table:formula="of:=+[.F18]-[.E19]" office:value-type="float" office:value="5512" calcext:value-type="float">
            <text:p>551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+4*[.B20]+1" office:value-type="float" office:value="69" calcext:value-type="float">
            <text:p>69</text:p>
          </table:table-cell>
          <table:table-cell table:formula="of:=+2*[.F19]" office:value-type="float" office:value="11024" calcext:value-type="float">
            <text:p>11024</text:p>
          </table:table-cell>
          <table:table-cell table:formula="of:=+ROUNDDOWN([.D20]/[.C20];0)" office:value-type="float" office:value="159" calcext:value-type="float">
            <text:p>159</text:p>
          </table:table-cell>
          <table:table-cell table:formula="of:=+[.F19]-[.E20]" office:value-type="float" office:value="5353" calcext:value-type="float">
            <text:p>535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+4*[.B21]+1" office:value-type="float" office:value="73" calcext:value-type="float">
            <text:p>73</text:p>
          </table:table-cell>
          <table:table-cell table:formula="of:=+2*[.F20]" office:value-type="float" office:value="10706" calcext:value-type="float">
            <text:p>10706</text:p>
          </table:table-cell>
          <table:table-cell table:formula="of:=+ROUNDDOWN([.D21]/[.C21];0)" office:value-type="float" office:value="146" calcext:value-type="float">
            <text:p>146</text:p>
          </table:table-cell>
          <table:table-cell table:formula="of:=+[.F20]-[.E21]" office:value-type="float" office:value="5207" calcext:value-type="float">
            <text:p>520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+4*[.B22]+1" office:value-type="float" office:value="77" calcext:value-type="float">
            <text:p>77</text:p>
          </table:table-cell>
          <table:table-cell table:formula="of:=+2*[.F21]" office:value-type="float" office:value="10414" calcext:value-type="float">
            <text:p>10414</text:p>
          </table:table-cell>
          <table:table-cell table:formula="of:=+ROUNDDOWN([.D22]/[.C22];0)" office:value-type="float" office:value="135" calcext:value-type="float">
            <text:p>135</text:p>
          </table:table-cell>
          <table:table-cell table:formula="of:=+[.F21]-[.E22]" office:value-type="float" office:value="5072" calcext:value-type="float">
            <text:p>507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+4*[.B23]+1" office:value-type="float" office:value="81" calcext:value-type="float">
            <text:p>81</text:p>
          </table:table-cell>
          <table:table-cell table:formula="of:=+2*[.F22]" office:value-type="float" office:value="10144" calcext:value-type="float">
            <text:p>10144</text:p>
          </table:table-cell>
          <table:table-cell table:formula="of:=+ROUNDDOWN([.D23]/[.C23];0)" office:value-type="float" office:value="125" calcext:value-type="float">
            <text:p>125</text:p>
          </table:table-cell>
          <table:table-cell table:formula="of:=+[.F22]-[.E23]" office:value-type="float" office:value="4947" calcext:value-type="float">
            <text:p>494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+4*[.B24]+1" office:value-type="float" office:value="85" calcext:value-type="float">
            <text:p>85</text:p>
          </table:table-cell>
          <table:table-cell table:formula="of:=+2*[.F23]" office:value-type="float" office:value="9894" calcext:value-type="float">
            <text:p>9894</text:p>
          </table:table-cell>
          <table:table-cell table:formula="of:=+ROUNDDOWN([.D24]/[.C24];0)" office:value-type="float" office:value="116" calcext:value-type="float">
            <text:p>116</text:p>
          </table:table-cell>
          <table:table-cell table:formula="of:=+[.F23]-[.E24]" office:value-type="float" office:value="4831" calcext:value-type="float">
            <text:p>483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+4*[.B25]+1" office:value-type="float" office:value="89" calcext:value-type="float">
            <text:p>89</text:p>
          </table:table-cell>
          <table:table-cell table:formula="of:=+2*[.F24]" office:value-type="float" office:value="9662" calcext:value-type="float">
            <text:p>9662</text:p>
          </table:table-cell>
          <table:table-cell table:formula="of:=+ROUNDDOWN([.D25]/[.C25];0)" office:value-type="float" office:value="108" calcext:value-type="float">
            <text:p>108</text:p>
          </table:table-cell>
          <table:table-cell table:formula="of:=+[.F24]-[.E25]" office:value-type="float" office:value="4723" calcext:value-type="float">
            <text:p>472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+4*[.B26]+1" office:value-type="float" office:value="93" calcext:value-type="float">
            <text:p>93</text:p>
          </table:table-cell>
          <table:table-cell table:formula="of:=+2*[.F25]" office:value-type="float" office:value="9446" calcext:value-type="float">
            <text:p>9446</text:p>
          </table:table-cell>
          <table:table-cell table:formula="of:=+ROUNDDOWN([.D26]/[.C26];0)" office:value-type="float" office:value="101" calcext:value-type="float">
            <text:p>101</text:p>
          </table:table-cell>
          <table:table-cell table:formula="of:=+[.F25]-[.E26]" office:value-type="float" office:value="4622" calcext:value-type="float">
            <text:p>462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+4*[.B27]+1" office:value-type="float" office:value="97" calcext:value-type="float">
            <text:p>97</text:p>
          </table:table-cell>
          <table:table-cell table:formula="of:=+2*[.F26]" office:value-type="float" office:value="9244" calcext:value-type="float">
            <text:p>9244</text:p>
          </table:table-cell>
          <table:table-cell table:formula="of:=+ROUNDDOWN([.D27]/[.C27];0)" office:value-type="float" office:value="95" calcext:value-type="float">
            <text:p>95</text:p>
          </table:table-cell>
          <table:table-cell table:formula="of:=+[.F26]-[.E27]" office:value-type="float" office:value="4527" calcext:value-type="float">
            <text:p>452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+4*[.B28]+1" office:value-type="float" office:value="101" calcext:value-type="float">
            <text:p>101</text:p>
          </table:table-cell>
          <table:table-cell table:formula="of:=+2*[.F27]" office:value-type="float" office:value="9054" calcext:value-type="float">
            <text:p>9054</text:p>
          </table:table-cell>
          <table:table-cell table:formula="of:=+ROUNDDOWN([.D28]/[.C28];0)" office:value-type="float" office:value="89" calcext:value-type="float">
            <text:p>89</text:p>
          </table:table-cell>
          <table:table-cell table:formula="of:=+[.F27]-[.E28]" office:value-type="float" office:value="4438" calcext:value-type="float">
            <text:p>443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+4*[.B29]+1" office:value-type="float" office:value="105" calcext:value-type="float">
            <text:p>105</text:p>
          </table:table-cell>
          <table:table-cell table:formula="of:=+2*[.F28]" office:value-type="float" office:value="8876" calcext:value-type="float">
            <text:p>8876</text:p>
          </table:table-cell>
          <table:table-cell table:formula="of:=+ROUNDDOWN([.D29]/[.C29];0)" office:value-type="float" office:value="84" calcext:value-type="float">
            <text:p>84</text:p>
          </table:table-cell>
          <table:table-cell table:formula="of:=+[.F28]-[.E29]" office:value-type="float" office:value="4354" calcext:value-type="float">
            <text:p>4354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+4*[.B30]+1" office:value-type="float" office:value="109" calcext:value-type="float">
            <text:p>109</text:p>
          </table:table-cell>
          <table:table-cell table:formula="of:=+2*[.F29]" office:value-type="float" office:value="8708" calcext:value-type="float">
            <text:p>8708</text:p>
          </table:table-cell>
          <table:table-cell table:formula="of:=+ROUNDDOWN([.D30]/[.C30];0)" office:value-type="float" office:value="79" calcext:value-type="float">
            <text:p>79</text:p>
          </table:table-cell>
          <table:table-cell table:formula="of:=+[.F29]-[.E30]" office:value-type="float" office:value="4275" calcext:value-type="float">
            <text:p>4275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+4*[.B31]+1" office:value-type="float" office:value="113" calcext:value-type="float">
            <text:p>113</text:p>
          </table:table-cell>
          <table:table-cell table:formula="of:=+2*[.F30]" office:value-type="float" office:value="8550" calcext:value-type="float">
            <text:p>8550</text:p>
          </table:table-cell>
          <table:table-cell table:formula="of:=+ROUNDDOWN([.D31]/[.C31];0)" office:value-type="float" office:value="75" calcext:value-type="float">
            <text:p>75</text:p>
          </table:table-cell>
          <table:table-cell table:formula="of:=+[.F30]-[.E31]" office:value-type="float" office:value="4200" calcext:value-type="float">
            <text:p>420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+4*[.B32]+1" office:value-type="float" office:value="117" calcext:value-type="float">
            <text:p>117</text:p>
          </table:table-cell>
          <table:table-cell table:formula="of:=+2*[.F31]" office:value-type="float" office:value="8400" calcext:value-type="float">
            <text:p>8400</text:p>
          </table:table-cell>
          <table:table-cell table:formula="of:=+ROUNDDOWN([.D32]/[.C32];0)" office:value-type="float" office:value="71" calcext:value-type="float">
            <text:p>71</text:p>
          </table:table-cell>
          <table:table-cell table:formula="of:=+[.F31]-[.E32]" office:value-type="float" office:value="4129" calcext:value-type="float">
            <text:p>412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+4*[.B33]+1" office:value-type="float" office:value="121" calcext:value-type="float">
            <text:p>121</text:p>
          </table:table-cell>
          <table:table-cell table:formula="of:=+2*[.F32]" office:value-type="float" office:value="8258" calcext:value-type="float">
            <text:p>8258</text:p>
          </table:table-cell>
          <table:table-cell table:formula="of:=+ROUNDDOWN([.D33]/[.C33];0)" office:value-type="float" office:value="68" calcext:value-type="float">
            <text:p>68</text:p>
          </table:table-cell>
          <table:table-cell table:formula="of:=+[.F32]-[.E33]" office:value-type="float" office:value="4061" calcext:value-type="float">
            <text:p>406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+4*[.B34]+1" office:value-type="float" office:value="125" calcext:value-type="float">
            <text:p>125</text:p>
          </table:table-cell>
          <table:table-cell table:formula="of:=+2*[.F33]" office:value-type="float" office:value="8122" calcext:value-type="float">
            <text:p>8122</text:p>
          </table:table-cell>
          <table:table-cell table:formula="of:=+ROUNDDOWN([.D34]/[.C34];0)" office:value-type="float" office:value="64" calcext:value-type="float">
            <text:p>64</text:p>
          </table:table-cell>
          <table:table-cell table:formula="of:=+[.F33]-[.E34]" office:value-type="float" office:value="3997" calcext:value-type="float">
            <text:p>399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+4*[.B35]+1" office:value-type="float" office:value="129" calcext:value-type="float">
            <text:p>129</text:p>
          </table:table-cell>
          <table:table-cell table:formula="of:=+2*[.F34]" office:value-type="float" office:value="7994" calcext:value-type="float">
            <text:p>7994</text:p>
          </table:table-cell>
          <table:table-cell table:formula="of:=+ROUNDDOWN([.D35]/[.C35];0)" office:value-type="float" office:value="61" calcext:value-type="float">
            <text:p>61</text:p>
          </table:table-cell>
          <table:table-cell table:formula="of:=+[.F34]-[.E35]" office:value-type="float" office:value="3936" calcext:value-type="float">
            <text:p>3936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+4*[.B36]+1" office:value-type="float" office:value="133" calcext:value-type="float">
            <text:p>133</text:p>
          </table:table-cell>
          <table:table-cell table:formula="of:=+2*[.F35]" office:value-type="float" office:value="7872" calcext:value-type="float">
            <text:p>7872</text:p>
          </table:table-cell>
          <table:table-cell table:formula="of:=+ROUNDDOWN([.D36]/[.C36];0)" office:value-type="float" office:value="59" calcext:value-type="float">
            <text:p>59</text:p>
          </table:table-cell>
          <table:table-cell table:formula="of:=+[.F35]-[.E36]" office:value-type="float" office:value="3877" calcext:value-type="float">
            <text:p>387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+4*[.B37]+1" office:value-type="float" office:value="137" calcext:value-type="float">
            <text:p>137</text:p>
          </table:table-cell>
          <table:table-cell table:formula="of:=+2*[.F36]" office:value-type="float" office:value="7754" calcext:value-type="float">
            <text:p>7754</text:p>
          </table:table-cell>
          <table:table-cell table:formula="of:=+ROUNDDOWN([.D37]/[.C37];0)" office:value-type="float" office:value="56" calcext:value-type="float">
            <text:p>56</text:p>
          </table:table-cell>
          <table:table-cell table:formula="of:=+[.F36]-[.E37]" office:value-type="float" office:value="3821" calcext:value-type="float">
            <text:p>382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+4*[.B38]+1" office:value-type="float" office:value="141" calcext:value-type="float">
            <text:p>141</text:p>
          </table:table-cell>
          <table:table-cell table:formula="of:=+2*[.F37]" office:value-type="float" office:value="7642" calcext:value-type="float">
            <text:p>7642</text:p>
          </table:table-cell>
          <table:table-cell table:formula="of:=+ROUNDDOWN([.D38]/[.C38];0)" office:value-type="float" office:value="54" calcext:value-type="float">
            <text:p>54</text:p>
          </table:table-cell>
          <table:table-cell table:formula="of:=+[.F37]-[.E38]" office:value-type="float" office:value="3767" calcext:value-type="float">
            <text:p>376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+4*[.B39]+1" office:value-type="float" office:value="145" calcext:value-type="float">
            <text:p>145</text:p>
          </table:table-cell>
          <table:table-cell table:formula="of:=+2*[.F38]" office:value-type="float" office:value="7534" calcext:value-type="float">
            <text:p>7534</text:p>
          </table:table-cell>
          <table:table-cell table:formula="of:=+ROUNDDOWN([.D39]/[.C39];0)" office:value-type="float" office:value="51" calcext:value-type="float">
            <text:p>51</text:p>
          </table:table-cell>
          <table:table-cell table:formula="of:=+[.F38]-[.E39]" office:value-type="float" office:value="3716" calcext:value-type="float">
            <text:p>371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+4*[.B40]+1" office:value-type="float" office:value="149" calcext:value-type="float">
            <text:p>149</text:p>
          </table:table-cell>
          <table:table-cell table:formula="of:=+2*[.F39]" office:value-type="float" office:value="7432" calcext:value-type="float">
            <text:p>7432</text:p>
          </table:table-cell>
          <table:table-cell table:formula="of:=+ROUNDDOWN([.D40]/[.C40];0)" office:value-type="float" office:value="49" calcext:value-type="float">
            <text:p>49</text:p>
          </table:table-cell>
          <table:table-cell table:formula="of:=+[.F39]-[.E40]" office:value-type="float" office:value="3667" calcext:value-type="float">
            <text:p>3667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+4*[.B41]+1" office:value-type="float" office:value="153" calcext:value-type="float">
            <text:p>153</text:p>
          </table:table-cell>
          <table:table-cell table:formula="of:=+2*[.F40]" office:value-type="float" office:value="7334" calcext:value-type="float">
            <text:p>7334</text:p>
          </table:table-cell>
          <table:table-cell table:formula="of:=+ROUNDDOWN([.D41]/[.C41];0)" office:value-type="float" office:value="47" calcext:value-type="float">
            <text:p>47</text:p>
          </table:table-cell>
          <table:table-cell table:formula="of:=+[.F40]-[.E41]" office:value-type="float" office:value="3620" calcext:value-type="float">
            <text:p>362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+4*[.B42]+1" office:value-type="float" office:value="157" calcext:value-type="float">
            <text:p>157</text:p>
          </table:table-cell>
          <table:table-cell table:formula="of:=+2*[.F41]" office:value-type="float" office:value="7240" calcext:value-type="float">
            <text:p>7240</text:p>
          </table:table-cell>
          <table:table-cell table:formula="of:=+ROUNDDOWN([.D42]/[.C42];0)" office:value-type="float" office:value="46" calcext:value-type="float">
            <text:p>46</text:p>
          </table:table-cell>
          <table:table-cell table:formula="of:=+[.F41]-[.E42]" office:value-type="float" office:value="3574" calcext:value-type="float">
            <text:p>357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+4*[.B43]+1" office:value-type="float" office:value="161" calcext:value-type="float">
            <text:p>161</text:p>
          </table:table-cell>
          <table:table-cell table:formula="of:=+2*[.F42]" office:value-type="float" office:value="7148" calcext:value-type="float">
            <text:p>7148</text:p>
          </table:table-cell>
          <table:table-cell table:formula="of:=+ROUNDDOWN([.D43]/[.C43];0)" office:value-type="float" office:value="44" calcext:value-type="float">
            <text:p>44</text:p>
          </table:table-cell>
          <table:table-cell table:formula="of:=+[.F42]-[.E43]" office:value-type="float" office:value="3530" calcext:value-type="float">
            <text:p>353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+4*[.B44]+1" office:value-type="float" office:value="165" calcext:value-type="float">
            <text:p>165</text:p>
          </table:table-cell>
          <table:table-cell table:formula="of:=+2*[.F43]" office:value-type="float" office:value="7060" calcext:value-type="float">
            <text:p>7060</text:p>
          </table:table-cell>
          <table:table-cell table:formula="of:=+ROUNDDOWN([.D44]/[.C44];0)" office:value-type="float" office:value="42" calcext:value-type="float">
            <text:p>42</text:p>
          </table:table-cell>
          <table:table-cell table:formula="of:=+[.F43]-[.E44]" office:value-type="float" office:value="3488" calcext:value-type="float">
            <text:p>3488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+4*[.B45]+1" office:value-type="float" office:value="169" calcext:value-type="float">
            <text:p>169</text:p>
          </table:table-cell>
          <table:table-cell table:formula="of:=+2*[.F44]" office:value-type="float" office:value="6976" calcext:value-type="float">
            <text:p>6976</text:p>
          </table:table-cell>
          <table:table-cell table:formula="of:=+ROUNDDOWN([.D45]/[.C45];0)" office:value-type="float" office:value="41" calcext:value-type="float">
            <text:p>41</text:p>
          </table:table-cell>
          <table:table-cell table:formula="of:=+[.F44]-[.E45]" office:value-type="float" office:value="3447" calcext:value-type="float">
            <text:p>344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+4*[.B46]+1" office:value-type="float" office:value="173" calcext:value-type="float">
            <text:p>173</text:p>
          </table:table-cell>
          <table:table-cell table:formula="of:=+2*[.F45]" office:value-type="float" office:value="6894" calcext:value-type="float">
            <text:p>6894</text:p>
          </table:table-cell>
          <table:table-cell table:formula="of:=+ROUNDDOWN([.D46]/[.C46];0)" office:value-type="float" office:value="39" calcext:value-type="float">
            <text:p>39</text:p>
          </table:table-cell>
          <table:table-cell table:formula="of:=+[.F45]-[.E46]" office:value-type="float" office:value="3408" calcext:value-type="float">
            <text:p>3408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+4*[.B47]+1" office:value-type="float" office:value="177" calcext:value-type="float">
            <text:p>177</text:p>
          </table:table-cell>
          <table:table-cell table:formula="of:=+2*[.F46]" office:value-type="float" office:value="6816" calcext:value-type="float">
            <text:p>6816</text:p>
          </table:table-cell>
          <table:table-cell table:formula="of:=+ROUNDDOWN([.D47]/[.C47];0)" office:value-type="float" office:value="38" calcext:value-type="float">
            <text:p>38</text:p>
          </table:table-cell>
          <table:table-cell table:formula="of:=+[.F46]-[.E47]" office:value-type="float" office:value="3370" calcext:value-type="float">
            <text:p>337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+4*[.B48]+1" office:value-type="float" office:value="181" calcext:value-type="float">
            <text:p>181</text:p>
          </table:table-cell>
          <table:table-cell table:formula="of:=+2*[.F47]" office:value-type="float" office:value="6740" calcext:value-type="float">
            <text:p>6740</text:p>
          </table:table-cell>
          <table:table-cell table:formula="of:=+ROUNDDOWN([.D48]/[.C48];0)" office:value-type="float" office:value="37" calcext:value-type="float">
            <text:p>37</text:p>
          </table:table-cell>
          <table:table-cell table:formula="of:=+[.F47]-[.E48]" office:value-type="float" office:value="3333" calcext:value-type="float">
            <text:p>3333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+4*[.B49]+1" office:value-type="float" office:value="185" calcext:value-type="float">
            <text:p>185</text:p>
          </table:table-cell>
          <table:table-cell table:formula="of:=+2*[.F48]" office:value-type="float" office:value="6666" calcext:value-type="float">
            <text:p>6666</text:p>
          </table:table-cell>
          <table:table-cell table:formula="of:=+ROUNDDOWN([.D49]/[.C49];0)" office:value-type="float" office:value="36" calcext:value-type="float">
            <text:p>36</text:p>
          </table:table-cell>
          <table:table-cell table:formula="of:=+[.F48]-[.E49]" office:value-type="float" office:value="3297" calcext:value-type="float">
            <text:p>3297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+4*[.B50]+1" office:value-type="float" office:value="189" calcext:value-type="float">
            <text:p>189</text:p>
          </table:table-cell>
          <table:table-cell table:formula="of:=+2*[.F49]" office:value-type="float" office:value="6594" calcext:value-type="float">
            <text:p>6594</text:p>
          </table:table-cell>
          <table:table-cell table:formula="of:=+ROUNDDOWN([.D50]/[.C50];0)" office:value-type="float" office:value="34" calcext:value-type="float">
            <text:p>34</text:p>
          </table:table-cell>
          <table:table-cell table:formula="of:=+[.F49]-[.E50]" office:value-type="float" office:value="3263" calcext:value-type="float">
            <text:p>326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+4*[.B51]+1" office:value-type="float" office:value="193" calcext:value-type="float">
            <text:p>193</text:p>
          </table:table-cell>
          <table:table-cell table:formula="of:=+2*[.F50]" office:value-type="float" office:value="6526" calcext:value-type="float">
            <text:p>6526</text:p>
          </table:table-cell>
          <table:table-cell table:formula="of:=+ROUNDDOWN([.D51]/[.C51];0)" office:value-type="float" office:value="33" calcext:value-type="float">
            <text:p>33</text:p>
          </table:table-cell>
          <table:table-cell table:formula="of:=+[.F50]-[.E51]" office:value-type="float" office:value="3230" calcext:value-type="float">
            <text:p>323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+4*[.B52]+1" office:value-type="float" office:value="197" calcext:value-type="float">
            <text:p>197</text:p>
          </table:table-cell>
          <table:table-cell table:formula="of:=+2*[.F51]" office:value-type="float" office:value="6460" calcext:value-type="float">
            <text:p>6460</text:p>
          </table:table-cell>
          <table:table-cell table:formula="of:=+ROUNDDOWN([.D52]/[.C52];0)" office:value-type="float" office:value="32" calcext:value-type="float">
            <text:p>32</text:p>
          </table:table-cell>
          <table:table-cell table:formula="of:=+[.F51]-[.E52]" office:value-type="float" office:value="3198" calcext:value-type="float">
            <text:p>319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+4*[.B53]+1" office:value-type="float" office:value="201" calcext:value-type="float">
            <text:p>201</text:p>
          </table:table-cell>
          <table:table-cell table:formula="of:=+2*[.F52]" office:value-type="float" office:value="6396" calcext:value-type="float">
            <text:p>6396</text:p>
          </table:table-cell>
          <table:table-cell table:formula="of:=+ROUNDDOWN([.D53]/[.C53];0)" office:value-type="float" office:value="31" calcext:value-type="float">
            <text:p>31</text:p>
          </table:table-cell>
          <table:table-cell table:formula="of:=+[.F52]-[.E53]" office:value-type="float" office:value="3167" calcext:value-type="float">
            <text:p>3167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+4*[.B54]+1" office:value-type="float" office:value="205" calcext:value-type="float">
            <text:p>205</text:p>
          </table:table-cell>
          <table:table-cell table:formula="of:=+2*[.F53]" office:value-type="float" office:value="6334" calcext:value-type="float">
            <text:p>6334</text:p>
          </table:table-cell>
          <table:table-cell table:formula="of:=+ROUNDDOWN([.D54]/[.C54];0)" office:value-type="float" office:value="30" calcext:value-type="float">
            <text:p>30</text:p>
          </table:table-cell>
          <table:table-cell table:formula="of:=+[.F53]-[.E54]" office:value-type="float" office:value="3137" calcext:value-type="float">
            <text:p>3137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+4*[.B55]+1" office:value-type="float" office:value="209" calcext:value-type="float">
            <text:p>209</text:p>
          </table:table-cell>
          <table:table-cell table:formula="of:=+2*[.F54]" office:value-type="float" office:value="6274" calcext:value-type="float">
            <text:p>6274</text:p>
          </table:table-cell>
          <table:table-cell table:formula="of:=+ROUNDDOWN([.D55]/[.C55];0)" office:value-type="float" office:value="30" calcext:value-type="float">
            <text:p>30</text:p>
          </table:table-cell>
          <table:table-cell table:formula="of:=+[.F54]-[.E55]" office:value-type="float" office:value="3107" calcext:value-type="float">
            <text:p>3107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+4*[.B56]+1" office:value-type="float" office:value="213" calcext:value-type="float">
            <text:p>213</text:p>
          </table:table-cell>
          <table:table-cell table:formula="of:=+2*[.F55]" office:value-type="float" office:value="6214" calcext:value-type="float">
            <text:p>6214</text:p>
          </table:table-cell>
          <table:table-cell table:formula="of:=+ROUNDDOWN([.D56]/[.C56];0)" office:value-type="float" office:value="29" calcext:value-type="float">
            <text:p>29</text:p>
          </table:table-cell>
          <table:table-cell table:formula="of:=+[.F55]-[.E56]" office:value-type="float" office:value="3078" calcext:value-type="float">
            <text:p>3078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+4*[.B57]+1" office:value-type="float" office:value="217" calcext:value-type="float">
            <text:p>217</text:p>
          </table:table-cell>
          <table:table-cell table:formula="of:=+2*[.F56]" office:value-type="float" office:value="6156" calcext:value-type="float">
            <text:p>6156</text:p>
          </table:table-cell>
          <table:table-cell table:formula="of:=+ROUNDDOWN([.D57]/[.C57];0)" office:value-type="float" office:value="28" calcext:value-type="float">
            <text:p>28</text:p>
          </table:table-cell>
          <table:table-cell table:formula="of:=+[.F56]-[.E57]" office:value-type="float" office:value="3050" calcext:value-type="float">
            <text:p>305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+4*[.B58]+1" office:value-type="float" office:value="221" calcext:value-type="float">
            <text:p>221</text:p>
          </table:table-cell>
          <table:table-cell table:formula="of:=+2*[.F57]" office:value-type="float" office:value="6100" calcext:value-type="float">
            <text:p>6100</text:p>
          </table:table-cell>
          <table:table-cell table:formula="of:=+ROUNDDOWN([.D58]/[.C58];0)" office:value-type="float" office:value="27" calcext:value-type="float">
            <text:p>27</text:p>
          </table:table-cell>
          <table:table-cell table:formula="of:=+[.F57]-[.E58]" office:value-type="float" office:value="3023" calcext:value-type="float">
            <text:p>3023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+4*[.B59]+1" office:value-type="float" office:value="225" calcext:value-type="float">
            <text:p>225</text:p>
          </table:table-cell>
          <table:table-cell table:formula="of:=+2*[.F58]" office:value-type="float" office:value="6046" calcext:value-type="float">
            <text:p>6046</text:p>
          </table:table-cell>
          <table:table-cell table:formula="of:=+ROUNDDOWN([.D59]/[.C59];0)" office:value-type="float" office:value="26" calcext:value-type="float">
            <text:p>26</text:p>
          </table:table-cell>
          <table:table-cell table:formula="of:=+[.F58]-[.E59]" office:value-type="float" office:value="2997" calcext:value-type="float">
            <text:p>2997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+4*[.B60]+1" office:value-type="float" office:value="229" calcext:value-type="float">
            <text:p>229</text:p>
          </table:table-cell>
          <table:table-cell table:formula="of:=+2*[.F59]" office:value-type="float" office:value="5994" calcext:value-type="float">
            <text:p>5994</text:p>
          </table:table-cell>
          <table:table-cell table:formula="of:=+ROUNDDOWN([.D60]/[.C60];0)" office:value-type="float" office:value="26" calcext:value-type="float">
            <text:p>26</text:p>
          </table:table-cell>
          <table:table-cell table:formula="of:=+[.F59]-[.E60]" office:value-type="float" office:value="2971" calcext:value-type="float">
            <text:p>2971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+4*[.B61]+1" office:value-type="float" office:value="233" calcext:value-type="float">
            <text:p>233</text:p>
          </table:table-cell>
          <table:table-cell table:formula="of:=+2*[.F60]" office:value-type="float" office:value="5942" calcext:value-type="float">
            <text:p>5942</text:p>
          </table:table-cell>
          <table:table-cell table:formula="of:=+ROUNDDOWN([.D61]/[.C61];0)" office:value-type="float" office:value="25" calcext:value-type="float">
            <text:p>25</text:p>
          </table:table-cell>
          <table:table-cell table:formula="of:=+[.F60]-[.E61]" office:value-type="float" office:value="2946" calcext:value-type="float">
            <text:p>2946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+4*[.B62]+1" office:value-type="float" office:value="237" calcext:value-type="float">
            <text:p>237</text:p>
          </table:table-cell>
          <table:table-cell table:formula="of:=+2*[.F61]" office:value-type="float" office:value="5892" calcext:value-type="float">
            <text:p>5892</text:p>
          </table:table-cell>
          <table:table-cell table:formula="of:=+ROUNDDOWN([.D62]/[.C62];0)" office:value-type="float" office:value="24" calcext:value-type="float">
            <text:p>24</text:p>
          </table:table-cell>
          <table:table-cell table:formula="of:=+[.F61]-[.E62]" office:value-type="float" office:value="2922" calcext:value-type="float">
            <text:p>292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+4*[.B63]+1" office:value-type="float" office:value="241" calcext:value-type="float">
            <text:p>241</text:p>
          </table:table-cell>
          <table:table-cell table:formula="of:=+2*[.F62]" office:value-type="float" office:value="5844" calcext:value-type="float">
            <text:p>5844</text:p>
          </table:table-cell>
          <table:table-cell table:formula="of:=+ROUNDDOWN([.D63]/[.C63];0)" office:value-type="float" office:value="24" calcext:value-type="float">
            <text:p>24</text:p>
          </table:table-cell>
          <table:table-cell table:formula="of:=+[.F62]-[.E63]" office:value-type="float" office:value="2898" calcext:value-type="float">
            <text:p>2898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+4*[.B64]+1" office:value-type="float" office:value="245" calcext:value-type="float">
            <text:p>245</text:p>
          </table:table-cell>
          <table:table-cell table:formula="of:=+2*[.F63]" office:value-type="float" office:value="5796" calcext:value-type="float">
            <text:p>5796</text:p>
          </table:table-cell>
          <table:table-cell table:formula="of:=+ROUNDDOWN([.D64]/[.C64];0)" office:value-type="float" office:value="23" calcext:value-type="float">
            <text:p>23</text:p>
          </table:table-cell>
          <table:table-cell table:formula="of:=+[.F63]-[.E64]" office:value-type="float" office:value="2875" calcext:value-type="float">
            <text:p>2875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+4*[.B65]+1" office:value-type="float" office:value="249" calcext:value-type="float">
            <text:p>249</text:p>
          </table:table-cell>
          <table:table-cell table:formula="of:=+2*[.F64]" office:value-type="float" office:value="5750" calcext:value-type="float">
            <text:p>5750</text:p>
          </table:table-cell>
          <table:table-cell table:formula="of:=+ROUNDDOWN([.D65]/[.C65];0)" office:value-type="float" office:value="23" calcext:value-type="float">
            <text:p>23</text:p>
          </table:table-cell>
          <table:table-cell table:formula="of:=+[.F64]-[.E65]" office:value-type="float" office:value="2852" calcext:value-type="float">
            <text:p>2852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+4*[.B66]+1" office:value-type="float" office:value="253" calcext:value-type="float">
            <text:p>253</text:p>
          </table:table-cell>
          <table:table-cell table:formula="of:=+2*[.F65]" office:value-type="float" office:value="5704" calcext:value-type="float">
            <text:p>5704</text:p>
          </table:table-cell>
          <table:table-cell table:formula="of:=+ROUNDDOWN([.D66]/[.C66];0)" office:value-type="float" office:value="22" calcext:value-type="float">
            <text:p>22</text:p>
          </table:table-cell>
          <table:table-cell table:formula="of:=+[.F65]-[.E66]" office:value-type="float" office:value="2830" calcext:value-type="float">
            <text:p>283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+4*[.B67]+1" office:value-type="float" office:value="257" calcext:value-type="float">
            <text:p>257</text:p>
          </table:table-cell>
          <table:table-cell table:formula="of:=+2*[.F66]" office:value-type="float" office:value="5660" calcext:value-type="float">
            <text:p>5660</text:p>
          </table:table-cell>
          <table:table-cell table:formula="of:=+ROUNDDOWN([.D67]/[.C67];0)" office:value-type="float" office:value="22" calcext:value-type="float">
            <text:p>22</text:p>
          </table:table-cell>
          <table:table-cell table:formula="of:=+[.F66]-[.E67]" office:value-type="float" office:value="2808" calcext:value-type="float">
            <text:p>2808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+4*[.B68]+1" office:value-type="float" office:value="261" calcext:value-type="float">
            <text:p>261</text:p>
          </table:table-cell>
          <table:table-cell table:formula="of:=+2*[.F67]" office:value-type="float" office:value="5616" calcext:value-type="float">
            <text:p>5616</text:p>
          </table:table-cell>
          <table:table-cell table:formula="of:=+ROUNDDOWN([.D68]/[.C68];0)" office:value-type="float" office:value="21" calcext:value-type="float">
            <text:p>21</text:p>
          </table:table-cell>
          <table:table-cell table:formula="of:=+[.F67]-[.E68]" office:value-type="float" office:value="2787" calcext:value-type="float">
            <text:p>278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+4*[.B69]+1" office:value-type="float" office:value="265" calcext:value-type="float">
            <text:p>265</text:p>
          </table:table-cell>
          <table:table-cell table:formula="of:=+2*[.F68]" office:value-type="float" office:value="5574" calcext:value-type="float">
            <text:p>5574</text:p>
          </table:table-cell>
          <table:table-cell table:formula="of:=+ROUNDDOWN([.D69]/[.C69];0)" office:value-type="float" office:value="21" calcext:value-type="float">
            <text:p>21</text:p>
          </table:table-cell>
          <table:table-cell table:formula="of:=+[.F68]-[.E69]" office:value-type="float" office:value="2766" calcext:value-type="float">
            <text:p>2766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+4*[.B70]+1" office:value-type="float" office:value="269" calcext:value-type="float">
            <text:p>269</text:p>
          </table:table-cell>
          <table:table-cell table:formula="of:=+2*[.F69]" office:value-type="float" office:value="5532" calcext:value-type="float">
            <text:p>5532</text:p>
          </table:table-cell>
          <table:table-cell table:formula="of:=+ROUNDDOWN([.D70]/[.C70];0)" office:value-type="float" office:value="20" calcext:value-type="float">
            <text:p>20</text:p>
          </table:table-cell>
          <table:table-cell table:formula="of:=+[.F69]-[.E70]" office:value-type="float" office:value="2746" calcext:value-type="float">
            <text:p>2746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+4*[.B71]+1" office:value-type="float" office:value="273" calcext:value-type="float">
            <text:p>273</text:p>
          </table:table-cell>
          <table:table-cell table:formula="of:=+2*[.F70]" office:value-type="float" office:value="5492" calcext:value-type="float">
            <text:p>5492</text:p>
          </table:table-cell>
          <table:table-cell table:formula="of:=+ROUNDDOWN([.D71]/[.C71];0)" office:value-type="float" office:value="20" calcext:value-type="float">
            <text:p>20</text:p>
          </table:table-cell>
          <table:table-cell table:formula="of:=+[.F70]-[.E71]" office:value-type="float" office:value="2726" calcext:value-type="float">
            <text:p>2726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+4*[.B72]+1" office:value-type="float" office:value="277" calcext:value-type="float">
            <text:p>277</text:p>
          </table:table-cell>
          <table:table-cell table:formula="of:=+2*[.F71]" office:value-type="float" office:value="5452" calcext:value-type="float">
            <text:p>5452</text:p>
          </table:table-cell>
          <table:table-cell table:formula="of:=+ROUNDDOWN([.D72]/[.C72];0)" office:value-type="float" office:value="19" calcext:value-type="float">
            <text:p>19</text:p>
          </table:table-cell>
          <table:table-cell table:formula="of:=+[.F71]-[.E72]" office:value-type="float" office:value="2707" calcext:value-type="float">
            <text:p>2707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+4*[.B73]+1" office:value-type="float" office:value="281" calcext:value-type="float">
            <text:p>281</text:p>
          </table:table-cell>
          <table:table-cell table:formula="of:=+2*[.F72]" office:value-type="float" office:value="5414" calcext:value-type="float">
            <text:p>5414</text:p>
          </table:table-cell>
          <table:table-cell table:formula="of:=+ROUNDDOWN([.D73]/[.C73];0)" office:value-type="float" office:value="19" calcext:value-type="float">
            <text:p>19</text:p>
          </table:table-cell>
          <table:table-cell table:formula="of:=+[.F72]-[.E73]" office:value-type="float" office:value="2688" calcext:value-type="float">
            <text:p>268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+4*[.B74]+1" office:value-type="float" office:value="285" calcext:value-type="float">
            <text:p>285</text:p>
          </table:table-cell>
          <table:table-cell table:formula="of:=+2*[.F73]" office:value-type="float" office:value="5376" calcext:value-type="float">
            <text:p>5376</text:p>
          </table:table-cell>
          <table:table-cell table:formula="of:=+ROUNDDOWN([.D74]/[.C74];0)" office:value-type="float" office:value="18" calcext:value-type="float">
            <text:p>18</text:p>
          </table:table-cell>
          <table:table-cell table:formula="of:=+[.F73]-[.E74]" office:value-type="float" office:value="2670" calcext:value-type="float">
            <text:p>267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+4*[.B75]+1" office:value-type="float" office:value="289" calcext:value-type="float">
            <text:p>289</text:p>
          </table:table-cell>
          <table:table-cell table:formula="of:=+2*[.F74]" office:value-type="float" office:value="5340" calcext:value-type="float">
            <text:p>5340</text:p>
          </table:table-cell>
          <table:table-cell table:formula="of:=+ROUNDDOWN([.D75]/[.C75];0)" office:value-type="float" office:value="18" calcext:value-type="float">
            <text:p>18</text:p>
          </table:table-cell>
          <table:table-cell table:formula="of:=+[.F74]-[.E75]" office:value-type="float" office:value="2652" calcext:value-type="float">
            <text:p>2652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+4*[.B76]+1" office:value-type="float" office:value="293" calcext:value-type="float">
            <text:p>293</text:p>
          </table:table-cell>
          <table:table-cell table:formula="of:=+2*[.F75]" office:value-type="float" office:value="5304" calcext:value-type="float">
            <text:p>5304</text:p>
          </table:table-cell>
          <table:table-cell table:formula="of:=+ROUNDDOWN([.D76]/[.C76];0)" office:value-type="float" office:value="18" calcext:value-type="float">
            <text:p>18</text:p>
          </table:table-cell>
          <table:table-cell table:formula="of:=+[.F75]-[.E76]" office:value-type="float" office:value="2634" calcext:value-type="float">
            <text:p>263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+4*[.B77]+1" office:value-type="float" office:value="297" calcext:value-type="float">
            <text:p>297</text:p>
          </table:table-cell>
          <table:table-cell table:formula="of:=+2*[.F76]" office:value-type="float" office:value="5268" calcext:value-type="float">
            <text:p>5268</text:p>
          </table:table-cell>
          <table:table-cell table:formula="of:=+ROUNDDOWN([.D77]/[.C77];0)" office:value-type="float" office:value="17" calcext:value-type="float">
            <text:p>17</text:p>
          </table:table-cell>
          <table:table-cell table:formula="of:=+[.F76]-[.E77]" office:value-type="float" office:value="2617" calcext:value-type="float">
            <text:p>261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+4*[.B78]+1" office:value-type="float" office:value="301" calcext:value-type="float">
            <text:p>301</text:p>
          </table:table-cell>
          <table:table-cell table:formula="of:=+2*[.F77]" office:value-type="float" office:value="5234" calcext:value-type="float">
            <text:p>5234</text:p>
          </table:table-cell>
          <table:table-cell table:formula="of:=+ROUNDDOWN([.D78]/[.C78];0)" office:value-type="float" office:value="17" calcext:value-type="float">
            <text:p>17</text:p>
          </table:table-cell>
          <table:table-cell table:formula="of:=+[.F77]-[.E78]" office:value-type="float" office:value="2600" calcext:value-type="float">
            <text:p>260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+4*[.B79]+1" office:value-type="float" office:value="305" calcext:value-type="float">
            <text:p>305</text:p>
          </table:table-cell>
          <table:table-cell table:formula="of:=+2*[.F78]" office:value-type="float" office:value="5200" calcext:value-type="float">
            <text:p>5200</text:p>
          </table:table-cell>
          <table:table-cell table:formula="of:=+ROUNDDOWN([.D79]/[.C79];0)" office:value-type="float" office:value="17" calcext:value-type="float">
            <text:p>17</text:p>
          </table:table-cell>
          <table:table-cell table:formula="of:=+[.F78]-[.E79]" office:value-type="float" office:value="2583" calcext:value-type="float">
            <text:p>2583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+4*[.B80]+1" office:value-type="float" office:value="309" calcext:value-type="float">
            <text:p>309</text:p>
          </table:table-cell>
          <table:table-cell table:formula="of:=+2*[.F79]" office:value-type="float" office:value="5166" calcext:value-type="float">
            <text:p>5166</text:p>
          </table:table-cell>
          <table:table-cell table:formula="of:=+ROUNDDOWN([.D80]/[.C80];0)" office:value-type="float" office:value="16" calcext:value-type="float">
            <text:p>16</text:p>
          </table:table-cell>
          <table:table-cell table:formula="of:=+[.F79]-[.E80]" office:value-type="float" office:value="2567" calcext:value-type="float">
            <text:p>256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+4*[.B81]+1" office:value-type="float" office:value="313" calcext:value-type="float">
            <text:p>313</text:p>
          </table:table-cell>
          <table:table-cell table:formula="of:=+2*[.F80]" office:value-type="float" office:value="5134" calcext:value-type="float">
            <text:p>5134</text:p>
          </table:table-cell>
          <table:table-cell table:formula="of:=+ROUNDDOWN([.D81]/[.C81];0)" office:value-type="float" office:value="16" calcext:value-type="float">
            <text:p>16</text:p>
          </table:table-cell>
          <table:table-cell table:formula="of:=+[.F80]-[.E81]" office:value-type="float" office:value="2551" calcext:value-type="float">
            <text:p>2551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+4*[.B82]+1" office:value-type="float" office:value="317" calcext:value-type="float">
            <text:p>317</text:p>
          </table:table-cell>
          <table:table-cell table:formula="of:=+2*[.F81]" office:value-type="float" office:value="5102" calcext:value-type="float">
            <text:p>5102</text:p>
          </table:table-cell>
          <table:table-cell table:formula="of:=+ROUNDDOWN([.D82]/[.C82];0)" office:value-type="float" office:value="16" calcext:value-type="float">
            <text:p>16</text:p>
          </table:table-cell>
          <table:table-cell table:formula="of:=+[.F81]-[.E82]" office:value-type="float" office:value="2535" calcext:value-type="float">
            <text:p>2535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+4*[.B83]+1" office:value-type="float" office:value="321" calcext:value-type="float">
            <text:p>321</text:p>
          </table:table-cell>
          <table:table-cell table:formula="of:=+2*[.F82]" office:value-type="float" office:value="5070" calcext:value-type="float">
            <text:p>5070</text:p>
          </table:table-cell>
          <table:table-cell table:formula="of:=+ROUNDDOWN([.D83]/[.C83];0)" office:value-type="float" office:value="15" calcext:value-type="float">
            <text:p>15</text:p>
          </table:table-cell>
          <table:table-cell table:formula="of:=+[.F82]-[.E83]" office:value-type="float" office:value="2520" calcext:value-type="float">
            <text:p>2520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+4*[.B84]+1" office:value-type="float" office:value="325" calcext:value-type="float">
            <text:p>325</text:p>
          </table:table-cell>
          <table:table-cell table:formula="of:=+2*[.F83]" office:value-type="float" office:value="5040" calcext:value-type="float">
            <text:p>5040</text:p>
          </table:table-cell>
          <table:table-cell table:formula="of:=+ROUNDDOWN([.D84]/[.C84];0)" office:value-type="float" office:value="15" calcext:value-type="float">
            <text:p>15</text:p>
          </table:table-cell>
          <table:table-cell table:formula="of:=+[.F83]-[.E84]" office:value-type="float" office:value="2505" calcext:value-type="float">
            <text:p>2505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+4*[.B85]+1" office:value-type="float" office:value="329" calcext:value-type="float">
            <text:p>329</text:p>
          </table:table-cell>
          <table:table-cell table:formula="of:=+2*[.F84]" office:value-type="float" office:value="5010" calcext:value-type="float">
            <text:p>5010</text:p>
          </table:table-cell>
          <table:table-cell table:formula="of:=+ROUNDDOWN([.D85]/[.C85];0)" office:value-type="float" office:value="15" calcext:value-type="float">
            <text:p>15</text:p>
          </table:table-cell>
          <table:table-cell table:formula="of:=+[.F84]-[.E85]" office:value-type="float" office:value="2490" calcext:value-type="float">
            <text:p>2490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+4*[.B86]+1" office:value-type="float" office:value="333" calcext:value-type="float">
            <text:p>333</text:p>
          </table:table-cell>
          <table:table-cell table:formula="of:=+2*[.F85]" office:value-type="float" office:value="4980" calcext:value-type="float">
            <text:p>4980</text:p>
          </table:table-cell>
          <table:table-cell table:formula="of:=+ROUNDDOWN([.D86]/[.C86];0)" office:value-type="float" office:value="14" calcext:value-type="float">
            <text:p>14</text:p>
          </table:table-cell>
          <table:table-cell table:formula="of:=+[.F85]-[.E86]" office:value-type="float" office:value="2476" calcext:value-type="float">
            <text:p>2476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+4*[.B87]+1" office:value-type="float" office:value="337" calcext:value-type="float">
            <text:p>337</text:p>
          </table:table-cell>
          <table:table-cell table:formula="of:=+2*[.F86]" office:value-type="float" office:value="4952" calcext:value-type="float">
            <text:p>4952</text:p>
          </table:table-cell>
          <table:table-cell table:formula="of:=+ROUNDDOWN([.D87]/[.C87];0)" office:value-type="float" office:value="14" calcext:value-type="float">
            <text:p>14</text:p>
          </table:table-cell>
          <table:table-cell table:formula="of:=+[.F86]-[.E87]" office:value-type="float" office:value="2462" calcext:value-type="float">
            <text:p>2462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+4*[.B88]+1" office:value-type="float" office:value="341" calcext:value-type="float">
            <text:p>341</text:p>
          </table:table-cell>
          <table:table-cell table:formula="of:=+2*[.F87]" office:value-type="float" office:value="4924" calcext:value-type="float">
            <text:p>4924</text:p>
          </table:table-cell>
          <table:table-cell table:formula="of:=+ROUNDDOWN([.D88]/[.C88];0)" office:value-type="float" office:value="14" calcext:value-type="float">
            <text:p>14</text:p>
          </table:table-cell>
          <table:table-cell table:formula="of:=+[.F87]-[.E88]" office:value-type="float" office:value="2448" calcext:value-type="float">
            <text:p>2448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+4*[.B89]+1" office:value-type="float" office:value="345" calcext:value-type="float">
            <text:p>345</text:p>
          </table:table-cell>
          <table:table-cell table:formula="of:=+2*[.F88]" office:value-type="float" office:value="4896" calcext:value-type="float">
            <text:p>4896</text:p>
          </table:table-cell>
          <table:table-cell table:formula="of:=+ROUNDDOWN([.D89]/[.C89];0)" office:value-type="float" office:value="14" calcext:value-type="float">
            <text:p>14</text:p>
          </table:table-cell>
          <table:table-cell table:formula="of:=+[.F88]-[.E89]" office:value-type="float" office:value="2434" calcext:value-type="float">
            <text:p>2434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+4*[.B90]+1" office:value-type="float" office:value="349" calcext:value-type="float">
            <text:p>349</text:p>
          </table:table-cell>
          <table:table-cell table:formula="of:=+2*[.F89]" office:value-type="float" office:value="4868" calcext:value-type="float">
            <text:p>4868</text:p>
          </table:table-cell>
          <table:table-cell table:formula="of:=+ROUNDDOWN([.D90]/[.C90];0)" office:value-type="float" office:value="13" calcext:value-type="float">
            <text:p>13</text:p>
          </table:table-cell>
          <table:table-cell table:formula="of:=+[.F89]-[.E90]" office:value-type="float" office:value="2421" calcext:value-type="float">
            <text:p>2421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+4*[.B91]+1" office:value-type="float" office:value="353" calcext:value-type="float">
            <text:p>353</text:p>
          </table:table-cell>
          <table:table-cell table:formula="of:=+2*[.F90]" office:value-type="float" office:value="4842" calcext:value-type="float">
            <text:p>4842</text:p>
          </table:table-cell>
          <table:table-cell table:formula="of:=+ROUNDDOWN([.D91]/[.C91];0)" office:value-type="float" office:value="13" calcext:value-type="float">
            <text:p>13</text:p>
          </table:table-cell>
          <table:table-cell table:formula="of:=+[.F90]-[.E91]" office:value-type="float" office:value="2408" calcext:value-type="float">
            <text:p>2408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+4*[.B92]+1" office:value-type="float" office:value="357" calcext:value-type="float">
            <text:p>357</text:p>
          </table:table-cell>
          <table:table-cell table:formula="of:=+2*[.F91]" office:value-type="float" office:value="4816" calcext:value-type="float">
            <text:p>4816</text:p>
          </table:table-cell>
          <table:table-cell table:formula="of:=+ROUNDDOWN([.D92]/[.C92];0)" office:value-type="float" office:value="13" calcext:value-type="float">
            <text:p>13</text:p>
          </table:table-cell>
          <table:table-cell table:formula="of:=+[.F91]-[.E92]" office:value-type="float" office:value="2395" calcext:value-type="float">
            <text:p>239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+4*[.B93]+1" office:value-type="float" office:value="361" calcext:value-type="float">
            <text:p>361</text:p>
          </table:table-cell>
          <table:table-cell table:formula="of:=+2*[.F92]" office:value-type="float" office:value="4790" calcext:value-type="float">
            <text:p>4790</text:p>
          </table:table-cell>
          <table:table-cell table:formula="of:=+ROUNDDOWN([.D93]/[.C93];0)" office:value-type="float" office:value="13" calcext:value-type="float">
            <text:p>13</text:p>
          </table:table-cell>
          <table:table-cell table:formula="of:=+[.F92]-[.E93]" office:value-type="float" office:value="2382" calcext:value-type="float">
            <text:p>2382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+4*[.B94]+1" office:value-type="float" office:value="365" calcext:value-type="float">
            <text:p>365</text:p>
          </table:table-cell>
          <table:table-cell table:formula="of:=+2*[.F93]" office:value-type="float" office:value="4764" calcext:value-type="float">
            <text:p>4764</text:p>
          </table:table-cell>
          <table:table-cell table:formula="of:=+ROUNDDOWN([.D94]/[.C94];0)" office:value-type="float" office:value="13" calcext:value-type="float">
            <text:p>13</text:p>
          </table:table-cell>
          <table:table-cell table:formula="of:=+[.F93]-[.E94]" office:value-type="float" office:value="2369" calcext:value-type="float">
            <text:p>2369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+4*[.B95]+1" office:value-type="float" office:value="369" calcext:value-type="float">
            <text:p>369</text:p>
          </table:table-cell>
          <table:table-cell table:formula="of:=+2*[.F94]" office:value-type="float" office:value="4738" calcext:value-type="float">
            <text:p>4738</text:p>
          </table:table-cell>
          <table:table-cell table:formula="of:=+ROUNDDOWN([.D95]/[.C95];0)" office:value-type="float" office:value="12" calcext:value-type="float">
            <text:p>12</text:p>
          </table:table-cell>
          <table:table-cell table:formula="of:=+[.F94]-[.E95]" office:value-type="float" office:value="2357" calcext:value-type="float">
            <text:p>2357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+4*[.B96]+1" office:value-type="float" office:value="373" calcext:value-type="float">
            <text:p>373</text:p>
          </table:table-cell>
          <table:table-cell table:formula="of:=+2*[.F95]" office:value-type="float" office:value="4714" calcext:value-type="float">
            <text:p>4714</text:p>
          </table:table-cell>
          <table:table-cell table:formula="of:=+ROUNDDOWN([.D96]/[.C96];0)" office:value-type="float" office:value="12" calcext:value-type="float">
            <text:p>12</text:p>
          </table:table-cell>
          <table:table-cell table:formula="of:=+[.F95]-[.E96]" office:value-type="float" office:value="2345" calcext:value-type="float">
            <text:p>2345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+4*[.B97]+1" office:value-type="float" office:value="377" calcext:value-type="float">
            <text:p>377</text:p>
          </table:table-cell>
          <table:table-cell table:formula="of:=+2*[.F96]" office:value-type="float" office:value="4690" calcext:value-type="float">
            <text:p>4690</text:p>
          </table:table-cell>
          <table:table-cell table:formula="of:=+ROUNDDOWN([.D97]/[.C97];0)" office:value-type="float" office:value="12" calcext:value-type="float">
            <text:p>12</text:p>
          </table:table-cell>
          <table:table-cell table:formula="of:=+[.F96]-[.E97]" office:value-type="float" office:value="2333" calcext:value-type="float">
            <text:p>2333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+4*[.B98]+1" office:value-type="float" office:value="381" calcext:value-type="float">
            <text:p>381</text:p>
          </table:table-cell>
          <table:table-cell table:formula="of:=+2*[.F97]" office:value-type="float" office:value="4666" calcext:value-type="float">
            <text:p>4666</text:p>
          </table:table-cell>
          <table:table-cell table:formula="of:=+ROUNDDOWN([.D98]/[.C98];0)" office:value-type="float" office:value="12" calcext:value-type="float">
            <text:p>12</text:p>
          </table:table-cell>
          <table:table-cell table:formula="of:=+[.F97]-[.E98]" office:value-type="float" office:value="2321" calcext:value-type="float">
            <text:p>2321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+4*[.B99]+1" office:value-type="float" office:value="385" calcext:value-type="float">
            <text:p>385</text:p>
          </table:table-cell>
          <table:table-cell table:formula="of:=+2*[.F98]" office:value-type="float" office:value="4642" calcext:value-type="float">
            <text:p>4642</text:p>
          </table:table-cell>
          <table:table-cell table:formula="of:=+ROUNDDOWN([.D99]/[.C99];0)" office:value-type="float" office:value="12" calcext:value-type="float">
            <text:p>12</text:p>
          </table:table-cell>
          <table:table-cell table:formula="of:=+[.F98]-[.E99]" office:value-type="float" office:value="2309" calcext:value-type="float">
            <text:p>2309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+4*[.B100]+1" office:value-type="float" office:value="389" calcext:value-type="float">
            <text:p>389</text:p>
          </table:table-cell>
          <table:table-cell table:formula="of:=+2*[.F99]" office:value-type="float" office:value="4618" calcext:value-type="float">
            <text:p>4618</text:p>
          </table:table-cell>
          <table:table-cell table:formula="of:=+ROUNDDOWN([.D100]/[.C100];0)" office:value-type="float" office:value="11" calcext:value-type="float">
            <text:p>11</text:p>
          </table:table-cell>
          <table:table-cell table:formula="of:=+[.F99]-[.E100]" office:value-type="float" office:value="2298" calcext:value-type="float">
            <text:p>2298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+4*[.B101]+1" office:value-type="float" office:value="393" calcext:value-type="float">
            <text:p>393</text:p>
          </table:table-cell>
          <table:table-cell table:formula="of:=+2*[.F100]" office:value-type="float" office:value="4596" calcext:value-type="float">
            <text:p>4596</text:p>
          </table:table-cell>
          <table:table-cell table:formula="of:=+ROUNDDOWN([.D101]/[.C101];0)" office:value-type="float" office:value="11" calcext:value-type="float">
            <text:p>11</text:p>
          </table:table-cell>
          <table:table-cell table:formula="of:=+[.F100]-[.E101]" office:value-type="float" office:value="2287" calcext:value-type="float">
            <text:p>2287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+4*[.B102]+1" office:value-type="float" office:value="397" calcext:value-type="float">
            <text:p>397</text:p>
          </table:table-cell>
          <table:table-cell table:formula="of:=+2*[.F101]" office:value-type="float" office:value="4574" calcext:value-type="float">
            <text:p>4574</text:p>
          </table:table-cell>
          <table:table-cell table:formula="of:=+ROUNDDOWN([.D102]/[.C102];0)" office:value-type="float" office:value="11" calcext:value-type="float">
            <text:p>11</text:p>
          </table:table-cell>
          <table:table-cell table:formula="of:=+[.F101]-[.E102]" office:value-type="float" office:value="2276" calcext:value-type="float">
            <text:p>227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+4*[.B103]+1" office:value-type="float" office:value="401" calcext:value-type="float">
            <text:p>401</text:p>
          </table:table-cell>
          <table:table-cell table:formula="of:=+2*[.F102]" office:value-type="float" office:value="4552" calcext:value-type="float">
            <text:p>4552</text:p>
          </table:table-cell>
          <table:table-cell table:formula="of:=+ROUNDDOWN([.D103]/[.C103];0)" office:value-type="float" office:value="11" calcext:value-type="float">
            <text:p>11</text:p>
          </table:table-cell>
          <table:table-cell table:formula="of:=+[.F102]-[.E103]" office:value-type="float" office:value="2265" calcext:value-type="float">
            <text:p>2265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+4*[.B104]+1" office:value-type="float" office:value="405" calcext:value-type="float">
            <text:p>405</text:p>
          </table:table-cell>
          <table:table-cell table:formula="of:=+2*[.F103]" office:value-type="float" office:value="4530" calcext:value-type="float">
            <text:p>4530</text:p>
          </table:table-cell>
          <table:table-cell table:formula="of:=+ROUNDDOWN([.D104]/[.C104];0)" office:value-type="float" office:value="11" calcext:value-type="float">
            <text:p>11</text:p>
          </table:table-cell>
          <table:table-cell table:formula="of:=+[.F103]-[.E104]" office:value-type="float" office:value="2254" calcext:value-type="float">
            <text:p>2254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+4*[.B105]+1" office:value-type="float" office:value="409" calcext:value-type="float">
            <text:p>409</text:p>
          </table:table-cell>
          <table:table-cell table:formula="of:=+2*[.F104]" office:value-type="float" office:value="4508" calcext:value-type="float">
            <text:p>4508</text:p>
          </table:table-cell>
          <table:table-cell table:formula="of:=+ROUNDDOWN([.D105]/[.C105];0)" office:value-type="float" office:value="11" calcext:value-type="float">
            <text:p>11</text:p>
          </table:table-cell>
          <table:table-cell table:formula="of:=+[.F104]-[.E105]" office:value-type="float" office:value="2243" calcext:value-type="float">
            <text:p>2243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+4*[.B106]+1" office:value-type="float" office:value="413" calcext:value-type="float">
            <text:p>413</text:p>
          </table:table-cell>
          <table:table-cell table:formula="of:=+2*[.F105]" office:value-type="float" office:value="4486" calcext:value-type="float">
            <text:p>4486</text:p>
          </table:table-cell>
          <table:table-cell table:formula="of:=+ROUNDDOWN([.D106]/[.C106];0)" office:value-type="float" office:value="10" calcext:value-type="float">
            <text:p>10</text:p>
          </table:table-cell>
          <table:table-cell table:formula="of:=+[.F105]-[.E106]" office:value-type="float" office:value="2233" calcext:value-type="float">
            <text:p>2233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+4*[.B107]+1" office:value-type="float" office:value="417" calcext:value-type="float">
            <text:p>417</text:p>
          </table:table-cell>
          <table:table-cell table:formula="of:=+2*[.F106]" office:value-type="float" office:value="4466" calcext:value-type="float">
            <text:p>4466</text:p>
          </table:table-cell>
          <table:table-cell table:formula="of:=+ROUNDDOWN([.D107]/[.C107];0)" office:value-type="float" office:value="10" calcext:value-type="float">
            <text:p>10</text:p>
          </table:table-cell>
          <table:table-cell table:formula="of:=+[.F106]-[.E107]" office:value-type="float" office:value="2223" calcext:value-type="float">
            <text:p>2223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+4*[.B108]+1" office:value-type="float" office:value="421" calcext:value-type="float">
            <text:p>421</text:p>
          </table:table-cell>
          <table:table-cell table:formula="of:=+2*[.F107]" office:value-type="float" office:value="4446" calcext:value-type="float">
            <text:p>4446</text:p>
          </table:table-cell>
          <table:table-cell table:formula="of:=+ROUNDDOWN([.D108]/[.C108];0)" office:value-type="float" office:value="10" calcext:value-type="float">
            <text:p>10</text:p>
          </table:table-cell>
          <table:table-cell table:formula="of:=+[.F107]-[.E108]" office:value-type="float" office:value="2213" calcext:value-type="float">
            <text:p>2213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+4*[.B109]+1" office:value-type="float" office:value="425" calcext:value-type="float">
            <text:p>425</text:p>
          </table:table-cell>
          <table:table-cell table:formula="of:=+2*[.F108]" office:value-type="float" office:value="4426" calcext:value-type="float">
            <text:p>4426</text:p>
          </table:table-cell>
          <table:table-cell table:formula="of:=+ROUNDDOWN([.D109]/[.C109];0)" office:value-type="float" office:value="10" calcext:value-type="float">
            <text:p>10</text:p>
          </table:table-cell>
          <table:table-cell table:formula="of:=+[.F108]-[.E109]" office:value-type="float" office:value="2203" calcext:value-type="float">
            <text:p>2203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+4*[.B110]+1" office:value-type="float" office:value="429" calcext:value-type="float">
            <text:p>429</text:p>
          </table:table-cell>
          <table:table-cell table:formula="of:=+2*[.F109]" office:value-type="float" office:value="4406" calcext:value-type="float">
            <text:p>4406</text:p>
          </table:table-cell>
          <table:table-cell table:formula="of:=+ROUNDDOWN([.D110]/[.C110];0)" office:value-type="float" office:value="10" calcext:value-type="float">
            <text:p>10</text:p>
          </table:table-cell>
          <table:table-cell table:formula="of:=+[.F109]-[.E110]" office:value-type="float" office:value="2193" calcext:value-type="float">
            <text:p>2193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+4*[.B111]+1" office:value-type="float" office:value="433" calcext:value-type="float">
            <text:p>433</text:p>
          </table:table-cell>
          <table:table-cell table:formula="of:=+2*[.F110]" office:value-type="float" office:value="4386" calcext:value-type="float">
            <text:p>4386</text:p>
          </table:table-cell>
          <table:table-cell table:formula="of:=+ROUNDDOWN([.D111]/[.C111];0)" office:value-type="float" office:value="10" calcext:value-type="float">
            <text:p>10</text:p>
          </table:table-cell>
          <table:table-cell table:formula="of:=+[.F110]-[.E111]" office:value-type="float" office:value="2183" calcext:value-type="float">
            <text:p>2183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+4*[.B112]+1" office:value-type="float" office:value="437" calcext:value-type="float">
            <text:p>437</text:p>
          </table:table-cell>
          <table:table-cell table:formula="of:=+2*[.F111]" office:value-type="float" office:value="4366" calcext:value-type="float">
            <text:p>4366</text:p>
          </table:table-cell>
          <table:table-cell table:formula="of:=+ROUNDDOWN([.D112]/[.C112];0)" office:value-type="float" office:value="9" calcext:value-type="float">
            <text:p>9</text:p>
          </table:table-cell>
          <table:table-cell table:formula="of:=+[.F111]-[.E112]" office:value-type="float" office:value="2174" calcext:value-type="float">
            <text:p>2174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+4*[.B113]+1" office:value-type="float" office:value="441" calcext:value-type="float">
            <text:p>441</text:p>
          </table:table-cell>
          <table:table-cell table:formula="of:=+2*[.F112]" office:value-type="float" office:value="4348" calcext:value-type="float">
            <text:p>4348</text:p>
          </table:table-cell>
          <table:table-cell table:formula="of:=+ROUNDDOWN([.D113]/[.C113];0)" office:value-type="float" office:value="9" calcext:value-type="float">
            <text:p>9</text:p>
          </table:table-cell>
          <table:table-cell table:formula="of:=+[.F112]-[.E113]" office:value-type="float" office:value="2165" calcext:value-type="float">
            <text:p>2165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+4*[.B114]+1" office:value-type="float" office:value="445" calcext:value-type="float">
            <text:p>445</text:p>
          </table:table-cell>
          <table:table-cell table:formula="of:=+2*[.F113]" office:value-type="float" office:value="4330" calcext:value-type="float">
            <text:p>4330</text:p>
          </table:table-cell>
          <table:table-cell table:formula="of:=+ROUNDDOWN([.D114]/[.C114];0)" office:value-type="float" office:value="9" calcext:value-type="float">
            <text:p>9</text:p>
          </table:table-cell>
          <table:table-cell table:formula="of:=+[.F113]-[.E114]" office:value-type="float" office:value="2156" calcext:value-type="float">
            <text:p>2156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+4*[.B115]+1" office:value-type="float" office:value="449" calcext:value-type="float">
            <text:p>449</text:p>
          </table:table-cell>
          <table:table-cell table:formula="of:=+2*[.F114]" office:value-type="float" office:value="4312" calcext:value-type="float">
            <text:p>4312</text:p>
          </table:table-cell>
          <table:table-cell table:formula="of:=+ROUNDDOWN([.D115]/[.C115];0)" office:value-type="float" office:value="9" calcext:value-type="float">
            <text:p>9</text:p>
          </table:table-cell>
          <table:table-cell table:formula="of:=+[.F114]-[.E115]" office:value-type="float" office:value="2147" calcext:value-type="float">
            <text:p>2147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+4*[.B116]+1" office:value-type="float" office:value="453" calcext:value-type="float">
            <text:p>453</text:p>
          </table:table-cell>
          <table:table-cell table:formula="of:=+2*[.F115]" office:value-type="float" office:value="4294" calcext:value-type="float">
            <text:p>4294</text:p>
          </table:table-cell>
          <table:table-cell table:formula="of:=+ROUNDDOWN([.D116]/[.C116];0)" office:value-type="float" office:value="9" calcext:value-type="float">
            <text:p>9</text:p>
          </table:table-cell>
          <table:table-cell table:formula="of:=+[.F115]-[.E116]" office:value-type="float" office:value="2138" calcext:value-type="float">
            <text:p>2138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+4*[.B117]+1" office:value-type="float" office:value="457" calcext:value-type="float">
            <text:p>457</text:p>
          </table:table-cell>
          <table:table-cell table:formula="of:=+2*[.F116]" office:value-type="float" office:value="4276" calcext:value-type="float">
            <text:p>4276</text:p>
          </table:table-cell>
          <table:table-cell table:formula="of:=+ROUNDDOWN([.D117]/[.C117];0)" office:value-type="float" office:value="9" calcext:value-type="float">
            <text:p>9</text:p>
          </table:table-cell>
          <table:table-cell table:formula="of:=+[.F116]-[.E117]" office:value-type="float" office:value="2129" calcext:value-type="float">
            <text:p>2129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+4*[.B118]+1" office:value-type="float" office:value="461" calcext:value-type="float">
            <text:p>461</text:p>
          </table:table-cell>
          <table:table-cell table:formula="of:=+2*[.F117]" office:value-type="float" office:value="4258" calcext:value-type="float">
            <text:p>4258</text:p>
          </table:table-cell>
          <table:table-cell table:formula="of:=+ROUNDDOWN([.D118]/[.C118];0)" office:value-type="float" office:value="9" calcext:value-type="float">
            <text:p>9</text:p>
          </table:table-cell>
          <table:table-cell table:formula="of:=+[.F117]-[.E118]" office:value-type="float" office:value="2120" calcext:value-type="float">
            <text:p>2120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+4*[.B119]+1" office:value-type="float" office:value="465" calcext:value-type="float">
            <text:p>465</text:p>
          </table:table-cell>
          <table:table-cell table:formula="of:=+2*[.F118]" office:value-type="float" office:value="4240" calcext:value-type="float">
            <text:p>4240</text:p>
          </table:table-cell>
          <table:table-cell table:formula="of:=+ROUNDDOWN([.D119]/[.C119];0)" office:value-type="float" office:value="9" calcext:value-type="float">
            <text:p>9</text:p>
          </table:table-cell>
          <table:table-cell table:formula="of:=+[.F118]-[.E119]" office:value-type="float" office:value="2111" calcext:value-type="float">
            <text:p>2111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+4*[.B120]+1" office:value-type="float" office:value="469" calcext:value-type="float">
            <text:p>469</text:p>
          </table:table-cell>
          <table:table-cell table:formula="of:=+2*[.F119]" office:value-type="float" office:value="4222" calcext:value-type="float">
            <text:p>4222</text:p>
          </table:table-cell>
          <table:table-cell table:formula="of:=+ROUNDDOWN([.D120]/[.C120];0)" office:value-type="float" office:value="9" calcext:value-type="float">
            <text:p>9</text:p>
          </table:table-cell>
          <table:table-cell table:formula="of:=+[.F119]-[.E120]" office:value-type="float" office:value="2102" calcext:value-type="float">
            <text:p>2102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+4*[.B121]+1" office:value-type="float" office:value="473" calcext:value-type="float">
            <text:p>473</text:p>
          </table:table-cell>
          <table:table-cell table:formula="of:=+2*[.F120]" office:value-type="float" office:value="4204" calcext:value-type="float">
            <text:p>4204</text:p>
          </table:table-cell>
          <table:table-cell table:formula="of:=+ROUNDDOWN([.D121]/[.C121];0)" office:value-type="float" office:value="8" calcext:value-type="float">
            <text:p>8</text:p>
          </table:table-cell>
          <table:table-cell table:formula="of:=+[.F120]-[.E121]" office:value-type="float" office:value="2094" calcext:value-type="float">
            <text:p>2094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+4*[.B122]+1" office:value-type="float" office:value="477" calcext:value-type="float">
            <text:p>477</text:p>
          </table:table-cell>
          <table:table-cell table:formula="of:=+2*[.F121]" office:value-type="float" office:value="4188" calcext:value-type="float">
            <text:p>4188</text:p>
          </table:table-cell>
          <table:table-cell table:formula="of:=+ROUNDDOWN([.D122]/[.C122];0)" office:value-type="float" office:value="8" calcext:value-type="float">
            <text:p>8</text:p>
          </table:table-cell>
          <table:table-cell table:formula="of:=+[.F121]-[.E122]" office:value-type="float" office:value="2086" calcext:value-type="float">
            <text:p>2086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+4*[.B123]+1" office:value-type="float" office:value="481" calcext:value-type="float">
            <text:p>481</text:p>
          </table:table-cell>
          <table:table-cell table:formula="of:=+2*[.F122]" office:value-type="float" office:value="4172" calcext:value-type="float">
            <text:p>4172</text:p>
          </table:table-cell>
          <table:table-cell table:formula="of:=+ROUNDDOWN([.D123]/[.C123];0)" office:value-type="float" office:value="8" calcext:value-type="float">
            <text:p>8</text:p>
          </table:table-cell>
          <table:table-cell table:formula="of:=+[.F122]-[.E123]" office:value-type="float" office:value="2078" calcext:value-type="float">
            <text:p>2078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+4*[.B124]+1" office:value-type="float" office:value="485" calcext:value-type="float">
            <text:p>485</text:p>
          </table:table-cell>
          <table:table-cell table:formula="of:=+2*[.F123]" office:value-type="float" office:value="4156" calcext:value-type="float">
            <text:p>4156</text:p>
          </table:table-cell>
          <table:table-cell table:formula="of:=+ROUNDDOWN([.D124]/[.C124];0)" office:value-type="float" office:value="8" calcext:value-type="float">
            <text:p>8</text:p>
          </table:table-cell>
          <table:table-cell table:formula="of:=+[.F123]-[.E124]" office:value-type="float" office:value="2070" calcext:value-type="float">
            <text:p>2070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+4*[.B125]+1" office:value-type="float" office:value="489" calcext:value-type="float">
            <text:p>489</text:p>
          </table:table-cell>
          <table:table-cell table:formula="of:=+2*[.F124]" office:value-type="float" office:value="4140" calcext:value-type="float">
            <text:p>4140</text:p>
          </table:table-cell>
          <table:table-cell table:formula="of:=+ROUNDDOWN([.D125]/[.C125];0)" office:value-type="float" office:value="8" calcext:value-type="float">
            <text:p>8</text:p>
          </table:table-cell>
          <table:table-cell table:formula="of:=+[.F124]-[.E125]" office:value-type="float" office:value="2062" calcext:value-type="float">
            <text:p>2062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+4*[.B126]+1" office:value-type="float" office:value="493" calcext:value-type="float">
            <text:p>493</text:p>
          </table:table-cell>
          <table:table-cell table:formula="of:=+2*[.F125]" office:value-type="float" office:value="4124" calcext:value-type="float">
            <text:p>4124</text:p>
          </table:table-cell>
          <table:table-cell table:formula="of:=+ROUNDDOWN([.D126]/[.C126];0)" office:value-type="float" office:value="8" calcext:value-type="float">
            <text:p>8</text:p>
          </table:table-cell>
          <table:table-cell table:formula="of:=+[.F125]-[.E126]" office:value-type="float" office:value="2054" calcext:value-type="float">
            <text:p>2054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+4*[.B127]+1" office:value-type="float" office:value="497" calcext:value-type="float">
            <text:p>497</text:p>
          </table:table-cell>
          <table:table-cell table:formula="of:=+2*[.F126]" office:value-type="float" office:value="4108" calcext:value-type="float">
            <text:p>4108</text:p>
          </table:table-cell>
          <table:table-cell table:formula="of:=+ROUNDDOWN([.D127]/[.C127];0)" office:value-type="float" office:value="8" calcext:value-type="float">
            <text:p>8</text:p>
          </table:table-cell>
          <table:table-cell table:formula="of:=+[.F126]-[.E127]" office:value-type="float" office:value="2046" calcext:value-type="float">
            <text:p>2046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+4*[.B128]+1" office:value-type="float" office:value="501" calcext:value-type="float">
            <text:p>501</text:p>
          </table:table-cell>
          <table:table-cell table:formula="of:=+2*[.F127]" office:value-type="float" office:value="4092" calcext:value-type="float">
            <text:p>4092</text:p>
          </table:table-cell>
          <table:table-cell table:formula="of:=+ROUNDDOWN([.D128]/[.C128];0)" office:value-type="float" office:value="8" calcext:value-type="float">
            <text:p>8</text:p>
          </table:table-cell>
          <table:table-cell table:formula="of:=+[.F127]-[.E128]" office:value-type="float" office:value="2038" calcext:value-type="float">
            <text:p>2038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+4*[.B129]+1" office:value-type="float" office:value="505" calcext:value-type="float">
            <text:p>505</text:p>
          </table:table-cell>
          <table:table-cell table:formula="of:=+2*[.F128]" office:value-type="float" office:value="4076" calcext:value-type="float">
            <text:p>4076</text:p>
          </table:table-cell>
          <table:table-cell table:formula="of:=+ROUNDDOWN([.D129]/[.C129];0)" office:value-type="float" office:value="8" calcext:value-type="float">
            <text:p>8</text:p>
          </table:table-cell>
          <table:table-cell table:formula="of:=+[.F128]-[.E129]" office:value-type="float" office:value="2030" calcext:value-type="float">
            <text:p>2030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+4*[.B130]+1" office:value-type="float" office:value="509" calcext:value-type="float">
            <text:p>509</text:p>
          </table:table-cell>
          <table:table-cell table:formula="of:=+2*[.F129]" office:value-type="float" office:value="4060" calcext:value-type="float">
            <text:p>4060</text:p>
          </table:table-cell>
          <table:table-cell table:formula="of:=+ROUNDDOWN([.D130]/[.C130];0)" office:value-type="float" office:value="7" calcext:value-type="float">
            <text:p>7</text:p>
          </table:table-cell>
          <table:table-cell table:formula="of:=+[.F129]-[.E130]" office:value-type="float" office:value="2023" calcext:value-type="float">
            <text:p>2023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+4*[.B131]+1" office:value-type="float" office:value="513" calcext:value-type="float">
            <text:p>513</text:p>
          </table:table-cell>
          <table:table-cell table:formula="of:=+2*[.F130]" office:value-type="float" office:value="4046" calcext:value-type="float">
            <text:p>4046</text:p>
          </table:table-cell>
          <table:table-cell table:formula="of:=+ROUNDDOWN([.D131]/[.C131];0)" office:value-type="float" office:value="7" calcext:value-type="float">
            <text:p>7</text:p>
          </table:table-cell>
          <table:table-cell table:formula="of:=+[.F130]-[.E131]" office:value-type="float" office:value="2016" calcext:value-type="float">
            <text:p>2016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+4*[.B132]+1" office:value-type="float" office:value="517" calcext:value-type="float">
            <text:p>517</text:p>
          </table:table-cell>
          <table:table-cell table:formula="of:=+2*[.F131]" office:value-type="float" office:value="4032" calcext:value-type="float">
            <text:p>4032</text:p>
          </table:table-cell>
          <table:table-cell table:formula="of:=+ROUNDDOWN([.D132]/[.C132];0)" office:value-type="float" office:value="7" calcext:value-type="float">
            <text:p>7</text:p>
          </table:table-cell>
          <table:table-cell table:formula="of:=+[.F131]-[.E132]"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+4*[.B133]+1" office:value-type="float" office:value="521" calcext:value-type="float">
            <text:p>521</text:p>
          </table:table-cell>
          <table:table-cell table:formula="of:=+2*[.F132]" office:value-type="float" office:value="4018" calcext:value-type="float">
            <text:p>4018</text:p>
          </table:table-cell>
          <table:table-cell table:formula="of:=+ROUNDDOWN([.D133]/[.C133];0)" office:value-type="float" office:value="7" calcext:value-type="float">
            <text:p>7</text:p>
          </table:table-cell>
          <table:table-cell table:formula="of:=+[.F132]-[.E133]" office:value-type="float" office:value="2002" calcext:value-type="float">
            <text:p>2002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+4*[.B134]+1" office:value-type="float" office:value="525" calcext:value-type="float">
            <text:p>525</text:p>
          </table:table-cell>
          <table:table-cell table:formula="of:=+2*[.F133]" office:value-type="float" office:value="4004" calcext:value-type="float">
            <text:p>4004</text:p>
          </table:table-cell>
          <table:table-cell table:formula="of:=+ROUNDDOWN([.D134]/[.C134];0)" office:value-type="float" office:value="7" calcext:value-type="float">
            <text:p>7</text:p>
          </table:table-cell>
          <table:table-cell table:formula="of:=+[.F133]-[.E134]" office:value-type="float" office:value="1995" calcext:value-type="float">
            <text:p>1995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+4*[.B135]+1" office:value-type="float" office:value="529" calcext:value-type="float">
            <text:p>529</text:p>
          </table:table-cell>
          <table:table-cell table:formula="of:=+2*[.F134]" office:value-type="float" office:value="3990" calcext:value-type="float">
            <text:p>3990</text:p>
          </table:table-cell>
          <table:table-cell table:formula="of:=+ROUNDDOWN([.D135]/[.C135];0)" office:value-type="float" office:value="7" calcext:value-type="float">
            <text:p>7</text:p>
          </table:table-cell>
          <table:table-cell table:formula="of:=+[.F134]-[.E135]" office:value-type="float" office:value="1988" calcext:value-type="float">
            <text:p>1988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+4*[.B136]+1" office:value-type="float" office:value="533" calcext:value-type="float">
            <text:p>533</text:p>
          </table:table-cell>
          <table:table-cell table:formula="of:=+2*[.F135]" office:value-type="float" office:value="3976" calcext:value-type="float">
            <text:p>3976</text:p>
          </table:table-cell>
          <table:table-cell table:formula="of:=+ROUNDDOWN([.D136]/[.C136];0)" office:value-type="float" office:value="7" calcext:value-type="float">
            <text:p>7</text:p>
          </table:table-cell>
          <table:table-cell table:formula="of:=+[.F135]-[.E136]" office:value-type="float" office:value="1981" calcext:value-type="float">
            <text:p>1981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+4*[.B137]+1" office:value-type="float" office:value="537" calcext:value-type="float">
            <text:p>537</text:p>
          </table:table-cell>
          <table:table-cell table:formula="of:=+2*[.F136]" office:value-type="float" office:value="3962" calcext:value-type="float">
            <text:p>3962</text:p>
          </table:table-cell>
          <table:table-cell table:formula="of:=+ROUNDDOWN([.D137]/[.C137];0)" office:value-type="float" office:value="7" calcext:value-type="float">
            <text:p>7</text:p>
          </table:table-cell>
          <table:table-cell table:formula="of:=+[.F136]-[.E137]" office:value-type="float" office:value="1974" calcext:value-type="float">
            <text:p>1974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+4*[.B138]+1" office:value-type="float" office:value="541" calcext:value-type="float">
            <text:p>541</text:p>
          </table:table-cell>
          <table:table-cell table:formula="of:=+2*[.F137]" office:value-type="float" office:value="3948" calcext:value-type="float">
            <text:p>3948</text:p>
          </table:table-cell>
          <table:table-cell table:formula="of:=+ROUNDDOWN([.D138]/[.C138];0)" office:value-type="float" office:value="7" calcext:value-type="float">
            <text:p>7</text:p>
          </table:table-cell>
          <table:table-cell table:formula="of:=+[.F137]-[.E138]" office:value-type="float" office:value="1967" calcext:value-type="float">
            <text:p>1967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+4*[.B139]+1" office:value-type="float" office:value="545" calcext:value-type="float">
            <text:p>545</text:p>
          </table:table-cell>
          <table:table-cell table:formula="of:=+2*[.F138]" office:value-type="float" office:value="3934" calcext:value-type="float">
            <text:p>3934</text:p>
          </table:table-cell>
          <table:table-cell table:formula="of:=+ROUNDDOWN([.D139]/[.C139];0)" office:value-type="float" office:value="7" calcext:value-type="float">
            <text:p>7</text:p>
          </table:table-cell>
          <table:table-cell table:formula="of:=+[.F138]-[.E139]" office:value-type="float" office:value="1960" calcext:value-type="float">
            <text:p>1960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+4*[.B140]+1" office:value-type="float" office:value="549" calcext:value-type="float">
            <text:p>549</text:p>
          </table:table-cell>
          <table:table-cell table:formula="of:=+2*[.F139]" office:value-type="float" office:value="3920" calcext:value-type="float">
            <text:p>3920</text:p>
          </table:table-cell>
          <table:table-cell table:formula="of:=+ROUNDDOWN([.D140]/[.C140];0)" office:value-type="float" office:value="7" calcext:value-type="float">
            <text:p>7</text:p>
          </table:table-cell>
          <table:table-cell table:formula="of:=+[.F139]-[.E140]" office:value-type="float" office:value="1953" calcext:value-type="float">
            <text:p>1953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+4*[.B141]+1" office:value-type="float" office:value="553" calcext:value-type="float">
            <text:p>553</text:p>
          </table:table-cell>
          <table:table-cell table:formula="of:=+2*[.F140]" office:value-type="float" office:value="3906" calcext:value-type="float">
            <text:p>3906</text:p>
          </table:table-cell>
          <table:table-cell table:formula="of:=+ROUNDDOWN([.D141]/[.C141];0)" office:value-type="float" office:value="7" calcext:value-type="float">
            <text:p>7</text:p>
          </table:table-cell>
          <table:table-cell table:formula="of:=+[.F140]-[.E141]" office:value-type="float" office:value="1946" calcext:value-type="float">
            <text:p>1946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+4*[.B142]+1" office:value-type="float" office:value="557" calcext:value-type="float">
            <text:p>557</text:p>
          </table:table-cell>
          <table:table-cell table:formula="of:=+2*[.F141]" office:value-type="float" office:value="3892" calcext:value-type="float">
            <text:p>3892</text:p>
          </table:table-cell>
          <table:table-cell table:formula="of:=+ROUNDDOWN([.D142]/[.C142];0)" office:value-type="float" office:value="6" calcext:value-type="float">
            <text:p>6</text:p>
          </table:table-cell>
          <table:table-cell table:formula="of:=+[.F141]-[.E142]" office:value-type="float" office:value="1940" calcext:value-type="float">
            <text:p>1940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+4*[.B143]+1" office:value-type="float" office:value="561" calcext:value-type="float">
            <text:p>561</text:p>
          </table:table-cell>
          <table:table-cell table:formula="of:=+2*[.F142]" office:value-type="float" office:value="3880" calcext:value-type="float">
            <text:p>3880</text:p>
          </table:table-cell>
          <table:table-cell table:formula="of:=+ROUNDDOWN([.D143]/[.C143];0)" office:value-type="float" office:value="6" calcext:value-type="float">
            <text:p>6</text:p>
          </table:table-cell>
          <table:table-cell table:formula="of:=+[.F142]-[.E143]" office:value-type="float" office:value="1934" calcext:value-type="float">
            <text:p>1934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formula="of:=+4*[.B144]+1" office:value-type="float" office:value="565" calcext:value-type="float">
            <text:p>565</text:p>
          </table:table-cell>
          <table:table-cell table:formula="of:=+2*[.F143]" office:value-type="float" office:value="3868" calcext:value-type="float">
            <text:p>3868</text:p>
          </table:table-cell>
          <table:table-cell table:formula="of:=+ROUNDDOWN([.D144]/[.C144];0)" office:value-type="float" office:value="6" calcext:value-type="float">
            <text:p>6</text:p>
          </table:table-cell>
          <table:table-cell table:formula="of:=+[.F143]-[.E144]" office:value-type="float" office:value="1928" calcext:value-type="float">
            <text:p>1928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+4*[.B145]+1" office:value-type="float" office:value="569" calcext:value-type="float">
            <text:p>569</text:p>
          </table:table-cell>
          <table:table-cell table:formula="of:=+2*[.F144]" office:value-type="float" office:value="3856" calcext:value-type="float">
            <text:p>3856</text:p>
          </table:table-cell>
          <table:table-cell table:formula="of:=+ROUNDDOWN([.D145]/[.C145];0)" office:value-type="float" office:value="6" calcext:value-type="float">
            <text:p>6</text:p>
          </table:table-cell>
          <table:table-cell table:formula="of:=+[.F144]-[.E145]" office:value-type="float" office:value="1922" calcext:value-type="float">
            <text:p>1922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+4*[.B146]+1" office:value-type="float" office:value="573" calcext:value-type="float">
            <text:p>573</text:p>
          </table:table-cell>
          <table:table-cell table:formula="of:=+2*[.F145]" office:value-type="float" office:value="3844" calcext:value-type="float">
            <text:p>3844</text:p>
          </table:table-cell>
          <table:table-cell table:formula="of:=+ROUNDDOWN([.D146]/[.C146];0)" office:value-type="float" office:value="6" calcext:value-type="float">
            <text:p>6</text:p>
          </table:table-cell>
          <table:table-cell table:formula="of:=+[.F145]-[.E146]" office:value-type="float" office:value="1916" calcext:value-type="float">
            <text:p>1916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+4*[.B147]+1" office:value-type="float" office:value="577" calcext:value-type="float">
            <text:p>577</text:p>
          </table:table-cell>
          <table:table-cell table:formula="of:=+2*[.F146]" office:value-type="float" office:value="3832" calcext:value-type="float">
            <text:p>3832</text:p>
          </table:table-cell>
          <table:table-cell table:formula="of:=+ROUNDDOWN([.D147]/[.C147];0)" office:value-type="float" office:value="6" calcext:value-type="float">
            <text:p>6</text:p>
          </table:table-cell>
          <table:table-cell table:formula="of:=+[.F146]-[.E147]" office:value-type="float" office:value="1910" calcext:value-type="float">
            <text:p>191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+4*[.B148]+1" office:value-type="float" office:value="581" calcext:value-type="float">
            <text:p>581</text:p>
          </table:table-cell>
          <table:table-cell table:formula="of:=+2*[.F147]" office:value-type="float" office:value="3820" calcext:value-type="float">
            <text:p>3820</text:p>
          </table:table-cell>
          <table:table-cell table:formula="of:=+ROUNDDOWN([.D148]/[.C148];0)" office:value-type="float" office:value="6" calcext:value-type="float">
            <text:p>6</text:p>
          </table:table-cell>
          <table:table-cell table:formula="of:=+[.F147]-[.E148]" office:value-type="float" office:value="1904" calcext:value-type="float">
            <text:p>1904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+4*[.B149]+1" office:value-type="float" office:value="585" calcext:value-type="float">
            <text:p>585</text:p>
          </table:table-cell>
          <table:table-cell table:formula="of:=+2*[.F148]" office:value-type="float" office:value="3808" calcext:value-type="float">
            <text:p>3808</text:p>
          </table:table-cell>
          <table:table-cell table:formula="of:=+ROUNDDOWN([.D149]/[.C149];0)" office:value-type="float" office:value="6" calcext:value-type="float">
            <text:p>6</text:p>
          </table:table-cell>
          <table:table-cell table:formula="of:=+[.F148]-[.E149]" office:value-type="float" office:value="1898" calcext:value-type="float">
            <text:p>1898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+4*[.B150]+1" office:value-type="float" office:value="589" calcext:value-type="float">
            <text:p>589</text:p>
          </table:table-cell>
          <table:table-cell table:formula="of:=+2*[.F149]" office:value-type="float" office:value="3796" calcext:value-type="float">
            <text:p>3796</text:p>
          </table:table-cell>
          <table:table-cell table:formula="of:=+ROUNDDOWN([.D150]/[.C150];0)" office:value-type="float" office:value="6" calcext:value-type="float">
            <text:p>6</text:p>
          </table:table-cell>
          <table:table-cell table:formula="of:=+[.F149]-[.E150]" office:value-type="float" office:value="1892" calcext:value-type="float">
            <text:p>1892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+4*[.B151]+1" office:value-type="float" office:value="593" calcext:value-type="float">
            <text:p>593</text:p>
          </table:table-cell>
          <table:table-cell table:formula="of:=+2*[.F150]" office:value-type="float" office:value="3784" calcext:value-type="float">
            <text:p>3784</text:p>
          </table:table-cell>
          <table:table-cell table:formula="of:=+ROUNDDOWN([.D151]/[.C151];0)" office:value-type="float" office:value="6" calcext:value-type="float">
            <text:p>6</text:p>
          </table:table-cell>
          <table:table-cell table:formula="of:=+[.F150]-[.E151]" office:value-type="float" office:value="1886" calcext:value-type="float">
            <text:p>1886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+4*[.B152]+1" office:value-type="float" office:value="597" calcext:value-type="float">
            <text:p>597</text:p>
          </table:table-cell>
          <table:table-cell table:formula="of:=+2*[.F151]" office:value-type="float" office:value="3772" calcext:value-type="float">
            <text:p>3772</text:p>
          </table:table-cell>
          <table:table-cell table:formula="of:=+ROUNDDOWN([.D152]/[.C152];0)" office:value-type="float" office:value="6" calcext:value-type="float">
            <text:p>6</text:p>
          </table:table-cell>
          <table:table-cell table:formula="of:=+[.F151]-[.E152]" office:value-type="float" office:value="1880" calcext:value-type="float">
            <text:p>188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+4*[.B153]+1" office:value-type="float" office:value="601" calcext:value-type="float">
            <text:p>601</text:p>
          </table:table-cell>
          <table:table-cell table:formula="of:=+2*[.F152]" office:value-type="float" office:value="3760" calcext:value-type="float">
            <text:p>3760</text:p>
          </table:table-cell>
          <table:table-cell table:formula="of:=+ROUNDDOWN([.D153]/[.C153];0)" office:value-type="float" office:value="6" calcext:value-type="float">
            <text:p>6</text:p>
          </table:table-cell>
          <table:table-cell table:formula="of:=+[.F152]-[.E153]" office:value-type="float" office:value="1874" calcext:value-type="float">
            <text:p>1874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formula="of:=+4*[.B154]+1" office:value-type="float" office:value="605" calcext:value-type="float">
            <text:p>605</text:p>
          </table:table-cell>
          <table:table-cell table:formula="of:=+2*[.F153]" office:value-type="float" office:value="3748" calcext:value-type="float">
            <text:p>3748</text:p>
          </table:table-cell>
          <table:table-cell table:formula="of:=+ROUNDDOWN([.D154]/[.C154];0)" office:value-type="float" office:value="6" calcext:value-type="float">
            <text:p>6</text:p>
          </table:table-cell>
          <table:table-cell table:formula="of:=+[.F153]-[.E154]" office:value-type="float" office:value="1868" calcext:value-type="float">
            <text:p>1868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+4*[.B155]+1" office:value-type="float" office:value="609" calcext:value-type="float">
            <text:p>609</text:p>
          </table:table-cell>
          <table:table-cell table:formula="of:=+2*[.F154]" office:value-type="float" office:value="3736" calcext:value-type="float">
            <text:p>3736</text:p>
          </table:table-cell>
          <table:table-cell table:formula="of:=+ROUNDDOWN([.D155]/[.C155];0)" office:value-type="float" office:value="6" calcext:value-type="float">
            <text:p>6</text:p>
          </table:table-cell>
          <table:table-cell table:formula="of:=+[.F154]-[.E155]" office:value-type="float" office:value="1862" calcext:value-type="float">
            <text:p>1862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+4*[.B156]+1" office:value-type="float" office:value="613" calcext:value-type="float">
            <text:p>613</text:p>
          </table:table-cell>
          <table:table-cell table:formula="of:=+2*[.F155]" office:value-type="float" office:value="3724" calcext:value-type="float">
            <text:p>3724</text:p>
          </table:table-cell>
          <table:table-cell table:formula="of:=+ROUNDDOWN([.D156]/[.C156];0)" office:value-type="float" office:value="6" calcext:value-type="float">
            <text:p>6</text:p>
          </table:table-cell>
          <table:table-cell table:formula="of:=+[.F155]-[.E156]" office:value-type="float" office:value="1856" calcext:value-type="float">
            <text:p>1856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+4*[.B157]+1" office:value-type="float" office:value="617" calcext:value-type="float">
            <text:p>617</text:p>
          </table:table-cell>
          <table:table-cell table:formula="of:=+2*[.F156]" office:value-type="float" office:value="3712" calcext:value-type="float">
            <text:p>3712</text:p>
          </table:table-cell>
          <table:table-cell table:formula="of:=+ROUNDDOWN([.D157]/[.C157];0)" office:value-type="float" office:value="6" calcext:value-type="float">
            <text:p>6</text:p>
          </table:table-cell>
          <table:table-cell table:formula="of:=+[.F156]-[.E157]" office:value-type="float" office:value="1850" calcext:value-type="float">
            <text:p>1850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+4*[.B158]+1" office:value-type="float" office:value="621" calcext:value-type="float">
            <text:p>621</text:p>
          </table:table-cell>
          <table:table-cell table:formula="of:=+2*[.F157]" office:value-type="float" office:value="3700" calcext:value-type="float">
            <text:p>3700</text:p>
          </table:table-cell>
          <table:table-cell table:formula="of:=+ROUNDDOWN([.D158]/[.C158];0)" office:value-type="float" office:value="5" calcext:value-type="float">
            <text:p>5</text:p>
          </table:table-cell>
          <table:table-cell table:formula="of:=+[.F157]-[.E158]" office:value-type="float" office:value="1845" calcext:value-type="float">
            <text:p>1845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formula="of:=+4*[.B159]+1" office:value-type="float" office:value="625" calcext:value-type="float">
            <text:p>625</text:p>
          </table:table-cell>
          <table:table-cell table:formula="of:=+2*[.F158]" office:value-type="float" office:value="3690" calcext:value-type="float">
            <text:p>3690</text:p>
          </table:table-cell>
          <table:table-cell table:formula="of:=+ROUNDDOWN([.D159]/[.C159];0)" office:value-type="float" office:value="5" calcext:value-type="float">
            <text:p>5</text:p>
          </table:table-cell>
          <table:table-cell table:formula="of:=+[.F158]-[.E159]" office:value-type="float" office:value="1840" calcext:value-type="float">
            <text:p>1840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formula="of:=+4*[.B160]+1" office:value-type="float" office:value="629" calcext:value-type="float">
            <text:p>629</text:p>
          </table:table-cell>
          <table:table-cell table:formula="of:=+2*[.F159]" office:value-type="float" office:value="3680" calcext:value-type="float">
            <text:p>3680</text:p>
          </table:table-cell>
          <table:table-cell table:formula="of:=+ROUNDDOWN([.D160]/[.C160];0)" office:value-type="float" office:value="5" calcext:value-type="float">
            <text:p>5</text:p>
          </table:table-cell>
          <table:table-cell table:formula="of:=+[.F159]-[.E160]" office:value-type="float" office:value="1835" calcext:value-type="float">
            <text:p>1835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+4*[.B161]+1" office:value-type="float" office:value="633" calcext:value-type="float">
            <text:p>633</text:p>
          </table:table-cell>
          <table:table-cell table:formula="of:=+2*[.F160]" office:value-type="float" office:value="3670" calcext:value-type="float">
            <text:p>3670</text:p>
          </table:table-cell>
          <table:table-cell table:formula="of:=+ROUNDDOWN([.D161]/[.C161];0)" office:value-type="float" office:value="5" calcext:value-type="float">
            <text:p>5</text:p>
          </table:table-cell>
          <table:table-cell table:formula="of:=+[.F160]-[.E161]" office:value-type="float" office:value="1830" calcext:value-type="float">
            <text:p>1830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formula="of:=+4*[.B162]+1" office:value-type="float" office:value="637" calcext:value-type="float">
            <text:p>637</text:p>
          </table:table-cell>
          <table:table-cell table:formula="of:=+2*[.F161]" office:value-type="float" office:value="3660" calcext:value-type="float">
            <text:p>3660</text:p>
          </table:table-cell>
          <table:table-cell table:formula="of:=+ROUNDDOWN([.D162]/[.C162];0)" office:value-type="float" office:value="5" calcext:value-type="float">
            <text:p>5</text:p>
          </table:table-cell>
          <table:table-cell table:formula="of:=+[.F161]-[.E162]" office:value-type="float" office:value="1825" calcext:value-type="float">
            <text:p>1825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+4*[.B163]+1" office:value-type="float" office:value="641" calcext:value-type="float">
            <text:p>641</text:p>
          </table:table-cell>
          <table:table-cell table:formula="of:=+2*[.F162]" office:value-type="float" office:value="3650" calcext:value-type="float">
            <text:p>3650</text:p>
          </table:table-cell>
          <table:table-cell table:formula="of:=+ROUNDDOWN([.D163]/[.C163];0)" office:value-type="float" office:value="5" calcext:value-type="float">
            <text:p>5</text:p>
          </table:table-cell>
          <table:table-cell table:formula="of:=+[.F162]-[.E163]" office:value-type="float" office:value="1820" calcext:value-type="float">
            <text:p>182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+4*[.B164]+1" office:value-type="float" office:value="645" calcext:value-type="float">
            <text:p>645</text:p>
          </table:table-cell>
          <table:table-cell table:formula="of:=+2*[.F163]" office:value-type="float" office:value="3640" calcext:value-type="float">
            <text:p>3640</text:p>
          </table:table-cell>
          <table:table-cell table:formula="of:=+ROUNDDOWN([.D164]/[.C164];0)" office:value-type="float" office:value="5" calcext:value-type="float">
            <text:p>5</text:p>
          </table:table-cell>
          <table:table-cell table:formula="of:=+[.F163]-[.E164]" office:value-type="float" office:value="1815" calcext:value-type="float">
            <text:p>1815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+4*[.B165]+1" office:value-type="float" office:value="649" calcext:value-type="float">
            <text:p>649</text:p>
          </table:table-cell>
          <table:table-cell table:formula="of:=+2*[.F164]" office:value-type="float" office:value="3630" calcext:value-type="float">
            <text:p>3630</text:p>
          </table:table-cell>
          <table:table-cell table:formula="of:=+ROUNDDOWN([.D165]/[.C165];0)" office:value-type="float" office:value="5" calcext:value-type="float">
            <text:p>5</text:p>
          </table:table-cell>
          <table:table-cell table:formula="of:=+[.F164]-[.E165]" office:value-type="float" office:value="1810" calcext:value-type="float">
            <text:p>1810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+4*[.B166]+1" office:value-type="float" office:value="653" calcext:value-type="float">
            <text:p>653</text:p>
          </table:table-cell>
          <table:table-cell table:formula="of:=+2*[.F165]" office:value-type="float" office:value="3620" calcext:value-type="float">
            <text:p>3620</text:p>
          </table:table-cell>
          <table:table-cell table:formula="of:=+ROUNDDOWN([.D166]/[.C166];0)" office:value-type="float" office:value="5" calcext:value-type="float">
            <text:p>5</text:p>
          </table:table-cell>
          <table:table-cell table:formula="of:=+[.F165]-[.E166]" office:value-type="float" office:value="1805" calcext:value-type="float">
            <text:p>1805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+4*[.B167]+1" office:value-type="float" office:value="657" calcext:value-type="float">
            <text:p>657</text:p>
          </table:table-cell>
          <table:table-cell table:formula="of:=+2*[.F166]" office:value-type="float" office:value="3610" calcext:value-type="float">
            <text:p>3610</text:p>
          </table:table-cell>
          <table:table-cell table:formula="of:=+ROUNDDOWN([.D167]/[.C167];0)" office:value-type="float" office:value="5" calcext:value-type="float">
            <text:p>5</text:p>
          </table:table-cell>
          <table:table-cell table:formula="of:=+[.F166]-[.E167]" office:value-type="float" office:value="1800" calcext:value-type="float">
            <text:p>1800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+4*[.B168]+1" office:value-type="float" office:value="661" calcext:value-type="float">
            <text:p>661</text:p>
          </table:table-cell>
          <table:table-cell table:formula="of:=+2*[.F167]" office:value-type="float" office:value="3600" calcext:value-type="float">
            <text:p>3600</text:p>
          </table:table-cell>
          <table:table-cell table:formula="of:=+ROUNDDOWN([.D168]/[.C168];0)" office:value-type="float" office:value="5" calcext:value-type="float">
            <text:p>5</text:p>
          </table:table-cell>
          <table:table-cell table:formula="of:=+[.F167]-[.E168]" office:value-type="float" office:value="1795" calcext:value-type="float">
            <text:p>1795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+4*[.B169]+1" office:value-type="float" office:value="665" calcext:value-type="float">
            <text:p>665</text:p>
          </table:table-cell>
          <table:table-cell table:formula="of:=+2*[.F168]" office:value-type="float" office:value="3590" calcext:value-type="float">
            <text:p>3590</text:p>
          </table:table-cell>
          <table:table-cell table:formula="of:=+ROUNDDOWN([.D169]/[.C169];0)" office:value-type="float" office:value="5" calcext:value-type="float">
            <text:p>5</text:p>
          </table:table-cell>
          <table:table-cell table:formula="of:=+[.F168]-[.E169]" office:value-type="float" office:value="1790" calcext:value-type="float">
            <text:p>1790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+4*[.B170]+1" office:value-type="float" office:value="669" calcext:value-type="float">
            <text:p>669</text:p>
          </table:table-cell>
          <table:table-cell table:formula="of:=+2*[.F169]" office:value-type="float" office:value="3580" calcext:value-type="float">
            <text:p>3580</text:p>
          </table:table-cell>
          <table:table-cell table:formula="of:=+ROUNDDOWN([.D170]/[.C170];0)" office:value-type="float" office:value="5" calcext:value-type="float">
            <text:p>5</text:p>
          </table:table-cell>
          <table:table-cell table:formula="of:=+[.F169]-[.E170]" office:value-type="float" office:value="1785" calcext:value-type="float">
            <text:p>1785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+4*[.B171]+1" office:value-type="float" office:value="673" calcext:value-type="float">
            <text:p>673</text:p>
          </table:table-cell>
          <table:table-cell table:formula="of:=+2*[.F170]" office:value-type="float" office:value="3570" calcext:value-type="float">
            <text:p>3570</text:p>
          </table:table-cell>
          <table:table-cell table:formula="of:=+ROUNDDOWN([.D171]/[.C171];0)" office:value-type="float" office:value="5" calcext:value-type="float">
            <text:p>5</text:p>
          </table:table-cell>
          <table:table-cell table:formula="of:=+[.F170]-[.E171]" office:value-type="float" office:value="1780" calcext:value-type="float">
            <text:p>1780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+4*[.B172]+1" office:value-type="float" office:value="677" calcext:value-type="float">
            <text:p>677</text:p>
          </table:table-cell>
          <table:table-cell table:formula="of:=+2*[.F171]" office:value-type="float" office:value="3560" calcext:value-type="float">
            <text:p>3560</text:p>
          </table:table-cell>
          <table:table-cell table:formula="of:=+ROUNDDOWN([.D172]/[.C172];0)" office:value-type="float" office:value="5" calcext:value-type="float">
            <text:p>5</text:p>
          </table:table-cell>
          <table:table-cell table:formula="of:=+[.F171]-[.E172]" office:value-type="float" office:value="1775" calcext:value-type="float">
            <text:p>1775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+4*[.B173]+1" office:value-type="float" office:value="681" calcext:value-type="float">
            <text:p>681</text:p>
          </table:table-cell>
          <table:table-cell table:formula="of:=+2*[.F172]" office:value-type="float" office:value="3550" calcext:value-type="float">
            <text:p>3550</text:p>
          </table:table-cell>
          <table:table-cell table:formula="of:=+ROUNDDOWN([.D173]/[.C173];0)" office:value-type="float" office:value="5" calcext:value-type="float">
            <text:p>5</text:p>
          </table:table-cell>
          <table:table-cell table:formula="of:=+[.F172]-[.E173]" office:value-type="float" office:value="1770" calcext:value-type="float">
            <text:p>1770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+4*[.B174]+1" office:value-type="float" office:value="685" calcext:value-type="float">
            <text:p>685</text:p>
          </table:table-cell>
          <table:table-cell table:formula="of:=+2*[.F173]" office:value-type="float" office:value="3540" calcext:value-type="float">
            <text:p>3540</text:p>
          </table:table-cell>
          <table:table-cell table:formula="of:=+ROUNDDOWN([.D174]/[.C174];0)" office:value-type="float" office:value="5" calcext:value-type="float">
            <text:p>5</text:p>
          </table:table-cell>
          <table:table-cell table:formula="of:=+[.F173]-[.E174]" office:value-type="float" office:value="1765" calcext:value-type="float">
            <text:p>1765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+4*[.B175]+1" office:value-type="float" office:value="689" calcext:value-type="float">
            <text:p>689</text:p>
          </table:table-cell>
          <table:table-cell table:formula="of:=+2*[.F174]" office:value-type="float" office:value="3530" calcext:value-type="float">
            <text:p>3530</text:p>
          </table:table-cell>
          <table:table-cell table:formula="of:=+ROUNDDOWN([.D175]/[.C175];0)" office:value-type="float" office:value="5" calcext:value-type="float">
            <text:p>5</text:p>
          </table:table-cell>
          <table:table-cell table:formula="of:=+[.F174]-[.E175]" office:value-type="float" office:value="1760" calcext:value-type="float">
            <text:p>1760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+4*[.B176]+1" office:value-type="float" office:value="693" calcext:value-type="float">
            <text:p>693</text:p>
          </table:table-cell>
          <table:table-cell table:formula="of:=+2*[.F175]" office:value-type="float" office:value="3520" calcext:value-type="float">
            <text:p>3520</text:p>
          </table:table-cell>
          <table:table-cell table:formula="of:=+ROUNDDOWN([.D176]/[.C176];0)" office:value-type="float" office:value="5" calcext:value-type="float">
            <text:p>5</text:p>
          </table:table-cell>
          <table:table-cell table:formula="of:=+[.F175]-[.E176]" office:value-type="float" office:value="1755" calcext:value-type="float">
            <text:p>1755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+4*[.B177]+1" office:value-type="float" office:value="697" calcext:value-type="float">
            <text:p>697</text:p>
          </table:table-cell>
          <table:table-cell table:formula="of:=+2*[.F176]" office:value-type="float" office:value="3510" calcext:value-type="float">
            <text:p>3510</text:p>
          </table:table-cell>
          <table:table-cell table:formula="of:=+ROUNDDOWN([.D177]/[.C177];0)" office:value-type="float" office:value="5" calcext:value-type="float">
            <text:p>5</text:p>
          </table:table-cell>
          <table:table-cell table:formula="of:=+[.F176]-[.E177]" office:value-type="float" office:value="1750" calcext:value-type="float">
            <text:p>1750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+4*[.B178]+1" office:value-type="float" office:value="701" calcext:value-type="float">
            <text:p>701</text:p>
          </table:table-cell>
          <table:table-cell table:formula="of:=+2*[.F177]" office:value-type="float" office:value="3500" calcext:value-type="float">
            <text:p>3500</text:p>
          </table:table-cell>
          <table:table-cell table:formula="of:=+ROUNDDOWN([.D178]/[.C178];0)" office:value-type="float" office:value="4" calcext:value-type="float">
            <text:p>4</text:p>
          </table:table-cell>
          <table:table-cell table:formula="of:=+[.F177]-[.E178]" office:value-type="float" office:value="1746" calcext:value-type="float">
            <text:p>1746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+4*[.B179]+1" office:value-type="float" office:value="705" calcext:value-type="float">
            <text:p>705</text:p>
          </table:table-cell>
          <table:table-cell table:formula="of:=+2*[.F178]" office:value-type="float" office:value="3492" calcext:value-type="float">
            <text:p>3492</text:p>
          </table:table-cell>
          <table:table-cell table:formula="of:=+ROUNDDOWN([.D179]/[.C179];0)" office:value-type="float" office:value="4" calcext:value-type="float">
            <text:p>4</text:p>
          </table:table-cell>
          <table:table-cell table:formula="of:=+[.F178]-[.E179]" office:value-type="float" office:value="1742" calcext:value-type="float">
            <text:p>1742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+4*[.B180]+1" office:value-type="float" office:value="709" calcext:value-type="float">
            <text:p>709</text:p>
          </table:table-cell>
          <table:table-cell table:formula="of:=+2*[.F179]" office:value-type="float" office:value="3484" calcext:value-type="float">
            <text:p>3484</text:p>
          </table:table-cell>
          <table:table-cell table:formula="of:=+ROUNDDOWN([.D180]/[.C180];0)" office:value-type="float" office:value="4" calcext:value-type="float">
            <text:p>4</text:p>
          </table:table-cell>
          <table:table-cell table:formula="of:=+[.F179]-[.E180]" office:value-type="float" office:value="1738" calcext:value-type="float">
            <text:p>1738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+4*[.B181]+1" office:value-type="float" office:value="713" calcext:value-type="float">
            <text:p>713</text:p>
          </table:table-cell>
          <table:table-cell table:formula="of:=+2*[.F180]" office:value-type="float" office:value="3476" calcext:value-type="float">
            <text:p>3476</text:p>
          </table:table-cell>
          <table:table-cell table:formula="of:=+ROUNDDOWN([.D181]/[.C181];0)" office:value-type="float" office:value="4" calcext:value-type="float">
            <text:p>4</text:p>
          </table:table-cell>
          <table:table-cell table:formula="of:=+[.F180]-[.E181]" office:value-type="float" office:value="1734" calcext:value-type="float">
            <text:p>1734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+4*[.B182]+1" office:value-type="float" office:value="717" calcext:value-type="float">
            <text:p>717</text:p>
          </table:table-cell>
          <table:table-cell table:formula="of:=+2*[.F181]" office:value-type="float" office:value="3468" calcext:value-type="float">
            <text:p>3468</text:p>
          </table:table-cell>
          <table:table-cell table:formula="of:=+ROUNDDOWN([.D182]/[.C182];0)" office:value-type="float" office:value="4" calcext:value-type="float">
            <text:p>4</text:p>
          </table:table-cell>
          <table:table-cell table:formula="of:=+[.F181]-[.E182]" office:value-type="float" office:value="1730" calcext:value-type="float">
            <text:p>1730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+4*[.B183]+1" office:value-type="float" office:value="721" calcext:value-type="float">
            <text:p>721</text:p>
          </table:table-cell>
          <table:table-cell table:formula="of:=+2*[.F182]" office:value-type="float" office:value="3460" calcext:value-type="float">
            <text:p>3460</text:p>
          </table:table-cell>
          <table:table-cell table:formula="of:=+ROUNDDOWN([.D183]/[.C183];0)" office:value-type="float" office:value="4" calcext:value-type="float">
            <text:p>4</text:p>
          </table:table-cell>
          <table:table-cell table:formula="of:=+[.F182]-[.E183]" office:value-type="float" office:value="1726" calcext:value-type="float">
            <text:p>1726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+4*[.B184]+1" office:value-type="float" office:value="725" calcext:value-type="float">
            <text:p>725</text:p>
          </table:table-cell>
          <table:table-cell table:formula="of:=+2*[.F183]" office:value-type="float" office:value="3452" calcext:value-type="float">
            <text:p>3452</text:p>
          </table:table-cell>
          <table:table-cell table:formula="of:=+ROUNDDOWN([.D184]/[.C184];0)" office:value-type="float" office:value="4" calcext:value-type="float">
            <text:p>4</text:p>
          </table:table-cell>
          <table:table-cell table:formula="of:=+[.F183]-[.E184]" office:value-type="float" office:value="1722" calcext:value-type="float">
            <text:p>1722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+4*[.B185]+1" office:value-type="float" office:value="729" calcext:value-type="float">
            <text:p>729</text:p>
          </table:table-cell>
          <table:table-cell table:formula="of:=+2*[.F184]" office:value-type="float" office:value="3444" calcext:value-type="float">
            <text:p>3444</text:p>
          </table:table-cell>
          <table:table-cell table:formula="of:=+ROUNDDOWN([.D185]/[.C185];0)" office:value-type="float" office:value="4" calcext:value-type="float">
            <text:p>4</text:p>
          </table:table-cell>
          <table:table-cell table:formula="of:=+[.F184]-[.E185]" office:value-type="float" office:value="1718" calcext:value-type="float">
            <text:p>1718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+4*[.B186]+1" office:value-type="float" office:value="733" calcext:value-type="float">
            <text:p>733</text:p>
          </table:table-cell>
          <table:table-cell table:formula="of:=+2*[.F185]" office:value-type="float" office:value="3436" calcext:value-type="float">
            <text:p>3436</text:p>
          </table:table-cell>
          <table:table-cell table:formula="of:=+ROUNDDOWN([.D186]/[.C186];0)" office:value-type="float" office:value="4" calcext:value-type="float">
            <text:p>4</text:p>
          </table:table-cell>
          <table:table-cell table:formula="of:=+[.F185]-[.E186]" office:value-type="float" office:value="1714" calcext:value-type="float">
            <text:p>1714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+4*[.B187]+1" office:value-type="float" office:value="737" calcext:value-type="float">
            <text:p>737</text:p>
          </table:table-cell>
          <table:table-cell table:formula="of:=+2*[.F186]" office:value-type="float" office:value="3428" calcext:value-type="float">
            <text:p>3428</text:p>
          </table:table-cell>
          <table:table-cell table:formula="of:=+ROUNDDOWN([.D187]/[.C187];0)" office:value-type="float" office:value="4" calcext:value-type="float">
            <text:p>4</text:p>
          </table:table-cell>
          <table:table-cell table:formula="of:=+[.F186]-[.E187]" office:value-type="float" office:value="1710" calcext:value-type="float">
            <text:p>1710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+4*[.B188]+1" office:value-type="float" office:value="741" calcext:value-type="float">
            <text:p>741</text:p>
          </table:table-cell>
          <table:table-cell table:formula="of:=+2*[.F187]" office:value-type="float" office:value="3420" calcext:value-type="float">
            <text:p>3420</text:p>
          </table:table-cell>
          <table:table-cell table:formula="of:=+ROUNDDOWN([.D188]/[.C188];0)" office:value-type="float" office:value="4" calcext:value-type="float">
            <text:p>4</text:p>
          </table:table-cell>
          <table:table-cell table:formula="of:=+[.F187]-[.E188]" office:value-type="float" office:value="1706" calcext:value-type="float">
            <text:p>1706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+4*[.B189]+1" office:value-type="float" office:value="745" calcext:value-type="float">
            <text:p>745</text:p>
          </table:table-cell>
          <table:table-cell table:formula="of:=+2*[.F188]" office:value-type="float" office:value="3412" calcext:value-type="float">
            <text:p>3412</text:p>
          </table:table-cell>
          <table:table-cell table:formula="of:=+ROUNDDOWN([.D189]/[.C189];0)" office:value-type="float" office:value="4" calcext:value-type="float">
            <text:p>4</text:p>
          </table:table-cell>
          <table:table-cell table:formula="of:=+[.F188]-[.E189]" office:value-type="float" office:value="1702" calcext:value-type="float">
            <text:p>1702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+4*[.B190]+1" office:value-type="float" office:value="749" calcext:value-type="float">
            <text:p>749</text:p>
          </table:table-cell>
          <table:table-cell table:formula="of:=+2*[.F189]" office:value-type="float" office:value="3404" calcext:value-type="float">
            <text:p>3404</text:p>
          </table:table-cell>
          <table:table-cell table:formula="of:=+ROUNDDOWN([.D190]/[.C190];0)" office:value-type="float" office:value="4" calcext:value-type="float">
            <text:p>4</text:p>
          </table:table-cell>
          <table:table-cell table:formula="of:=+[.F189]-[.E190]" office:value-type="float" office:value="1698" calcext:value-type="float">
            <text:p>1698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+4*[.B191]+1" office:value-type="float" office:value="753" calcext:value-type="float">
            <text:p>753</text:p>
          </table:table-cell>
          <table:table-cell table:formula="of:=+2*[.F190]" office:value-type="float" office:value="3396" calcext:value-type="float">
            <text:p>3396</text:p>
          </table:table-cell>
          <table:table-cell table:formula="of:=+ROUNDDOWN([.D191]/[.C191];0)" office:value-type="float" office:value="4" calcext:value-type="float">
            <text:p>4</text:p>
          </table:table-cell>
          <table:table-cell table:formula="of:=+[.F190]-[.E191]" office:value-type="float" office:value="1694" calcext:value-type="float">
            <text:p>1694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+4*[.B192]+1" office:value-type="float" office:value="757" calcext:value-type="float">
            <text:p>757</text:p>
          </table:table-cell>
          <table:table-cell table:formula="of:=+2*[.F191]" office:value-type="float" office:value="3388" calcext:value-type="float">
            <text:p>3388</text:p>
          </table:table-cell>
          <table:table-cell table:formula="of:=+ROUNDDOWN([.D192]/[.C192];0)" office:value-type="float" office:value="4" calcext:value-type="float">
            <text:p>4</text:p>
          </table:table-cell>
          <table:table-cell table:formula="of:=+[.F191]-[.E192]" office:value-type="float" office:value="1690" calcext:value-type="float">
            <text:p>1690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+4*[.B193]+1" office:value-type="float" office:value="761" calcext:value-type="float">
            <text:p>761</text:p>
          </table:table-cell>
          <table:table-cell table:formula="of:=+2*[.F192]" office:value-type="float" office:value="3380" calcext:value-type="float">
            <text:p>3380</text:p>
          </table:table-cell>
          <table:table-cell table:formula="of:=+ROUNDDOWN([.D193]/[.C193];0)" office:value-type="float" office:value="4" calcext:value-type="float">
            <text:p>4</text:p>
          </table:table-cell>
          <table:table-cell table:formula="of:=+[.F192]-[.E193]" office:value-type="float" office:value="1686" calcext:value-type="float">
            <text:p>1686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+4*[.B194]+1" office:value-type="float" office:value="765" calcext:value-type="float">
            <text:p>765</text:p>
          </table:table-cell>
          <table:table-cell table:formula="of:=+2*[.F193]" office:value-type="float" office:value="3372" calcext:value-type="float">
            <text:p>3372</text:p>
          </table:table-cell>
          <table:table-cell table:formula="of:=+ROUNDDOWN([.D194]/[.C194];0)" office:value-type="float" office:value="4" calcext:value-type="float">
            <text:p>4</text:p>
          </table:table-cell>
          <table:table-cell table:formula="of:=+[.F193]-[.E194]" office:value-type="float" office:value="1682" calcext:value-type="float">
            <text:p>1682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+4*[.B195]+1" office:value-type="float" office:value="769" calcext:value-type="float">
            <text:p>769</text:p>
          </table:table-cell>
          <table:table-cell table:formula="of:=+2*[.F194]" office:value-type="float" office:value="3364" calcext:value-type="float">
            <text:p>3364</text:p>
          </table:table-cell>
          <table:table-cell table:formula="of:=+ROUNDDOWN([.D195]/[.C195];0)" office:value-type="float" office:value="4" calcext:value-type="float">
            <text:p>4</text:p>
          </table:table-cell>
          <table:table-cell table:formula="of:=+[.F194]-[.E195]" office:value-type="float" office:value="1678" calcext:value-type="float">
            <text:p>1678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+4*[.B196]+1" office:value-type="float" office:value="773" calcext:value-type="float">
            <text:p>773</text:p>
          </table:table-cell>
          <table:table-cell table:formula="of:=+2*[.F195]" office:value-type="float" office:value="3356" calcext:value-type="float">
            <text:p>3356</text:p>
          </table:table-cell>
          <table:table-cell table:formula="of:=+ROUNDDOWN([.D196]/[.C196];0)" office:value-type="float" office:value="4" calcext:value-type="float">
            <text:p>4</text:p>
          </table:table-cell>
          <table:table-cell table:formula="of:=+[.F195]-[.E196]" office:value-type="float" office:value="1674" calcext:value-type="float">
            <text:p>1674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+4*[.B197]+1" office:value-type="float" office:value="777" calcext:value-type="float">
            <text:p>777</text:p>
          </table:table-cell>
          <table:table-cell table:formula="of:=+2*[.F196]" office:value-type="float" office:value="3348" calcext:value-type="float">
            <text:p>3348</text:p>
          </table:table-cell>
          <table:table-cell table:formula="of:=+ROUNDDOWN([.D197]/[.C197];0)" office:value-type="float" office:value="4" calcext:value-type="float">
            <text:p>4</text:p>
          </table:table-cell>
          <table:table-cell table:formula="of:=+[.F196]-[.E197]" office:value-type="float" office:value="1670" calcext:value-type="float">
            <text:p>1670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+4*[.B198]+1" office:value-type="float" office:value="781" calcext:value-type="float">
            <text:p>781</text:p>
          </table:table-cell>
          <table:table-cell table:formula="of:=+2*[.F197]" office:value-type="float" office:value="3340" calcext:value-type="float">
            <text:p>3340</text:p>
          </table:table-cell>
          <table:table-cell table:formula="of:=+ROUNDDOWN([.D198]/[.C198];0)" office:value-type="float" office:value="4" calcext:value-type="float">
            <text:p>4</text:p>
          </table:table-cell>
          <table:table-cell table:formula="of:=+[.F197]-[.E198]" office:value-type="float" office:value="1666" calcext:value-type="float">
            <text:p>1666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+4*[.B199]+1" office:value-type="float" office:value="785" calcext:value-type="float">
            <text:p>785</text:p>
          </table:table-cell>
          <table:table-cell table:formula="of:=+2*[.F198]" office:value-type="float" office:value="3332" calcext:value-type="float">
            <text:p>3332</text:p>
          </table:table-cell>
          <table:table-cell table:formula="of:=+ROUNDDOWN([.D199]/[.C199];0)" office:value-type="float" office:value="4" calcext:value-type="float">
            <text:p>4</text:p>
          </table:table-cell>
          <table:table-cell table:formula="of:=+[.F198]-[.E199]" office:value-type="float" office:value="1662" calcext:value-type="float">
            <text:p>1662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+4*[.B200]+1" office:value-type="float" office:value="789" calcext:value-type="float">
            <text:p>789</text:p>
          </table:table-cell>
          <table:table-cell table:formula="of:=+2*[.F199]" office:value-type="float" office:value="3324" calcext:value-type="float">
            <text:p>3324</text:p>
          </table:table-cell>
          <table:table-cell table:formula="of:=+ROUNDDOWN([.D200]/[.C200];0)" office:value-type="float" office:value="4" calcext:value-type="float">
            <text:p>4</text:p>
          </table:table-cell>
          <table:table-cell table:formula="of:=+[.F199]-[.E200]" office:value-type="float" office:value="1658" calcext:value-type="float">
            <text:p>1658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+4*[.B201]+1" office:value-type="float" office:value="793" calcext:value-type="float">
            <text:p>793</text:p>
          </table:table-cell>
          <table:table-cell table:formula="of:=+2*[.F200]" office:value-type="float" office:value="3316" calcext:value-type="float">
            <text:p>3316</text:p>
          </table:table-cell>
          <table:table-cell table:formula="of:=+ROUNDDOWN([.D201]/[.C201];0)" office:value-type="float" office:value="4" calcext:value-type="float">
            <text:p>4</text:p>
          </table:table-cell>
          <table:table-cell table:formula="of:=+[.F200]-[.E201]" office:value-type="float" office:value="1654" calcext:value-type="float">
            <text:p>165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+4*[.B202]+1" office:value-type="float" office:value="797" calcext:value-type="float">
            <text:p>797</text:p>
          </table:table-cell>
          <table:table-cell table:formula="of:=+2*[.F201]" office:value-type="float" office:value="3308" calcext:value-type="float">
            <text:p>3308</text:p>
          </table:table-cell>
          <table:table-cell table:formula="of:=+ROUNDDOWN([.D202]/[.C202];0)" office:value-type="float" office:value="4" calcext:value-type="float">
            <text:p>4</text:p>
          </table:table-cell>
          <table:table-cell table:formula="of:=+[.F201]-[.E202]" office:value-type="float" office:value="1650" calcext:value-type="float">
            <text:p>165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+4*[.B203]+1" office:value-type="float" office:value="801" calcext:value-type="float">
            <text:p>801</text:p>
          </table:table-cell>
          <table:table-cell table:formula="of:=+2*[.F202]" office:value-type="float" office:value="3300" calcext:value-type="float">
            <text:p>3300</text:p>
          </table:table-cell>
          <table:table-cell table:formula="of:=+ROUNDDOWN([.D203]/[.C203];0)" office:value-type="float" office:value="4" calcext:value-type="float">
            <text:p>4</text:p>
          </table:table-cell>
          <table:table-cell table:formula="of:=+[.F202]-[.E203]" office:value-type="float" office:value="1646" calcext:value-type="float">
            <text:p>1646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+4*[.B204]+1" office:value-type="float" office:value="805" calcext:value-type="float">
            <text:p>805</text:p>
          </table:table-cell>
          <table:table-cell table:formula="of:=+2*[.F203]" office:value-type="float" office:value="3292" calcext:value-type="float">
            <text:p>3292</text:p>
          </table:table-cell>
          <table:table-cell table:formula="of:=+ROUNDDOWN([.D204]/[.C204];0)" office:value-type="float" office:value="4" calcext:value-type="float">
            <text:p>4</text:p>
          </table:table-cell>
          <table:table-cell table:formula="of:=+[.F203]-[.E204]" office:value-type="float" office:value="1642" calcext:value-type="float">
            <text:p>1642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+4*[.B205]+1" office:value-type="float" office:value="809" calcext:value-type="float">
            <text:p>809</text:p>
          </table:table-cell>
          <table:table-cell table:formula="of:=+2*[.F204]" office:value-type="float" office:value="3284" calcext:value-type="float">
            <text:p>3284</text:p>
          </table:table-cell>
          <table:table-cell table:formula="of:=+ROUNDDOWN([.D205]/[.C205];0)" office:value-type="float" office:value="4" calcext:value-type="float">
            <text:p>4</text:p>
          </table:table-cell>
          <table:table-cell table:formula="of:=+[.F204]-[.E205]" office:value-type="float" office:value="1638" calcext:value-type="float">
            <text:p>1638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+4*[.B206]+1" office:value-type="float" office:value="813" calcext:value-type="float">
            <text:p>813</text:p>
          </table:table-cell>
          <table:table-cell table:formula="of:=+2*[.F205]" office:value-type="float" office:value="3276" calcext:value-type="float">
            <text:p>3276</text:p>
          </table:table-cell>
          <table:table-cell table:formula="of:=+ROUNDDOWN([.D206]/[.C206];0)" office:value-type="float" office:value="4" calcext:value-type="float">
            <text:p>4</text:p>
          </table:table-cell>
          <table:table-cell table:formula="of:=+[.F205]-[.E206]" office:value-type="float" office:value="1634" calcext:value-type="float">
            <text:p>1634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+4*[.B207]+1" office:value-type="float" office:value="817" calcext:value-type="float">
            <text:p>817</text:p>
          </table:table-cell>
          <table:table-cell table:formula="of:=+2*[.F206]" office:value-type="float" office:value="3268" calcext:value-type="float">
            <text:p>3268</text:p>
          </table:table-cell>
          <table:table-cell table:formula="of:=+ROUNDDOWN([.D207]/[.C207];0)" office:value-type="float" office:value="4" calcext:value-type="float">
            <text:p>4</text:p>
          </table:table-cell>
          <table:table-cell table:formula="of:=+[.F206]-[.E207]" office:value-type="float" office:value="1630" calcext:value-type="float">
            <text:p>1630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+4*[.B208]+1" office:value-type="float" office:value="821" calcext:value-type="float">
            <text:p>821</text:p>
          </table:table-cell>
          <table:table-cell table:formula="of:=+2*[.F207]" office:value-type="float" office:value="3260" calcext:value-type="float">
            <text:p>3260</text:p>
          </table:table-cell>
          <table:table-cell table:formula="of:=+ROUNDDOWN([.D208]/[.C208];0)" office:value-type="float" office:value="3" calcext:value-type="float">
            <text:p>3</text:p>
          </table:table-cell>
          <table:table-cell table:formula="of:=+[.F207]-[.E208]" office:value-type="float" office:value="1627" calcext:value-type="float">
            <text:p>1627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+4*[.B209]+1" office:value-type="float" office:value="825" calcext:value-type="float">
            <text:p>825</text:p>
          </table:table-cell>
          <table:table-cell table:formula="of:=+2*[.F208]" office:value-type="float" office:value="3254" calcext:value-type="float">
            <text:p>3254</text:p>
          </table:table-cell>
          <table:table-cell table:formula="of:=+ROUNDDOWN([.D209]/[.C209];0)" office:value-type="float" office:value="3" calcext:value-type="float">
            <text:p>3</text:p>
          </table:table-cell>
          <table:table-cell table:formula="of:=+[.F208]-[.E209]" office:value-type="float" office:value="1624" calcext:value-type="float">
            <text:p>1624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+4*[.B210]+1" office:value-type="float" office:value="829" calcext:value-type="float">
            <text:p>829</text:p>
          </table:table-cell>
          <table:table-cell table:formula="of:=+2*[.F209]" office:value-type="float" office:value="3248" calcext:value-type="float">
            <text:p>3248</text:p>
          </table:table-cell>
          <table:table-cell table:formula="of:=+ROUNDDOWN([.D210]/[.C210];0)" office:value-type="float" office:value="3" calcext:value-type="float">
            <text:p>3</text:p>
          </table:table-cell>
          <table:table-cell table:formula="of:=+[.F209]-[.E210]" office:value-type="float" office:value="1621" calcext:value-type="float">
            <text:p>1621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+4*[.B211]+1" office:value-type="float" office:value="833" calcext:value-type="float">
            <text:p>833</text:p>
          </table:table-cell>
          <table:table-cell table:formula="of:=+2*[.F210]" office:value-type="float" office:value="3242" calcext:value-type="float">
            <text:p>3242</text:p>
          </table:table-cell>
          <table:table-cell table:formula="of:=+ROUNDDOWN([.D211]/[.C211];0)" office:value-type="float" office:value="3" calcext:value-type="float">
            <text:p>3</text:p>
          </table:table-cell>
          <table:table-cell table:formula="of:=+[.F210]-[.E211]" office:value-type="float" office:value="1618" calcext:value-type="float">
            <text:p>1618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+4*[.B212]+1" office:value-type="float" office:value="837" calcext:value-type="float">
            <text:p>837</text:p>
          </table:table-cell>
          <table:table-cell table:formula="of:=+2*[.F211]" office:value-type="float" office:value="3236" calcext:value-type="float">
            <text:p>3236</text:p>
          </table:table-cell>
          <table:table-cell table:formula="of:=+ROUNDDOWN([.D212]/[.C212];0)" office:value-type="float" office:value="3" calcext:value-type="float">
            <text:p>3</text:p>
          </table:table-cell>
          <table:table-cell table:formula="of:=+[.F211]-[.E212]" office:value-type="float" office:value="1615" calcext:value-type="float">
            <text:p>1615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+4*[.B213]+1" office:value-type="float" office:value="841" calcext:value-type="float">
            <text:p>841</text:p>
          </table:table-cell>
          <table:table-cell table:formula="of:=+2*[.F212]" office:value-type="float" office:value="3230" calcext:value-type="float">
            <text:p>3230</text:p>
          </table:table-cell>
          <table:table-cell table:formula="of:=+ROUNDDOWN([.D213]/[.C213];0)" office:value-type="float" office:value="3" calcext:value-type="float">
            <text:p>3</text:p>
          </table:table-cell>
          <table:table-cell table:formula="of:=+[.F212]-[.E213]" office:value-type="float" office:value="1612" calcext:value-type="float">
            <text:p>1612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+4*[.B214]+1" office:value-type="float" office:value="845" calcext:value-type="float">
            <text:p>845</text:p>
          </table:table-cell>
          <table:table-cell table:formula="of:=+2*[.F213]" office:value-type="float" office:value="3224" calcext:value-type="float">
            <text:p>3224</text:p>
          </table:table-cell>
          <table:table-cell table:formula="of:=+ROUNDDOWN([.D214]/[.C214];0)" office:value-type="float" office:value="3" calcext:value-type="float">
            <text:p>3</text:p>
          </table:table-cell>
          <table:table-cell table:formula="of:=+[.F213]-[.E214]" office:value-type="float" office:value="1609" calcext:value-type="float">
            <text:p>1609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+4*[.B215]+1" office:value-type="float" office:value="849" calcext:value-type="float">
            <text:p>849</text:p>
          </table:table-cell>
          <table:table-cell table:formula="of:=+2*[.F214]" office:value-type="float" office:value="3218" calcext:value-type="float">
            <text:p>3218</text:p>
          </table:table-cell>
          <table:table-cell table:formula="of:=+ROUNDDOWN([.D215]/[.C215];0)" office:value-type="float" office:value="3" calcext:value-type="float">
            <text:p>3</text:p>
          </table:table-cell>
          <table:table-cell table:formula="of:=+[.F214]-[.E215]" office:value-type="float" office:value="1606" calcext:value-type="float">
            <text:p>1606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+4*[.B216]+1" office:value-type="float" office:value="853" calcext:value-type="float">
            <text:p>853</text:p>
          </table:table-cell>
          <table:table-cell table:formula="of:=+2*[.F215]" office:value-type="float" office:value="3212" calcext:value-type="float">
            <text:p>3212</text:p>
          </table:table-cell>
          <table:table-cell table:formula="of:=+ROUNDDOWN([.D216]/[.C216];0)" office:value-type="float" office:value="3" calcext:value-type="float">
            <text:p>3</text:p>
          </table:table-cell>
          <table:table-cell table:formula="of:=+[.F215]-[.E216]" office:value-type="float" office:value="1603" calcext:value-type="float">
            <text:p>1603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+4*[.B217]+1" office:value-type="float" office:value="857" calcext:value-type="float">
            <text:p>857</text:p>
          </table:table-cell>
          <table:table-cell table:formula="of:=+2*[.F216]" office:value-type="float" office:value="3206" calcext:value-type="float">
            <text:p>3206</text:p>
          </table:table-cell>
          <table:table-cell table:formula="of:=+ROUNDDOWN([.D217]/[.C217];0)" office:value-type="float" office:value="3" calcext:value-type="float">
            <text:p>3</text:p>
          </table:table-cell>
          <table:table-cell table:formula="of:=+[.F216]-[.E217]"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+4*[.B218]+1" office:value-type="float" office:value="861" calcext:value-type="float">
            <text:p>861</text:p>
          </table:table-cell>
          <table:table-cell table:formula="of:=+2*[.F217]" office:value-type="float" office:value="3200" calcext:value-type="float">
            <text:p>3200</text:p>
          </table:table-cell>
          <table:table-cell table:formula="of:=+ROUNDDOWN([.D218]/[.C218];0)" office:value-type="float" office:value="3" calcext:value-type="float">
            <text:p>3</text:p>
          </table:table-cell>
          <table:table-cell table:formula="of:=+[.F217]-[.E218]" office:value-type="float" office:value="1597" calcext:value-type="float">
            <text:p>1597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+4*[.B219]+1" office:value-type="float" office:value="865" calcext:value-type="float">
            <text:p>865</text:p>
          </table:table-cell>
          <table:table-cell table:formula="of:=+2*[.F218]" office:value-type="float" office:value="3194" calcext:value-type="float">
            <text:p>3194</text:p>
          </table:table-cell>
          <table:table-cell table:formula="of:=+ROUNDDOWN([.D219]/[.C219];0)" office:value-type="float" office:value="3" calcext:value-type="float">
            <text:p>3</text:p>
          </table:table-cell>
          <table:table-cell table:formula="of:=+[.F218]-[.E219]" office:value-type="float" office:value="1594" calcext:value-type="float">
            <text:p>1594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+4*[.B220]+1" office:value-type="float" office:value="869" calcext:value-type="float">
            <text:p>869</text:p>
          </table:table-cell>
          <table:table-cell table:formula="of:=+2*[.F219]" office:value-type="float" office:value="3188" calcext:value-type="float">
            <text:p>3188</text:p>
          </table:table-cell>
          <table:table-cell table:formula="of:=+ROUNDDOWN([.D220]/[.C220];0)" office:value-type="float" office:value="3" calcext:value-type="float">
            <text:p>3</text:p>
          </table:table-cell>
          <table:table-cell table:formula="of:=+[.F219]-[.E220]" office:value-type="float" office:value="1591" calcext:value-type="float">
            <text:p>1591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+4*[.B221]+1" office:value-type="float" office:value="873" calcext:value-type="float">
            <text:p>873</text:p>
          </table:table-cell>
          <table:table-cell table:formula="of:=+2*[.F220]" office:value-type="float" office:value="3182" calcext:value-type="float">
            <text:p>3182</text:p>
          </table:table-cell>
          <table:table-cell table:formula="of:=+ROUNDDOWN([.D221]/[.C221];0)" office:value-type="float" office:value="3" calcext:value-type="float">
            <text:p>3</text:p>
          </table:table-cell>
          <table:table-cell table:formula="of:=+[.F220]-[.E221]" office:value-type="float" office:value="1588" calcext:value-type="float">
            <text:p>1588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+4*[.B222]+1" office:value-type="float" office:value="877" calcext:value-type="float">
            <text:p>877</text:p>
          </table:table-cell>
          <table:table-cell table:formula="of:=+2*[.F221]" office:value-type="float" office:value="3176" calcext:value-type="float">
            <text:p>3176</text:p>
          </table:table-cell>
          <table:table-cell table:formula="of:=+ROUNDDOWN([.D222]/[.C222];0)" office:value-type="float" office:value="3" calcext:value-type="float">
            <text:p>3</text:p>
          </table:table-cell>
          <table:table-cell table:formula="of:=+[.F221]-[.E222]" office:value-type="float" office:value="1585" calcext:value-type="float">
            <text:p>1585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+4*[.B223]+1" office:value-type="float" office:value="881" calcext:value-type="float">
            <text:p>881</text:p>
          </table:table-cell>
          <table:table-cell table:formula="of:=+2*[.F222]" office:value-type="float" office:value="3170" calcext:value-type="float">
            <text:p>3170</text:p>
          </table:table-cell>
          <table:table-cell table:formula="of:=+ROUNDDOWN([.D223]/[.C223];0)" office:value-type="float" office:value="3" calcext:value-type="float">
            <text:p>3</text:p>
          </table:table-cell>
          <table:table-cell table:formula="of:=+[.F222]-[.E223]" office:value-type="float" office:value="1582" calcext:value-type="float">
            <text:p>1582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+4*[.B224]+1" office:value-type="float" office:value="885" calcext:value-type="float">
            <text:p>885</text:p>
          </table:table-cell>
          <table:table-cell table:formula="of:=+2*[.F223]" office:value-type="float" office:value="3164" calcext:value-type="float">
            <text:p>3164</text:p>
          </table:table-cell>
          <table:table-cell table:formula="of:=+ROUNDDOWN([.D224]/[.C224];0)" office:value-type="float" office:value="3" calcext:value-type="float">
            <text:p>3</text:p>
          </table:table-cell>
          <table:table-cell table:formula="of:=+[.F223]-[.E224]" office:value-type="float" office:value="1579" calcext:value-type="float">
            <text:p>1579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+4*[.B225]+1" office:value-type="float" office:value="889" calcext:value-type="float">
            <text:p>889</text:p>
          </table:table-cell>
          <table:table-cell table:formula="of:=+2*[.F224]" office:value-type="float" office:value="3158" calcext:value-type="float">
            <text:p>3158</text:p>
          </table:table-cell>
          <table:table-cell table:formula="of:=+ROUNDDOWN([.D225]/[.C225];0)" office:value-type="float" office:value="3" calcext:value-type="float">
            <text:p>3</text:p>
          </table:table-cell>
          <table:table-cell table:formula="of:=+[.F224]-[.E225]" office:value-type="float" office:value="1576" calcext:value-type="float">
            <text:p>1576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+4*[.B226]+1" office:value-type="float" office:value="893" calcext:value-type="float">
            <text:p>893</text:p>
          </table:table-cell>
          <table:table-cell table:formula="of:=+2*[.F225]" office:value-type="float" office:value="3152" calcext:value-type="float">
            <text:p>3152</text:p>
          </table:table-cell>
          <table:table-cell table:formula="of:=+ROUNDDOWN([.D226]/[.C226];0)" office:value-type="float" office:value="3" calcext:value-type="float">
            <text:p>3</text:p>
          </table:table-cell>
          <table:table-cell table:formula="of:=+[.F225]-[.E226]" office:value-type="float" office:value="1573" calcext:value-type="float">
            <text:p>1573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+4*[.B227]+1" office:value-type="float" office:value="897" calcext:value-type="float">
            <text:p>897</text:p>
          </table:table-cell>
          <table:table-cell table:formula="of:=+2*[.F226]" office:value-type="float" office:value="3146" calcext:value-type="float">
            <text:p>3146</text:p>
          </table:table-cell>
          <table:table-cell table:formula="of:=+ROUNDDOWN([.D227]/[.C227];0)" office:value-type="float" office:value="3" calcext:value-type="float">
            <text:p>3</text:p>
          </table:table-cell>
          <table:table-cell table:formula="of:=+[.F226]-[.E227]" office:value-type="float" office:value="1570" calcext:value-type="float">
            <text:p>1570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+4*[.B228]+1" office:value-type="float" office:value="901" calcext:value-type="float">
            <text:p>901</text:p>
          </table:table-cell>
          <table:table-cell table:formula="of:=+2*[.F227]" office:value-type="float" office:value="3140" calcext:value-type="float">
            <text:p>3140</text:p>
          </table:table-cell>
          <table:table-cell table:formula="of:=+ROUNDDOWN([.D228]/[.C228];0)" office:value-type="float" office:value="3" calcext:value-type="float">
            <text:p>3</text:p>
          </table:table-cell>
          <table:table-cell table:formula="of:=+[.F227]-[.E228]" office:value-type="float" office:value="1567" calcext:value-type="float">
            <text:p>1567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+4*[.B229]+1" office:value-type="float" office:value="905" calcext:value-type="float">
            <text:p>905</text:p>
          </table:table-cell>
          <table:table-cell table:formula="of:=+2*[.F228]" office:value-type="float" office:value="3134" calcext:value-type="float">
            <text:p>3134</text:p>
          </table:table-cell>
          <table:table-cell table:formula="of:=+ROUNDDOWN([.D229]/[.C229];0)" office:value-type="float" office:value="3" calcext:value-type="float">
            <text:p>3</text:p>
          </table:table-cell>
          <table:table-cell table:formula="of:=+[.F228]-[.E229]" office:value-type="float" office:value="1564" calcext:value-type="float">
            <text:p>1564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+4*[.B230]+1" office:value-type="float" office:value="909" calcext:value-type="float">
            <text:p>909</text:p>
          </table:table-cell>
          <table:table-cell table:formula="of:=+2*[.F229]" office:value-type="float" office:value="3128" calcext:value-type="float">
            <text:p>3128</text:p>
          </table:table-cell>
          <table:table-cell table:formula="of:=+ROUNDDOWN([.D230]/[.C230];0)" office:value-type="float" office:value="3" calcext:value-type="float">
            <text:p>3</text:p>
          </table:table-cell>
          <table:table-cell table:formula="of:=+[.F229]-[.E230]" office:value-type="float" office:value="1561" calcext:value-type="float">
            <text:p>1561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+4*[.B231]+1" office:value-type="float" office:value="913" calcext:value-type="float">
            <text:p>913</text:p>
          </table:table-cell>
          <table:table-cell table:formula="of:=+2*[.F230]" office:value-type="float" office:value="3122" calcext:value-type="float">
            <text:p>3122</text:p>
          </table:table-cell>
          <table:table-cell table:formula="of:=+ROUNDDOWN([.D231]/[.C231];0)" office:value-type="float" office:value="3" calcext:value-type="float">
            <text:p>3</text:p>
          </table:table-cell>
          <table:table-cell table:formula="of:=+[.F230]-[.E231]" office:value-type="float" office:value="1558" calcext:value-type="float">
            <text:p>1558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+4*[.B232]+1" office:value-type="float" office:value="917" calcext:value-type="float">
            <text:p>917</text:p>
          </table:table-cell>
          <table:table-cell table:formula="of:=+2*[.F231]" office:value-type="float" office:value="3116" calcext:value-type="float">
            <text:p>3116</text:p>
          </table:table-cell>
          <table:table-cell table:formula="of:=+ROUNDDOWN([.D232]/[.C232];0)" office:value-type="float" office:value="3" calcext:value-type="float">
            <text:p>3</text:p>
          </table:table-cell>
          <table:table-cell table:formula="of:=+[.F231]-[.E232]" office:value-type="float" office:value="1555" calcext:value-type="float">
            <text:p>1555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+4*[.B233]+1" office:value-type="float" office:value="921" calcext:value-type="float">
            <text:p>921</text:p>
          </table:table-cell>
          <table:table-cell table:formula="of:=+2*[.F232]" office:value-type="float" office:value="3110" calcext:value-type="float">
            <text:p>3110</text:p>
          </table:table-cell>
          <table:table-cell table:formula="of:=+ROUNDDOWN([.D233]/[.C233];0)" office:value-type="float" office:value="3" calcext:value-type="float">
            <text:p>3</text:p>
          </table:table-cell>
          <table:table-cell table:formula="of:=+[.F232]-[.E233]" office:value-type="float" office:value="1552" calcext:value-type="float">
            <text:p>1552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+4*[.B234]+1" office:value-type="float" office:value="925" calcext:value-type="float">
            <text:p>925</text:p>
          </table:table-cell>
          <table:table-cell table:formula="of:=+2*[.F233]" office:value-type="float" office:value="3104" calcext:value-type="float">
            <text:p>3104</text:p>
          </table:table-cell>
          <table:table-cell table:formula="of:=+ROUNDDOWN([.D234]/[.C234];0)" office:value-type="float" office:value="3" calcext:value-type="float">
            <text:p>3</text:p>
          </table:table-cell>
          <table:table-cell table:formula="of:=+[.F233]-[.E234]" office:value-type="float" office:value="1549" calcext:value-type="float">
            <text:p>1549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+4*[.B235]+1" office:value-type="float" office:value="929" calcext:value-type="float">
            <text:p>929</text:p>
          </table:table-cell>
          <table:table-cell table:formula="of:=+2*[.F234]" office:value-type="float" office:value="3098" calcext:value-type="float">
            <text:p>3098</text:p>
          </table:table-cell>
          <table:table-cell table:formula="of:=+ROUNDDOWN([.D235]/[.C235];0)" office:value-type="float" office:value="3" calcext:value-type="float">
            <text:p>3</text:p>
          </table:table-cell>
          <table:table-cell table:formula="of:=+[.F234]-[.E235]" office:value-type="float" office:value="1546" calcext:value-type="float">
            <text:p>1546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+4*[.B236]+1" office:value-type="float" office:value="933" calcext:value-type="float">
            <text:p>933</text:p>
          </table:table-cell>
          <table:table-cell table:formula="of:=+2*[.F235]" office:value-type="float" office:value="3092" calcext:value-type="float">
            <text:p>3092</text:p>
          </table:table-cell>
          <table:table-cell table:formula="of:=+ROUNDDOWN([.D236]/[.C236];0)" office:value-type="float" office:value="3" calcext:value-type="float">
            <text:p>3</text:p>
          </table:table-cell>
          <table:table-cell table:formula="of:=+[.F235]-[.E236]" office:value-type="float" office:value="1543" calcext:value-type="float">
            <text:p>1543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+4*[.B237]+1" office:value-type="float" office:value="937" calcext:value-type="float">
            <text:p>937</text:p>
          </table:table-cell>
          <table:table-cell table:formula="of:=+2*[.F236]" office:value-type="float" office:value="3086" calcext:value-type="float">
            <text:p>3086</text:p>
          </table:table-cell>
          <table:table-cell table:formula="of:=+ROUNDDOWN([.D237]/[.C237];0)" office:value-type="float" office:value="3" calcext:value-type="float">
            <text:p>3</text:p>
          </table:table-cell>
          <table:table-cell table:formula="of:=+[.F236]-[.E237]" office:value-type="float" office:value="1540" calcext:value-type="float">
            <text:p>154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+4*[.B238]+1" office:value-type="float" office:value="941" calcext:value-type="float">
            <text:p>941</text:p>
          </table:table-cell>
          <table:table-cell table:formula="of:=+2*[.F237]" office:value-type="float" office:value="3080" calcext:value-type="float">
            <text:p>3080</text:p>
          </table:table-cell>
          <table:table-cell table:formula="of:=+ROUNDDOWN([.D238]/[.C238];0)" office:value-type="float" office:value="3" calcext:value-type="float">
            <text:p>3</text:p>
          </table:table-cell>
          <table:table-cell table:formula="of:=+[.F237]-[.E238]" office:value-type="float" office:value="1537" calcext:value-type="float">
            <text:p>1537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+4*[.B239]+1" office:value-type="float" office:value="945" calcext:value-type="float">
            <text:p>945</text:p>
          </table:table-cell>
          <table:table-cell table:formula="of:=+2*[.F238]" office:value-type="float" office:value="3074" calcext:value-type="float">
            <text:p>3074</text:p>
          </table:table-cell>
          <table:table-cell table:formula="of:=+ROUNDDOWN([.D239]/[.C239];0)" office:value-type="float" office:value="3" calcext:value-type="float">
            <text:p>3</text:p>
          </table:table-cell>
          <table:table-cell table:formula="of:=+[.F238]-[.E239]" office:value-type="float" office:value="1534" calcext:value-type="float">
            <text:p>1534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+4*[.B240]+1" office:value-type="float" office:value="949" calcext:value-type="float">
            <text:p>949</text:p>
          </table:table-cell>
          <table:table-cell table:formula="of:=+2*[.F239]" office:value-type="float" office:value="3068" calcext:value-type="float">
            <text:p>3068</text:p>
          </table:table-cell>
          <table:table-cell table:formula="of:=+ROUNDDOWN([.D240]/[.C240];0)" office:value-type="float" office:value="3" calcext:value-type="float">
            <text:p>3</text:p>
          </table:table-cell>
          <table:table-cell table:formula="of:=+[.F239]-[.E240]" office:value-type="float" office:value="1531" calcext:value-type="float">
            <text:p>1531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+4*[.B241]+1" office:value-type="float" office:value="953" calcext:value-type="float">
            <text:p>953</text:p>
          </table:table-cell>
          <table:table-cell table:formula="of:=+2*[.F240]" office:value-type="float" office:value="3062" calcext:value-type="float">
            <text:p>3062</text:p>
          </table:table-cell>
          <table:table-cell table:formula="of:=+ROUNDDOWN([.D241]/[.C241];0)" office:value-type="float" office:value="3" calcext:value-type="float">
            <text:p>3</text:p>
          </table:table-cell>
          <table:table-cell table:formula="of:=+[.F240]-[.E241]" office:value-type="float" office:value="1528" calcext:value-type="float">
            <text:p>1528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+4*[.B242]+1" office:value-type="float" office:value="957" calcext:value-type="float">
            <text:p>957</text:p>
          </table:table-cell>
          <table:table-cell table:formula="of:=+2*[.F241]" office:value-type="float" office:value="3056" calcext:value-type="float">
            <text:p>3056</text:p>
          </table:table-cell>
          <table:table-cell table:formula="of:=+ROUNDDOWN([.D242]/[.C242];0)" office:value-type="float" office:value="3" calcext:value-type="float">
            <text:p>3</text:p>
          </table:table-cell>
          <table:table-cell table:formula="of:=+[.F241]-[.E242]" office:value-type="float" office:value="1525" calcext:value-type="float">
            <text:p>1525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+4*[.B243]+1" office:value-type="float" office:value="961" calcext:value-type="float">
            <text:p>961</text:p>
          </table:table-cell>
          <table:table-cell table:formula="of:=+2*[.F242]" office:value-type="float" office:value="3050" calcext:value-type="float">
            <text:p>3050</text:p>
          </table:table-cell>
          <table:table-cell table:formula="of:=+ROUNDDOWN([.D243]/[.C243];0)" office:value-type="float" office:value="3" calcext:value-type="float">
            <text:p>3</text:p>
          </table:table-cell>
          <table:table-cell table:formula="of:=+[.F242]-[.E243]" office:value-type="float" office:value="1522" calcext:value-type="float">
            <text:p>1522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+4*[.B244]+1" office:value-type="float" office:value="965" calcext:value-type="float">
            <text:p>965</text:p>
          </table:table-cell>
          <table:table-cell table:formula="of:=+2*[.F243]" office:value-type="float" office:value="3044" calcext:value-type="float">
            <text:p>3044</text:p>
          </table:table-cell>
          <table:table-cell table:formula="of:=+ROUNDDOWN([.D244]/[.C244];0)" office:value-type="float" office:value="3" calcext:value-type="float">
            <text:p>3</text:p>
          </table:table-cell>
          <table:table-cell table:formula="of:=+[.F243]-[.E244]" office:value-type="float" office:value="1519" calcext:value-type="float">
            <text:p>1519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+4*[.B245]+1" office:value-type="float" office:value="969" calcext:value-type="float">
            <text:p>969</text:p>
          </table:table-cell>
          <table:table-cell table:formula="of:=+2*[.F244]" office:value-type="float" office:value="3038" calcext:value-type="float">
            <text:p>3038</text:p>
          </table:table-cell>
          <table:table-cell table:formula="of:=+ROUNDDOWN([.D245]/[.C245];0)" office:value-type="float" office:value="3" calcext:value-type="float">
            <text:p>3</text:p>
          </table:table-cell>
          <table:table-cell table:formula="of:=+[.F244]-[.E245]" office:value-type="float" office:value="1516" calcext:value-type="float">
            <text:p>1516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+4*[.B246]+1" office:value-type="float" office:value="973" calcext:value-type="float">
            <text:p>973</text:p>
          </table:table-cell>
          <table:table-cell table:formula="of:=+2*[.F245]" office:value-type="float" office:value="3032" calcext:value-type="float">
            <text:p>3032</text:p>
          </table:table-cell>
          <table:table-cell table:formula="of:=+ROUNDDOWN([.D246]/[.C246];0)" office:value-type="float" office:value="3" calcext:value-type="float">
            <text:p>3</text:p>
          </table:table-cell>
          <table:table-cell table:formula="of:=+[.F245]-[.E246]" office:value-type="float" office:value="1513" calcext:value-type="float">
            <text:p>1513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+4*[.B247]+1" office:value-type="float" office:value="977" calcext:value-type="float">
            <text:p>977</text:p>
          </table:table-cell>
          <table:table-cell table:formula="of:=+2*[.F246]" office:value-type="float" office:value="3026" calcext:value-type="float">
            <text:p>3026</text:p>
          </table:table-cell>
          <table:table-cell table:formula="of:=+ROUNDDOWN([.D247]/[.C247];0)" office:value-type="float" office:value="3" calcext:value-type="float">
            <text:p>3</text:p>
          </table:table-cell>
          <table:table-cell table:formula="of:=+[.F246]-[.E247]" office:value-type="float" office:value="1510" calcext:value-type="float">
            <text:p>1510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formula="of:=+4*[.B248]+1" office:value-type="float" office:value="981" calcext:value-type="float">
            <text:p>981</text:p>
          </table:table-cell>
          <table:table-cell table:formula="of:=+2*[.F247]" office:value-type="float" office:value="3020" calcext:value-type="float">
            <text:p>3020</text:p>
          </table:table-cell>
          <table:table-cell table:formula="of:=+ROUNDDOWN([.D248]/[.C248];0)" office:value-type="float" office:value="3" calcext:value-type="float">
            <text:p>3</text:p>
          </table:table-cell>
          <table:table-cell table:formula="of:=+[.F247]-[.E248]" office:value-type="float" office:value="1507" calcext:value-type="float">
            <text:p>1507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+4*[.B249]+1" office:value-type="float" office:value="985" calcext:value-type="float">
            <text:p>985</text:p>
          </table:table-cell>
          <table:table-cell table:formula="of:=+2*[.F248]" office:value-type="float" office:value="3014" calcext:value-type="float">
            <text:p>3014</text:p>
          </table:table-cell>
          <table:table-cell table:formula="of:=+ROUNDDOWN([.D249]/[.C249];0)" office:value-type="float" office:value="3" calcext:value-type="float">
            <text:p>3</text:p>
          </table:table-cell>
          <table:table-cell table:formula="of:=+[.F248]-[.E249]" office:value-type="float" office:value="1504" calcext:value-type="float">
            <text:p>1504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+4*[.B250]+1" office:value-type="float" office:value="989" calcext:value-type="float">
            <text:p>989</text:p>
          </table:table-cell>
          <table:table-cell table:formula="of:=+2*[.F249]" office:value-type="float" office:value="3008" calcext:value-type="float">
            <text:p>3008</text:p>
          </table:table-cell>
          <table:table-cell table:formula="of:=+ROUNDDOWN([.D250]/[.C250];0)" office:value-type="float" office:value="3" calcext:value-type="float">
            <text:p>3</text:p>
          </table:table-cell>
          <table:table-cell table:formula="of:=+[.F249]-[.E250]" office:value-type="float" office:value="1501" calcext:value-type="float">
            <text:p>1501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+4*[.B251]+1" office:value-type="float" office:value="993" calcext:value-type="float">
            <text:p>993</text:p>
          </table:table-cell>
          <table:table-cell table:formula="of:=+2*[.F250]" office:value-type="float" office:value="3002" calcext:value-type="float">
            <text:p>3002</text:p>
          </table:table-cell>
          <table:table-cell table:formula="of:=+ROUNDDOWN([.D251]/[.C251];0)" office:value-type="float" office:value="3" calcext:value-type="float">
            <text:p>3</text:p>
          </table:table-cell>
          <table:table-cell table:formula="of:=+[.F250]-[.E251]" office:value-type="float" office:value="1498" calcext:value-type="float">
            <text:p>1498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formula="of:=+4*[.B252]+1" office:value-type="float" office:value="997" calcext:value-type="float">
            <text:p>997</text:p>
          </table:table-cell>
          <table:table-cell table:formula="of:=+2*[.F251]" office:value-type="float" office:value="2996" calcext:value-type="float">
            <text:p>2996</text:p>
          </table:table-cell>
          <table:table-cell table:formula="of:=+ROUNDDOWN([.D252]/[.C252];0)" office:value-type="float" office:value="3" calcext:value-type="float">
            <text:p>3</text:p>
          </table:table-cell>
          <table:table-cell table:formula="of:=+[.F251]-[.E252]" office:value-type="float" office:value="1495" calcext:value-type="float">
            <text:p>1495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+4*[.B253]+1" office:value-type="float" office:value="1001" calcext:value-type="float">
            <text:p>1001</text:p>
          </table:table-cell>
          <table:table-cell table:formula="of:=+2*[.F252]" office:value-type="float" office:value="2990" calcext:value-type="float">
            <text:p>2990</text:p>
          </table:table-cell>
          <table:table-cell table:formula="of:=+ROUNDDOWN([.D253]/[.C253];0)" office:value-type="float" office:value="2" calcext:value-type="float">
            <text:p>2</text:p>
          </table:table-cell>
          <table:table-cell table:formula="of:=+[.F252]-[.E253]" office:value-type="float" office:value="1493" calcext:value-type="float">
            <text:p>1493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formula="of:=+4*[.B254]+1" office:value-type="float" office:value="1005" calcext:value-type="float">
            <text:p>1005</text:p>
          </table:table-cell>
          <table:table-cell table:formula="of:=+2*[.F253]" office:value-type="float" office:value="2986" calcext:value-type="float">
            <text:p>2986</text:p>
          </table:table-cell>
          <table:table-cell table:formula="of:=+ROUNDDOWN([.D254]/[.C254];0)" office:value-type="float" office:value="2" calcext:value-type="float">
            <text:p>2</text:p>
          </table:table-cell>
          <table:table-cell table:formula="of:=+[.F253]-[.E254]" office:value-type="float" office:value="1491" calcext:value-type="float">
            <text:p>1491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formula="of:=+4*[.B255]+1" office:value-type="float" office:value="1009" calcext:value-type="float">
            <text:p>1009</text:p>
          </table:table-cell>
          <table:table-cell table:formula="of:=+2*[.F254]" office:value-type="float" office:value="2982" calcext:value-type="float">
            <text:p>2982</text:p>
          </table:table-cell>
          <table:table-cell table:formula="of:=+ROUNDDOWN([.D255]/[.C255];0)" office:value-type="float" office:value="2" calcext:value-type="float">
            <text:p>2</text:p>
          </table:table-cell>
          <table:table-cell table:formula="of:=+[.F254]-[.E255]" office:value-type="float" office:value="1489" calcext:value-type="float">
            <text:p>1489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+4*[.B256]+1" office:value-type="float" office:value="1013" calcext:value-type="float">
            <text:p>1013</text:p>
          </table:table-cell>
          <table:table-cell table:formula="of:=+2*[.F255]" office:value-type="float" office:value="2978" calcext:value-type="float">
            <text:p>2978</text:p>
          </table:table-cell>
          <table:table-cell table:formula="of:=+ROUNDDOWN([.D256]/[.C256];0)" office:value-type="float" office:value="2" calcext:value-type="float">
            <text:p>2</text:p>
          </table:table-cell>
          <table:table-cell table:formula="of:=+[.F255]-[.E256]" office:value-type="float" office:value="1487" calcext:value-type="float">
            <text:p>1487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+4*[.B257]+1" office:value-type="float" office:value="1017" calcext:value-type="float">
            <text:p>1017</text:p>
          </table:table-cell>
          <table:table-cell table:formula="of:=+2*[.F256]" office:value-type="float" office:value="2974" calcext:value-type="float">
            <text:p>2974</text:p>
          </table:table-cell>
          <table:table-cell table:formula="of:=+ROUNDDOWN([.D257]/[.C257];0)" office:value-type="float" office:value="2" calcext:value-type="float">
            <text:p>2</text:p>
          </table:table-cell>
          <table:table-cell table:formula="of:=+[.F256]-[.E257]" office:value-type="float" office:value="1485" calcext:value-type="float">
            <text:p>1485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+4*[.B258]+1" office:value-type="float" office:value="1021" calcext:value-type="float">
            <text:p>1021</text:p>
          </table:table-cell>
          <table:table-cell table:formula="of:=+2*[.F257]" office:value-type="float" office:value="2970" calcext:value-type="float">
            <text:p>2970</text:p>
          </table:table-cell>
          <table:table-cell table:formula="of:=+ROUNDDOWN([.D258]/[.C258];0)" office:value-type="float" office:value="2" calcext:value-type="float">
            <text:p>2</text:p>
          </table:table-cell>
          <table:table-cell table:formula="of:=+[.F257]-[.E258]"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+4*[.B259]+1" office:value-type="float" office:value="1025" calcext:value-type="float">
            <text:p>1025</text:p>
          </table:table-cell>
          <table:table-cell table:formula="of:=+2*[.F258]" office:value-type="float" office:value="2966" calcext:value-type="float">
            <text:p>2966</text:p>
          </table:table-cell>
          <table:table-cell table:formula="of:=+ROUNDDOWN([.D259]/[.C259];0)" office:value-type="float" office:value="2" calcext:value-type="float">
            <text:p>2</text:p>
          </table:table-cell>
          <table:table-cell table:formula="of:=+[.F258]-[.E259]" office:value-type="float" office:value="1481" calcext:value-type="float">
            <text:p>1481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formula="of:=+4*[.B260]+1" office:value-type="float" office:value="1029" calcext:value-type="float">
            <text:p>1029</text:p>
          </table:table-cell>
          <table:table-cell table:formula="of:=+2*[.F259]" office:value-type="float" office:value="2962" calcext:value-type="float">
            <text:p>2962</text:p>
          </table:table-cell>
          <table:table-cell table:formula="of:=+ROUNDDOWN([.D260]/[.C260];0)" office:value-type="float" office:value="2" calcext:value-type="float">
            <text:p>2</text:p>
          </table:table-cell>
          <table:table-cell table:formula="of:=+[.F259]-[.E260]" office:value-type="float" office:value="1479" calcext:value-type="float">
            <text:p>1479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formula="of:=+4*[.B261]+1" office:value-type="float" office:value="1033" calcext:value-type="float">
            <text:p>1033</text:p>
          </table:table-cell>
          <table:table-cell table:formula="of:=+2*[.F260]" office:value-type="float" office:value="2958" calcext:value-type="float">
            <text:p>2958</text:p>
          </table:table-cell>
          <table:table-cell table:formula="of:=+ROUNDDOWN([.D261]/[.C261];0)" office:value-type="float" office:value="2" calcext:value-type="float">
            <text:p>2</text:p>
          </table:table-cell>
          <table:table-cell table:formula="of:=+[.F260]-[.E261]" office:value-type="float" office:value="1477" calcext:value-type="float">
            <text:p>1477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formula="of:=+4*[.B262]+1" office:value-type="float" office:value="1037" calcext:value-type="float">
            <text:p>1037</text:p>
          </table:table-cell>
          <table:table-cell table:formula="of:=+2*[.F261]" office:value-type="float" office:value="2954" calcext:value-type="float">
            <text:p>2954</text:p>
          </table:table-cell>
          <table:table-cell table:formula="of:=+ROUNDDOWN([.D262]/[.C262];0)" office:value-type="float" office:value="2" calcext:value-type="float">
            <text:p>2</text:p>
          </table:table-cell>
          <table:table-cell table:formula="of:=+[.F261]-[.E262]" office:value-type="float" office:value="1475" calcext:value-type="float">
            <text:p>1475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formula="of:=+4*[.B263]+1" office:value-type="float" office:value="1041" calcext:value-type="float">
            <text:p>1041</text:p>
          </table:table-cell>
          <table:table-cell table:formula="of:=+2*[.F262]" office:value-type="float" office:value="2950" calcext:value-type="float">
            <text:p>2950</text:p>
          </table:table-cell>
          <table:table-cell table:formula="of:=+ROUNDDOWN([.D263]/[.C263];0)" office:value-type="float" office:value="2" calcext:value-type="float">
            <text:p>2</text:p>
          </table:table-cell>
          <table:table-cell table:formula="of:=+[.F262]-[.E263]" office:value-type="float" office:value="1473" calcext:value-type="float">
            <text:p>1473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formula="of:=+4*[.B264]+1" office:value-type="float" office:value="1045" calcext:value-type="float">
            <text:p>1045</text:p>
          </table:table-cell>
          <table:table-cell table:formula="of:=+2*[.F263]" office:value-type="float" office:value="2946" calcext:value-type="float">
            <text:p>2946</text:p>
          </table:table-cell>
          <table:table-cell table:formula="of:=+ROUNDDOWN([.D264]/[.C264];0)" office:value-type="float" office:value="2" calcext:value-type="float">
            <text:p>2</text:p>
          </table:table-cell>
          <table:table-cell table:formula="of:=+[.F263]-[.E264]" office:value-type="float" office:value="1471" calcext:value-type="float">
            <text:p>1471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formula="of:=+4*[.B265]+1" office:value-type="float" office:value="1049" calcext:value-type="float">
            <text:p>1049</text:p>
          </table:table-cell>
          <table:table-cell table:formula="of:=+2*[.F264]" office:value-type="float" office:value="2942" calcext:value-type="float">
            <text:p>2942</text:p>
          </table:table-cell>
          <table:table-cell table:formula="of:=+ROUNDDOWN([.D265]/[.C265];0)" office:value-type="float" office:value="2" calcext:value-type="float">
            <text:p>2</text:p>
          </table:table-cell>
          <table:table-cell table:formula="of:=+[.F264]-[.E265]" office:value-type="float" office:value="1469" calcext:value-type="float">
            <text:p>1469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formula="of:=+4*[.B266]+1" office:value-type="float" office:value="1053" calcext:value-type="float">
            <text:p>1053</text:p>
          </table:table-cell>
          <table:table-cell table:formula="of:=+2*[.F265]" office:value-type="float" office:value="2938" calcext:value-type="float">
            <text:p>2938</text:p>
          </table:table-cell>
          <table:table-cell table:formula="of:=+ROUNDDOWN([.D266]/[.C266];0)" office:value-type="float" office:value="2" calcext:value-type="float">
            <text:p>2</text:p>
          </table:table-cell>
          <table:table-cell table:formula="of:=+[.F265]-[.E266]" office:value-type="float" office:value="1467" calcext:value-type="float">
            <text:p>1467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formula="of:=+4*[.B267]+1" office:value-type="float" office:value="1057" calcext:value-type="float">
            <text:p>1057</text:p>
          </table:table-cell>
          <table:table-cell table:formula="of:=+2*[.F266]" office:value-type="float" office:value="2934" calcext:value-type="float">
            <text:p>2934</text:p>
          </table:table-cell>
          <table:table-cell table:formula="of:=+ROUNDDOWN([.D267]/[.C267];0)" office:value-type="float" office:value="2" calcext:value-type="float">
            <text:p>2</text:p>
          </table:table-cell>
          <table:table-cell table:formula="of:=+[.F266]-[.E267]" office:value-type="float" office:value="1465" calcext:value-type="float">
            <text:p>1465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formula="of:=+4*[.B268]+1" office:value-type="float" office:value="1061" calcext:value-type="float">
            <text:p>1061</text:p>
          </table:table-cell>
          <table:table-cell table:formula="of:=+2*[.F267]" office:value-type="float" office:value="2930" calcext:value-type="float">
            <text:p>2930</text:p>
          </table:table-cell>
          <table:table-cell table:formula="of:=+ROUNDDOWN([.D268]/[.C268];0)" office:value-type="float" office:value="2" calcext:value-type="float">
            <text:p>2</text:p>
          </table:table-cell>
          <table:table-cell table:formula="of:=+[.F267]-[.E268]" office:value-type="float" office:value="1463" calcext:value-type="float">
            <text:p>1463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formula="of:=+4*[.B269]+1" office:value-type="float" office:value="1065" calcext:value-type="float">
            <text:p>1065</text:p>
          </table:table-cell>
          <table:table-cell table:formula="of:=+2*[.F268]" office:value-type="float" office:value="2926" calcext:value-type="float">
            <text:p>2926</text:p>
          </table:table-cell>
          <table:table-cell table:formula="of:=+ROUNDDOWN([.D269]/[.C269];0)" office:value-type="float" office:value="2" calcext:value-type="float">
            <text:p>2</text:p>
          </table:table-cell>
          <table:table-cell table:formula="of:=+[.F268]-[.E269]" office:value-type="float" office:value="1461" calcext:value-type="float">
            <text:p>1461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formula="of:=+4*[.B270]+1" office:value-type="float" office:value="1069" calcext:value-type="float">
            <text:p>1069</text:p>
          </table:table-cell>
          <table:table-cell table:formula="of:=+2*[.F269]" office:value-type="float" office:value="2922" calcext:value-type="float">
            <text:p>2922</text:p>
          </table:table-cell>
          <table:table-cell table:formula="of:=+ROUNDDOWN([.D270]/[.C270];0)" office:value-type="float" office:value="2" calcext:value-type="float">
            <text:p>2</text:p>
          </table:table-cell>
          <table:table-cell table:formula="of:=+[.F269]-[.E270]" office:value-type="float" office:value="1459" calcext:value-type="float">
            <text:p>1459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formula="of:=+4*[.B271]+1" office:value-type="float" office:value="1073" calcext:value-type="float">
            <text:p>1073</text:p>
          </table:table-cell>
          <table:table-cell table:formula="of:=+2*[.F270]" office:value-type="float" office:value="2918" calcext:value-type="float">
            <text:p>2918</text:p>
          </table:table-cell>
          <table:table-cell table:formula="of:=+ROUNDDOWN([.D271]/[.C271];0)" office:value-type="float" office:value="2" calcext:value-type="float">
            <text:p>2</text:p>
          </table:table-cell>
          <table:table-cell table:formula="of:=+[.F270]-[.E271]" office:value-type="float" office:value="1457" calcext:value-type="float">
            <text:p>1457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formula="of:=+4*[.B272]+1" office:value-type="float" office:value="1077" calcext:value-type="float">
            <text:p>1077</text:p>
          </table:table-cell>
          <table:table-cell table:formula="of:=+2*[.F271]" office:value-type="float" office:value="2914" calcext:value-type="float">
            <text:p>2914</text:p>
          </table:table-cell>
          <table:table-cell table:formula="of:=+ROUNDDOWN([.D272]/[.C272];0)" office:value-type="float" office:value="2" calcext:value-type="float">
            <text:p>2</text:p>
          </table:table-cell>
          <table:table-cell table:formula="of:=+[.F271]-[.E272]" office:value-type="float" office:value="1455" calcext:value-type="float">
            <text:p>1455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formula="of:=+4*[.B273]+1" office:value-type="float" office:value="1081" calcext:value-type="float">
            <text:p>1081</text:p>
          </table:table-cell>
          <table:table-cell table:formula="of:=+2*[.F272]" office:value-type="float" office:value="2910" calcext:value-type="float">
            <text:p>2910</text:p>
          </table:table-cell>
          <table:table-cell table:formula="of:=+ROUNDDOWN([.D273]/[.C273];0)" office:value-type="float" office:value="2" calcext:value-type="float">
            <text:p>2</text:p>
          </table:table-cell>
          <table:table-cell table:formula="of:=+[.F272]-[.E273]" office:value-type="float" office:value="1453" calcext:value-type="float">
            <text:p>1453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formula="of:=+4*[.B274]+1" office:value-type="float" office:value="1085" calcext:value-type="float">
            <text:p>1085</text:p>
          </table:table-cell>
          <table:table-cell table:formula="of:=+2*[.F273]" office:value-type="float" office:value="2906" calcext:value-type="float">
            <text:p>2906</text:p>
          </table:table-cell>
          <table:table-cell table:formula="of:=+ROUNDDOWN([.D274]/[.C274];0)" office:value-type="float" office:value="2" calcext:value-type="float">
            <text:p>2</text:p>
          </table:table-cell>
          <table:table-cell table:formula="of:=+[.F273]-[.E274]" office:value-type="float" office:value="1451" calcext:value-type="float">
            <text:p>1451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formula="of:=+4*[.B275]+1" office:value-type="float" office:value="1089" calcext:value-type="float">
            <text:p>1089</text:p>
          </table:table-cell>
          <table:table-cell table:formula="of:=+2*[.F274]" office:value-type="float" office:value="2902" calcext:value-type="float">
            <text:p>2902</text:p>
          </table:table-cell>
          <table:table-cell table:formula="of:=+ROUNDDOWN([.D275]/[.C275];0)" office:value-type="float" office:value="2" calcext:value-type="float">
            <text:p>2</text:p>
          </table:table-cell>
          <table:table-cell table:formula="of:=+[.F274]-[.E275]" office:value-type="float" office:value="1449" calcext:value-type="float">
            <text:p>1449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formula="of:=+4*[.B276]+1" office:value-type="float" office:value="1093" calcext:value-type="float">
            <text:p>1093</text:p>
          </table:table-cell>
          <table:table-cell table:formula="of:=+2*[.F275]" office:value-type="float" office:value="2898" calcext:value-type="float">
            <text:p>2898</text:p>
          </table:table-cell>
          <table:table-cell table:formula="of:=+ROUNDDOWN([.D276]/[.C276];0)" office:value-type="float" office:value="2" calcext:value-type="float">
            <text:p>2</text:p>
          </table:table-cell>
          <table:table-cell table:formula="of:=+[.F275]-[.E276]" office:value-type="float" office:value="1447" calcext:value-type="float">
            <text:p>1447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table:formula="of:=+4*[.B277]+1" office:value-type="float" office:value="1097" calcext:value-type="float">
            <text:p>1097</text:p>
          </table:table-cell>
          <table:table-cell table:formula="of:=+2*[.F276]" office:value-type="float" office:value="2894" calcext:value-type="float">
            <text:p>2894</text:p>
          </table:table-cell>
          <table:table-cell table:formula="of:=+ROUNDDOWN([.D277]/[.C277];0)" office:value-type="float" office:value="2" calcext:value-type="float">
            <text:p>2</text:p>
          </table:table-cell>
          <table:table-cell table:formula="of:=+[.F276]-[.E277]" office:value-type="float" office:value="1445" calcext:value-type="float">
            <text:p>1445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formula="of:=+4*[.B278]+1" office:value-type="float" office:value="1101" calcext:value-type="float">
            <text:p>1101</text:p>
          </table:table-cell>
          <table:table-cell table:formula="of:=+2*[.F277]" office:value-type="float" office:value="2890" calcext:value-type="float">
            <text:p>2890</text:p>
          </table:table-cell>
          <table:table-cell table:formula="of:=+ROUNDDOWN([.D278]/[.C278];0)" office:value-type="float" office:value="2" calcext:value-type="float">
            <text:p>2</text:p>
          </table:table-cell>
          <table:table-cell table:formula="of:=+[.F277]-[.E278]" office:value-type="float" office:value="1443" calcext:value-type="float">
            <text:p>1443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formula="of:=+4*[.B279]+1" office:value-type="float" office:value="1105" calcext:value-type="float">
            <text:p>1105</text:p>
          </table:table-cell>
          <table:table-cell table:formula="of:=+2*[.F278]" office:value-type="float" office:value="2886" calcext:value-type="float">
            <text:p>2886</text:p>
          </table:table-cell>
          <table:table-cell table:formula="of:=+ROUNDDOWN([.D279]/[.C279];0)" office:value-type="float" office:value="2" calcext:value-type="float">
            <text:p>2</text:p>
          </table:table-cell>
          <table:table-cell table:formula="of:=+[.F278]-[.E279]" office:value-type="float" office:value="1441" calcext:value-type="float">
            <text:p>1441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formula="of:=+4*[.B280]+1" office:value-type="float" office:value="1109" calcext:value-type="float">
            <text:p>1109</text:p>
          </table:table-cell>
          <table:table-cell table:formula="of:=+2*[.F279]" office:value-type="float" office:value="2882" calcext:value-type="float">
            <text:p>2882</text:p>
          </table:table-cell>
          <table:table-cell table:formula="of:=+ROUNDDOWN([.D280]/[.C280];0)" office:value-type="float" office:value="2" calcext:value-type="float">
            <text:p>2</text:p>
          </table:table-cell>
          <table:table-cell table:formula="of:=+[.F279]-[.E280]" office:value-type="float" office:value="1439" calcext:value-type="float">
            <text:p>1439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formula="of:=+4*[.B281]+1" office:value-type="float" office:value="1113" calcext:value-type="float">
            <text:p>1113</text:p>
          </table:table-cell>
          <table:table-cell table:formula="of:=+2*[.F280]" office:value-type="float" office:value="2878" calcext:value-type="float">
            <text:p>2878</text:p>
          </table:table-cell>
          <table:table-cell table:formula="of:=+ROUNDDOWN([.D281]/[.C281];0)" office:value-type="float" office:value="2" calcext:value-type="float">
            <text:p>2</text:p>
          </table:table-cell>
          <table:table-cell table:formula="of:=+[.F280]-[.E281]" office:value-type="float" office:value="1437" calcext:value-type="float">
            <text:p>1437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formula="of:=+4*[.B282]+1" office:value-type="float" office:value="1117" calcext:value-type="float">
            <text:p>1117</text:p>
          </table:table-cell>
          <table:table-cell table:formula="of:=+2*[.F281]" office:value-type="float" office:value="2874" calcext:value-type="float">
            <text:p>2874</text:p>
          </table:table-cell>
          <table:table-cell table:formula="of:=+ROUNDDOWN([.D282]/[.C282];0)" office:value-type="float" office:value="2" calcext:value-type="float">
            <text:p>2</text:p>
          </table:table-cell>
          <table:table-cell table:formula="of:=+[.F281]-[.E282]" office:value-type="float" office:value="1435" calcext:value-type="float">
            <text:p>1435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formula="of:=+4*[.B283]+1" office:value-type="float" office:value="1121" calcext:value-type="float">
            <text:p>1121</text:p>
          </table:table-cell>
          <table:table-cell table:formula="of:=+2*[.F282]" office:value-type="float" office:value="2870" calcext:value-type="float">
            <text:p>2870</text:p>
          </table:table-cell>
          <table:table-cell table:formula="of:=+ROUNDDOWN([.D283]/[.C283];0)" office:value-type="float" office:value="2" calcext:value-type="float">
            <text:p>2</text:p>
          </table:table-cell>
          <table:table-cell table:formula="of:=+[.F282]-[.E283]" office:value-type="float" office:value="1433" calcext:value-type="float">
            <text:p>1433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formula="of:=+4*[.B284]+1" office:value-type="float" office:value="1125" calcext:value-type="float">
            <text:p>1125</text:p>
          </table:table-cell>
          <table:table-cell table:formula="of:=+2*[.F283]" office:value-type="float" office:value="2866" calcext:value-type="float">
            <text:p>2866</text:p>
          </table:table-cell>
          <table:table-cell table:formula="of:=+ROUNDDOWN([.D284]/[.C284];0)" office:value-type="float" office:value="2" calcext:value-type="float">
            <text:p>2</text:p>
          </table:table-cell>
          <table:table-cell table:formula="of:=+[.F283]-[.E284]" office:value-type="float" office:value="1431" calcext:value-type="float">
            <text:p>1431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formula="of:=+4*[.B285]+1" office:value-type="float" office:value="1129" calcext:value-type="float">
            <text:p>1129</text:p>
          </table:table-cell>
          <table:table-cell table:formula="of:=+2*[.F284]" office:value-type="float" office:value="2862" calcext:value-type="float">
            <text:p>2862</text:p>
          </table:table-cell>
          <table:table-cell table:formula="of:=+ROUNDDOWN([.D285]/[.C285];0)" office:value-type="float" office:value="2" calcext:value-type="float">
            <text:p>2</text:p>
          </table:table-cell>
          <table:table-cell table:formula="of:=+[.F284]-[.E285]" office:value-type="float" office:value="1429" calcext:value-type="float">
            <text:p>1429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formula="of:=+4*[.B286]+1" office:value-type="float" office:value="1133" calcext:value-type="float">
            <text:p>1133</text:p>
          </table:table-cell>
          <table:table-cell table:formula="of:=+2*[.F285]" office:value-type="float" office:value="2858" calcext:value-type="float">
            <text:p>2858</text:p>
          </table:table-cell>
          <table:table-cell table:formula="of:=+ROUNDDOWN([.D286]/[.C286];0)" office:value-type="float" office:value="2" calcext:value-type="float">
            <text:p>2</text:p>
          </table:table-cell>
          <table:table-cell table:formula="of:=+[.F285]-[.E286]" office:value-type="float" office:value="1427" calcext:value-type="float">
            <text:p>1427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formula="of:=+4*[.B287]+1" office:value-type="float" office:value="1137" calcext:value-type="float">
            <text:p>1137</text:p>
          </table:table-cell>
          <table:table-cell table:formula="of:=+2*[.F286]" office:value-type="float" office:value="2854" calcext:value-type="float">
            <text:p>2854</text:p>
          </table:table-cell>
          <table:table-cell table:formula="of:=+ROUNDDOWN([.D287]/[.C287];0)" office:value-type="float" office:value="2" calcext:value-type="float">
            <text:p>2</text:p>
          </table:table-cell>
          <table:table-cell table:formula="of:=+[.F286]-[.E287]" office:value-type="float" office:value="1425" calcext:value-type="float">
            <text:p>1425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formula="of:=+4*[.B288]+1" office:value-type="float" office:value="1141" calcext:value-type="float">
            <text:p>1141</text:p>
          </table:table-cell>
          <table:table-cell table:formula="of:=+2*[.F287]" office:value-type="float" office:value="2850" calcext:value-type="float">
            <text:p>2850</text:p>
          </table:table-cell>
          <table:table-cell table:formula="of:=+ROUNDDOWN([.D288]/[.C288];0)" office:value-type="float" office:value="2" calcext:value-type="float">
            <text:p>2</text:p>
          </table:table-cell>
          <table:table-cell table:formula="of:=+[.F287]-[.E288]" office:value-type="float" office:value="1423" calcext:value-type="float">
            <text:p>1423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formula="of:=+4*[.B289]+1" office:value-type="float" office:value="1145" calcext:value-type="float">
            <text:p>1145</text:p>
          </table:table-cell>
          <table:table-cell table:formula="of:=+2*[.F288]" office:value-type="float" office:value="2846" calcext:value-type="float">
            <text:p>2846</text:p>
          </table:table-cell>
          <table:table-cell table:formula="of:=+ROUNDDOWN([.D289]/[.C289];0)" office:value-type="float" office:value="2" calcext:value-type="float">
            <text:p>2</text:p>
          </table:table-cell>
          <table:table-cell table:formula="of:=+[.F288]-[.E289]" office:value-type="float" office:value="1421" calcext:value-type="float">
            <text:p>1421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formula="of:=+4*[.B290]+1" office:value-type="float" office:value="1149" calcext:value-type="float">
            <text:p>1149</text:p>
          </table:table-cell>
          <table:table-cell table:formula="of:=+2*[.F289]" office:value-type="float" office:value="2842" calcext:value-type="float">
            <text:p>2842</text:p>
          </table:table-cell>
          <table:table-cell table:formula="of:=+ROUNDDOWN([.D290]/[.C290];0)" office:value-type="float" office:value="2" calcext:value-type="float">
            <text:p>2</text:p>
          </table:table-cell>
          <table:table-cell table:formula="of:=+[.F289]-[.E290]" office:value-type="float" office:value="1419" calcext:value-type="float">
            <text:p>1419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formula="of:=+4*[.B291]+1" office:value-type="float" office:value="1153" calcext:value-type="float">
            <text:p>1153</text:p>
          </table:table-cell>
          <table:table-cell table:formula="of:=+2*[.F290]" office:value-type="float" office:value="2838" calcext:value-type="float">
            <text:p>2838</text:p>
          </table:table-cell>
          <table:table-cell table:formula="of:=+ROUNDDOWN([.D291]/[.C291];0)" office:value-type="float" office:value="2" calcext:value-type="float">
            <text:p>2</text:p>
          </table:table-cell>
          <table:table-cell table:formula="of:=+[.F290]-[.E291]" office:value-type="float" office:value="1417" calcext:value-type="float">
            <text:p>1417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formula="of:=+4*[.B292]+1" office:value-type="float" office:value="1157" calcext:value-type="float">
            <text:p>1157</text:p>
          </table:table-cell>
          <table:table-cell table:formula="of:=+2*[.F291]" office:value-type="float" office:value="2834" calcext:value-type="float">
            <text:p>2834</text:p>
          </table:table-cell>
          <table:table-cell table:formula="of:=+ROUNDDOWN([.D292]/[.C292];0)" office:value-type="float" office:value="2" calcext:value-type="float">
            <text:p>2</text:p>
          </table:table-cell>
          <table:table-cell table:formula="of:=+[.F291]-[.E292]" office:value-type="float" office:value="1415" calcext:value-type="float">
            <text:p>1415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formula="of:=+4*[.B293]+1" office:value-type="float" office:value="1161" calcext:value-type="float">
            <text:p>1161</text:p>
          </table:table-cell>
          <table:table-cell table:formula="of:=+2*[.F292]" office:value-type="float" office:value="2830" calcext:value-type="float">
            <text:p>2830</text:p>
          </table:table-cell>
          <table:table-cell table:formula="of:=+ROUNDDOWN([.D293]/[.C293];0)" office:value-type="float" office:value="2" calcext:value-type="float">
            <text:p>2</text:p>
          </table:table-cell>
          <table:table-cell table:formula="of:=+[.F292]-[.E293]" office:value-type="float" office:value="1413" calcext:value-type="float">
            <text:p>1413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formula="of:=+4*[.B294]+1" office:value-type="float" office:value="1165" calcext:value-type="float">
            <text:p>1165</text:p>
          </table:table-cell>
          <table:table-cell table:formula="of:=+2*[.F293]" office:value-type="float" office:value="2826" calcext:value-type="float">
            <text:p>2826</text:p>
          </table:table-cell>
          <table:table-cell table:formula="of:=+ROUNDDOWN([.D294]/[.C294];0)" office:value-type="float" office:value="2" calcext:value-type="float">
            <text:p>2</text:p>
          </table:table-cell>
          <table:table-cell table:formula="of:=+[.F293]-[.E294]" office:value-type="float" office:value="1411" calcext:value-type="float">
            <text:p>1411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formula="of:=+4*[.B295]+1" office:value-type="float" office:value="1169" calcext:value-type="float">
            <text:p>1169</text:p>
          </table:table-cell>
          <table:table-cell table:formula="of:=+2*[.F294]" office:value-type="float" office:value="2822" calcext:value-type="float">
            <text:p>2822</text:p>
          </table:table-cell>
          <table:table-cell table:formula="of:=+ROUNDDOWN([.D295]/[.C295];0)" office:value-type="float" office:value="2" calcext:value-type="float">
            <text:p>2</text:p>
          </table:table-cell>
          <table:table-cell table:formula="of:=+[.F294]-[.E295]" office:value-type="float" office:value="1409" calcext:value-type="float">
            <text:p>1409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table:formula="of:=+4*[.B296]+1" office:value-type="float" office:value="1173" calcext:value-type="float">
            <text:p>1173</text:p>
          </table:table-cell>
          <table:table-cell table:formula="of:=+2*[.F295]" office:value-type="float" office:value="2818" calcext:value-type="float">
            <text:p>2818</text:p>
          </table:table-cell>
          <table:table-cell table:formula="of:=+ROUNDDOWN([.D296]/[.C296];0)" office:value-type="float" office:value="2" calcext:value-type="float">
            <text:p>2</text:p>
          </table:table-cell>
          <table:table-cell table:formula="of:=+[.F295]-[.E296]" office:value-type="float" office:value="1407" calcext:value-type="float">
            <text:p>1407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formula="of:=+4*[.B297]+1" office:value-type="float" office:value="1177" calcext:value-type="float">
            <text:p>1177</text:p>
          </table:table-cell>
          <table:table-cell table:formula="of:=+2*[.F296]" office:value-type="float" office:value="2814" calcext:value-type="float">
            <text:p>2814</text:p>
          </table:table-cell>
          <table:table-cell table:formula="of:=+ROUNDDOWN([.D297]/[.C297];0)" office:value-type="float" office:value="2" calcext:value-type="float">
            <text:p>2</text:p>
          </table:table-cell>
          <table:table-cell table:formula="of:=+[.F296]-[.E297]" office:value-type="float" office:value="1405" calcext:value-type="float">
            <text:p>1405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formula="of:=+4*[.B298]+1" office:value-type="float" office:value="1181" calcext:value-type="float">
            <text:p>1181</text:p>
          </table:table-cell>
          <table:table-cell table:formula="of:=+2*[.F297]" office:value-type="float" office:value="2810" calcext:value-type="float">
            <text:p>2810</text:p>
          </table:table-cell>
          <table:table-cell table:formula="of:=+ROUNDDOWN([.D298]/[.C298];0)" office:value-type="float" office:value="2" calcext:value-type="float">
            <text:p>2</text:p>
          </table:table-cell>
          <table:table-cell table:formula="of:=+[.F297]-[.E298]" office:value-type="float" office:value="1403" calcext:value-type="float">
            <text:p>1403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formula="of:=+4*[.B299]+1" office:value-type="float" office:value="1185" calcext:value-type="float">
            <text:p>1185</text:p>
          </table:table-cell>
          <table:table-cell table:formula="of:=+2*[.F298]" office:value-type="float" office:value="2806" calcext:value-type="float">
            <text:p>2806</text:p>
          </table:table-cell>
          <table:table-cell table:formula="of:=+ROUNDDOWN([.D299]/[.C299];0)" office:value-type="float" office:value="2" calcext:value-type="float">
            <text:p>2</text:p>
          </table:table-cell>
          <table:table-cell table:formula="of:=+[.F298]-[.E299]" office:value-type="float" office:value="1401" calcext:value-type="float">
            <text:p>1401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formula="of:=+4*[.B300]+1" office:value-type="float" office:value="1189" calcext:value-type="float">
            <text:p>1189</text:p>
          </table:table-cell>
          <table:table-cell table:formula="of:=+2*[.F299]" office:value-type="float" office:value="2802" calcext:value-type="float">
            <text:p>2802</text:p>
          </table:table-cell>
          <table:table-cell table:formula="of:=+ROUNDDOWN([.D300]/[.C300];0)" office:value-type="float" office:value="2" calcext:value-type="float">
            <text:p>2</text:p>
          </table:table-cell>
          <table:table-cell table:formula="of:=+[.F299]-[.E300]" office:value-type="float" office:value="1399" calcext:value-type="float">
            <text:p>1399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formula="of:=+4*[.B301]+1" office:value-type="float" office:value="1193" calcext:value-type="float">
            <text:p>1193</text:p>
          </table:table-cell>
          <table:table-cell table:formula="of:=+2*[.F300]" office:value-type="float" office:value="2798" calcext:value-type="float">
            <text:p>2798</text:p>
          </table:table-cell>
          <table:table-cell table:formula="of:=+ROUNDDOWN([.D301]/[.C301];0)" office:value-type="float" office:value="2" calcext:value-type="float">
            <text:p>2</text:p>
          </table:table-cell>
          <table:table-cell table:formula="of:=+[.F300]-[.E301]" office:value-type="float" office:value="1397" calcext:value-type="float">
            <text:p>139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formula="of:=+4*[.B302]+1" office:value-type="float" office:value="1197" calcext:value-type="float">
            <text:p>1197</text:p>
          </table:table-cell>
          <table:table-cell table:formula="of:=+2*[.F301]" office:value-type="float" office:value="2794" calcext:value-type="float">
            <text:p>2794</text:p>
          </table:table-cell>
          <table:table-cell table:formula="of:=+ROUNDDOWN([.D302]/[.C302];0)" office:value-type="float" office:value="2" calcext:value-type="float">
            <text:p>2</text:p>
          </table:table-cell>
          <table:table-cell table:formula="of:=+[.F301]-[.E302]" office:value-type="float" office:value="1395" calcext:value-type="float">
            <text:p>139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+4*[.B303]+1" office:value-type="float" office:value="1201" calcext:value-type="float">
            <text:p>1201</text:p>
          </table:table-cell>
          <table:table-cell table:formula="of:=+2*[.F302]" office:value-type="float" office:value="2790" calcext:value-type="float">
            <text:p>2790</text:p>
          </table:table-cell>
          <table:table-cell table:formula="of:=+ROUNDDOWN([.D303]/[.C303];0)" office:value-type="float" office:value="2" calcext:value-type="float">
            <text:p>2</text:p>
          </table:table-cell>
          <table:table-cell table:formula="of:=+[.F302]-[.E303]" office:value-type="float" office:value="1393" calcext:value-type="float">
            <text:p>1393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formula="of:=+4*[.B304]+1" office:value-type="float" office:value="1205" calcext:value-type="float">
            <text:p>1205</text:p>
          </table:table-cell>
          <table:table-cell table:formula="of:=+2*[.F303]" office:value-type="float" office:value="2786" calcext:value-type="float">
            <text:p>2786</text:p>
          </table:table-cell>
          <table:table-cell table:formula="of:=+ROUNDDOWN([.D304]/[.C304];0)" office:value-type="float" office:value="2" calcext:value-type="float">
            <text:p>2</text:p>
          </table:table-cell>
          <table:table-cell table:formula="of:=+[.F303]-[.E304]" office:value-type="float" office:value="1391" calcext:value-type="float">
            <text:p>1391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table:formula="of:=+4*[.B305]+1" office:value-type="float" office:value="1209" calcext:value-type="float">
            <text:p>1209</text:p>
          </table:table-cell>
          <table:table-cell table:formula="of:=+2*[.F304]" office:value-type="float" office:value="2782" calcext:value-type="float">
            <text:p>2782</text:p>
          </table:table-cell>
          <table:table-cell table:formula="of:=+ROUNDDOWN([.D305]/[.C305];0)" office:value-type="float" office:value="2" calcext:value-type="float">
            <text:p>2</text:p>
          </table:table-cell>
          <table:table-cell table:formula="of:=+[.F304]-[.E305]" office:value-type="float" office:value="1389" calcext:value-type="float">
            <text:p>1389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formula="of:=+4*[.B306]+1" office:value-type="float" office:value="1213" calcext:value-type="float">
            <text:p>1213</text:p>
          </table:table-cell>
          <table:table-cell table:formula="of:=+2*[.F305]" office:value-type="float" office:value="2778" calcext:value-type="float">
            <text:p>2778</text:p>
          </table:table-cell>
          <table:table-cell table:formula="of:=+ROUNDDOWN([.D306]/[.C306];0)" office:value-type="float" office:value="2" calcext:value-type="float">
            <text:p>2</text:p>
          </table:table-cell>
          <table:table-cell table:formula="of:=+[.F305]-[.E306]" office:value-type="float" office:value="1387" calcext:value-type="float">
            <text:p>1387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formula="of:=+4*[.B307]+1" office:value-type="float" office:value="1217" calcext:value-type="float">
            <text:p>1217</text:p>
          </table:table-cell>
          <table:table-cell table:formula="of:=+2*[.F306]" office:value-type="float" office:value="2774" calcext:value-type="float">
            <text:p>2774</text:p>
          </table:table-cell>
          <table:table-cell table:formula="of:=+ROUNDDOWN([.D307]/[.C307];0)" office:value-type="float" office:value="2" calcext:value-type="float">
            <text:p>2</text:p>
          </table:table-cell>
          <table:table-cell table:formula="of:=+[.F306]-[.E307]" office:value-type="float" office:value="1385" calcext:value-type="float">
            <text:p>1385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formula="of:=+4*[.B308]+1" office:value-type="float" office:value="1221" calcext:value-type="float">
            <text:p>1221</text:p>
          </table:table-cell>
          <table:table-cell table:formula="of:=+2*[.F307]" office:value-type="float" office:value="2770" calcext:value-type="float">
            <text:p>2770</text:p>
          </table:table-cell>
          <table:table-cell table:formula="of:=+ROUNDDOWN([.D308]/[.C308];0)" office:value-type="float" office:value="2" calcext:value-type="float">
            <text:p>2</text:p>
          </table:table-cell>
          <table:table-cell table:formula="of:=+[.F307]-[.E308]" office:value-type="float" office:value="1383" calcext:value-type="float">
            <text:p>1383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formula="of:=+4*[.B309]+1" office:value-type="float" office:value="1225" calcext:value-type="float">
            <text:p>1225</text:p>
          </table:table-cell>
          <table:table-cell table:formula="of:=+2*[.F308]" office:value-type="float" office:value="2766" calcext:value-type="float">
            <text:p>2766</text:p>
          </table:table-cell>
          <table:table-cell table:formula="of:=+ROUNDDOWN([.D309]/[.C309];0)" office:value-type="float" office:value="2" calcext:value-type="float">
            <text:p>2</text:p>
          </table:table-cell>
          <table:table-cell table:formula="of:=+[.F308]-[.E309]" office:value-type="float" office:value="1381" calcext:value-type="float">
            <text:p>1381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formula="of:=+4*[.B310]+1" office:value-type="float" office:value="1229" calcext:value-type="float">
            <text:p>1229</text:p>
          </table:table-cell>
          <table:table-cell table:formula="of:=+2*[.F309]" office:value-type="float" office:value="2762" calcext:value-type="float">
            <text:p>2762</text:p>
          </table:table-cell>
          <table:table-cell table:formula="of:=+ROUNDDOWN([.D310]/[.C310];0)" office:value-type="float" office:value="2" calcext:value-type="float">
            <text:p>2</text:p>
          </table:table-cell>
          <table:table-cell table:formula="of:=+[.F309]-[.E310]" office:value-type="float" office:value="1379" calcext:value-type="float">
            <text:p>1379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formula="of:=+4*[.B311]+1" office:value-type="float" office:value="1233" calcext:value-type="float">
            <text:p>1233</text:p>
          </table:table-cell>
          <table:table-cell table:formula="of:=+2*[.F310]" office:value-type="float" office:value="2758" calcext:value-type="float">
            <text:p>2758</text:p>
          </table:table-cell>
          <table:table-cell table:formula="of:=+ROUNDDOWN([.D311]/[.C311];0)" office:value-type="float" office:value="2" calcext:value-type="float">
            <text:p>2</text:p>
          </table:table-cell>
          <table:table-cell table:formula="of:=+[.F310]-[.E311]" office:value-type="float" office:value="1377" calcext:value-type="float">
            <text:p>1377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table:formula="of:=+4*[.B312]+1" office:value-type="float" office:value="1237" calcext:value-type="float">
            <text:p>1237</text:p>
          </table:table-cell>
          <table:table-cell table:formula="of:=+2*[.F311]" office:value-type="float" office:value="2754" calcext:value-type="float">
            <text:p>2754</text:p>
          </table:table-cell>
          <table:table-cell table:formula="of:=+ROUNDDOWN([.D312]/[.C312];0)" office:value-type="float" office:value="2" calcext:value-type="float">
            <text:p>2</text:p>
          </table:table-cell>
          <table:table-cell table:formula="of:=+[.F311]-[.E312]" office:value-type="float" office:value="1375" calcext:value-type="float">
            <text:p>1375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formula="of:=+4*[.B313]+1" office:value-type="float" office:value="1241" calcext:value-type="float">
            <text:p>1241</text:p>
          </table:table-cell>
          <table:table-cell table:formula="of:=+2*[.F312]" office:value-type="float" office:value="2750" calcext:value-type="float">
            <text:p>2750</text:p>
          </table:table-cell>
          <table:table-cell table:formula="of:=+ROUNDDOWN([.D313]/[.C313];0)" office:value-type="float" office:value="2" calcext:value-type="float">
            <text:p>2</text:p>
          </table:table-cell>
          <table:table-cell table:formula="of:=+[.F312]-[.E313]" office:value-type="float" office:value="1373" calcext:value-type="float">
            <text:p>1373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formula="of:=+4*[.B314]+1" office:value-type="float" office:value="1245" calcext:value-type="float">
            <text:p>1245</text:p>
          </table:table-cell>
          <table:table-cell table:formula="of:=+2*[.F313]" office:value-type="float" office:value="2746" calcext:value-type="float">
            <text:p>2746</text:p>
          </table:table-cell>
          <table:table-cell table:formula="of:=+ROUNDDOWN([.D314]/[.C314];0)" office:value-type="float" office:value="2" calcext:value-type="float">
            <text:p>2</text:p>
          </table:table-cell>
          <table:table-cell table:formula="of:=+[.F313]-[.E314]" office:value-type="float" office:value="1371" calcext:value-type="float">
            <text:p>1371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formula="of:=+4*[.B315]+1" office:value-type="float" office:value="1249" calcext:value-type="float">
            <text:p>1249</text:p>
          </table:table-cell>
          <table:table-cell table:formula="of:=+2*[.F314]" office:value-type="float" office:value="2742" calcext:value-type="float">
            <text:p>2742</text:p>
          </table:table-cell>
          <table:table-cell table:formula="of:=+ROUNDDOWN([.D315]/[.C315];0)" office:value-type="float" office:value="2" calcext:value-type="float">
            <text:p>2</text:p>
          </table:table-cell>
          <table:table-cell table:formula="of:=+[.F314]-[.E315]" office:value-type="float" office:value="1369" calcext:value-type="float">
            <text:p>1369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formula="of:=+4*[.B316]+1" office:value-type="float" office:value="1253" calcext:value-type="float">
            <text:p>1253</text:p>
          </table:table-cell>
          <table:table-cell table:formula="of:=+2*[.F315]" office:value-type="float" office:value="2738" calcext:value-type="float">
            <text:p>2738</text:p>
          </table:table-cell>
          <table:table-cell table:formula="of:=+ROUNDDOWN([.D316]/[.C316];0)" office:value-type="float" office:value="2" calcext:value-type="float">
            <text:p>2</text:p>
          </table:table-cell>
          <table:table-cell table:formula="of:=+[.F315]-[.E316]" office:value-type="float" office:value="1367" calcext:value-type="float">
            <text:p>1367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formula="of:=+4*[.B317]+1" office:value-type="float" office:value="1257" calcext:value-type="float">
            <text:p>1257</text:p>
          </table:table-cell>
          <table:table-cell table:formula="of:=+2*[.F316]" office:value-type="float" office:value="2734" calcext:value-type="float">
            <text:p>2734</text:p>
          </table:table-cell>
          <table:table-cell table:formula="of:=+ROUNDDOWN([.D317]/[.C317];0)" office:value-type="float" office:value="2" calcext:value-type="float">
            <text:p>2</text:p>
          </table:table-cell>
          <table:table-cell table:formula="of:=+[.F316]-[.E317]" office:value-type="float" office:value="1365" calcext:value-type="float">
            <text:p>1365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formula="of:=+4*[.B318]+1" office:value-type="float" office:value="1261" calcext:value-type="float">
            <text:p>1261</text:p>
          </table:table-cell>
          <table:table-cell table:formula="of:=+2*[.F317]" office:value-type="float" office:value="2730" calcext:value-type="float">
            <text:p>2730</text:p>
          </table:table-cell>
          <table:table-cell table:formula="of:=+ROUNDDOWN([.D318]/[.C318];0)" office:value-type="float" office:value="2" calcext:value-type="float">
            <text:p>2</text:p>
          </table:table-cell>
          <table:table-cell table:formula="of:=+[.F317]-[.E318]" office:value-type="float" office:value="1363" calcext:value-type="float">
            <text:p>1363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formula="of:=+4*[.B319]+1" office:value-type="float" office:value="1265" calcext:value-type="float">
            <text:p>1265</text:p>
          </table:table-cell>
          <table:table-cell table:formula="of:=+2*[.F318]" office:value-type="float" office:value="2726" calcext:value-type="float">
            <text:p>2726</text:p>
          </table:table-cell>
          <table:table-cell table:formula="of:=+ROUNDDOWN([.D319]/[.C319];0)" office:value-type="float" office:value="2" calcext:value-type="float">
            <text:p>2</text:p>
          </table:table-cell>
          <table:table-cell table:formula="of:=+[.F318]-[.E319]" office:value-type="float" office:value="1361" calcext:value-type="float">
            <text:p>1361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formula="of:=+4*[.B320]+1" office:value-type="float" office:value="1269" calcext:value-type="float">
            <text:p>1269</text:p>
          </table:table-cell>
          <table:table-cell table:formula="of:=+2*[.F319]" office:value-type="float" office:value="2722" calcext:value-type="float">
            <text:p>2722</text:p>
          </table:table-cell>
          <table:table-cell table:formula="of:=+ROUNDDOWN([.D320]/[.C320];0)" office:value-type="float" office:value="2" calcext:value-type="float">
            <text:p>2</text:p>
          </table:table-cell>
          <table:table-cell table:formula="of:=+[.F319]-[.E320]" office:value-type="float" office:value="1359" calcext:value-type="float">
            <text:p>1359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formula="of:=+4*[.B321]+1" office:value-type="float" office:value="1273" calcext:value-type="float">
            <text:p>1273</text:p>
          </table:table-cell>
          <table:table-cell table:formula="of:=+2*[.F320]" office:value-type="float" office:value="2718" calcext:value-type="float">
            <text:p>2718</text:p>
          </table:table-cell>
          <table:table-cell table:formula="of:=+ROUNDDOWN([.D321]/[.C321];0)" office:value-type="float" office:value="2" calcext:value-type="float">
            <text:p>2</text:p>
          </table:table-cell>
          <table:table-cell table:formula="of:=+[.F320]-[.E321]" office:value-type="float" office:value="1357" calcext:value-type="float">
            <text:p>1357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formula="of:=+4*[.B322]+1" office:value-type="float" office:value="1277" calcext:value-type="float">
            <text:p>1277</text:p>
          </table:table-cell>
          <table:table-cell table:formula="of:=+2*[.F321]" office:value-type="float" office:value="2714" calcext:value-type="float">
            <text:p>2714</text:p>
          </table:table-cell>
          <table:table-cell table:formula="of:=+ROUNDDOWN([.D322]/[.C322];0)" office:value-type="float" office:value="2" calcext:value-type="float">
            <text:p>2</text:p>
          </table:table-cell>
          <table:table-cell table:formula="of:=+[.F321]-[.E322]" office:value-type="float" office:value="1355" calcext:value-type="float">
            <text:p>1355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+4*[.B323]+1" office:value-type="float" office:value="1281" calcext:value-type="float">
            <text:p>1281</text:p>
          </table:table-cell>
          <table:table-cell table:formula="of:=+2*[.F322]" office:value-type="float" office:value="2710" calcext:value-type="float">
            <text:p>2710</text:p>
          </table:table-cell>
          <table:table-cell table:formula="of:=+ROUNDDOWN([.D323]/[.C323];0)" office:value-type="float" office:value="2" calcext:value-type="float">
            <text:p>2</text:p>
          </table:table-cell>
          <table:table-cell table:formula="of:=+[.F322]-[.E323]" office:value-type="float" office:value="1353" calcext:value-type="float">
            <text:p>1353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formula="of:=+4*[.B324]+1" office:value-type="float" office:value="1285" calcext:value-type="float">
            <text:p>1285</text:p>
          </table:table-cell>
          <table:table-cell table:formula="of:=+2*[.F323]" office:value-type="float" office:value="2706" calcext:value-type="float">
            <text:p>2706</text:p>
          </table:table-cell>
          <table:table-cell table:formula="of:=+ROUNDDOWN([.D324]/[.C324];0)" office:value-type="float" office:value="2" calcext:value-type="float">
            <text:p>2</text:p>
          </table:table-cell>
          <table:table-cell table:formula="of:=+[.F323]-[.E324]" office:value-type="float" office:value="1351" calcext:value-type="float">
            <text:p>1351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table:formula="of:=+4*[.B325]+1" office:value-type="float" office:value="1289" calcext:value-type="float">
            <text:p>1289</text:p>
          </table:table-cell>
          <table:table-cell table:formula="of:=+2*[.F324]" office:value-type="float" office:value="2702" calcext:value-type="float">
            <text:p>2702</text:p>
          </table:table-cell>
          <table:table-cell table:formula="of:=+ROUNDDOWN([.D325]/[.C325];0)" office:value-type="float" office:value="2" calcext:value-type="float">
            <text:p>2</text:p>
          </table:table-cell>
          <table:table-cell table:formula="of:=+[.F324]-[.E325]" office:value-type="float" office:value="1349" calcext:value-type="float">
            <text:p>1349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formula="of:=+4*[.B326]+1" office:value-type="float" office:value="1293" calcext:value-type="float">
            <text:p>1293</text:p>
          </table:table-cell>
          <table:table-cell table:formula="of:=+2*[.F325]" office:value-type="float" office:value="2698" calcext:value-type="float">
            <text:p>2698</text:p>
          </table:table-cell>
          <table:table-cell table:formula="of:=+ROUNDDOWN([.D326]/[.C326];0)" office:value-type="float" office:value="2" calcext:value-type="float">
            <text:p>2</text:p>
          </table:table-cell>
          <table:table-cell table:formula="of:=+[.F325]-[.E326]" office:value-type="float" office:value="1347" calcext:value-type="float">
            <text:p>1347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formula="of:=+4*[.B327]+1" office:value-type="float" office:value="1297" calcext:value-type="float">
            <text:p>1297</text:p>
          </table:table-cell>
          <table:table-cell table:formula="of:=+2*[.F326]" office:value-type="float" office:value="2694" calcext:value-type="float">
            <text:p>2694</text:p>
          </table:table-cell>
          <table:table-cell table:formula="of:=+ROUNDDOWN([.D327]/[.C327];0)" office:value-type="float" office:value="2" calcext:value-type="float">
            <text:p>2</text:p>
          </table:table-cell>
          <table:table-cell table:formula="of:=+[.F326]-[.E327]" office:value-type="float" office:value="1345" calcext:value-type="float">
            <text:p>1345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formula="of:=+4*[.B328]+1" office:value-type="float" office:value="1301" calcext:value-type="float">
            <text:p>1301</text:p>
          </table:table-cell>
          <table:table-cell table:formula="of:=+2*[.F327]" office:value-type="float" office:value="2690" calcext:value-type="float">
            <text:p>2690</text:p>
          </table:table-cell>
          <table:table-cell table:formula="of:=+ROUNDDOWN([.D328]/[.C328];0)" office:value-type="float" office:value="2" calcext:value-type="float">
            <text:p>2</text:p>
          </table:table-cell>
          <table:table-cell table:formula="of:=+[.F327]-[.E328]" office:value-type="float" office:value="1343" calcext:value-type="float">
            <text:p>1343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formula="of:=+4*[.B329]+1" office:value-type="float" office:value="1305" calcext:value-type="float">
            <text:p>1305</text:p>
          </table:table-cell>
          <table:table-cell table:formula="of:=+2*[.F328]" office:value-type="float" office:value="2686" calcext:value-type="float">
            <text:p>2686</text:p>
          </table:table-cell>
          <table:table-cell table:formula="of:=+ROUNDDOWN([.D329]/[.C329];0)" office:value-type="float" office:value="2" calcext:value-type="float">
            <text:p>2</text:p>
          </table:table-cell>
          <table:table-cell table:formula="of:=+[.F328]-[.E329]" office:value-type="float" office:value="1341" calcext:value-type="float">
            <text:p>1341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formula="of:=+4*[.B330]+1" office:value-type="float" office:value="1309" calcext:value-type="float">
            <text:p>1309</text:p>
          </table:table-cell>
          <table:table-cell table:formula="of:=+2*[.F329]" office:value-type="float" office:value="2682" calcext:value-type="float">
            <text:p>2682</text:p>
          </table:table-cell>
          <table:table-cell table:formula="of:=+ROUNDDOWN([.D330]/[.C330];0)" office:value-type="float" office:value="2" calcext:value-type="float">
            <text:p>2</text:p>
          </table:table-cell>
          <table:table-cell table:formula="of:=+[.F329]-[.E330]" office:value-type="float" office:value="1339" calcext:value-type="float">
            <text:p>1339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formula="of:=+4*[.B331]+1" office:value-type="float" office:value="1313" calcext:value-type="float">
            <text:p>1313</text:p>
          </table:table-cell>
          <table:table-cell table:formula="of:=+2*[.F330]" office:value-type="float" office:value="2678" calcext:value-type="float">
            <text:p>2678</text:p>
          </table:table-cell>
          <table:table-cell table:formula="of:=+ROUNDDOWN([.D331]/[.C331];0)" office:value-type="float" office:value="2" calcext:value-type="float">
            <text:p>2</text:p>
          </table:table-cell>
          <table:table-cell table:formula="of:=+[.F330]-[.E331]" office:value-type="float" office:value="1337" calcext:value-type="float">
            <text:p>1337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formula="of:=+4*[.B332]+1" office:value-type="float" office:value="1317" calcext:value-type="float">
            <text:p>1317</text:p>
          </table:table-cell>
          <table:table-cell table:formula="of:=+2*[.F331]" office:value-type="float" office:value="2674" calcext:value-type="float">
            <text:p>2674</text:p>
          </table:table-cell>
          <table:table-cell table:formula="of:=+ROUNDDOWN([.D332]/[.C332];0)" office:value-type="float" office:value="2" calcext:value-type="float">
            <text:p>2</text:p>
          </table:table-cell>
          <table:table-cell table:formula="of:=+[.F331]-[.E332]" office:value-type="float" office:value="1335" calcext:value-type="float">
            <text:p>1335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formula="of:=+4*[.B333]+1" office:value-type="float" office:value="1321" calcext:value-type="float">
            <text:p>1321</text:p>
          </table:table-cell>
          <table:table-cell table:formula="of:=+2*[.F332]" office:value-type="float" office:value="2670" calcext:value-type="float">
            <text:p>2670</text:p>
          </table:table-cell>
          <table:table-cell table:formula="of:=+ROUNDDOWN([.D333]/[.C333];0)" office:value-type="float" office:value="2" calcext:value-type="float">
            <text:p>2</text:p>
          </table:table-cell>
          <table:table-cell table:formula="of:=+[.F332]-[.E333]" office:value-type="float" office:value="1333" calcext:value-type="float">
            <text:p>1333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formula="of:=+4*[.B334]+1" office:value-type="float" office:value="1325" calcext:value-type="float">
            <text:p>1325</text:p>
          </table:table-cell>
          <table:table-cell table:formula="of:=+2*[.F333]" office:value-type="float" office:value="2666" calcext:value-type="float">
            <text:p>2666</text:p>
          </table:table-cell>
          <table:table-cell table:formula="of:=+ROUNDDOWN([.D334]/[.C334];0)" office:value-type="float" office:value="2" calcext:value-type="float">
            <text:p>2</text:p>
          </table:table-cell>
          <table:table-cell table:formula="of:=+[.F333]-[.E334]" office:value-type="float" office:value="1331" calcext:value-type="float">
            <text:p>1331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formula="of:=+4*[.B335]+1" office:value-type="float" office:value="1329" calcext:value-type="float">
            <text:p>1329</text:p>
          </table:table-cell>
          <table:table-cell table:formula="of:=+2*[.F334]" office:value-type="float" office:value="2662" calcext:value-type="float">
            <text:p>2662</text:p>
          </table:table-cell>
          <table:table-cell table:formula="of:=+ROUNDDOWN([.D335]/[.C335];0)" office:value-type="float" office:value="2" calcext:value-type="float">
            <text:p>2</text:p>
          </table:table-cell>
          <table:table-cell table:formula="of:=+[.F334]-[.E335]" office:value-type="float" office:value="1329" calcext:value-type="float">
            <text:p>1329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formula="of:=+4*[.B336]+1" office:value-type="float" office:value="1333" calcext:value-type="float">
            <text:p>1333</text:p>
          </table:table-cell>
          <table:table-cell table:formula="of:=+2*[.F335]" office:value-type="float" office:value="2658" calcext:value-type="float">
            <text:p>2658</text:p>
          </table:table-cell>
          <table:table-cell table:formula="of:=+ROUNDDOWN([.D336]/[.C336];0)" office:value-type="float" office:value="1" calcext:value-type="float">
            <text:p>1</text:p>
          </table:table-cell>
          <table:table-cell table:formula="of:=+[.F335]-[.E336]" office:value-type="float" office:value="1328" calcext:value-type="float">
            <text:p>1328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formula="of:=+4*[.B337]+1" office:value-type="float" office:value="1337" calcext:value-type="float">
            <text:p>1337</text:p>
          </table:table-cell>
          <table:table-cell table:formula="of:=+2*[.F336]" office:value-type="float" office:value="2656" calcext:value-type="float">
            <text:p>2656</text:p>
          </table:table-cell>
          <table:table-cell table:formula="of:=+ROUNDDOWN([.D337]/[.C337];0)" office:value-type="float" office:value="1" calcext:value-type="float">
            <text:p>1</text:p>
          </table:table-cell>
          <table:table-cell table:formula="of:=+[.F336]-[.E337]" office:value-type="float" office:value="1327" calcext:value-type="float">
            <text:p>1327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table:formula="of:=+4*[.B338]+1" office:value-type="float" office:value="1341" calcext:value-type="float">
            <text:p>1341</text:p>
          </table:table-cell>
          <table:table-cell table:formula="of:=+2*[.F337]" office:value-type="float" office:value="2654" calcext:value-type="float">
            <text:p>2654</text:p>
          </table:table-cell>
          <table:table-cell table:formula="of:=+ROUNDDOWN([.D338]/[.C338];0)" office:value-type="float" office:value="1" calcext:value-type="float">
            <text:p>1</text:p>
          </table:table-cell>
          <table:table-cell table:formula="of:=+[.F337]-[.E338]" office:value-type="float" office:value="1326" calcext:value-type="float">
            <text:p>1326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formula="of:=+4*[.B339]+1" office:value-type="float" office:value="1345" calcext:value-type="float">
            <text:p>1345</text:p>
          </table:table-cell>
          <table:table-cell table:formula="of:=+2*[.F338]" office:value-type="float" office:value="2652" calcext:value-type="float">
            <text:p>2652</text:p>
          </table:table-cell>
          <table:table-cell table:formula="of:=+ROUNDDOWN([.D339]/[.C339];0)" office:value-type="float" office:value="1" calcext:value-type="float">
            <text:p>1</text:p>
          </table:table-cell>
          <table:table-cell table:formula="of:=+[.F338]-[.E339]" office:value-type="float" office:value="1325" calcext:value-type="float">
            <text:p>1325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formula="of:=+4*[.B340]+1" office:value-type="float" office:value="1349" calcext:value-type="float">
            <text:p>1349</text:p>
          </table:table-cell>
          <table:table-cell table:formula="of:=+2*[.F339]" office:value-type="float" office:value="2650" calcext:value-type="float">
            <text:p>2650</text:p>
          </table:table-cell>
          <table:table-cell table:formula="of:=+ROUNDDOWN([.D340]/[.C340];0)" office:value-type="float" office:value="1" calcext:value-type="float">
            <text:p>1</text:p>
          </table:table-cell>
          <table:table-cell table:formula="of:=+[.F339]-[.E340]" office:value-type="float" office:value="1324" calcext:value-type="float">
            <text:p>1324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formula="of:=+4*[.B341]+1" office:value-type="float" office:value="1353" calcext:value-type="float">
            <text:p>1353</text:p>
          </table:table-cell>
          <table:table-cell table:formula="of:=+2*[.F340]" office:value-type="float" office:value="2648" calcext:value-type="float">
            <text:p>2648</text:p>
          </table:table-cell>
          <table:table-cell table:formula="of:=+ROUNDDOWN([.D341]/[.C341];0)" office:value-type="float" office:value="1" calcext:value-type="float">
            <text:p>1</text:p>
          </table:table-cell>
          <table:table-cell table:formula="of:=+[.F340]-[.E341]" office:value-type="float" office:value="1323" calcext:value-type="float">
            <text:p>1323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formula="of:=+4*[.B342]+1" office:value-type="float" office:value="1357" calcext:value-type="float">
            <text:p>1357</text:p>
          </table:table-cell>
          <table:table-cell table:formula="of:=+2*[.F341]" office:value-type="float" office:value="2646" calcext:value-type="float">
            <text:p>2646</text:p>
          </table:table-cell>
          <table:table-cell table:formula="of:=+ROUNDDOWN([.D342]/[.C342];0)" office:value-type="float" office:value="1" calcext:value-type="float">
            <text:p>1</text:p>
          </table:table-cell>
          <table:table-cell table:formula="of:=+[.F341]-[.E342]" office:value-type="float" office:value="1322" calcext:value-type="float">
            <text:p>1322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formula="of:=+4*[.B343]+1" office:value-type="float" office:value="1361" calcext:value-type="float">
            <text:p>1361</text:p>
          </table:table-cell>
          <table:table-cell table:formula="of:=+2*[.F342]" office:value-type="float" office:value="2644" calcext:value-type="float">
            <text:p>2644</text:p>
          </table:table-cell>
          <table:table-cell table:formula="of:=+ROUNDDOWN([.D343]/[.C343];0)" office:value-type="float" office:value="1" calcext:value-type="float">
            <text:p>1</text:p>
          </table:table-cell>
          <table:table-cell table:formula="of:=+[.F342]-[.E343]" office:value-type="float" office:value="1321" calcext:value-type="float">
            <text:p>1321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formula="of:=+4*[.B344]+1" office:value-type="float" office:value="1365" calcext:value-type="float">
            <text:p>1365</text:p>
          </table:table-cell>
          <table:table-cell table:formula="of:=+2*[.F343]" office:value-type="float" office:value="2642" calcext:value-type="float">
            <text:p>2642</text:p>
          </table:table-cell>
          <table:table-cell table:formula="of:=+ROUNDDOWN([.D344]/[.C344];0)" office:value-type="float" office:value="1" calcext:value-type="float">
            <text:p>1</text:p>
          </table:table-cell>
          <table:table-cell table:formula="of:=+[.F343]-[.E344]" office:value-type="float" office:value="1320" calcext:value-type="float">
            <text:p>1320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formula="of:=+4*[.B345]+1" office:value-type="float" office:value="1369" calcext:value-type="float">
            <text:p>1369</text:p>
          </table:table-cell>
          <table:table-cell table:formula="of:=+2*[.F344]" office:value-type="float" office:value="2640" calcext:value-type="float">
            <text:p>2640</text:p>
          </table:table-cell>
          <table:table-cell table:formula="of:=+ROUNDDOWN([.D345]/[.C345];0)" office:value-type="float" office:value="1" calcext:value-type="float">
            <text:p>1</text:p>
          </table:table-cell>
          <table:table-cell table:formula="of:=+[.F344]-[.E345]" office:value-type="float" office:value="1319" calcext:value-type="float">
            <text:p>1319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formula="of:=+4*[.B346]+1" office:value-type="float" office:value="1373" calcext:value-type="float">
            <text:p>1373</text:p>
          </table:table-cell>
          <table:table-cell table:formula="of:=+2*[.F345]" office:value-type="float" office:value="2638" calcext:value-type="float">
            <text:p>2638</text:p>
          </table:table-cell>
          <table:table-cell table:formula="of:=+ROUNDDOWN([.D346]/[.C346];0)" office:value-type="float" office:value="1" calcext:value-type="float">
            <text:p>1</text:p>
          </table:table-cell>
          <table:table-cell table:formula="of:=+[.F345]-[.E346]" office:value-type="float" office:value="1318" calcext:value-type="float">
            <text:p>1318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formula="of:=+4*[.B347]+1" office:value-type="float" office:value="1377" calcext:value-type="float">
            <text:p>1377</text:p>
          </table:table-cell>
          <table:table-cell table:formula="of:=+2*[.F346]" office:value-type="float" office:value="2636" calcext:value-type="float">
            <text:p>2636</text:p>
          </table:table-cell>
          <table:table-cell table:formula="of:=+ROUNDDOWN([.D347]/[.C347];0)" office:value-type="float" office:value="1" calcext:value-type="float">
            <text:p>1</text:p>
          </table:table-cell>
          <table:table-cell table:formula="of:=+[.F346]-[.E347]" office:value-type="float" office:value="1317" calcext:value-type="float">
            <text:p>1317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formula="of:=+4*[.B348]+1" office:value-type="float" office:value="1381" calcext:value-type="float">
            <text:p>1381</text:p>
          </table:table-cell>
          <table:table-cell table:formula="of:=+2*[.F347]" office:value-type="float" office:value="2634" calcext:value-type="float">
            <text:p>2634</text:p>
          </table:table-cell>
          <table:table-cell table:formula="of:=+ROUNDDOWN([.D348]/[.C348];0)" office:value-type="float" office:value="1" calcext:value-type="float">
            <text:p>1</text:p>
          </table:table-cell>
          <table:table-cell table:formula="of:=+[.F347]-[.E348]" office:value-type="float" office:value="1316" calcext:value-type="float">
            <text:p>1316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formula="of:=+4*[.B349]+1" office:value-type="float" office:value="1385" calcext:value-type="float">
            <text:p>1385</text:p>
          </table:table-cell>
          <table:table-cell table:formula="of:=+2*[.F348]" office:value-type="float" office:value="2632" calcext:value-type="float">
            <text:p>2632</text:p>
          </table:table-cell>
          <table:table-cell table:formula="of:=+ROUNDDOWN([.D349]/[.C349];0)" office:value-type="float" office:value="1" calcext:value-type="float">
            <text:p>1</text:p>
          </table:table-cell>
          <table:table-cell table:formula="of:=+[.F348]-[.E349]" office:value-type="float" office:value="1315" calcext:value-type="float">
            <text:p>1315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formula="of:=+4*[.B350]+1" office:value-type="float" office:value="1389" calcext:value-type="float">
            <text:p>1389</text:p>
          </table:table-cell>
          <table:table-cell table:formula="of:=+2*[.F349]" office:value-type="float" office:value="2630" calcext:value-type="float">
            <text:p>2630</text:p>
          </table:table-cell>
          <table:table-cell table:formula="of:=+ROUNDDOWN([.D350]/[.C350];0)" office:value-type="float" office:value="1" calcext:value-type="float">
            <text:p>1</text:p>
          </table:table-cell>
          <table:table-cell table:formula="of:=+[.F349]-[.E350]" office:value-type="float" office:value="1314" calcext:value-type="float">
            <text:p>1314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formula="of:=+4*[.B351]+1" office:value-type="float" office:value="1393" calcext:value-type="float">
            <text:p>1393</text:p>
          </table:table-cell>
          <table:table-cell table:formula="of:=+2*[.F350]" office:value-type="float" office:value="2628" calcext:value-type="float">
            <text:p>2628</text:p>
          </table:table-cell>
          <table:table-cell table:formula="of:=+ROUNDDOWN([.D351]/[.C351];0)" office:value-type="float" office:value="1" calcext:value-type="float">
            <text:p>1</text:p>
          </table:table-cell>
          <table:table-cell table:formula="of:=+[.F350]-[.E351]" office:value-type="float" office:value="1313" calcext:value-type="float">
            <text:p>1313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table:formula="of:=+4*[.B352]+1" office:value-type="float" office:value="1397" calcext:value-type="float">
            <text:p>1397</text:p>
          </table:table-cell>
          <table:table-cell table:formula="of:=+2*[.F351]" office:value-type="float" office:value="2626" calcext:value-type="float">
            <text:p>2626</text:p>
          </table:table-cell>
          <table:table-cell table:formula="of:=+ROUNDDOWN([.D352]/[.C352];0)" office:value-type="float" office:value="1" calcext:value-type="float">
            <text:p>1</text:p>
          </table:table-cell>
          <table:table-cell table:formula="of:=+[.F351]-[.E352]" office:value-type="float" office:value="1312" calcext:value-type="float">
            <text:p>1312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+4*[.B353]+1" office:value-type="float" office:value="1401" calcext:value-type="float">
            <text:p>1401</text:p>
          </table:table-cell>
          <table:table-cell table:formula="of:=+2*[.F352]" office:value-type="float" office:value="2624" calcext:value-type="float">
            <text:p>2624</text:p>
          </table:table-cell>
          <table:table-cell table:formula="of:=+ROUNDDOWN([.D353]/[.C353];0)" office:value-type="float" office:value="1" calcext:value-type="float">
            <text:p>1</text:p>
          </table:table-cell>
          <table:table-cell table:formula="of:=+[.F352]-[.E353]" office:value-type="float" office:value="1311" calcext:value-type="float">
            <text:p>1311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formula="of:=+4*[.B354]+1" office:value-type="float" office:value="1405" calcext:value-type="float">
            <text:p>1405</text:p>
          </table:table-cell>
          <table:table-cell table:formula="of:=+2*[.F353]" office:value-type="float" office:value="2622" calcext:value-type="float">
            <text:p>2622</text:p>
          </table:table-cell>
          <table:table-cell table:formula="of:=+ROUNDDOWN([.D354]/[.C354];0)" office:value-type="float" office:value="1" calcext:value-type="float">
            <text:p>1</text:p>
          </table:table-cell>
          <table:table-cell table:formula="of:=+[.F353]-[.E354]" office:value-type="float" office:value="1310" calcext:value-type="float">
            <text:p>1310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formula="of:=+4*[.B355]+1" office:value-type="float" office:value="1409" calcext:value-type="float">
            <text:p>1409</text:p>
          </table:table-cell>
          <table:table-cell table:formula="of:=+2*[.F354]" office:value-type="float" office:value="2620" calcext:value-type="float">
            <text:p>2620</text:p>
          </table:table-cell>
          <table:table-cell table:formula="of:=+ROUNDDOWN([.D355]/[.C355];0)" office:value-type="float" office:value="1" calcext:value-type="float">
            <text:p>1</text:p>
          </table:table-cell>
          <table:table-cell table:formula="of:=+[.F354]-[.E355]" office:value-type="float" office:value="1309" calcext:value-type="float">
            <text:p>1309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formula="of:=+4*[.B356]+1" office:value-type="float" office:value="1413" calcext:value-type="float">
            <text:p>1413</text:p>
          </table:table-cell>
          <table:table-cell table:formula="of:=+2*[.F355]" office:value-type="float" office:value="2618" calcext:value-type="float">
            <text:p>2618</text:p>
          </table:table-cell>
          <table:table-cell table:formula="of:=+ROUNDDOWN([.D356]/[.C356];0)" office:value-type="float" office:value="1" calcext:value-type="float">
            <text:p>1</text:p>
          </table:table-cell>
          <table:table-cell table:formula="of:=+[.F355]-[.E356]" office:value-type="float" office:value="1308" calcext:value-type="float">
            <text:p>1308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table:formula="of:=+4*[.B357]+1" office:value-type="float" office:value="1417" calcext:value-type="float">
            <text:p>1417</text:p>
          </table:table-cell>
          <table:table-cell table:formula="of:=+2*[.F356]" office:value-type="float" office:value="2616" calcext:value-type="float">
            <text:p>2616</text:p>
          </table:table-cell>
          <table:table-cell table:formula="of:=+ROUNDDOWN([.D357]/[.C357];0)" office:value-type="float" office:value="1" calcext:value-type="float">
            <text:p>1</text:p>
          </table:table-cell>
          <table:table-cell table:formula="of:=+[.F356]-[.E357]" office:value-type="float" office:value="1307" calcext:value-type="float">
            <text:p>1307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table:formula="of:=+4*[.B358]+1" office:value-type="float" office:value="1421" calcext:value-type="float">
            <text:p>1421</text:p>
          </table:table-cell>
          <table:table-cell table:formula="of:=+2*[.F357]" office:value-type="float" office:value="2614" calcext:value-type="float">
            <text:p>2614</text:p>
          </table:table-cell>
          <table:table-cell table:formula="of:=+ROUNDDOWN([.D358]/[.C358];0)" office:value-type="float" office:value="1" calcext:value-type="float">
            <text:p>1</text:p>
          </table:table-cell>
          <table:table-cell table:formula="of:=+[.F357]-[.E358]" office:value-type="float" office:value="1306" calcext:value-type="float">
            <text:p>1306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table:formula="of:=+4*[.B359]+1" office:value-type="float" office:value="1425" calcext:value-type="float">
            <text:p>1425</text:p>
          </table:table-cell>
          <table:table-cell table:formula="of:=+2*[.F358]" office:value-type="float" office:value="2612" calcext:value-type="float">
            <text:p>2612</text:p>
          </table:table-cell>
          <table:table-cell table:formula="of:=+ROUNDDOWN([.D359]/[.C359];0)" office:value-type="float" office:value="1" calcext:value-type="float">
            <text:p>1</text:p>
          </table:table-cell>
          <table:table-cell table:formula="of:=+[.F358]-[.E359]" office:value-type="float" office:value="1305" calcext:value-type="float">
            <text:p>1305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table:formula="of:=+4*[.B360]+1" office:value-type="float" office:value="1429" calcext:value-type="float">
            <text:p>1429</text:p>
          </table:table-cell>
          <table:table-cell table:formula="of:=+2*[.F359]" office:value-type="float" office:value="2610" calcext:value-type="float">
            <text:p>2610</text:p>
          </table:table-cell>
          <table:table-cell table:formula="of:=+ROUNDDOWN([.D360]/[.C360];0)" office:value-type="float" office:value="1" calcext:value-type="float">
            <text:p>1</text:p>
          </table:table-cell>
          <table:table-cell table:formula="of:=+[.F359]-[.E360]" office:value-type="float" office:value="1304" calcext:value-type="float">
            <text:p>1304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table:formula="of:=+4*[.B361]+1" office:value-type="float" office:value="1433" calcext:value-type="float">
            <text:p>1433</text:p>
          </table:table-cell>
          <table:table-cell table:formula="of:=+2*[.F360]" office:value-type="float" office:value="2608" calcext:value-type="float">
            <text:p>2608</text:p>
          </table:table-cell>
          <table:table-cell table:formula="of:=+ROUNDDOWN([.D361]/[.C361];0)" office:value-type="float" office:value="1" calcext:value-type="float">
            <text:p>1</text:p>
          </table:table-cell>
          <table:table-cell table:formula="of:=+[.F360]-[.E361]" office:value-type="float" office:value="1303" calcext:value-type="float">
            <text:p>1303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table:formula="of:=+4*[.B362]+1" office:value-type="float" office:value="1437" calcext:value-type="float">
            <text:p>1437</text:p>
          </table:table-cell>
          <table:table-cell table:formula="of:=+2*[.F361]" office:value-type="float" office:value="2606" calcext:value-type="float">
            <text:p>2606</text:p>
          </table:table-cell>
          <table:table-cell table:formula="of:=+ROUNDDOWN([.D362]/[.C362];0)" office:value-type="float" office:value="1" calcext:value-type="float">
            <text:p>1</text:p>
          </table:table-cell>
          <table:table-cell table:formula="of:=+[.F361]-[.E362]" office:value-type="float" office:value="1302" calcext:value-type="float">
            <text:p>1302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formula="of:=+4*[.B363]+1" office:value-type="float" office:value="1441" calcext:value-type="float">
            <text:p>1441</text:p>
          </table:table-cell>
          <table:table-cell table:formula="of:=+2*[.F362]" office:value-type="float" office:value="2604" calcext:value-type="float">
            <text:p>2604</text:p>
          </table:table-cell>
          <table:table-cell table:formula="of:=+ROUNDDOWN([.D363]/[.C363];0)" office:value-type="float" office:value="1" calcext:value-type="float">
            <text:p>1</text:p>
          </table:table-cell>
          <table:table-cell table:formula="of:=+[.F362]-[.E363]" office:value-type="float" office:value="1301" calcext:value-type="float">
            <text:p>1301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formula="of:=+4*[.B364]+1" office:value-type="float" office:value="1445" calcext:value-type="float">
            <text:p>1445</text:p>
          </table:table-cell>
          <table:table-cell table:formula="of:=+2*[.F363]" office:value-type="float" office:value="2602" calcext:value-type="float">
            <text:p>2602</text:p>
          </table:table-cell>
          <table:table-cell table:formula="of:=+ROUNDDOWN([.D364]/[.C364];0)" office:value-type="float" office:value="1" calcext:value-type="float">
            <text:p>1</text:p>
          </table:table-cell>
          <table:table-cell table:formula="of:=+[.F363]-[.E364]" office:value-type="float" office:value="1300" calcext:value-type="float">
            <text:p>1300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table:formula="of:=+4*[.B365]+1" office:value-type="float" office:value="1449" calcext:value-type="float">
            <text:p>1449</text:p>
          </table:table-cell>
          <table:table-cell table:formula="of:=+2*[.F364]" office:value-type="float" office:value="2600" calcext:value-type="float">
            <text:p>2600</text:p>
          </table:table-cell>
          <table:table-cell table:formula="of:=+ROUNDDOWN([.D365]/[.C365];0)" office:value-type="float" office:value="1" calcext:value-type="float">
            <text:p>1</text:p>
          </table:table-cell>
          <table:table-cell table:formula="of:=+[.F364]-[.E365]" office:value-type="float" office:value="1299" calcext:value-type="float">
            <text:p>1299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table:formula="of:=+4*[.B366]+1" office:value-type="float" office:value="1453" calcext:value-type="float">
            <text:p>1453</text:p>
          </table:table-cell>
          <table:table-cell table:formula="of:=+2*[.F365]" office:value-type="float" office:value="2598" calcext:value-type="float">
            <text:p>2598</text:p>
          </table:table-cell>
          <table:table-cell table:formula="of:=+ROUNDDOWN([.D366]/[.C366];0)" office:value-type="float" office:value="1" calcext:value-type="float">
            <text:p>1</text:p>
          </table:table-cell>
          <table:table-cell table:formula="of:=+[.F365]-[.E366]" office:value-type="float" office:value="1298" calcext:value-type="float">
            <text:p>1298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table:formula="of:=+4*[.B367]+1" office:value-type="float" office:value="1457" calcext:value-type="float">
            <text:p>1457</text:p>
          </table:table-cell>
          <table:table-cell table:formula="of:=+2*[.F366]" office:value-type="float" office:value="2596" calcext:value-type="float">
            <text:p>2596</text:p>
          </table:table-cell>
          <table:table-cell table:formula="of:=+ROUNDDOWN([.D367]/[.C367];0)" office:value-type="float" office:value="1" calcext:value-type="float">
            <text:p>1</text:p>
          </table:table-cell>
          <table:table-cell table:formula="of:=+[.F366]-[.E367]" office:value-type="float" office:value="1297" calcext:value-type="float">
            <text:p>1297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table:formula="of:=+4*[.B368]+1" office:value-type="float" office:value="1461" calcext:value-type="float">
            <text:p>1461</text:p>
          </table:table-cell>
          <table:table-cell table:formula="of:=+2*[.F367]" office:value-type="float" office:value="2594" calcext:value-type="float">
            <text:p>2594</text:p>
          </table:table-cell>
          <table:table-cell table:formula="of:=+ROUNDDOWN([.D368]/[.C368];0)" office:value-type="float" office:value="1" calcext:value-type="float">
            <text:p>1</text:p>
          </table:table-cell>
          <table:table-cell table:formula="of:=+[.F367]-[.E368]" office:value-type="float" office:value="1296" calcext:value-type="float">
            <text:p>1296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table:formula="of:=+4*[.B369]+1" office:value-type="float" office:value="1465" calcext:value-type="float">
            <text:p>1465</text:p>
          </table:table-cell>
          <table:table-cell table:formula="of:=+2*[.F368]" office:value-type="float" office:value="2592" calcext:value-type="float">
            <text:p>2592</text:p>
          </table:table-cell>
          <table:table-cell table:formula="of:=+ROUNDDOWN([.D369]/[.C369];0)" office:value-type="float" office:value="1" calcext:value-type="float">
            <text:p>1</text:p>
          </table:table-cell>
          <table:table-cell table:formula="of:=+[.F368]-[.E369]" office:value-type="float" office:value="1295" calcext:value-type="float">
            <text:p>1295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table:formula="of:=+4*[.B370]+1" office:value-type="float" office:value="1469" calcext:value-type="float">
            <text:p>1469</text:p>
          </table:table-cell>
          <table:table-cell table:formula="of:=+2*[.F369]" office:value-type="float" office:value="2590" calcext:value-type="float">
            <text:p>2590</text:p>
          </table:table-cell>
          <table:table-cell table:formula="of:=+ROUNDDOWN([.D370]/[.C370];0)" office:value-type="float" office:value="1" calcext:value-type="float">
            <text:p>1</text:p>
          </table:table-cell>
          <table:table-cell table:formula="of:=+[.F369]-[.E370]" office:value-type="float" office:value="1294" calcext:value-type="float">
            <text:p>1294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table:formula="of:=+4*[.B371]+1" office:value-type="float" office:value="1473" calcext:value-type="float">
            <text:p>1473</text:p>
          </table:table-cell>
          <table:table-cell table:formula="of:=+2*[.F370]" office:value-type="float" office:value="2588" calcext:value-type="float">
            <text:p>2588</text:p>
          </table:table-cell>
          <table:table-cell table:formula="of:=+ROUNDDOWN([.D371]/[.C371];0)" office:value-type="float" office:value="1" calcext:value-type="float">
            <text:p>1</text:p>
          </table:table-cell>
          <table:table-cell table:formula="of:=+[.F370]-[.E371]" office:value-type="float" office:value="1293" calcext:value-type="float">
            <text:p>1293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table:formula="of:=+4*[.B372]+1" office:value-type="float" office:value="1477" calcext:value-type="float">
            <text:p>1477</text:p>
          </table:table-cell>
          <table:table-cell table:formula="of:=+2*[.F371]" office:value-type="float" office:value="2586" calcext:value-type="float">
            <text:p>2586</text:p>
          </table:table-cell>
          <table:table-cell table:formula="of:=+ROUNDDOWN([.D372]/[.C372];0)" office:value-type="float" office:value="1" calcext:value-type="float">
            <text:p>1</text:p>
          </table:table-cell>
          <table:table-cell table:formula="of:=+[.F371]-[.E372]" office:value-type="float" office:value="1292" calcext:value-type="float">
            <text:p>1292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formula="of:=+4*[.B373]+1" office:value-type="float" office:value="1481" calcext:value-type="float">
            <text:p>1481</text:p>
          </table:table-cell>
          <table:table-cell table:formula="of:=+2*[.F372]" office:value-type="float" office:value="2584" calcext:value-type="float">
            <text:p>2584</text:p>
          </table:table-cell>
          <table:table-cell table:formula="of:=+ROUNDDOWN([.D373]/[.C373];0)" office:value-type="float" office:value="1" calcext:value-type="float">
            <text:p>1</text:p>
          </table:table-cell>
          <table:table-cell table:formula="of:=+[.F372]-[.E373]" office:value-type="float" office:value="1291" calcext:value-type="float">
            <text:p>1291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formula="of:=+4*[.B374]+1" office:value-type="float" office:value="1485" calcext:value-type="float">
            <text:p>1485</text:p>
          </table:table-cell>
          <table:table-cell table:formula="of:=+2*[.F373]" office:value-type="float" office:value="2582" calcext:value-type="float">
            <text:p>2582</text:p>
          </table:table-cell>
          <table:table-cell table:formula="of:=+ROUNDDOWN([.D374]/[.C374];0)" office:value-type="float" office:value="1" calcext:value-type="float">
            <text:p>1</text:p>
          </table:table-cell>
          <table:table-cell table:formula="of:=+[.F373]-[.E374]" office:value-type="float" office:value="1290" calcext:value-type="float">
            <text:p>1290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table:formula="of:=+4*[.B375]+1" office:value-type="float" office:value="1489" calcext:value-type="float">
            <text:p>1489</text:p>
          </table:table-cell>
          <table:table-cell table:formula="of:=+2*[.F374]" office:value-type="float" office:value="2580" calcext:value-type="float">
            <text:p>2580</text:p>
          </table:table-cell>
          <table:table-cell table:formula="of:=+ROUNDDOWN([.D375]/[.C375];0)" office:value-type="float" office:value="1" calcext:value-type="float">
            <text:p>1</text:p>
          </table:table-cell>
          <table:table-cell table:formula="of:=+[.F374]-[.E375]" office:value-type="float" office:value="1289" calcext:value-type="float">
            <text:p>1289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formula="of:=+4*[.B376]+1" office:value-type="float" office:value="1493" calcext:value-type="float">
            <text:p>1493</text:p>
          </table:table-cell>
          <table:table-cell table:formula="of:=+2*[.F375]" office:value-type="float" office:value="2578" calcext:value-type="float">
            <text:p>2578</text:p>
          </table:table-cell>
          <table:table-cell table:formula="of:=+ROUNDDOWN([.D376]/[.C376];0)" office:value-type="float" office:value="1" calcext:value-type="float">
            <text:p>1</text:p>
          </table:table-cell>
          <table:table-cell table:formula="of:=+[.F375]-[.E376]" office:value-type="float" office:value="1288" calcext:value-type="float">
            <text:p>1288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table:formula="of:=+4*[.B377]+1" office:value-type="float" office:value="1497" calcext:value-type="float">
            <text:p>1497</text:p>
          </table:table-cell>
          <table:table-cell table:formula="of:=+2*[.F376]" office:value-type="float" office:value="2576" calcext:value-type="float">
            <text:p>2576</text:p>
          </table:table-cell>
          <table:table-cell table:formula="of:=+ROUNDDOWN([.D377]/[.C377];0)" office:value-type="float" office:value="1" calcext:value-type="float">
            <text:p>1</text:p>
          </table:table-cell>
          <table:table-cell table:formula="of:=+[.F376]-[.E377]" office:value-type="float" office:value="1287" calcext:value-type="float">
            <text:p>1287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formula="of:=+4*[.B378]+1" office:value-type="float" office:value="1501" calcext:value-type="float">
            <text:p>1501</text:p>
          </table:table-cell>
          <table:table-cell table:formula="of:=+2*[.F377]" office:value-type="float" office:value="2574" calcext:value-type="float">
            <text:p>2574</text:p>
          </table:table-cell>
          <table:table-cell table:formula="of:=+ROUNDDOWN([.D378]/[.C378];0)" office:value-type="float" office:value="1" calcext:value-type="float">
            <text:p>1</text:p>
          </table:table-cell>
          <table:table-cell table:formula="of:=+[.F377]-[.E378]" office:value-type="float" office:value="1286" calcext:value-type="float">
            <text:p>1286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table:formula="of:=+4*[.B379]+1" office:value-type="float" office:value="1505" calcext:value-type="float">
            <text:p>1505</text:p>
          </table:table-cell>
          <table:table-cell table:formula="of:=+2*[.F378]" office:value-type="float" office:value="2572" calcext:value-type="float">
            <text:p>2572</text:p>
          </table:table-cell>
          <table:table-cell table:formula="of:=+ROUNDDOWN([.D379]/[.C379];0)" office:value-type="float" office:value="1" calcext:value-type="float">
            <text:p>1</text:p>
          </table:table-cell>
          <table:table-cell table:formula="of:=+[.F378]-[.E379]" office:value-type="float" office:value="1285" calcext:value-type="float">
            <text:p>1285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formula="of:=+4*[.B380]+1" office:value-type="float" office:value="1509" calcext:value-type="float">
            <text:p>1509</text:p>
          </table:table-cell>
          <table:table-cell table:formula="of:=+2*[.F379]" office:value-type="float" office:value="2570" calcext:value-type="float">
            <text:p>2570</text:p>
          </table:table-cell>
          <table:table-cell table:formula="of:=+ROUNDDOWN([.D380]/[.C380];0)" office:value-type="float" office:value="1" calcext:value-type="float">
            <text:p>1</text:p>
          </table:table-cell>
          <table:table-cell table:formula="of:=+[.F379]-[.E380]" office:value-type="float" office:value="1284" calcext:value-type="float">
            <text:p>1284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table:formula="of:=+4*[.B381]+1" office:value-type="float" office:value="1513" calcext:value-type="float">
            <text:p>1513</text:p>
          </table:table-cell>
          <table:table-cell table:formula="of:=+2*[.F380]" office:value-type="float" office:value="2568" calcext:value-type="float">
            <text:p>2568</text:p>
          </table:table-cell>
          <table:table-cell table:formula="of:=+ROUNDDOWN([.D381]/[.C381];0)" office:value-type="float" office:value="1" calcext:value-type="float">
            <text:p>1</text:p>
          </table:table-cell>
          <table:table-cell table:formula="of:=+[.F380]-[.E381]" office:value-type="float" office:value="1283" calcext:value-type="float">
            <text:p>1283</text:p>
          </table:table-cell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table:formula="of:=+4*[.B382]+1" office:value-type="float" office:value="1517" calcext:value-type="float">
            <text:p>1517</text:p>
          </table:table-cell>
          <table:table-cell table:formula="of:=+2*[.F381]" office:value-type="float" office:value="2566" calcext:value-type="float">
            <text:p>2566</text:p>
          </table:table-cell>
          <table:table-cell table:formula="of:=+ROUNDDOWN([.D382]/[.C382];0)" office:value-type="float" office:value="1" calcext:value-type="float">
            <text:p>1</text:p>
          </table:table-cell>
          <table:table-cell table:formula="of:=+[.F381]-[.E382]" office:value-type="float" office:value="1282" calcext:value-type="float">
            <text:p>1282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formula="of:=+4*[.B383]+1" office:value-type="float" office:value="1521" calcext:value-type="float">
            <text:p>1521</text:p>
          </table:table-cell>
          <table:table-cell table:formula="of:=+2*[.F382]" office:value-type="float" office:value="2564" calcext:value-type="float">
            <text:p>2564</text:p>
          </table:table-cell>
          <table:table-cell table:formula="of:=+ROUNDDOWN([.D383]/[.C383];0)" office:value-type="float" office:value="1" calcext:value-type="float">
            <text:p>1</text:p>
          </table:table-cell>
          <table:table-cell table:formula="of:=+[.F382]-[.E383]" office:value-type="float" office:value="1281" calcext:value-type="float">
            <text:p>1281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table:formula="of:=+4*[.B384]+1" office:value-type="float" office:value="1525" calcext:value-type="float">
            <text:p>1525</text:p>
          </table:table-cell>
          <table:table-cell table:formula="of:=+2*[.F383]" office:value-type="float" office:value="2562" calcext:value-type="float">
            <text:p>2562</text:p>
          </table:table-cell>
          <table:table-cell table:formula="of:=+ROUNDDOWN([.D384]/[.C384];0)" office:value-type="float" office:value="1" calcext:value-type="float">
            <text:p>1</text:p>
          </table:table-cell>
          <table:table-cell table:formula="of:=+[.F383]-[.E384]" office:value-type="float" office:value="1280" calcext:value-type="float">
            <text:p>1280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formula="of:=+4*[.B385]+1" office:value-type="float" office:value="1529" calcext:value-type="float">
            <text:p>1529</text:p>
          </table:table-cell>
          <table:table-cell table:formula="of:=+2*[.F384]" office:value-type="float" office:value="2560" calcext:value-type="float">
            <text:p>2560</text:p>
          </table:table-cell>
          <table:table-cell table:formula="of:=+ROUNDDOWN([.D385]/[.C385];0)" office:value-type="float" office:value="1" calcext:value-type="float">
            <text:p>1</text:p>
          </table:table-cell>
          <table:table-cell table:formula="of:=+[.F384]-[.E385]" office:value-type="float" office:value="1279" calcext:value-type="float">
            <text:p>1279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formula="of:=+4*[.B386]+1" office:value-type="float" office:value="1533" calcext:value-type="float">
            <text:p>1533</text:p>
          </table:table-cell>
          <table:table-cell table:formula="of:=+2*[.F385]" office:value-type="float" office:value="2558" calcext:value-type="float">
            <text:p>2558</text:p>
          </table:table-cell>
          <table:table-cell table:formula="of:=+ROUNDDOWN([.D386]/[.C386];0)" office:value-type="float" office:value="1" calcext:value-type="float">
            <text:p>1</text:p>
          </table:table-cell>
          <table:table-cell table:formula="of:=+[.F385]-[.E386]" office:value-type="float" office:value="1278" calcext:value-type="float">
            <text:p>1278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formula="of:=+4*[.B387]+1" office:value-type="float" office:value="1537" calcext:value-type="float">
            <text:p>1537</text:p>
          </table:table-cell>
          <table:table-cell table:formula="of:=+2*[.F386]" office:value-type="float" office:value="2556" calcext:value-type="float">
            <text:p>2556</text:p>
          </table:table-cell>
          <table:table-cell table:formula="of:=+ROUNDDOWN([.D387]/[.C387];0)" office:value-type="float" office:value="1" calcext:value-type="float">
            <text:p>1</text:p>
          </table:table-cell>
          <table:table-cell table:formula="of:=+[.F386]-[.E387]" office:value-type="float" office:value="1277" calcext:value-type="float">
            <text:p>1277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table:formula="of:=+4*[.B388]+1" office:value-type="float" office:value="1541" calcext:value-type="float">
            <text:p>1541</text:p>
          </table:table-cell>
          <table:table-cell table:formula="of:=+2*[.F387]" office:value-type="float" office:value="2554" calcext:value-type="float">
            <text:p>2554</text:p>
          </table:table-cell>
          <table:table-cell table:formula="of:=+ROUNDDOWN([.D388]/[.C388];0)" office:value-type="float" office:value="1" calcext:value-type="float">
            <text:p>1</text:p>
          </table:table-cell>
          <table:table-cell table:formula="of:=+[.F387]-[.E388]" office:value-type="float" office:value="1276" calcext:value-type="float">
            <text:p>1276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table:formula="of:=+4*[.B389]+1" office:value-type="float" office:value="1545" calcext:value-type="float">
            <text:p>1545</text:p>
          </table:table-cell>
          <table:table-cell table:formula="of:=+2*[.F388]" office:value-type="float" office:value="2552" calcext:value-type="float">
            <text:p>2552</text:p>
          </table:table-cell>
          <table:table-cell table:formula="of:=+ROUNDDOWN([.D389]/[.C389];0)" office:value-type="float" office:value="1" calcext:value-type="float">
            <text:p>1</text:p>
          </table:table-cell>
          <table:table-cell table:formula="of:=+[.F388]-[.E389]" office:value-type="float" office:value="1275" calcext:value-type="float">
            <text:p>1275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formula="of:=+4*[.B390]+1" office:value-type="float" office:value="1549" calcext:value-type="float">
            <text:p>1549</text:p>
          </table:table-cell>
          <table:table-cell table:formula="of:=+2*[.F389]" office:value-type="float" office:value="2550" calcext:value-type="float">
            <text:p>2550</text:p>
          </table:table-cell>
          <table:table-cell table:formula="of:=+ROUNDDOWN([.D390]/[.C390];0)" office:value-type="float" office:value="1" calcext:value-type="float">
            <text:p>1</text:p>
          </table:table-cell>
          <table:table-cell table:formula="of:=+[.F389]-[.E390]" office:value-type="float" office:value="1274" calcext:value-type="float">
            <text:p>1274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table:formula="of:=+4*[.B391]+1" office:value-type="float" office:value="1553" calcext:value-type="float">
            <text:p>1553</text:p>
          </table:table-cell>
          <table:table-cell table:formula="of:=+2*[.F390]" office:value-type="float" office:value="2548" calcext:value-type="float">
            <text:p>2548</text:p>
          </table:table-cell>
          <table:table-cell table:formula="of:=+ROUNDDOWN([.D391]/[.C391];0)" office:value-type="float" office:value="1" calcext:value-type="float">
            <text:p>1</text:p>
          </table:table-cell>
          <table:table-cell table:formula="of:=+[.F390]-[.E391]" office:value-type="float" office:value="1273" calcext:value-type="float">
            <text:p>1273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table:formula="of:=+4*[.B392]+1" office:value-type="float" office:value="1557" calcext:value-type="float">
            <text:p>1557</text:p>
          </table:table-cell>
          <table:table-cell table:formula="of:=+2*[.F391]" office:value-type="float" office:value="2546" calcext:value-type="float">
            <text:p>2546</text:p>
          </table:table-cell>
          <table:table-cell table:formula="of:=+ROUNDDOWN([.D392]/[.C392];0)" office:value-type="float" office:value="1" calcext:value-type="float">
            <text:p>1</text:p>
          </table:table-cell>
          <table:table-cell table:formula="of:=+[.F391]-[.E392]" office:value-type="float" office:value="1272" calcext:value-type="float">
            <text:p>1272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formula="of:=+4*[.B393]+1" office:value-type="float" office:value="1561" calcext:value-type="float">
            <text:p>1561</text:p>
          </table:table-cell>
          <table:table-cell table:formula="of:=+2*[.F392]" office:value-type="float" office:value="2544" calcext:value-type="float">
            <text:p>2544</text:p>
          </table:table-cell>
          <table:table-cell table:formula="of:=+ROUNDDOWN([.D393]/[.C393];0)" office:value-type="float" office:value="1" calcext:value-type="float">
            <text:p>1</text:p>
          </table:table-cell>
          <table:table-cell table:formula="of:=+[.F392]-[.E393]" office:value-type="float" office:value="1271" calcext:value-type="float">
            <text:p>1271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formula="of:=+4*[.B394]+1" office:value-type="float" office:value="1565" calcext:value-type="float">
            <text:p>1565</text:p>
          </table:table-cell>
          <table:table-cell table:formula="of:=+2*[.F393]" office:value-type="float" office:value="2542" calcext:value-type="float">
            <text:p>2542</text:p>
          </table:table-cell>
          <table:table-cell table:formula="of:=+ROUNDDOWN([.D394]/[.C394];0)" office:value-type="float" office:value="1" calcext:value-type="float">
            <text:p>1</text:p>
          </table:table-cell>
          <table:table-cell table:formula="of:=+[.F393]-[.E394]" office:value-type="float" office:value="1270" calcext:value-type="float">
            <text:p>1270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table:formula="of:=+4*[.B395]+1" office:value-type="float" office:value="1569" calcext:value-type="float">
            <text:p>1569</text:p>
          </table:table-cell>
          <table:table-cell table:formula="of:=+2*[.F394]" office:value-type="float" office:value="2540" calcext:value-type="float">
            <text:p>2540</text:p>
          </table:table-cell>
          <table:table-cell table:formula="of:=+ROUNDDOWN([.D395]/[.C395];0)" office:value-type="float" office:value="1" calcext:value-type="float">
            <text:p>1</text:p>
          </table:table-cell>
          <table:table-cell table:formula="of:=+[.F394]-[.E395]" office:value-type="float" office:value="1269" calcext:value-type="float">
            <text:p>1269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table:formula="of:=+4*[.B396]+1" office:value-type="float" office:value="1573" calcext:value-type="float">
            <text:p>1573</text:p>
          </table:table-cell>
          <table:table-cell table:formula="of:=+2*[.F395]" office:value-type="float" office:value="2538" calcext:value-type="float">
            <text:p>2538</text:p>
          </table:table-cell>
          <table:table-cell table:formula="of:=+ROUNDDOWN([.D396]/[.C396];0)" office:value-type="float" office:value="1" calcext:value-type="float">
            <text:p>1</text:p>
          </table:table-cell>
          <table:table-cell table:formula="of:=+[.F395]-[.E396]" office:value-type="float" office:value="1268" calcext:value-type="float">
            <text:p>1268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table:formula="of:=+4*[.B397]+1" office:value-type="float" office:value="1577" calcext:value-type="float">
            <text:p>1577</text:p>
          </table:table-cell>
          <table:table-cell table:formula="of:=+2*[.F396]" office:value-type="float" office:value="2536" calcext:value-type="float">
            <text:p>2536</text:p>
          </table:table-cell>
          <table:table-cell table:formula="of:=+ROUNDDOWN([.D397]/[.C397];0)" office:value-type="float" office:value="1" calcext:value-type="float">
            <text:p>1</text:p>
          </table:table-cell>
          <table:table-cell table:formula="of:=+[.F396]-[.E397]" office:value-type="float" office:value="1267" calcext:value-type="float">
            <text:p>1267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formula="of:=+4*[.B398]+1" office:value-type="float" office:value="1581" calcext:value-type="float">
            <text:p>1581</text:p>
          </table:table-cell>
          <table:table-cell table:formula="of:=+2*[.F397]" office:value-type="float" office:value="2534" calcext:value-type="float">
            <text:p>2534</text:p>
          </table:table-cell>
          <table:table-cell table:formula="of:=+ROUNDDOWN([.D398]/[.C398];0)" office:value-type="float" office:value="1" calcext:value-type="float">
            <text:p>1</text:p>
          </table:table-cell>
          <table:table-cell table:formula="of:=+[.F397]-[.E398]" office:value-type="float" office:value="1266" calcext:value-type="float">
            <text:p>1266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table:formula="of:=+4*[.B399]+1" office:value-type="float" office:value="1585" calcext:value-type="float">
            <text:p>1585</text:p>
          </table:table-cell>
          <table:table-cell table:formula="of:=+2*[.F398]" office:value-type="float" office:value="2532" calcext:value-type="float">
            <text:p>2532</text:p>
          </table:table-cell>
          <table:table-cell table:formula="of:=+ROUNDDOWN([.D399]/[.C399];0)" office:value-type="float" office:value="1" calcext:value-type="float">
            <text:p>1</text:p>
          </table:table-cell>
          <table:table-cell table:formula="of:=+[.F398]-[.E399]" office:value-type="float" office:value="1265" calcext:value-type="float">
            <text:p>1265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table:formula="of:=+4*[.B400]+1" office:value-type="float" office:value="1589" calcext:value-type="float">
            <text:p>1589</text:p>
          </table:table-cell>
          <table:table-cell table:formula="of:=+2*[.F399]" office:value-type="float" office:value="2530" calcext:value-type="float">
            <text:p>2530</text:p>
          </table:table-cell>
          <table:table-cell table:formula="of:=+ROUNDDOWN([.D400]/[.C400];0)" office:value-type="float" office:value="1" calcext:value-type="float">
            <text:p>1</text:p>
          </table:table-cell>
          <table:table-cell table:formula="of:=+[.F399]-[.E400]" office:value-type="float" office:value="1264" calcext:value-type="float">
            <text:p>1264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table:formula="of:=+4*[.B401]+1" office:value-type="float" office:value="1593" calcext:value-type="float">
            <text:p>1593</text:p>
          </table:table-cell>
          <table:table-cell table:formula="of:=+2*[.F400]" office:value-type="float" office:value="2528" calcext:value-type="float">
            <text:p>2528</text:p>
          </table:table-cell>
          <table:table-cell table:formula="of:=+ROUNDDOWN([.D401]/[.C401];0)" office:value-type="float" office:value="1" calcext:value-type="float">
            <text:p>1</text:p>
          </table:table-cell>
          <table:table-cell table:formula="of:=+[.F400]-[.E401]" office:value-type="float" office:value="1263" calcext:value-type="float">
            <text:p>1263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table:formula="of:=+4*[.B402]+1" office:value-type="float" office:value="1597" calcext:value-type="float">
            <text:p>1597</text:p>
          </table:table-cell>
          <table:table-cell table:formula="of:=+2*[.F401]" office:value-type="float" office:value="2526" calcext:value-type="float">
            <text:p>2526</text:p>
          </table:table-cell>
          <table:table-cell table:formula="of:=+ROUNDDOWN([.D402]/[.C402];0)" office:value-type="float" office:value="1" calcext:value-type="float">
            <text:p>1</text:p>
          </table:table-cell>
          <table:table-cell table:formula="of:=+[.F401]-[.E402]" office:value-type="float" office:value="1262" calcext:value-type="float">
            <text:p>1262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+4*[.B403]+1" office:value-type="float" office:value="1601" calcext:value-type="float">
            <text:p>1601</text:p>
          </table:table-cell>
          <table:table-cell table:formula="of:=+2*[.F402]" office:value-type="float" office:value="2524" calcext:value-type="float">
            <text:p>2524</text:p>
          </table:table-cell>
          <table:table-cell table:formula="of:=+ROUNDDOWN([.D403]/[.C403];0)" office:value-type="float" office:value="1" calcext:value-type="float">
            <text:p>1</text:p>
          </table:table-cell>
          <table:table-cell table:formula="of:=+[.F402]-[.E403]" office:value-type="float" office:value="1261" calcext:value-type="float">
            <text:p>1261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table:formula="of:=+4*[.B404]+1" office:value-type="float" office:value="1605" calcext:value-type="float">
            <text:p>1605</text:p>
          </table:table-cell>
          <table:table-cell table:formula="of:=+2*[.F403]" office:value-type="float" office:value="2522" calcext:value-type="float">
            <text:p>2522</text:p>
          </table:table-cell>
          <table:table-cell table:formula="of:=+ROUNDDOWN([.D404]/[.C404];0)" office:value-type="float" office:value="1" calcext:value-type="float">
            <text:p>1</text:p>
          </table:table-cell>
          <table:table-cell table:formula="of:=+[.F403]-[.E404]" office:value-type="float" office:value="1260" calcext:value-type="float">
            <text:p>1260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table:formula="of:=+4*[.B405]+1" office:value-type="float" office:value="1609" calcext:value-type="float">
            <text:p>1609</text:p>
          </table:table-cell>
          <table:table-cell table:formula="of:=+2*[.F404]" office:value-type="float" office:value="2520" calcext:value-type="float">
            <text:p>2520</text:p>
          </table:table-cell>
          <table:table-cell table:formula="of:=+ROUNDDOWN([.D405]/[.C405];0)" office:value-type="float" office:value="1" calcext:value-type="float">
            <text:p>1</text:p>
          </table:table-cell>
          <table:table-cell table:formula="of:=+[.F404]-[.E405]" office:value-type="float" office:value="1259" calcext:value-type="float">
            <text:p>1259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formula="of:=+4*[.B406]+1" office:value-type="float" office:value="1613" calcext:value-type="float">
            <text:p>1613</text:p>
          </table:table-cell>
          <table:table-cell table:formula="of:=+2*[.F405]" office:value-type="float" office:value="2518" calcext:value-type="float">
            <text:p>2518</text:p>
          </table:table-cell>
          <table:table-cell table:formula="of:=+ROUNDDOWN([.D406]/[.C406];0)" office:value-type="float" office:value="1" calcext:value-type="float">
            <text:p>1</text:p>
          </table:table-cell>
          <table:table-cell table:formula="of:=+[.F405]-[.E406]" office:value-type="float" office:value="1258" calcext:value-type="float">
            <text:p>1258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table:formula="of:=+4*[.B407]+1" office:value-type="float" office:value="1617" calcext:value-type="float">
            <text:p>1617</text:p>
          </table:table-cell>
          <table:table-cell table:formula="of:=+2*[.F406]" office:value-type="float" office:value="2516" calcext:value-type="float">
            <text:p>2516</text:p>
          </table:table-cell>
          <table:table-cell table:formula="of:=+ROUNDDOWN([.D407]/[.C407];0)" office:value-type="float" office:value="1" calcext:value-type="float">
            <text:p>1</text:p>
          </table:table-cell>
          <table:table-cell table:formula="of:=+[.F406]-[.E407]" office:value-type="float" office:value="1257" calcext:value-type="float">
            <text:p>1257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formula="of:=+4*[.B408]+1" office:value-type="float" office:value="1621" calcext:value-type="float">
            <text:p>1621</text:p>
          </table:table-cell>
          <table:table-cell table:formula="of:=+2*[.F407]" office:value-type="float" office:value="2514" calcext:value-type="float">
            <text:p>2514</text:p>
          </table:table-cell>
          <table:table-cell table:formula="of:=+ROUNDDOWN([.D408]/[.C408];0)" office:value-type="float" office:value="1" calcext:value-type="float">
            <text:p>1</text:p>
          </table:table-cell>
          <table:table-cell table:formula="of:=+[.F407]-[.E408]" office:value-type="float" office:value="1256" calcext:value-type="float">
            <text:p>1256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table:formula="of:=+4*[.B409]+1" office:value-type="float" office:value="1625" calcext:value-type="float">
            <text:p>1625</text:p>
          </table:table-cell>
          <table:table-cell table:formula="of:=+2*[.F408]" office:value-type="float" office:value="2512" calcext:value-type="float">
            <text:p>2512</text:p>
          </table:table-cell>
          <table:table-cell table:formula="of:=+ROUNDDOWN([.D409]/[.C409];0)" office:value-type="float" office:value="1" calcext:value-type="float">
            <text:p>1</text:p>
          </table:table-cell>
          <table:table-cell table:formula="of:=+[.F408]-[.E409]" office:value-type="float" office:value="1255" calcext:value-type="float">
            <text:p>1255</text:p>
          </table:table-cell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table:formula="of:=+4*[.B410]+1" office:value-type="float" office:value="1629" calcext:value-type="float">
            <text:p>1629</text:p>
          </table:table-cell>
          <table:table-cell table:formula="of:=+2*[.F409]" office:value-type="float" office:value="2510" calcext:value-type="float">
            <text:p>2510</text:p>
          </table:table-cell>
          <table:table-cell table:formula="of:=+ROUNDDOWN([.D410]/[.C410];0)" office:value-type="float" office:value="1" calcext:value-type="float">
            <text:p>1</text:p>
          </table:table-cell>
          <table:table-cell table:formula="of:=+[.F409]-[.E410]" office:value-type="float" office:value="1254" calcext:value-type="float">
            <text:p>1254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table:formula="of:=+4*[.B411]+1" office:value-type="float" office:value="1633" calcext:value-type="float">
            <text:p>1633</text:p>
          </table:table-cell>
          <table:table-cell table:formula="of:=+2*[.F410]" office:value-type="float" office:value="2508" calcext:value-type="float">
            <text:p>2508</text:p>
          </table:table-cell>
          <table:table-cell table:formula="of:=+ROUNDDOWN([.D411]/[.C411];0)" office:value-type="float" office:value="1" calcext:value-type="float">
            <text:p>1</text:p>
          </table:table-cell>
          <table:table-cell table:formula="of:=+[.F410]-[.E411]" office:value-type="float" office:value="1253" calcext:value-type="float">
            <text:p>1253</text:p>
          </table:table-cell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table:formula="of:=+4*[.B412]+1" office:value-type="float" office:value="1637" calcext:value-type="float">
            <text:p>1637</text:p>
          </table:table-cell>
          <table:table-cell table:formula="of:=+2*[.F411]" office:value-type="float" office:value="2506" calcext:value-type="float">
            <text:p>2506</text:p>
          </table:table-cell>
          <table:table-cell table:formula="of:=+ROUNDDOWN([.D412]/[.C412];0)" office:value-type="float" office:value="1" calcext:value-type="float">
            <text:p>1</text:p>
          </table:table-cell>
          <table:table-cell table:formula="of:=+[.F411]-[.E412]" office:value-type="float" office:value="1252" calcext:value-type="float">
            <text:p>1252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table:formula="of:=+4*[.B413]+1" office:value-type="float" office:value="1641" calcext:value-type="float">
            <text:p>1641</text:p>
          </table:table-cell>
          <table:table-cell table:formula="of:=+2*[.F412]" office:value-type="float" office:value="2504" calcext:value-type="float">
            <text:p>2504</text:p>
          </table:table-cell>
          <table:table-cell table:formula="of:=+ROUNDDOWN([.D413]/[.C413];0)" office:value-type="float" office:value="1" calcext:value-type="float">
            <text:p>1</text:p>
          </table:table-cell>
          <table:table-cell table:formula="of:=+[.F412]-[.E413]" office:value-type="float" office:value="1251" calcext:value-type="float">
            <text:p>1251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formula="of:=+4*[.B414]+1" office:value-type="float" office:value="1645" calcext:value-type="float">
            <text:p>1645</text:p>
          </table:table-cell>
          <table:table-cell table:formula="of:=+2*[.F413]" office:value-type="float" office:value="2502" calcext:value-type="float">
            <text:p>2502</text:p>
          </table:table-cell>
          <table:table-cell table:formula="of:=+ROUNDDOWN([.D414]/[.C414];0)" office:value-type="float" office:value="1" calcext:value-type="float">
            <text:p>1</text:p>
          </table:table-cell>
          <table:table-cell table:formula="of:=+[.F413]-[.E414]" office:value-type="float" office:value="1250" calcext:value-type="float">
            <text:p>1250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table:formula="of:=+4*[.B415]+1" office:value-type="float" office:value="1649" calcext:value-type="float">
            <text:p>1649</text:p>
          </table:table-cell>
          <table:table-cell table:formula="of:=+2*[.F414]" office:value-type="float" office:value="2500" calcext:value-type="float">
            <text:p>2500</text:p>
          </table:table-cell>
          <table:table-cell table:formula="of:=+ROUNDDOWN([.D415]/[.C415];0)" office:value-type="float" office:value="1" calcext:value-type="float">
            <text:p>1</text:p>
          </table:table-cell>
          <table:table-cell table:formula="of:=+[.F414]-[.E415]" office:value-type="float" office:value="1249" calcext:value-type="float">
            <text:p>1249</text:p>
          </table:table-cell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table:formula="of:=+4*[.B416]+1" office:value-type="float" office:value="1653" calcext:value-type="float">
            <text:p>1653</text:p>
          </table:table-cell>
          <table:table-cell table:formula="of:=+2*[.F415]" office:value-type="float" office:value="2498" calcext:value-type="float">
            <text:p>2498</text:p>
          </table:table-cell>
          <table:table-cell table:formula="of:=+ROUNDDOWN([.D416]/[.C416];0)" office:value-type="float" office:value="1" calcext:value-type="float">
            <text:p>1</text:p>
          </table:table-cell>
          <table:table-cell table:formula="of:=+[.F415]-[.E416]" office:value-type="float" office:value="1248" calcext:value-type="float">
            <text:p>1248</text:p>
          </table:table-cell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table:formula="of:=+4*[.B417]+1" office:value-type="float" office:value="1657" calcext:value-type="float">
            <text:p>1657</text:p>
          </table:table-cell>
          <table:table-cell table:formula="of:=+2*[.F416]" office:value-type="float" office:value="2496" calcext:value-type="float">
            <text:p>2496</text:p>
          </table:table-cell>
          <table:table-cell table:formula="of:=+ROUNDDOWN([.D417]/[.C417];0)" office:value-type="float" office:value="1" calcext:value-type="float">
            <text:p>1</text:p>
          </table:table-cell>
          <table:table-cell table:formula="of:=+[.F416]-[.E417]" office:value-type="float" office:value="1247" calcext:value-type="float">
            <text:p>1247</text:p>
          </table:table-cell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table:formula="of:=+4*[.B418]+1" office:value-type="float" office:value="1661" calcext:value-type="float">
            <text:p>1661</text:p>
          </table:table-cell>
          <table:table-cell table:formula="of:=+2*[.F417]" office:value-type="float" office:value="2494" calcext:value-type="float">
            <text:p>2494</text:p>
          </table:table-cell>
          <table:table-cell table:formula="of:=+ROUNDDOWN([.D418]/[.C418];0)" office:value-type="float" office:value="1" calcext:value-type="float">
            <text:p>1</text:p>
          </table:table-cell>
          <table:table-cell table:formula="of:=+[.F417]-[.E418]" office:value-type="float" office:value="1246" calcext:value-type="float">
            <text:p>1246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table:formula="of:=+4*[.B419]+1" office:value-type="float" office:value="1665" calcext:value-type="float">
            <text:p>1665</text:p>
          </table:table-cell>
          <table:table-cell table:formula="of:=+2*[.F418]" office:value-type="float" office:value="2492" calcext:value-type="float">
            <text:p>2492</text:p>
          </table:table-cell>
          <table:table-cell table:formula="of:=+ROUNDDOWN([.D419]/[.C419];0)" office:value-type="float" office:value="1" calcext:value-type="float">
            <text:p>1</text:p>
          </table:table-cell>
          <table:table-cell table:formula="of:=+[.F418]-[.E419]" office:value-type="float" office:value="1245" calcext:value-type="float">
            <text:p>1245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formula="of:=+4*[.B420]+1" office:value-type="float" office:value="1669" calcext:value-type="float">
            <text:p>1669</text:p>
          </table:table-cell>
          <table:table-cell table:formula="of:=+2*[.F419]" office:value-type="float" office:value="2490" calcext:value-type="float">
            <text:p>2490</text:p>
          </table:table-cell>
          <table:table-cell table:formula="of:=+ROUNDDOWN([.D420]/[.C420];0)" office:value-type="float" office:value="1" calcext:value-type="float">
            <text:p>1</text:p>
          </table:table-cell>
          <table:table-cell table:formula="of:=+[.F419]-[.E420]" office:value-type="float" office:value="1244" calcext:value-type="float">
            <text:p>1244</text:p>
          </table:table-cell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table:formula="of:=+4*[.B421]+1" office:value-type="float" office:value="1673" calcext:value-type="float">
            <text:p>1673</text:p>
          </table:table-cell>
          <table:table-cell table:formula="of:=+2*[.F420]" office:value-type="float" office:value="2488" calcext:value-type="float">
            <text:p>2488</text:p>
          </table:table-cell>
          <table:table-cell table:formula="of:=+ROUNDDOWN([.D421]/[.C421];0)" office:value-type="float" office:value="1" calcext:value-type="float">
            <text:p>1</text:p>
          </table:table-cell>
          <table:table-cell table:formula="of:=+[.F420]-[.E421]" office:value-type="float" office:value="1243" calcext:value-type="float">
            <text:p>1243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table:formula="of:=+4*[.B422]+1" office:value-type="float" office:value="1677" calcext:value-type="float">
            <text:p>1677</text:p>
          </table:table-cell>
          <table:table-cell table:formula="of:=+2*[.F421]" office:value-type="float" office:value="2486" calcext:value-type="float">
            <text:p>2486</text:p>
          </table:table-cell>
          <table:table-cell table:formula="of:=+ROUNDDOWN([.D422]/[.C422];0)" office:value-type="float" office:value="1" calcext:value-type="float">
            <text:p>1</text:p>
          </table:table-cell>
          <table:table-cell table:formula="of:=+[.F421]-[.E422]" office:value-type="float" office:value="1242" calcext:value-type="float">
            <text:p>1242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formula="of:=+4*[.B423]+1" office:value-type="float" office:value="1681" calcext:value-type="float">
            <text:p>1681</text:p>
          </table:table-cell>
          <table:table-cell table:formula="of:=+2*[.F422]" office:value-type="float" office:value="2484" calcext:value-type="float">
            <text:p>2484</text:p>
          </table:table-cell>
          <table:table-cell table:formula="of:=+ROUNDDOWN([.D423]/[.C423];0)" office:value-type="float" office:value="1" calcext:value-type="float">
            <text:p>1</text:p>
          </table:table-cell>
          <table:table-cell table:formula="of:=+[.F422]-[.E423]" office:value-type="float" office:value="1241" calcext:value-type="float">
            <text:p>1241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table:formula="of:=+4*[.B424]+1" office:value-type="float" office:value="1685" calcext:value-type="float">
            <text:p>1685</text:p>
          </table:table-cell>
          <table:table-cell table:formula="of:=+2*[.F423]" office:value-type="float" office:value="2482" calcext:value-type="float">
            <text:p>2482</text:p>
          </table:table-cell>
          <table:table-cell table:formula="of:=+ROUNDDOWN([.D424]/[.C424];0)" office:value-type="float" office:value="1" calcext:value-type="float">
            <text:p>1</text:p>
          </table:table-cell>
          <table:table-cell table:formula="of:=+[.F423]-[.E424]" office:value-type="float" office:value="1240" calcext:value-type="float">
            <text:p>1240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table:formula="of:=+4*[.B425]+1" office:value-type="float" office:value="1689" calcext:value-type="float">
            <text:p>1689</text:p>
          </table:table-cell>
          <table:table-cell table:formula="of:=+2*[.F424]" office:value-type="float" office:value="2480" calcext:value-type="float">
            <text:p>2480</text:p>
          </table:table-cell>
          <table:table-cell table:formula="of:=+ROUNDDOWN([.D425]/[.C425];0)" office:value-type="float" office:value="1" calcext:value-type="float">
            <text:p>1</text:p>
          </table:table-cell>
          <table:table-cell table:formula="of:=+[.F424]-[.E425]" office:value-type="float" office:value="1239" calcext:value-type="float">
            <text:p>1239</text:p>
          </table:table-cell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table:formula="of:=+4*[.B426]+1" office:value-type="float" office:value="1693" calcext:value-type="float">
            <text:p>1693</text:p>
          </table:table-cell>
          <table:table-cell table:formula="of:=+2*[.F425]" office:value-type="float" office:value="2478" calcext:value-type="float">
            <text:p>2478</text:p>
          </table:table-cell>
          <table:table-cell table:formula="of:=+ROUNDDOWN([.D426]/[.C426];0)" office:value-type="float" office:value="1" calcext:value-type="float">
            <text:p>1</text:p>
          </table:table-cell>
          <table:table-cell table:formula="of:=+[.F425]-[.E426]" office:value-type="float" office:value="1238" calcext:value-type="float">
            <text:p>1238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table:formula="of:=+4*[.B427]+1" office:value-type="float" office:value="1697" calcext:value-type="float">
            <text:p>1697</text:p>
          </table:table-cell>
          <table:table-cell table:formula="of:=+2*[.F426]" office:value-type="float" office:value="2476" calcext:value-type="float">
            <text:p>2476</text:p>
          </table:table-cell>
          <table:table-cell table:formula="of:=+ROUNDDOWN([.D427]/[.C427];0)" office:value-type="float" office:value="1" calcext:value-type="float">
            <text:p>1</text:p>
          </table:table-cell>
          <table:table-cell table:formula="of:=+[.F426]-[.E427]" office:value-type="float" office:value="1237" calcext:value-type="float">
            <text:p>1237</text:p>
          </table:table-cell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table:formula="of:=+4*[.B428]+1" office:value-type="float" office:value="1701" calcext:value-type="float">
            <text:p>1701</text:p>
          </table:table-cell>
          <table:table-cell table:formula="of:=+2*[.F427]" office:value-type="float" office:value="2474" calcext:value-type="float">
            <text:p>2474</text:p>
          </table:table-cell>
          <table:table-cell table:formula="of:=+ROUNDDOWN([.D428]/[.C428];0)" office:value-type="float" office:value="1" calcext:value-type="float">
            <text:p>1</text:p>
          </table:table-cell>
          <table:table-cell table:formula="of:=+[.F427]-[.E428]" office:value-type="float" office:value="1236" calcext:value-type="float">
            <text:p>1236</text:p>
          </table:table-cell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table:formula="of:=+4*[.B429]+1" office:value-type="float" office:value="1705" calcext:value-type="float">
            <text:p>1705</text:p>
          </table:table-cell>
          <table:table-cell table:formula="of:=+2*[.F428]" office:value-type="float" office:value="2472" calcext:value-type="float">
            <text:p>2472</text:p>
          </table:table-cell>
          <table:table-cell table:formula="of:=+ROUNDDOWN([.D429]/[.C429];0)" office:value-type="float" office:value="1" calcext:value-type="float">
            <text:p>1</text:p>
          </table:table-cell>
          <table:table-cell table:formula="of:=+[.F428]-[.E429]" office:value-type="float" office:value="1235" calcext:value-type="float">
            <text:p>1235</text:p>
          </table:table-cell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table:formula="of:=+4*[.B430]+1" office:value-type="float" office:value="1709" calcext:value-type="float">
            <text:p>1709</text:p>
          </table:table-cell>
          <table:table-cell table:formula="of:=+2*[.F429]" office:value-type="float" office:value="2470" calcext:value-type="float">
            <text:p>2470</text:p>
          </table:table-cell>
          <table:table-cell table:formula="of:=+ROUNDDOWN([.D430]/[.C430];0)" office:value-type="float" office:value="1" calcext:value-type="float">
            <text:p>1</text:p>
          </table:table-cell>
          <table:table-cell table:formula="of:=+[.F429]-[.E430]" office:value-type="float" office:value="1234" calcext:value-type="float">
            <text:p>1234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table:formula="of:=+4*[.B431]+1" office:value-type="float" office:value="1713" calcext:value-type="float">
            <text:p>1713</text:p>
          </table:table-cell>
          <table:table-cell table:formula="of:=+2*[.F430]" office:value-type="float" office:value="2468" calcext:value-type="float">
            <text:p>2468</text:p>
          </table:table-cell>
          <table:table-cell table:formula="of:=+ROUNDDOWN([.D431]/[.C431];0)" office:value-type="float" office:value="1" calcext:value-type="float">
            <text:p>1</text:p>
          </table:table-cell>
          <table:table-cell table:formula="of:=+[.F430]-[.E431]" office:value-type="float" office:value="1233" calcext:value-type="float">
            <text:p>1233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table:formula="of:=+4*[.B432]+1" office:value-type="float" office:value="1717" calcext:value-type="float">
            <text:p>1717</text:p>
          </table:table-cell>
          <table:table-cell table:formula="of:=+2*[.F431]" office:value-type="float" office:value="2466" calcext:value-type="float">
            <text:p>2466</text:p>
          </table:table-cell>
          <table:table-cell table:formula="of:=+ROUNDDOWN([.D432]/[.C432];0)" office:value-type="float" office:value="1" calcext:value-type="float">
            <text:p>1</text:p>
          </table:table-cell>
          <table:table-cell table:formula="of:=+[.F431]-[.E432]" office:value-type="float" office:value="1232" calcext:value-type="float">
            <text:p>1232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formula="of:=+4*[.B433]+1" office:value-type="float" office:value="1721" calcext:value-type="float">
            <text:p>1721</text:p>
          </table:table-cell>
          <table:table-cell table:formula="of:=+2*[.F432]" office:value-type="float" office:value="2464" calcext:value-type="float">
            <text:p>2464</text:p>
          </table:table-cell>
          <table:table-cell table:formula="of:=+ROUNDDOWN([.D433]/[.C433];0)" office:value-type="float" office:value="1" calcext:value-type="float">
            <text:p>1</text:p>
          </table:table-cell>
          <table:table-cell table:formula="of:=+[.F432]-[.E433]" office:value-type="float" office:value="1231" calcext:value-type="float">
            <text:p>1231</text:p>
          </table:table-cell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table:formula="of:=+4*[.B434]+1" office:value-type="float" office:value="1725" calcext:value-type="float">
            <text:p>1725</text:p>
          </table:table-cell>
          <table:table-cell table:formula="of:=+2*[.F433]" office:value-type="float" office:value="2462" calcext:value-type="float">
            <text:p>2462</text:p>
          </table:table-cell>
          <table:table-cell table:formula="of:=+ROUNDDOWN([.D434]/[.C434];0)" office:value-type="float" office:value="1" calcext:value-type="float">
            <text:p>1</text:p>
          </table:table-cell>
          <table:table-cell table:formula="of:=+[.F433]-[.E434]" office:value-type="float" office:value="1230" calcext:value-type="float">
            <text:p>1230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table:formula="of:=+4*[.B435]+1" office:value-type="float" office:value="1729" calcext:value-type="float">
            <text:p>1729</text:p>
          </table:table-cell>
          <table:table-cell table:formula="of:=+2*[.F434]" office:value-type="float" office:value="2460" calcext:value-type="float">
            <text:p>2460</text:p>
          </table:table-cell>
          <table:table-cell table:formula="of:=+ROUNDDOWN([.D435]/[.C435];0)" office:value-type="float" office:value="1" calcext:value-type="float">
            <text:p>1</text:p>
          </table:table-cell>
          <table:table-cell table:formula="of:=+[.F434]-[.E435]" office:value-type="float" office:value="1229" calcext:value-type="float">
            <text:p>1229</text:p>
          </table:table-cell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formula="of:=+4*[.B436]+1" office:value-type="float" office:value="1733" calcext:value-type="float">
            <text:p>1733</text:p>
          </table:table-cell>
          <table:table-cell table:formula="of:=+2*[.F435]" office:value-type="float" office:value="2458" calcext:value-type="float">
            <text:p>2458</text:p>
          </table:table-cell>
          <table:table-cell table:formula="of:=+ROUNDDOWN([.D436]/[.C436];0)" office:value-type="float" office:value="1" calcext:value-type="float">
            <text:p>1</text:p>
          </table:table-cell>
          <table:table-cell table:formula="of:=+[.F435]-[.E436]" office:value-type="float" office:value="1228" calcext:value-type="float">
            <text:p>1228</text:p>
          </table:table-cell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table:formula="of:=+4*[.B437]+1" office:value-type="float" office:value="1737" calcext:value-type="float">
            <text:p>1737</text:p>
          </table:table-cell>
          <table:table-cell table:formula="of:=+2*[.F436]" office:value-type="float" office:value="2456" calcext:value-type="float">
            <text:p>2456</text:p>
          </table:table-cell>
          <table:table-cell table:formula="of:=+ROUNDDOWN([.D437]/[.C437];0)" office:value-type="float" office:value="1" calcext:value-type="float">
            <text:p>1</text:p>
          </table:table-cell>
          <table:table-cell table:formula="of:=+[.F436]-[.E437]" office:value-type="float" office:value="1227" calcext:value-type="float">
            <text:p>1227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formula="of:=+4*[.B438]+1" office:value-type="float" office:value="1741" calcext:value-type="float">
            <text:p>1741</text:p>
          </table:table-cell>
          <table:table-cell table:formula="of:=+2*[.F437]" office:value-type="float" office:value="2454" calcext:value-type="float">
            <text:p>2454</text:p>
          </table:table-cell>
          <table:table-cell table:formula="of:=+ROUNDDOWN([.D438]/[.C438];0)" office:value-type="float" office:value="1" calcext:value-type="float">
            <text:p>1</text:p>
          </table:table-cell>
          <table:table-cell table:formula="of:=+[.F437]-[.E438]" office:value-type="float" office:value="1226" calcext:value-type="float">
            <text:p>1226</text:p>
          </table:table-cell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table:formula="of:=+4*[.B439]+1" office:value-type="float" office:value="1745" calcext:value-type="float">
            <text:p>1745</text:p>
          </table:table-cell>
          <table:table-cell table:formula="of:=+2*[.F438]" office:value-type="float" office:value="2452" calcext:value-type="float">
            <text:p>2452</text:p>
          </table:table-cell>
          <table:table-cell table:formula="of:=+ROUNDDOWN([.D439]/[.C439];0)" office:value-type="float" office:value="1" calcext:value-type="float">
            <text:p>1</text:p>
          </table:table-cell>
          <table:table-cell table:formula="of:=+[.F438]-[.E439]" office:value-type="float" office:value="1225" calcext:value-type="float">
            <text:p>1225</text:p>
          </table:table-cell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formula="of:=+4*[.B440]+1" office:value-type="float" office:value="1749" calcext:value-type="float">
            <text:p>1749</text:p>
          </table:table-cell>
          <table:table-cell table:formula="of:=+2*[.F439]" office:value-type="float" office:value="2450" calcext:value-type="float">
            <text:p>2450</text:p>
          </table:table-cell>
          <table:table-cell table:formula="of:=+ROUNDDOWN([.D440]/[.C440];0)" office:value-type="float" office:value="1" calcext:value-type="float">
            <text:p>1</text:p>
          </table:table-cell>
          <table:table-cell table:formula="of:=+[.F439]-[.E440]" office:value-type="float" office:value="1224" calcext:value-type="float">
            <text:p>1224</text:p>
          </table:table-cell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table:formula="of:=+4*[.B441]+1" office:value-type="float" office:value="1753" calcext:value-type="float">
            <text:p>1753</text:p>
          </table:table-cell>
          <table:table-cell table:formula="of:=+2*[.F440]" office:value-type="float" office:value="2448" calcext:value-type="float">
            <text:p>2448</text:p>
          </table:table-cell>
          <table:table-cell table:formula="of:=+ROUNDDOWN([.D441]/[.C441];0)" office:value-type="float" office:value="1" calcext:value-type="float">
            <text:p>1</text:p>
          </table:table-cell>
          <table:table-cell table:formula="of:=+[.F440]-[.E441]" office:value-type="float" office:value="1223" calcext:value-type="float">
            <text:p>1223</text:p>
          </table:table-cell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table:formula="of:=+4*[.B442]+1" office:value-type="float" office:value="1757" calcext:value-type="float">
            <text:p>1757</text:p>
          </table:table-cell>
          <table:table-cell table:formula="of:=+2*[.F441]" office:value-type="float" office:value="2446" calcext:value-type="float">
            <text:p>2446</text:p>
          </table:table-cell>
          <table:table-cell table:formula="of:=+ROUNDDOWN([.D442]/[.C442];0)" office:value-type="float" office:value="1" calcext:value-type="float">
            <text:p>1</text:p>
          </table:table-cell>
          <table:table-cell table:formula="of:=+[.F441]-[.E442]" office:value-type="float" office:value="1222" calcext:value-type="float">
            <text:p>1222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formula="of:=+4*[.B443]+1" office:value-type="float" office:value="1761" calcext:value-type="float">
            <text:p>1761</text:p>
          </table:table-cell>
          <table:table-cell table:formula="of:=+2*[.F442]" office:value-type="float" office:value="2444" calcext:value-type="float">
            <text:p>2444</text:p>
          </table:table-cell>
          <table:table-cell table:formula="of:=+ROUNDDOWN([.D443]/[.C443];0)" office:value-type="float" office:value="1" calcext:value-type="float">
            <text:p>1</text:p>
          </table:table-cell>
          <table:table-cell table:formula="of:=+[.F442]-[.E443]" office:value-type="float" office:value="1221" calcext:value-type="float">
            <text:p>1221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table:formula="of:=+4*[.B444]+1" office:value-type="float" office:value="1765" calcext:value-type="float">
            <text:p>1765</text:p>
          </table:table-cell>
          <table:table-cell table:formula="of:=+2*[.F443]" office:value-type="float" office:value="2442" calcext:value-type="float">
            <text:p>2442</text:p>
          </table:table-cell>
          <table:table-cell table:formula="of:=+ROUNDDOWN([.D444]/[.C444];0)" office:value-type="float" office:value="1" calcext:value-type="float">
            <text:p>1</text:p>
          </table:table-cell>
          <table:table-cell table:formula="of:=+[.F443]-[.E444]" office:value-type="float" office:value="1220" calcext:value-type="float">
            <text:p>1220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table:formula="of:=+4*[.B445]+1" office:value-type="float" office:value="1769" calcext:value-type="float">
            <text:p>1769</text:p>
          </table:table-cell>
          <table:table-cell table:formula="of:=+2*[.F444]" office:value-type="float" office:value="2440" calcext:value-type="float">
            <text:p>2440</text:p>
          </table:table-cell>
          <table:table-cell table:formula="of:=+ROUNDDOWN([.D445]/[.C445];0)" office:value-type="float" office:value="1" calcext:value-type="float">
            <text:p>1</text:p>
          </table:table-cell>
          <table:table-cell table:formula="of:=+[.F444]-[.E445]" office:value-type="float" office:value="1219" calcext:value-type="float">
            <text:p>1219</text:p>
          </table:table-cell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table:formula="of:=+4*[.B446]+1" office:value-type="float" office:value="1773" calcext:value-type="float">
            <text:p>1773</text:p>
          </table:table-cell>
          <table:table-cell table:formula="of:=+2*[.F445]" office:value-type="float" office:value="2438" calcext:value-type="float">
            <text:p>2438</text:p>
          </table:table-cell>
          <table:table-cell table:formula="of:=+ROUNDDOWN([.D446]/[.C446];0)" office:value-type="float" office:value="1" calcext:value-type="float">
            <text:p>1</text:p>
          </table:table-cell>
          <table:table-cell table:formula="of:=+[.F445]-[.E446]" office:value-type="float" office:value="1218" calcext:value-type="float">
            <text:p>1218</text:p>
          </table:table-cell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formula="of:=+4*[.B447]+1" office:value-type="float" office:value="1777" calcext:value-type="float">
            <text:p>1777</text:p>
          </table:table-cell>
          <table:table-cell table:formula="of:=+2*[.F446]" office:value-type="float" office:value="2436" calcext:value-type="float">
            <text:p>2436</text:p>
          </table:table-cell>
          <table:table-cell table:formula="of:=+ROUNDDOWN([.D447]/[.C447];0)" office:value-type="float" office:value="1" calcext:value-type="float">
            <text:p>1</text:p>
          </table:table-cell>
          <table:table-cell table:formula="of:=+[.F446]-[.E447]" office:value-type="float" office:value="1217" calcext:value-type="float">
            <text:p>1217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table:formula="of:=+4*[.B448]+1" office:value-type="float" office:value="1781" calcext:value-type="float">
            <text:p>1781</text:p>
          </table:table-cell>
          <table:table-cell table:formula="of:=+2*[.F447]" office:value-type="float" office:value="2434" calcext:value-type="float">
            <text:p>2434</text:p>
          </table:table-cell>
          <table:table-cell table:formula="of:=+ROUNDDOWN([.D448]/[.C448];0)" office:value-type="float" office:value="1" calcext:value-type="float">
            <text:p>1</text:p>
          </table:table-cell>
          <table:table-cell table:formula="of:=+[.F447]-[.E448]" office:value-type="float" office:value="1216" calcext:value-type="float">
            <text:p>1216</text:p>
          </table:table-cell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table:formula="of:=+4*[.B449]+1" office:value-type="float" office:value="1785" calcext:value-type="float">
            <text:p>1785</text:p>
          </table:table-cell>
          <table:table-cell table:formula="of:=+2*[.F448]" office:value-type="float" office:value="2432" calcext:value-type="float">
            <text:p>2432</text:p>
          </table:table-cell>
          <table:table-cell table:formula="of:=+ROUNDDOWN([.D449]/[.C449];0)" office:value-type="float" office:value="1" calcext:value-type="float">
            <text:p>1</text:p>
          </table:table-cell>
          <table:table-cell table:formula="of:=+[.F448]-[.E449]" office:value-type="float" office:value="1215" calcext:value-type="float">
            <text:p>1215</text:p>
          </table:table-cell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formula="of:=+4*[.B450]+1" office:value-type="float" office:value="1789" calcext:value-type="float">
            <text:p>1789</text:p>
          </table:table-cell>
          <table:table-cell table:formula="of:=+2*[.F449]" office:value-type="float" office:value="2430" calcext:value-type="float">
            <text:p>2430</text:p>
          </table:table-cell>
          <table:table-cell table:formula="of:=+ROUNDDOWN([.D450]/[.C450];0)" office:value-type="float" office:value="1" calcext:value-type="float">
            <text:p>1</text:p>
          </table:table-cell>
          <table:table-cell table:formula="of:=+[.F449]-[.E450]" office:value-type="float" office:value="1214" calcext:value-type="float">
            <text:p>1214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table:formula="of:=+4*[.B451]+1" office:value-type="float" office:value="1793" calcext:value-type="float">
            <text:p>1793</text:p>
          </table:table-cell>
          <table:table-cell table:formula="of:=+2*[.F450]" office:value-type="float" office:value="2428" calcext:value-type="float">
            <text:p>2428</text:p>
          </table:table-cell>
          <table:table-cell table:formula="of:=+ROUNDDOWN([.D451]/[.C451];0)" office:value-type="float" office:value="1" calcext:value-type="float">
            <text:p>1</text:p>
          </table:table-cell>
          <table:table-cell table:formula="of:=+[.F450]-[.E451]" office:value-type="float" office:value="1213" calcext:value-type="float">
            <text:p>1213</text:p>
          </table:table-cell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formula="of:=+4*[.B452]+1" office:value-type="float" office:value="1797" calcext:value-type="float">
            <text:p>1797</text:p>
          </table:table-cell>
          <table:table-cell table:formula="of:=+2*[.F451]" office:value-type="float" office:value="2426" calcext:value-type="float">
            <text:p>2426</text:p>
          </table:table-cell>
          <table:table-cell table:formula="of:=+ROUNDDOWN([.D452]/[.C452];0)" office:value-type="float" office:value="1" calcext:value-type="float">
            <text:p>1</text:p>
          </table:table-cell>
          <table:table-cell table:formula="of:=+[.F451]-[.E452]" office:value-type="float" office:value="1212" calcext:value-type="float">
            <text:p>1212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+4*[.B453]+1" office:value-type="float" office:value="1801" calcext:value-type="float">
            <text:p>1801</text:p>
          </table:table-cell>
          <table:table-cell table:formula="of:=+2*[.F452]" office:value-type="float" office:value="2424" calcext:value-type="float">
            <text:p>2424</text:p>
          </table:table-cell>
          <table:table-cell table:formula="of:=+ROUNDDOWN([.D453]/[.C453];0)" office:value-type="float" office:value="1" calcext:value-type="float">
            <text:p>1</text:p>
          </table:table-cell>
          <table:table-cell table:formula="of:=+[.F452]-[.E453]" office:value-type="float" office:value="1211" calcext:value-type="float">
            <text:p>1211</text:p>
          </table:table-cell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table:formula="of:=+4*[.B454]+1" office:value-type="float" office:value="1805" calcext:value-type="float">
            <text:p>1805</text:p>
          </table:table-cell>
          <table:table-cell table:formula="of:=+2*[.F453]" office:value-type="float" office:value="2422" calcext:value-type="float">
            <text:p>2422</text:p>
          </table:table-cell>
          <table:table-cell table:formula="of:=+ROUNDDOWN([.D454]/[.C454];0)" office:value-type="float" office:value="1" calcext:value-type="float">
            <text:p>1</text:p>
          </table:table-cell>
          <table:table-cell table:formula="of:=+[.F453]-[.E454]" office:value-type="float" office:value="1210" calcext:value-type="float">
            <text:p>1210</text:p>
          </table:table-cell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table:formula="of:=+4*[.B455]+1" office:value-type="float" office:value="1809" calcext:value-type="float">
            <text:p>1809</text:p>
          </table:table-cell>
          <table:table-cell table:formula="of:=+2*[.F454]" office:value-type="float" office:value="2420" calcext:value-type="float">
            <text:p>2420</text:p>
          </table:table-cell>
          <table:table-cell table:formula="of:=+ROUNDDOWN([.D455]/[.C455];0)" office:value-type="float" office:value="1" calcext:value-type="float">
            <text:p>1</text:p>
          </table:table-cell>
          <table:table-cell table:formula="of:=+[.F454]-[.E455]" office:value-type="float" office:value="1209" calcext:value-type="float">
            <text:p>1209</text:p>
          </table:table-cell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formula="of:=+4*[.B456]+1" office:value-type="float" office:value="1813" calcext:value-type="float">
            <text:p>1813</text:p>
          </table:table-cell>
          <table:table-cell table:formula="of:=+2*[.F455]" office:value-type="float" office:value="2418" calcext:value-type="float">
            <text:p>2418</text:p>
          </table:table-cell>
          <table:table-cell table:formula="of:=+ROUNDDOWN([.D456]/[.C456];0)" office:value-type="float" office:value="1" calcext:value-type="float">
            <text:p>1</text:p>
          </table:table-cell>
          <table:table-cell table:formula="of:=+[.F455]-[.E456]" office:value-type="float" office:value="1208" calcext:value-type="float">
            <text:p>1208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table:formula="of:=+4*[.B457]+1" office:value-type="float" office:value="1817" calcext:value-type="float">
            <text:p>1817</text:p>
          </table:table-cell>
          <table:table-cell table:formula="of:=+2*[.F456]" office:value-type="float" office:value="2416" calcext:value-type="float">
            <text:p>2416</text:p>
          </table:table-cell>
          <table:table-cell table:formula="of:=+ROUNDDOWN([.D457]/[.C457];0)" office:value-type="float" office:value="1" calcext:value-type="float">
            <text:p>1</text:p>
          </table:table-cell>
          <table:table-cell table:formula="of:=+[.F456]-[.E457]" office:value-type="float" office:value="1207" calcext:value-type="float">
            <text:p>1207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table:formula="of:=+4*[.B458]+1" office:value-type="float" office:value="1821" calcext:value-type="float">
            <text:p>1821</text:p>
          </table:table-cell>
          <table:table-cell table:formula="of:=+2*[.F457]" office:value-type="float" office:value="2414" calcext:value-type="float">
            <text:p>2414</text:p>
          </table:table-cell>
          <table:table-cell table:formula="of:=+ROUNDDOWN([.D458]/[.C458];0)" office:value-type="float" office:value="1" calcext:value-type="float">
            <text:p>1</text:p>
          </table:table-cell>
          <table:table-cell table:formula="of:=+[.F457]-[.E458]" office:value-type="float" office:value="1206" calcext:value-type="float">
            <text:p>1206</text:p>
          </table:table-cell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table:formula="of:=+4*[.B459]+1" office:value-type="float" office:value="1825" calcext:value-type="float">
            <text:p>1825</text:p>
          </table:table-cell>
          <table:table-cell table:formula="of:=+2*[.F458]" office:value-type="float" office:value="2412" calcext:value-type="float">
            <text:p>2412</text:p>
          </table:table-cell>
          <table:table-cell table:formula="of:=+ROUNDDOWN([.D459]/[.C459];0)" office:value-type="float" office:value="1" calcext:value-type="float">
            <text:p>1</text:p>
          </table:table-cell>
          <table:table-cell table:formula="of:=+[.F458]-[.E459]" office:value-type="float" office:value="1205" calcext:value-type="float">
            <text:p>1205</text:p>
          </table:table-cell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table:formula="of:=+4*[.B460]+1" office:value-type="float" office:value="1829" calcext:value-type="float">
            <text:p>1829</text:p>
          </table:table-cell>
          <table:table-cell table:formula="of:=+2*[.F459]" office:value-type="float" office:value="2410" calcext:value-type="float">
            <text:p>2410</text:p>
          </table:table-cell>
          <table:table-cell table:formula="of:=+ROUNDDOWN([.D460]/[.C460];0)" office:value-type="float" office:value="1" calcext:value-type="float">
            <text:p>1</text:p>
          </table:table-cell>
          <table:table-cell table:formula="of:=+[.F459]-[.E460]" office:value-type="float" office:value="1204" calcext:value-type="float">
            <text:p>1204</text:p>
          </table:table-cell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table:formula="of:=+4*[.B461]+1" office:value-type="float" office:value="1833" calcext:value-type="float">
            <text:p>1833</text:p>
          </table:table-cell>
          <table:table-cell table:formula="of:=+2*[.F460]" office:value-type="float" office:value="2408" calcext:value-type="float">
            <text:p>2408</text:p>
          </table:table-cell>
          <table:table-cell table:formula="of:=+ROUNDDOWN([.D461]/[.C461];0)" office:value-type="float" office:value="1" calcext:value-type="float">
            <text:p>1</text:p>
          </table:table-cell>
          <table:table-cell table:formula="of:=+[.F460]-[.E461]" office:value-type="float" office:value="1203" calcext:value-type="float">
            <text:p>1203</text:p>
          </table:table-cell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table:formula="of:=+4*[.B462]+1" office:value-type="float" office:value="1837" calcext:value-type="float">
            <text:p>1837</text:p>
          </table:table-cell>
          <table:table-cell table:formula="of:=+2*[.F461]" office:value-type="float" office:value="2406" calcext:value-type="float">
            <text:p>2406</text:p>
          </table:table-cell>
          <table:table-cell table:formula="of:=+ROUNDDOWN([.D462]/[.C462];0)" office:value-type="float" office:value="1" calcext:value-type="float">
            <text:p>1</text:p>
          </table:table-cell>
          <table:table-cell table:formula="of:=+[.F461]-[.E462]" office:value-type="float" office:value="1202" calcext:value-type="float">
            <text:p>1202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formula="of:=+4*[.B463]+1" office:value-type="float" office:value="1841" calcext:value-type="float">
            <text:p>1841</text:p>
          </table:table-cell>
          <table:table-cell table:formula="of:=+2*[.F462]" office:value-type="float" office:value="2404" calcext:value-type="float">
            <text:p>2404</text:p>
          </table:table-cell>
          <table:table-cell table:formula="of:=+ROUNDDOWN([.D463]/[.C463];0)" office:value-type="float" office:value="1" calcext:value-type="float">
            <text:p>1</text:p>
          </table:table-cell>
          <table:table-cell table:formula="of:=+[.F462]-[.E463]" office:value-type="float" office:value="1201" calcext:value-type="float">
            <text:p>1201</text:p>
          </table:table-cell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formula="of:=+4*[.B464]+1" office:value-type="float" office:value="1845" calcext:value-type="float">
            <text:p>1845</text:p>
          </table:table-cell>
          <table:table-cell table:formula="of:=+2*[.F463]" office:value-type="float" office:value="2402" calcext:value-type="float">
            <text:p>2402</text:p>
          </table:table-cell>
          <table:table-cell table:formula="of:=+ROUNDDOWN([.D464]/[.C464];0)" office:value-type="float" office:value="1" calcext:value-type="float">
            <text:p>1</text:p>
          </table:table-cell>
          <table:table-cell table:formula="of:=+[.F463]-[.E464]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table:formula="of:=+4*[.B465]+1" office:value-type="float" office:value="1849" calcext:value-type="float">
            <text:p>1849</text:p>
          </table:table-cell>
          <table:table-cell table:formula="of:=+2*[.F464]" office:value-type="float" office:value="2400" calcext:value-type="float">
            <text:p>2400</text:p>
          </table:table-cell>
          <table:table-cell table:formula="of:=+ROUNDDOWN([.D465]/[.C465];0)" office:value-type="float" office:value="1" calcext:value-type="float">
            <text:p>1</text:p>
          </table:table-cell>
          <table:table-cell table:formula="of:=+[.F464]-[.E465]" office:value-type="float" office:value="1199" calcext:value-type="float">
            <text:p>1199</text:p>
          </table:table-cell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table:formula="of:=+4*[.B466]+1" office:value-type="float" office:value="1853" calcext:value-type="float">
            <text:p>1853</text:p>
          </table:table-cell>
          <table:table-cell table:formula="of:=+2*[.F465]" office:value-type="float" office:value="2398" calcext:value-type="float">
            <text:p>2398</text:p>
          </table:table-cell>
          <table:table-cell table:formula="of:=+ROUNDDOWN([.D466]/[.C466];0)" office:value-type="float" office:value="1" calcext:value-type="float">
            <text:p>1</text:p>
          </table:table-cell>
          <table:table-cell table:formula="of:=+[.F465]-[.E466]" office:value-type="float" office:value="1198" calcext:value-type="float">
            <text:p>1198</text:p>
          </table:table-cell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table:formula="of:=+4*[.B467]+1" office:value-type="float" office:value="1857" calcext:value-type="float">
            <text:p>1857</text:p>
          </table:table-cell>
          <table:table-cell table:formula="of:=+2*[.F466]" office:value-type="float" office:value="2396" calcext:value-type="float">
            <text:p>2396</text:p>
          </table:table-cell>
          <table:table-cell table:formula="of:=+ROUNDDOWN([.D467]/[.C467];0)" office:value-type="float" office:value="1" calcext:value-type="float">
            <text:p>1</text:p>
          </table:table-cell>
          <table:table-cell table:formula="of:=+[.F466]-[.E467]" office:value-type="float" office:value="1197" calcext:value-type="float">
            <text:p>1197</text:p>
          </table:table-cell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table:formula="of:=+4*[.B468]+1" office:value-type="float" office:value="1861" calcext:value-type="float">
            <text:p>1861</text:p>
          </table:table-cell>
          <table:table-cell table:formula="of:=+2*[.F467]" office:value-type="float" office:value="2394" calcext:value-type="float">
            <text:p>2394</text:p>
          </table:table-cell>
          <table:table-cell table:formula="of:=+ROUNDDOWN([.D468]/[.C468];0)" office:value-type="float" office:value="1" calcext:value-type="float">
            <text:p>1</text:p>
          </table:table-cell>
          <table:table-cell table:formula="of:=+[.F467]-[.E468]" office:value-type="float" office:value="1196" calcext:value-type="float">
            <text:p>1196</text:p>
          </table:table-cell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table:formula="of:=+4*[.B469]+1" office:value-type="float" office:value="1865" calcext:value-type="float">
            <text:p>1865</text:p>
          </table:table-cell>
          <table:table-cell table:formula="of:=+2*[.F468]" office:value-type="float" office:value="2392" calcext:value-type="float">
            <text:p>2392</text:p>
          </table:table-cell>
          <table:table-cell table:formula="of:=+ROUNDDOWN([.D469]/[.C469];0)" office:value-type="float" office:value="1" calcext:value-type="float">
            <text:p>1</text:p>
          </table:table-cell>
          <table:table-cell table:formula="of:=+[.F468]-[.E469]" office:value-type="float" office:value="1195" calcext:value-type="float">
            <text:p>1195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table:formula="of:=+4*[.B470]+1" office:value-type="float" office:value="1869" calcext:value-type="float">
            <text:p>1869</text:p>
          </table:table-cell>
          <table:table-cell table:formula="of:=+2*[.F469]" office:value-type="float" office:value="2390" calcext:value-type="float">
            <text:p>2390</text:p>
          </table:table-cell>
          <table:table-cell table:formula="of:=+ROUNDDOWN([.D470]/[.C470];0)" office:value-type="float" office:value="1" calcext:value-type="float">
            <text:p>1</text:p>
          </table:table-cell>
          <table:table-cell table:formula="of:=+[.F469]-[.E470]" office:value-type="float" office:value="1194" calcext:value-type="float">
            <text:p>1194</text:p>
          </table:table-cell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table:formula="of:=+4*[.B471]+1" office:value-type="float" office:value="1873" calcext:value-type="float">
            <text:p>1873</text:p>
          </table:table-cell>
          <table:table-cell table:formula="of:=+2*[.F470]" office:value-type="float" office:value="2388" calcext:value-type="float">
            <text:p>2388</text:p>
          </table:table-cell>
          <table:table-cell table:formula="of:=+ROUNDDOWN([.D471]/[.C471];0)" office:value-type="float" office:value="1" calcext:value-type="float">
            <text:p>1</text:p>
          </table:table-cell>
          <table:table-cell table:formula="of:=+[.F470]-[.E471]" office:value-type="float" office:value="1193" calcext:value-type="float">
            <text:p>1193</text:p>
          </table:table-cell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table:formula="of:=+4*[.B472]+1" office:value-type="float" office:value="1877" calcext:value-type="float">
            <text:p>1877</text:p>
          </table:table-cell>
          <table:table-cell table:formula="of:=+2*[.F471]" office:value-type="float" office:value="2386" calcext:value-type="float">
            <text:p>2386</text:p>
          </table:table-cell>
          <table:table-cell table:formula="of:=+ROUNDDOWN([.D472]/[.C472];0)" office:value-type="float" office:value="1" calcext:value-type="float">
            <text:p>1</text:p>
          </table:table-cell>
          <table:table-cell table:formula="of:=+[.F471]-[.E472]" office:value-type="float" office:value="1192" calcext:value-type="float">
            <text:p>1192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formula="of:=+4*[.B473]+1" office:value-type="float" office:value="1881" calcext:value-type="float">
            <text:p>1881</text:p>
          </table:table-cell>
          <table:table-cell table:formula="of:=+2*[.F472]" office:value-type="float" office:value="2384" calcext:value-type="float">
            <text:p>2384</text:p>
          </table:table-cell>
          <table:table-cell table:formula="of:=+ROUNDDOWN([.D473]/[.C473];0)" office:value-type="float" office:value="1" calcext:value-type="float">
            <text:p>1</text:p>
          </table:table-cell>
          <table:table-cell table:formula="of:=+[.F472]-[.E473]" office:value-type="float" office:value="1191" calcext:value-type="float">
            <text:p>1191</text:p>
          </table:table-cell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table:formula="of:=+4*[.B474]+1" office:value-type="float" office:value="1885" calcext:value-type="float">
            <text:p>1885</text:p>
          </table:table-cell>
          <table:table-cell table:formula="of:=+2*[.F473]" office:value-type="float" office:value="2382" calcext:value-type="float">
            <text:p>2382</text:p>
          </table:table-cell>
          <table:table-cell table:formula="of:=+ROUNDDOWN([.D474]/[.C474];0)" office:value-type="float" office:value="1" calcext:value-type="float">
            <text:p>1</text:p>
          </table:table-cell>
          <table:table-cell table:formula="of:=+[.F473]-[.E474]" office:value-type="float" office:value="1190" calcext:value-type="float">
            <text:p>1190</text:p>
          </table:table-cell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table:formula="of:=+4*[.B475]+1" office:value-type="float" office:value="1889" calcext:value-type="float">
            <text:p>1889</text:p>
          </table:table-cell>
          <table:table-cell table:formula="of:=+2*[.F474]" office:value-type="float" office:value="2380" calcext:value-type="float">
            <text:p>2380</text:p>
          </table:table-cell>
          <table:table-cell table:formula="of:=+ROUNDDOWN([.D475]/[.C475];0)" office:value-type="float" office:value="1" calcext:value-type="float">
            <text:p>1</text:p>
          </table:table-cell>
          <table:table-cell table:formula="of:=+[.F474]-[.E475]" office:value-type="float" office:value="1189" calcext:value-type="float">
            <text:p>1189</text:p>
          </table:table-cell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table:formula="of:=+4*[.B476]+1" office:value-type="float" office:value="1893" calcext:value-type="float">
            <text:p>1893</text:p>
          </table:table-cell>
          <table:table-cell table:formula="of:=+2*[.F475]" office:value-type="float" office:value="2378" calcext:value-type="float">
            <text:p>2378</text:p>
          </table:table-cell>
          <table:table-cell table:formula="of:=+ROUNDDOWN([.D476]/[.C476];0)" office:value-type="float" office:value="1" calcext:value-type="float">
            <text:p>1</text:p>
          </table:table-cell>
          <table:table-cell table:formula="of:=+[.F475]-[.E476]" office:value-type="float" office:value="1188" calcext:value-type="float">
            <text:p>1188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table:formula="of:=+4*[.B477]+1" office:value-type="float" office:value="1897" calcext:value-type="float">
            <text:p>1897</text:p>
          </table:table-cell>
          <table:table-cell table:formula="of:=+2*[.F476]" office:value-type="float" office:value="2376" calcext:value-type="float">
            <text:p>2376</text:p>
          </table:table-cell>
          <table:table-cell table:formula="of:=+ROUNDDOWN([.D477]/[.C477];0)" office:value-type="float" office:value="1" calcext:value-type="float">
            <text:p>1</text:p>
          </table:table-cell>
          <table:table-cell table:formula="of:=+[.F476]-[.E477]" office:value-type="float" office:value="1187" calcext:value-type="float">
            <text:p>1187</text:p>
          </table:table-cell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table:formula="of:=+4*[.B478]+1" office:value-type="float" office:value="1901" calcext:value-type="float">
            <text:p>1901</text:p>
          </table:table-cell>
          <table:table-cell table:formula="of:=+2*[.F477]" office:value-type="float" office:value="2374" calcext:value-type="float">
            <text:p>2374</text:p>
          </table:table-cell>
          <table:table-cell table:formula="of:=+ROUNDDOWN([.D478]/[.C478];0)" office:value-type="float" office:value="1" calcext:value-type="float">
            <text:p>1</text:p>
          </table:table-cell>
          <table:table-cell table:formula="of:=+[.F477]-[.E478]" office:value-type="float" office:value="1186" calcext:value-type="float">
            <text:p>1186</text:p>
          </table:table-cell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table:formula="of:=+4*[.B479]+1" office:value-type="float" office:value="1905" calcext:value-type="float">
            <text:p>1905</text:p>
          </table:table-cell>
          <table:table-cell table:formula="of:=+2*[.F478]" office:value-type="float" office:value="2372" calcext:value-type="float">
            <text:p>2372</text:p>
          </table:table-cell>
          <table:table-cell table:formula="of:=+ROUNDDOWN([.D479]/[.C479];0)" office:value-type="float" office:value="1" calcext:value-type="float">
            <text:p>1</text:p>
          </table:table-cell>
          <table:table-cell table:formula="of:=+[.F478]-[.E479]" office:value-type="float" office:value="1185" calcext:value-type="float">
            <text:p>1185</text:p>
          </table:table-cell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table:formula="of:=+4*[.B480]+1" office:value-type="float" office:value="1909" calcext:value-type="float">
            <text:p>1909</text:p>
          </table:table-cell>
          <table:table-cell table:formula="of:=+2*[.F479]" office:value-type="float" office:value="2370" calcext:value-type="float">
            <text:p>2370</text:p>
          </table:table-cell>
          <table:table-cell table:formula="of:=+ROUNDDOWN([.D480]/[.C480];0)" office:value-type="float" office:value="1" calcext:value-type="float">
            <text:p>1</text:p>
          </table:table-cell>
          <table:table-cell table:formula="of:=+[.F479]-[.E480]" office:value-type="float" office:value="1184" calcext:value-type="float">
            <text:p>1184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table:formula="of:=+4*[.B481]+1" office:value-type="float" office:value="1913" calcext:value-type="float">
            <text:p>1913</text:p>
          </table:table-cell>
          <table:table-cell table:formula="of:=+2*[.F480]" office:value-type="float" office:value="2368" calcext:value-type="float">
            <text:p>2368</text:p>
          </table:table-cell>
          <table:table-cell table:formula="of:=+ROUNDDOWN([.D481]/[.C481];0)" office:value-type="float" office:value="1" calcext:value-type="float">
            <text:p>1</text:p>
          </table:table-cell>
          <table:table-cell table:formula="of:=+[.F480]-[.E481]" office:value-type="float" office:value="1183" calcext:value-type="float">
            <text:p>1183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formula="of:=+4*[.B482]+1" office:value-type="float" office:value="1917" calcext:value-type="float">
            <text:p>1917</text:p>
          </table:table-cell>
          <table:table-cell table:formula="of:=+2*[.F481]" office:value-type="float" office:value="2366" calcext:value-type="float">
            <text:p>2366</text:p>
          </table:table-cell>
          <table:table-cell table:formula="of:=+ROUNDDOWN([.D482]/[.C482];0)" office:value-type="float" office:value="1" calcext:value-type="float">
            <text:p>1</text:p>
          </table:table-cell>
          <table:table-cell table:formula="of:=+[.F481]-[.E482]" office:value-type="float" office:value="1182" calcext:value-type="float">
            <text:p>1182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formula="of:=+4*[.B483]+1" office:value-type="float" office:value="1921" calcext:value-type="float">
            <text:p>1921</text:p>
          </table:table-cell>
          <table:table-cell table:formula="of:=+2*[.F482]" office:value-type="float" office:value="2364" calcext:value-type="float">
            <text:p>2364</text:p>
          </table:table-cell>
          <table:table-cell table:formula="of:=+ROUNDDOWN([.D483]/[.C483];0)" office:value-type="float" office:value="1" calcext:value-type="float">
            <text:p>1</text:p>
          </table:table-cell>
          <table:table-cell table:formula="of:=+[.F482]-[.E483]" office:value-type="float" office:value="1181" calcext:value-type="float">
            <text:p>1181</text:p>
          </table:table-cell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table:formula="of:=+4*[.B484]+1" office:value-type="float" office:value="1925" calcext:value-type="float">
            <text:p>1925</text:p>
          </table:table-cell>
          <table:table-cell table:formula="of:=+2*[.F483]" office:value-type="float" office:value="2362" calcext:value-type="float">
            <text:p>2362</text:p>
          </table:table-cell>
          <table:table-cell table:formula="of:=+ROUNDDOWN([.D484]/[.C484];0)" office:value-type="float" office:value="1" calcext:value-type="float">
            <text:p>1</text:p>
          </table:table-cell>
          <table:table-cell table:formula="of:=+[.F483]-[.E484]" office:value-type="float" office:value="1180" calcext:value-type="float">
            <text:p>1180</text:p>
          </table:table-cell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table:formula="of:=+4*[.B485]+1" office:value-type="float" office:value="1929" calcext:value-type="float">
            <text:p>1929</text:p>
          </table:table-cell>
          <table:table-cell table:formula="of:=+2*[.F484]" office:value-type="float" office:value="2360" calcext:value-type="float">
            <text:p>2360</text:p>
          </table:table-cell>
          <table:table-cell table:formula="of:=+ROUNDDOWN([.D485]/[.C485];0)" office:value-type="float" office:value="1" calcext:value-type="float">
            <text:p>1</text:p>
          </table:table-cell>
          <table:table-cell table:formula="of:=+[.F484]-[.E485]" office:value-type="float" office:value="1179" calcext:value-type="float">
            <text:p>1179</text:p>
          </table:table-cell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table:formula="of:=+4*[.B486]+1" office:value-type="float" office:value="1933" calcext:value-type="float">
            <text:p>1933</text:p>
          </table:table-cell>
          <table:table-cell table:formula="of:=+2*[.F485]" office:value-type="float" office:value="2358" calcext:value-type="float">
            <text:p>2358</text:p>
          </table:table-cell>
          <table:table-cell table:formula="of:=+ROUNDDOWN([.D486]/[.C486];0)" office:value-type="float" office:value="1" calcext:value-type="float">
            <text:p>1</text:p>
          </table:table-cell>
          <table:table-cell table:formula="of:=+[.F485]-[.E486]" office:value-type="float" office:value="1178" calcext:value-type="float">
            <text:p>1178</text:p>
          </table:table-cell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table:formula="of:=+4*[.B487]+1" office:value-type="float" office:value="1937" calcext:value-type="float">
            <text:p>1937</text:p>
          </table:table-cell>
          <table:table-cell table:formula="of:=+2*[.F486]" office:value-type="float" office:value="2356" calcext:value-type="float">
            <text:p>2356</text:p>
          </table:table-cell>
          <table:table-cell table:formula="of:=+ROUNDDOWN([.D487]/[.C487];0)" office:value-type="float" office:value="1" calcext:value-type="float">
            <text:p>1</text:p>
          </table:table-cell>
          <table:table-cell table:formula="of:=+[.F486]-[.E487]" office:value-type="float" office:value="1177" calcext:value-type="float">
            <text:p>1177</text:p>
          </table:table-cell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table:formula="of:=+4*[.B488]+1" office:value-type="float" office:value="1941" calcext:value-type="float">
            <text:p>1941</text:p>
          </table:table-cell>
          <table:table-cell table:formula="of:=+2*[.F487]" office:value-type="float" office:value="2354" calcext:value-type="float">
            <text:p>2354</text:p>
          </table:table-cell>
          <table:table-cell table:formula="of:=+ROUNDDOWN([.D488]/[.C488];0)" office:value-type="float" office:value="1" calcext:value-type="float">
            <text:p>1</text:p>
          </table:table-cell>
          <table:table-cell table:formula="of:=+[.F487]-[.E488]" office:value-type="float" office:value="1176" calcext:value-type="float">
            <text:p>1176</text:p>
          </table:table-cell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table:formula="of:=+4*[.B489]+1" office:value-type="float" office:value="1945" calcext:value-type="float">
            <text:p>1945</text:p>
          </table:table-cell>
          <table:table-cell table:formula="of:=+2*[.F488]" office:value-type="float" office:value="2352" calcext:value-type="float">
            <text:p>2352</text:p>
          </table:table-cell>
          <table:table-cell table:formula="of:=+ROUNDDOWN([.D489]/[.C489];0)" office:value-type="float" office:value="1" calcext:value-type="float">
            <text:p>1</text:p>
          </table:table-cell>
          <table:table-cell table:formula="of:=+[.F488]-[.E489]" office:value-type="float" office:value="1175" calcext:value-type="float">
            <text:p>1175</text:p>
          </table:table-cell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table:formula="of:=+4*[.B490]+1" office:value-type="float" office:value="1949" calcext:value-type="float">
            <text:p>1949</text:p>
          </table:table-cell>
          <table:table-cell table:formula="of:=+2*[.F489]" office:value-type="float" office:value="2350" calcext:value-type="float">
            <text:p>2350</text:p>
          </table:table-cell>
          <table:table-cell table:formula="of:=+ROUNDDOWN([.D490]/[.C490];0)" office:value-type="float" office:value="1" calcext:value-type="float">
            <text:p>1</text:p>
          </table:table-cell>
          <table:table-cell table:formula="of:=+[.F489]-[.E490]" office:value-type="float" office:value="1174" calcext:value-type="float">
            <text:p>1174</text:p>
          </table:table-cell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table:formula="of:=+4*[.B491]+1" office:value-type="float" office:value="1953" calcext:value-type="float">
            <text:p>1953</text:p>
          </table:table-cell>
          <table:table-cell table:formula="of:=+2*[.F490]" office:value-type="float" office:value="2348" calcext:value-type="float">
            <text:p>2348</text:p>
          </table:table-cell>
          <table:table-cell table:formula="of:=+ROUNDDOWN([.D491]/[.C491];0)" office:value-type="float" office:value="1" calcext:value-type="float">
            <text:p>1</text:p>
          </table:table-cell>
          <table:table-cell table:formula="of:=+[.F490]-[.E491]" office:value-type="float" office:value="1173" calcext:value-type="float">
            <text:p>1173</text:p>
          </table:table-cell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table:formula="of:=+4*[.B492]+1" office:value-type="float" office:value="1957" calcext:value-type="float">
            <text:p>1957</text:p>
          </table:table-cell>
          <table:table-cell table:formula="of:=+2*[.F491]" office:value-type="float" office:value="2346" calcext:value-type="float">
            <text:p>2346</text:p>
          </table:table-cell>
          <table:table-cell table:formula="of:=+ROUNDDOWN([.D492]/[.C492];0)" office:value-type="float" office:value="1" calcext:value-type="float">
            <text:p>1</text:p>
          </table:table-cell>
          <table:table-cell table:formula="of:=+[.F491]-[.E492]" office:value-type="float" office:value="1172" calcext:value-type="float">
            <text:p>1172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table:formula="of:=+4*[.B493]+1" office:value-type="float" office:value="1961" calcext:value-type="float">
            <text:p>1961</text:p>
          </table:table-cell>
          <table:table-cell table:formula="of:=+2*[.F492]" office:value-type="float" office:value="2344" calcext:value-type="float">
            <text:p>2344</text:p>
          </table:table-cell>
          <table:table-cell table:formula="of:=+ROUNDDOWN([.D493]/[.C493];0)" office:value-type="float" office:value="1" calcext:value-type="float">
            <text:p>1</text:p>
          </table:table-cell>
          <table:table-cell table:formula="of:=+[.F492]-[.E493]" office:value-type="float" office:value="1171" calcext:value-type="float">
            <text:p>1171</text:p>
          </table:table-cell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table:formula="of:=+4*[.B494]+1" office:value-type="float" office:value="1965" calcext:value-type="float">
            <text:p>1965</text:p>
          </table:table-cell>
          <table:table-cell table:formula="of:=+2*[.F493]" office:value-type="float" office:value="2342" calcext:value-type="float">
            <text:p>2342</text:p>
          </table:table-cell>
          <table:table-cell table:formula="of:=+ROUNDDOWN([.D494]/[.C494];0)" office:value-type="float" office:value="1" calcext:value-type="float">
            <text:p>1</text:p>
          </table:table-cell>
          <table:table-cell table:formula="of:=+[.F493]-[.E494]" office:value-type="float" office:value="1170" calcext:value-type="float">
            <text:p>1170</text:p>
          </table:table-cell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table:formula="of:=+4*[.B495]+1" office:value-type="float" office:value="1969" calcext:value-type="float">
            <text:p>1969</text:p>
          </table:table-cell>
          <table:table-cell table:formula="of:=+2*[.F494]" office:value-type="float" office:value="2340" calcext:value-type="float">
            <text:p>2340</text:p>
          </table:table-cell>
          <table:table-cell table:formula="of:=+ROUNDDOWN([.D495]/[.C495];0)" office:value-type="float" office:value="1" calcext:value-type="float">
            <text:p>1</text:p>
          </table:table-cell>
          <table:table-cell table:formula="of:=+[.F494]-[.E495]" office:value-type="float" office:value="1169" calcext:value-type="float">
            <text:p>1169</text:p>
          </table:table-cell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table:formula="of:=+4*[.B496]+1" office:value-type="float" office:value="1973" calcext:value-type="float">
            <text:p>1973</text:p>
          </table:table-cell>
          <table:table-cell table:formula="of:=+2*[.F495]" office:value-type="float" office:value="2338" calcext:value-type="float">
            <text:p>2338</text:p>
          </table:table-cell>
          <table:table-cell table:formula="of:=+ROUNDDOWN([.D496]/[.C496];0)" office:value-type="float" office:value="1" calcext:value-type="float">
            <text:p>1</text:p>
          </table:table-cell>
          <table:table-cell table:formula="of:=+[.F495]-[.E496]" office:value-type="float" office:value="1168" calcext:value-type="float">
            <text:p>1168</text:p>
          </table:table-cell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formula="of:=+4*[.B497]+1" office:value-type="float" office:value="1977" calcext:value-type="float">
            <text:p>1977</text:p>
          </table:table-cell>
          <table:table-cell table:formula="of:=+2*[.F496]" office:value-type="float" office:value="2336" calcext:value-type="float">
            <text:p>2336</text:p>
          </table:table-cell>
          <table:table-cell table:formula="of:=+ROUNDDOWN([.D497]/[.C497];0)" office:value-type="float" office:value="1" calcext:value-type="float">
            <text:p>1</text:p>
          </table:table-cell>
          <table:table-cell table:formula="of:=+[.F496]-[.E497]" office:value-type="float" office:value="1167" calcext:value-type="float">
            <text:p>1167</text:p>
          </table:table-cell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table:formula="of:=+4*[.B498]+1" office:value-type="float" office:value="1981" calcext:value-type="float">
            <text:p>1981</text:p>
          </table:table-cell>
          <table:table-cell table:formula="of:=+2*[.F497]" office:value-type="float" office:value="2334" calcext:value-type="float">
            <text:p>2334</text:p>
          </table:table-cell>
          <table:table-cell table:formula="of:=+ROUNDDOWN([.D498]/[.C498];0)" office:value-type="float" office:value="1" calcext:value-type="float">
            <text:p>1</text:p>
          </table:table-cell>
          <table:table-cell table:formula="of:=+[.F497]-[.E498]" office:value-type="float" office:value="1166" calcext:value-type="float">
            <text:p>1166</text:p>
          </table:table-cell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table:formula="of:=+4*[.B499]+1" office:value-type="float" office:value="1985" calcext:value-type="float">
            <text:p>1985</text:p>
          </table:table-cell>
          <table:table-cell table:formula="of:=+2*[.F498]" office:value-type="float" office:value="2332" calcext:value-type="float">
            <text:p>2332</text:p>
          </table:table-cell>
          <table:table-cell table:formula="of:=+ROUNDDOWN([.D499]/[.C499];0)" office:value-type="float" office:value="1" calcext:value-type="float">
            <text:p>1</text:p>
          </table:table-cell>
          <table:table-cell table:formula="of:=+[.F498]-[.E499]" office:value-type="float" office:value="1165" calcext:value-type="float">
            <text:p>1165</text:p>
          </table:table-cell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table:formula="of:=+4*[.B500]+1" office:value-type="float" office:value="1989" calcext:value-type="float">
            <text:p>1989</text:p>
          </table:table-cell>
          <table:table-cell table:formula="of:=+2*[.F499]" office:value-type="float" office:value="2330" calcext:value-type="float">
            <text:p>2330</text:p>
          </table:table-cell>
          <table:table-cell table:formula="of:=+ROUNDDOWN([.D500]/[.C500];0)" office:value-type="float" office:value="1" calcext:value-type="float">
            <text:p>1</text:p>
          </table:table-cell>
          <table:table-cell table:formula="of:=+[.F499]-[.E500]" office:value-type="float" office:value="1164" calcext:value-type="float">
            <text:p>1164</text:p>
          </table:table-cell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table:formula="of:=+4*[.B501]+1" office:value-type="float" office:value="1993" calcext:value-type="float">
            <text:p>1993</text:p>
          </table:table-cell>
          <table:table-cell table:formula="of:=+2*[.F500]" office:value-type="float" office:value="2328" calcext:value-type="float">
            <text:p>2328</text:p>
          </table:table-cell>
          <table:table-cell table:formula="of:=+ROUNDDOWN([.D501]/[.C501];0)" office:value-type="float" office:value="1" calcext:value-type="float">
            <text:p>1</text:p>
          </table:table-cell>
          <table:table-cell table:formula="of:=+[.F500]-[.E501]" office:value-type="float" office:value="1163" calcext:value-type="float">
            <text:p>1163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table:formula="of:=+4*[.B502]+1" office:value-type="float" office:value="1997" calcext:value-type="float">
            <text:p>1997</text:p>
          </table:table-cell>
          <table:table-cell table:formula="of:=+2*[.F501]" office:value-type="float" office:value="2326" calcext:value-type="float">
            <text:p>2326</text:p>
          </table:table-cell>
          <table:table-cell table:formula="of:=+ROUNDDOWN([.D502]/[.C502];0)" office:value-type="float" office:value="1" calcext:value-type="float">
            <text:p>1</text:p>
          </table:table-cell>
          <table:table-cell table:formula="of:=+[.F501]-[.E502]" office:value-type="float" office:value="1162" calcext:value-type="float">
            <text:p>116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+4*[.B503]+1" office:value-type="float" office:value="2001" calcext:value-type="float">
            <text:p>2001</text:p>
          </table:table-cell>
          <table:table-cell table:formula="of:=+2*[.F502]" office:value-type="float" office:value="2324" calcext:value-type="float">
            <text:p>2324</text:p>
          </table:table-cell>
          <table:table-cell table:formula="of:=+ROUNDDOWN([.D503]/[.C503];0)" office:value-type="float" office:value="1" calcext:value-type="float">
            <text:p>1</text:p>
          </table:table-cell>
          <table:table-cell table:formula="of:=+[.F502]-[.E503]" office:value-type="float" office:value="1161" calcext:value-type="float">
            <text:p>1161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table:formula="of:=+4*[.B504]+1" office:value-type="float" office:value="2005" calcext:value-type="float">
            <text:p>2005</text:p>
          </table:table-cell>
          <table:table-cell table:formula="of:=+2*[.F503]" office:value-type="float" office:value="2322" calcext:value-type="float">
            <text:p>2322</text:p>
          </table:table-cell>
          <table:table-cell table:formula="of:=+ROUNDDOWN([.D504]/[.C504];0)" office:value-type="float" office:value="1" calcext:value-type="float">
            <text:p>1</text:p>
          </table:table-cell>
          <table:table-cell table:formula="of:=+[.F503]-[.E504]" office:value-type="float" office:value="1160" calcext:value-type="float">
            <text:p>1160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table:formula="of:=+4*[.B505]+1" office:value-type="float" office:value="2009" calcext:value-type="float">
            <text:p>2009</text:p>
          </table:table-cell>
          <table:table-cell table:formula="of:=+2*[.F504]" office:value-type="float" office:value="2320" calcext:value-type="float">
            <text:p>2320</text:p>
          </table:table-cell>
          <table:table-cell table:formula="of:=+ROUNDDOWN([.D505]/[.C505];0)" office:value-type="float" office:value="1" calcext:value-type="float">
            <text:p>1</text:p>
          </table:table-cell>
          <table:table-cell table:formula="of:=+[.F504]-[.E505]" office:value-type="float" office:value="1159" calcext:value-type="float">
            <text:p>1159</text:p>
          </table:table-cell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table:formula="of:=+4*[.B506]+1" office:value-type="float" office:value="2013" calcext:value-type="float">
            <text:p>2013</text:p>
          </table:table-cell>
          <table:table-cell table:formula="of:=+2*[.F505]" office:value-type="float" office:value="2318" calcext:value-type="float">
            <text:p>2318</text:p>
          </table:table-cell>
          <table:table-cell table:formula="of:=+ROUNDDOWN([.D506]/[.C506];0)" office:value-type="float" office:value="1" calcext:value-type="float">
            <text:p>1</text:p>
          </table:table-cell>
          <table:table-cell table:formula="of:=+[.F505]-[.E506]" office:value-type="float" office:value="1158" calcext:value-type="float">
            <text:p>1158</text:p>
          </table:table-cell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table:formula="of:=+4*[.B507]+1" office:value-type="float" office:value="2017" calcext:value-type="float">
            <text:p>2017</text:p>
          </table:table-cell>
          <table:table-cell table:formula="of:=+2*[.F506]" office:value-type="float" office:value="2316" calcext:value-type="float">
            <text:p>2316</text:p>
          </table:table-cell>
          <table:table-cell table:formula="of:=+ROUNDDOWN([.D507]/[.C507];0)" office:value-type="float" office:value="1" calcext:value-type="float">
            <text:p>1</text:p>
          </table:table-cell>
          <table:table-cell table:formula="of:=+[.F506]-[.E507]" office:value-type="float" office:value="1157" calcext:value-type="float">
            <text:p>1157</text:p>
          </table:table-cell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table:formula="of:=+4*[.B508]+1" office:value-type="float" office:value="2021" calcext:value-type="float">
            <text:p>2021</text:p>
          </table:table-cell>
          <table:table-cell table:formula="of:=+2*[.F507]" office:value-type="float" office:value="2314" calcext:value-type="float">
            <text:p>2314</text:p>
          </table:table-cell>
          <table:table-cell table:formula="of:=+ROUNDDOWN([.D508]/[.C508];0)" office:value-type="float" office:value="1" calcext:value-type="float">
            <text:p>1</text:p>
          </table:table-cell>
          <table:table-cell table:formula="of:=+[.F507]-[.E508]" office:value-type="float" office:value="1156" calcext:value-type="float">
            <text:p>1156</text:p>
          </table:table-cell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table:formula="of:=+4*[.B509]+1" office:value-type="float" office:value="2025" calcext:value-type="float">
            <text:p>2025</text:p>
          </table:table-cell>
          <table:table-cell table:formula="of:=+2*[.F508]" office:value-type="float" office:value="2312" calcext:value-type="float">
            <text:p>2312</text:p>
          </table:table-cell>
          <table:table-cell table:formula="of:=+ROUNDDOWN([.D509]/[.C509];0)" office:value-type="float" office:value="1" calcext:value-type="float">
            <text:p>1</text:p>
          </table:table-cell>
          <table:table-cell table:formula="of:=+[.F508]-[.E509]" office:value-type="float" office:value="1155" calcext:value-type="float">
            <text:p>1155</text:p>
          </table:table-cell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table:formula="of:=+4*[.B510]+1" office:value-type="float" office:value="2029" calcext:value-type="float">
            <text:p>2029</text:p>
          </table:table-cell>
          <table:table-cell table:formula="of:=+2*[.F509]" office:value-type="float" office:value="2310" calcext:value-type="float">
            <text:p>2310</text:p>
          </table:table-cell>
          <table:table-cell table:formula="of:=+ROUNDDOWN([.D510]/[.C510];0)" office:value-type="float" office:value="1" calcext:value-type="float">
            <text:p>1</text:p>
          </table:table-cell>
          <table:table-cell table:formula="of:=+[.F509]-[.E510]" office:value-type="float" office:value="1154" calcext:value-type="float">
            <text:p>1154</text:p>
          </table:table-cell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table:formula="of:=+4*[.B511]+1" office:value-type="float" office:value="2033" calcext:value-type="float">
            <text:p>2033</text:p>
          </table:table-cell>
          <table:table-cell table:formula="of:=+2*[.F510]" office:value-type="float" office:value="2308" calcext:value-type="float">
            <text:p>2308</text:p>
          </table:table-cell>
          <table:table-cell table:formula="of:=+ROUNDDOWN([.D511]/[.C511];0)" office:value-type="float" office:value="1" calcext:value-type="float">
            <text:p>1</text:p>
          </table:table-cell>
          <table:table-cell table:formula="of:=+[.F510]-[.E511]" office:value-type="float" office:value="1153" calcext:value-type="float">
            <text:p>1153</text:p>
          </table:table-cell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table:formula="of:=+4*[.B512]+1" office:value-type="float" office:value="2037" calcext:value-type="float">
            <text:p>2037</text:p>
          </table:table-cell>
          <table:table-cell table:formula="of:=+2*[.F511]" office:value-type="float" office:value="2306" calcext:value-type="float">
            <text:p>2306</text:p>
          </table:table-cell>
          <table:table-cell table:formula="of:=+ROUNDDOWN([.D512]/[.C512];0)" office:value-type="float" office:value="1" calcext:value-type="float">
            <text:p>1</text:p>
          </table:table-cell>
          <table:table-cell table:formula="of:=+[.F511]-[.E512]" office:value-type="float" office:value="1152" calcext:value-type="float">
            <text:p>1152</text:p>
          </table:table-cell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table:formula="of:=+4*[.B513]+1" office:value-type="float" office:value="2041" calcext:value-type="float">
            <text:p>2041</text:p>
          </table:table-cell>
          <table:table-cell table:formula="of:=+2*[.F512]" office:value-type="float" office:value="2304" calcext:value-type="float">
            <text:p>2304</text:p>
          </table:table-cell>
          <table:table-cell table:formula="of:=+ROUNDDOWN([.D513]/[.C513];0)" office:value-type="float" office:value="1" calcext:value-type="float">
            <text:p>1</text:p>
          </table:table-cell>
          <table:table-cell table:formula="of:=+[.F512]-[.E513]" office:value-type="float" office:value="1151" calcext:value-type="float">
            <text:p>1151</text:p>
          </table:table-cell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table:formula="of:=+4*[.B514]+1" office:value-type="float" office:value="2045" calcext:value-type="float">
            <text:p>2045</text:p>
          </table:table-cell>
          <table:table-cell table:formula="of:=+2*[.F513]" office:value-type="float" office:value="2302" calcext:value-type="float">
            <text:p>2302</text:p>
          </table:table-cell>
          <table:table-cell table:formula="of:=+ROUNDDOWN([.D514]/[.C514];0)" office:value-type="float" office:value="1" calcext:value-type="float">
            <text:p>1</text:p>
          </table:table-cell>
          <table:table-cell table:formula="of:=+[.F513]-[.E514]" office:value-type="float" office:value="1150" calcext:value-type="float">
            <text:p>1150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formula="of:=+4*[.B515]+1" office:value-type="float" office:value="2049" calcext:value-type="float">
            <text:p>2049</text:p>
          </table:table-cell>
          <table:table-cell table:formula="of:=+2*[.F514]" office:value-type="float" office:value="2300" calcext:value-type="float">
            <text:p>2300</text:p>
          </table:table-cell>
          <table:table-cell table:formula="of:=+ROUNDDOWN([.D515]/[.C515];0)" office:value-type="float" office:value="1" calcext:value-type="float">
            <text:p>1</text:p>
          </table:table-cell>
          <table:table-cell table:formula="of:=+[.F514]-[.E515]" office:value-type="float" office:value="1149" calcext:value-type="float">
            <text:p>1149</text:p>
          </table:table-cell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table:formula="of:=+4*[.B516]+1" office:value-type="float" office:value="2053" calcext:value-type="float">
            <text:p>2053</text:p>
          </table:table-cell>
          <table:table-cell table:formula="of:=+2*[.F515]" office:value-type="float" office:value="2298" calcext:value-type="float">
            <text:p>2298</text:p>
          </table:table-cell>
          <table:table-cell table:formula="of:=+ROUNDDOWN([.D516]/[.C516];0)" office:value-type="float" office:value="1" calcext:value-type="float">
            <text:p>1</text:p>
          </table:table-cell>
          <table:table-cell table:formula="of:=+[.F515]-[.E516]" office:value-type="float" office:value="1148" calcext:value-type="float">
            <text:p>1148</text:p>
          </table:table-cell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table:formula="of:=+4*[.B517]+1" office:value-type="float" office:value="2057" calcext:value-type="float">
            <text:p>2057</text:p>
          </table:table-cell>
          <table:table-cell table:formula="of:=+2*[.F516]" office:value-type="float" office:value="2296" calcext:value-type="float">
            <text:p>2296</text:p>
          </table:table-cell>
          <table:table-cell table:formula="of:=+ROUNDDOWN([.D517]/[.C517];0)" office:value-type="float" office:value="1" calcext:value-type="float">
            <text:p>1</text:p>
          </table:table-cell>
          <table:table-cell table:formula="of:=+[.F516]-[.E517]" office:value-type="float" office:value="1147" calcext:value-type="float">
            <text:p>1147</text:p>
          </table:table-cell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table:formula="of:=+4*[.B518]+1" office:value-type="float" office:value="2061" calcext:value-type="float">
            <text:p>2061</text:p>
          </table:table-cell>
          <table:table-cell table:formula="of:=+2*[.F517]" office:value-type="float" office:value="2294" calcext:value-type="float">
            <text:p>2294</text:p>
          </table:table-cell>
          <table:table-cell table:formula="of:=+ROUNDDOWN([.D518]/[.C518];0)" office:value-type="float" office:value="1" calcext:value-type="float">
            <text:p>1</text:p>
          </table:table-cell>
          <table:table-cell table:formula="of:=+[.F517]-[.E518]" office:value-type="float" office:value="1146" calcext:value-type="float">
            <text:p>1146</text:p>
          </table:table-cell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table:formula="of:=+4*[.B519]+1" office:value-type="float" office:value="2065" calcext:value-type="float">
            <text:p>2065</text:p>
          </table:table-cell>
          <table:table-cell table:formula="of:=+2*[.F518]" office:value-type="float" office:value="2292" calcext:value-type="float">
            <text:p>2292</text:p>
          </table:table-cell>
          <table:table-cell table:formula="of:=+ROUNDDOWN([.D519]/[.C519];0)" office:value-type="float" office:value="1" calcext:value-type="float">
            <text:p>1</text:p>
          </table:table-cell>
          <table:table-cell table:formula="of:=+[.F518]-[.E519]" office:value-type="float" office:value="1145" calcext:value-type="float">
            <text:p>1145</text:p>
          </table:table-cell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table:formula="of:=+4*[.B520]+1" office:value-type="float" office:value="2069" calcext:value-type="float">
            <text:p>2069</text:p>
          </table:table-cell>
          <table:table-cell table:formula="of:=+2*[.F519]" office:value-type="float" office:value="2290" calcext:value-type="float">
            <text:p>2290</text:p>
          </table:table-cell>
          <table:table-cell table:formula="of:=+ROUNDDOWN([.D520]/[.C520];0)" office:value-type="float" office:value="1" calcext:value-type="float">
            <text:p>1</text:p>
          </table:table-cell>
          <table:table-cell table:formula="of:=+[.F519]-[.E520]" office:value-type="float" office:value="1144" calcext:value-type="float">
            <text:p>1144</text:p>
          </table:table-cell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table:formula="of:=+4*[.B521]+1" office:value-type="float" office:value="2073" calcext:value-type="float">
            <text:p>2073</text:p>
          </table:table-cell>
          <table:table-cell table:formula="of:=+2*[.F520]" office:value-type="float" office:value="2288" calcext:value-type="float">
            <text:p>2288</text:p>
          </table:table-cell>
          <table:table-cell table:formula="of:=+ROUNDDOWN([.D521]/[.C521];0)" office:value-type="float" office:value="1" calcext:value-type="float">
            <text:p>1</text:p>
          </table:table-cell>
          <table:table-cell table:formula="of:=+[.F520]-[.E521]" office:value-type="float" office:value="1143" calcext:value-type="float">
            <text:p>1143</text:p>
          </table:table-cell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table:formula="of:=+4*[.B522]+1" office:value-type="float" office:value="2077" calcext:value-type="float">
            <text:p>2077</text:p>
          </table:table-cell>
          <table:table-cell table:formula="of:=+2*[.F521]" office:value-type="float" office:value="2286" calcext:value-type="float">
            <text:p>2286</text:p>
          </table:table-cell>
          <table:table-cell table:formula="of:=+ROUNDDOWN([.D522]/[.C522];0)" office:value-type="float" office:value="1" calcext:value-type="float">
            <text:p>1</text:p>
          </table:table-cell>
          <table:table-cell table:formula="of:=+[.F521]-[.E522]" office:value-type="float" office:value="1142" calcext:value-type="float">
            <text:p>1142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table:formula="of:=+4*[.B523]+1" office:value-type="float" office:value="2081" calcext:value-type="float">
            <text:p>2081</text:p>
          </table:table-cell>
          <table:table-cell table:formula="of:=+2*[.F522]" office:value-type="float" office:value="2284" calcext:value-type="float">
            <text:p>2284</text:p>
          </table:table-cell>
          <table:table-cell table:formula="of:=+ROUNDDOWN([.D523]/[.C523];0)" office:value-type="float" office:value="1" calcext:value-type="float">
            <text:p>1</text:p>
          </table:table-cell>
          <table:table-cell table:formula="of:=+[.F522]-[.E523]" office:value-type="float" office:value="1141" calcext:value-type="float">
            <text:p>1141</text:p>
          </table:table-cell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table:formula="of:=+4*[.B524]+1" office:value-type="float" office:value="2085" calcext:value-type="float">
            <text:p>2085</text:p>
          </table:table-cell>
          <table:table-cell table:formula="of:=+2*[.F523]" office:value-type="float" office:value="2282" calcext:value-type="float">
            <text:p>2282</text:p>
          </table:table-cell>
          <table:table-cell table:formula="of:=+ROUNDDOWN([.D524]/[.C524];0)" office:value-type="float" office:value="1" calcext:value-type="float">
            <text:p>1</text:p>
          </table:table-cell>
          <table:table-cell table:formula="of:=+[.F523]-[.E524]" office:value-type="float" office:value="1140" calcext:value-type="float">
            <text:p>1140</text:p>
          </table:table-cell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table:formula="of:=+4*[.B525]+1" office:value-type="float" office:value="2089" calcext:value-type="float">
            <text:p>2089</text:p>
          </table:table-cell>
          <table:table-cell table:formula="of:=+2*[.F524]" office:value-type="float" office:value="2280" calcext:value-type="float">
            <text:p>2280</text:p>
          </table:table-cell>
          <table:table-cell table:formula="of:=+ROUNDDOWN([.D525]/[.C525];0)" office:value-type="float" office:value="1" calcext:value-type="float">
            <text:p>1</text:p>
          </table:table-cell>
          <table:table-cell table:formula="of:=+[.F524]-[.E525]" office:value-type="float" office:value="1139" calcext:value-type="float">
            <text:p>1139</text:p>
          </table:table-cell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table:formula="of:=+4*[.B526]+1" office:value-type="float" office:value="2093" calcext:value-type="float">
            <text:p>2093</text:p>
          </table:table-cell>
          <table:table-cell table:formula="of:=+2*[.F525]" office:value-type="float" office:value="2278" calcext:value-type="float">
            <text:p>2278</text:p>
          </table:table-cell>
          <table:table-cell table:formula="of:=+ROUNDDOWN([.D526]/[.C526];0)" office:value-type="float" office:value="1" calcext:value-type="float">
            <text:p>1</text:p>
          </table:table-cell>
          <table:table-cell table:formula="of:=+[.F525]-[.E526]" office:value-type="float" office:value="1138" calcext:value-type="float">
            <text:p>1138</text:p>
          </table:table-cell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table:formula="of:=+4*[.B527]+1" office:value-type="float" office:value="2097" calcext:value-type="float">
            <text:p>2097</text:p>
          </table:table-cell>
          <table:table-cell table:formula="of:=+2*[.F526]" office:value-type="float" office:value="2276" calcext:value-type="float">
            <text:p>2276</text:p>
          </table:table-cell>
          <table:table-cell table:formula="of:=+ROUNDDOWN([.D527]/[.C527];0)" office:value-type="float" office:value="1" calcext:value-type="float">
            <text:p>1</text:p>
          </table:table-cell>
          <table:table-cell table:formula="of:=+[.F526]-[.E527]" office:value-type="float" office:value="1137" calcext:value-type="float">
            <text:p>1137</text:p>
          </table:table-cell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table:formula="of:=+4*[.B528]+1" office:value-type="float" office:value="2101" calcext:value-type="float">
            <text:p>2101</text:p>
          </table:table-cell>
          <table:table-cell table:formula="of:=+2*[.F527]" office:value-type="float" office:value="2274" calcext:value-type="float">
            <text:p>2274</text:p>
          </table:table-cell>
          <table:table-cell table:formula="of:=+ROUNDDOWN([.D528]/[.C528];0)" office:value-type="float" office:value="1" calcext:value-type="float">
            <text:p>1</text:p>
          </table:table-cell>
          <table:table-cell table:formula="of:=+[.F527]-[.E528]" office:value-type="float" office:value="1136" calcext:value-type="float">
            <text:p>1136</text:p>
          </table:table-cell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table:formula="of:=+4*[.B529]+1" office:value-type="float" office:value="2105" calcext:value-type="float">
            <text:p>2105</text:p>
          </table:table-cell>
          <table:table-cell table:formula="of:=+2*[.F528]" office:value-type="float" office:value="2272" calcext:value-type="float">
            <text:p>2272</text:p>
          </table:table-cell>
          <table:table-cell table:formula="of:=+ROUNDDOWN([.D529]/[.C529];0)" office:value-type="float" office:value="1" calcext:value-type="float">
            <text:p>1</text:p>
          </table:table-cell>
          <table:table-cell table:formula="of:=+[.F528]-[.E529]" office:value-type="float" office:value="1135" calcext:value-type="float">
            <text:p>1135</text:p>
          </table:table-cell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table:formula="of:=+4*[.B530]+1" office:value-type="float" office:value="2109" calcext:value-type="float">
            <text:p>2109</text:p>
          </table:table-cell>
          <table:table-cell table:formula="of:=+2*[.F529]" office:value-type="float" office:value="2270" calcext:value-type="float">
            <text:p>2270</text:p>
          </table:table-cell>
          <table:table-cell table:formula="of:=+ROUNDDOWN([.D530]/[.C530];0)" office:value-type="float" office:value="1" calcext:value-type="float">
            <text:p>1</text:p>
          </table:table-cell>
          <table:table-cell table:formula="of:=+[.F529]-[.E530]" office:value-type="float" office:value="1134" calcext:value-type="float">
            <text:p>1134</text:p>
          </table:table-cell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table:formula="of:=+4*[.B531]+1" office:value-type="float" office:value="2113" calcext:value-type="float">
            <text:p>2113</text:p>
          </table:table-cell>
          <table:table-cell table:formula="of:=+2*[.F530]" office:value-type="float" office:value="2268" calcext:value-type="float">
            <text:p>2268</text:p>
          </table:table-cell>
          <table:table-cell table:formula="of:=+ROUNDDOWN([.D531]/[.C531];0)" office:value-type="float" office:value="1" calcext:value-type="float">
            <text:p>1</text:p>
          </table:table-cell>
          <table:table-cell table:formula="of:=+[.F530]-[.E531]" office:value-type="float" office:value="1133" calcext:value-type="float">
            <text:p>1133</text:p>
          </table:table-cell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table:formula="of:=+4*[.B532]+1" office:value-type="float" office:value="2117" calcext:value-type="float">
            <text:p>2117</text:p>
          </table:table-cell>
          <table:table-cell table:formula="of:=+2*[.F531]" office:value-type="float" office:value="2266" calcext:value-type="float">
            <text:p>2266</text:p>
          </table:table-cell>
          <table:table-cell table:formula="of:=+ROUNDDOWN([.D532]/[.C532];0)" office:value-type="float" office:value="1" calcext:value-type="float">
            <text:p>1</text:p>
          </table:table-cell>
          <table:table-cell table:formula="of:=+[.F531]-[.E532]" office:value-type="float" office:value="1132" calcext:value-type="float">
            <text:p>1132</text:p>
          </table:table-cell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table:formula="of:=+4*[.B533]+1" office:value-type="float" office:value="2121" calcext:value-type="float">
            <text:p>2121</text:p>
          </table:table-cell>
          <table:table-cell table:formula="of:=+2*[.F532]" office:value-type="float" office:value="2264" calcext:value-type="float">
            <text:p>2264</text:p>
          </table:table-cell>
          <table:table-cell table:formula="of:=+ROUNDDOWN([.D533]/[.C533];0)" office:value-type="float" office:value="1" calcext:value-type="float">
            <text:p>1</text:p>
          </table:table-cell>
          <table:table-cell table:formula="of:=+[.F532]-[.E533]" office:value-type="float" office:value="1131" calcext:value-type="float">
            <text:p>1131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formula="of:=+4*[.B534]+1" office:value-type="float" office:value="2125" calcext:value-type="float">
            <text:p>2125</text:p>
          </table:table-cell>
          <table:table-cell table:formula="of:=+2*[.F533]" office:value-type="float" office:value="2262" calcext:value-type="float">
            <text:p>2262</text:p>
          </table:table-cell>
          <table:table-cell table:formula="of:=+ROUNDDOWN([.D534]/[.C534];0)" office:value-type="float" office:value="1" calcext:value-type="float">
            <text:p>1</text:p>
          </table:table-cell>
          <table:table-cell table:formula="of:=+[.F533]-[.E534]" office:value-type="float" office:value="1130" calcext:value-type="float">
            <text:p>1130</text:p>
          </table:table-cell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table:formula="of:=+4*[.B535]+1" office:value-type="float" office:value="2129" calcext:value-type="float">
            <text:p>2129</text:p>
          </table:table-cell>
          <table:table-cell table:formula="of:=+2*[.F534]" office:value-type="float" office:value="2260" calcext:value-type="float">
            <text:p>2260</text:p>
          </table:table-cell>
          <table:table-cell table:formula="of:=+ROUNDDOWN([.D535]/[.C535];0)" office:value-type="float" office:value="1" calcext:value-type="float">
            <text:p>1</text:p>
          </table:table-cell>
          <table:table-cell table:formula="of:=+[.F534]-[.E535]" office:value-type="float" office:value="1129" calcext:value-type="float">
            <text:p>1129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table:formula="of:=+4*[.B536]+1" office:value-type="float" office:value="2133" calcext:value-type="float">
            <text:p>2133</text:p>
          </table:table-cell>
          <table:table-cell table:formula="of:=+2*[.F535]" office:value-type="float" office:value="2258" calcext:value-type="float">
            <text:p>2258</text:p>
          </table:table-cell>
          <table:table-cell table:formula="of:=+ROUNDDOWN([.D536]/[.C536];0)" office:value-type="float" office:value="1" calcext:value-type="float">
            <text:p>1</text:p>
          </table:table-cell>
          <table:table-cell table:formula="of:=+[.F535]-[.E536]" office:value-type="float" office:value="1128" calcext:value-type="float">
            <text:p>1128</text:p>
          </table:table-cell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table:formula="of:=+4*[.B537]+1" office:value-type="float" office:value="2137" calcext:value-type="float">
            <text:p>2137</text:p>
          </table:table-cell>
          <table:table-cell table:formula="of:=+2*[.F536]" office:value-type="float" office:value="2256" calcext:value-type="float">
            <text:p>2256</text:p>
          </table:table-cell>
          <table:table-cell table:formula="of:=+ROUNDDOWN([.D537]/[.C537];0)" office:value-type="float" office:value="1" calcext:value-type="float">
            <text:p>1</text:p>
          </table:table-cell>
          <table:table-cell table:formula="of:=+[.F536]-[.E537]" office:value-type="float" office:value="1127" calcext:value-type="float">
            <text:p>1127</text:p>
          </table:table-cell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table:formula="of:=+4*[.B538]+1" office:value-type="float" office:value="2141" calcext:value-type="float">
            <text:p>2141</text:p>
          </table:table-cell>
          <table:table-cell table:formula="of:=+2*[.F537]" office:value-type="float" office:value="2254" calcext:value-type="float">
            <text:p>2254</text:p>
          </table:table-cell>
          <table:table-cell table:formula="of:=+ROUNDDOWN([.D538]/[.C538];0)" office:value-type="float" office:value="1" calcext:value-type="float">
            <text:p>1</text:p>
          </table:table-cell>
          <table:table-cell table:formula="of:=+[.F537]-[.E538]" office:value-type="float" office:value="1126" calcext:value-type="float">
            <text:p>1126</text:p>
          </table:table-cell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table:formula="of:=+4*[.B539]+1" office:value-type="float" office:value="2145" calcext:value-type="float">
            <text:p>2145</text:p>
          </table:table-cell>
          <table:table-cell table:formula="of:=+2*[.F538]" office:value-type="float" office:value="2252" calcext:value-type="float">
            <text:p>2252</text:p>
          </table:table-cell>
          <table:table-cell table:formula="of:=+ROUNDDOWN([.D539]/[.C539];0)" office:value-type="float" office:value="1" calcext:value-type="float">
            <text:p>1</text:p>
          </table:table-cell>
          <table:table-cell table:formula="of:=+[.F538]-[.E539]" office:value-type="float" office:value="1125" calcext:value-type="float">
            <text:p>1125</text:p>
          </table:table-cell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table:formula="of:=+4*[.B540]+1" office:value-type="float" office:value="2149" calcext:value-type="float">
            <text:p>2149</text:p>
          </table:table-cell>
          <table:table-cell table:formula="of:=+2*[.F539]" office:value-type="float" office:value="2250" calcext:value-type="float">
            <text:p>2250</text:p>
          </table:table-cell>
          <table:table-cell table:formula="of:=+ROUNDDOWN([.D540]/[.C540];0)" office:value-type="float" office:value="1" calcext:value-type="float">
            <text:p>1</text:p>
          </table:table-cell>
          <table:table-cell table:formula="of:=+[.F539]-[.E540]" office:value-type="float" office:value="1124" calcext:value-type="float">
            <text:p>1124</text:p>
          </table:table-cell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table:formula="of:=+4*[.B541]+1" office:value-type="float" office:value="2153" calcext:value-type="float">
            <text:p>2153</text:p>
          </table:table-cell>
          <table:table-cell table:formula="of:=+2*[.F540]" office:value-type="float" office:value="2248" calcext:value-type="float">
            <text:p>2248</text:p>
          </table:table-cell>
          <table:table-cell table:formula="of:=+ROUNDDOWN([.D541]/[.C541];0)" office:value-type="float" office:value="1" calcext:value-type="float">
            <text:p>1</text:p>
          </table:table-cell>
          <table:table-cell table:formula="of:=+[.F540]-[.E541]" office:value-type="float" office:value="1123" calcext:value-type="float">
            <text:p>1123</text:p>
          </table:table-cell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table:formula="of:=+4*[.B542]+1" office:value-type="float" office:value="2157" calcext:value-type="float">
            <text:p>2157</text:p>
          </table:table-cell>
          <table:table-cell table:formula="of:=+2*[.F541]" office:value-type="float" office:value="2246" calcext:value-type="float">
            <text:p>2246</text:p>
          </table:table-cell>
          <table:table-cell table:formula="of:=+ROUNDDOWN([.D542]/[.C542];0)" office:value-type="float" office:value="1" calcext:value-type="float">
            <text:p>1</text:p>
          </table:table-cell>
          <table:table-cell table:formula="of:=+[.F541]-[.E542]" office:value-type="float" office:value="1122" calcext:value-type="float">
            <text:p>1122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table:formula="of:=+4*[.B543]+1" office:value-type="float" office:value="2161" calcext:value-type="float">
            <text:p>2161</text:p>
          </table:table-cell>
          <table:table-cell table:formula="of:=+2*[.F542]" office:value-type="float" office:value="2244" calcext:value-type="float">
            <text:p>2244</text:p>
          </table:table-cell>
          <table:table-cell table:formula="of:=+ROUNDDOWN([.D543]/[.C543];0)" office:value-type="float" office:value="1" calcext:value-type="float">
            <text:p>1</text:p>
          </table:table-cell>
          <table:table-cell table:formula="of:=+[.F542]-[.E543]" office:value-type="float" office:value="1121" calcext:value-type="float">
            <text:p>1121</text:p>
          </table:table-cell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table:formula="of:=+4*[.B544]+1" office:value-type="float" office:value="2165" calcext:value-type="float">
            <text:p>2165</text:p>
          </table:table-cell>
          <table:table-cell table:formula="of:=+2*[.F543]" office:value-type="float" office:value="2242" calcext:value-type="float">
            <text:p>2242</text:p>
          </table:table-cell>
          <table:table-cell table:formula="of:=+ROUNDDOWN([.D544]/[.C544];0)" office:value-type="float" office:value="1" calcext:value-type="float">
            <text:p>1</text:p>
          </table:table-cell>
          <table:table-cell table:formula="of:=+[.F543]-[.E544]" office:value-type="float" office:value="1120" calcext:value-type="float">
            <text:p>1120</text:p>
          </table:table-cell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table:formula="of:=+4*[.B545]+1" office:value-type="float" office:value="2169" calcext:value-type="float">
            <text:p>2169</text:p>
          </table:table-cell>
          <table:table-cell table:formula="of:=+2*[.F544]" office:value-type="float" office:value="2240" calcext:value-type="float">
            <text:p>2240</text:p>
          </table:table-cell>
          <table:table-cell table:formula="of:=+ROUNDDOWN([.D545]/[.C545];0)" office:value-type="float" office:value="1" calcext:value-type="float">
            <text:p>1</text:p>
          </table:table-cell>
          <table:table-cell table:formula="of:=+[.F544]-[.E545]" office:value-type="float" office:value="1119" calcext:value-type="float">
            <text:p>1119</text:p>
          </table:table-cell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table:formula="of:=+4*[.B546]+1" office:value-type="float" office:value="2173" calcext:value-type="float">
            <text:p>2173</text:p>
          </table:table-cell>
          <table:table-cell table:formula="of:=+2*[.F545]" office:value-type="float" office:value="2238" calcext:value-type="float">
            <text:p>2238</text:p>
          </table:table-cell>
          <table:table-cell table:formula="of:=+ROUNDDOWN([.D546]/[.C546];0)" office:value-type="float" office:value="1" calcext:value-type="float">
            <text:p>1</text:p>
          </table:table-cell>
          <table:table-cell table:formula="of:=+[.F545]-[.E546]" office:value-type="float" office:value="1118" calcext:value-type="float">
            <text:p>1118</text:p>
          </table:table-cell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table:formula="of:=+4*[.B547]+1" office:value-type="float" office:value="2177" calcext:value-type="float">
            <text:p>2177</text:p>
          </table:table-cell>
          <table:table-cell table:formula="of:=+2*[.F546]" office:value-type="float" office:value="2236" calcext:value-type="float">
            <text:p>2236</text:p>
          </table:table-cell>
          <table:table-cell table:formula="of:=+ROUNDDOWN([.D547]/[.C547];0)" office:value-type="float" office:value="1" calcext:value-type="float">
            <text:p>1</text:p>
          </table:table-cell>
          <table:table-cell table:formula="of:=+[.F546]-[.E547]" office:value-type="float" office:value="1117" calcext:value-type="float">
            <text:p>1117</text:p>
          </table:table-cell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table:formula="of:=+4*[.B548]+1" office:value-type="float" office:value="2181" calcext:value-type="float">
            <text:p>2181</text:p>
          </table:table-cell>
          <table:table-cell table:formula="of:=+2*[.F547]" office:value-type="float" office:value="2234" calcext:value-type="float">
            <text:p>2234</text:p>
          </table:table-cell>
          <table:table-cell table:formula="of:=+ROUNDDOWN([.D548]/[.C548];0)" office:value-type="float" office:value="1" calcext:value-type="float">
            <text:p>1</text:p>
          </table:table-cell>
          <table:table-cell table:formula="of:=+[.F547]-[.E548]" office:value-type="float" office:value="1116" calcext:value-type="float">
            <text:p>1116</text:p>
          </table:table-cell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table:formula="of:=+4*[.B549]+1" office:value-type="float" office:value="2185" calcext:value-type="float">
            <text:p>2185</text:p>
          </table:table-cell>
          <table:table-cell table:formula="of:=+2*[.F548]" office:value-type="float" office:value="2232" calcext:value-type="float">
            <text:p>2232</text:p>
          </table:table-cell>
          <table:table-cell table:formula="of:=+ROUNDDOWN([.D549]/[.C549];0)" office:value-type="float" office:value="1" calcext:value-type="float">
            <text:p>1</text:p>
          </table:table-cell>
          <table:table-cell table:formula="of:=+[.F548]-[.E549]" office:value-type="float" office:value="1115" calcext:value-type="float">
            <text:p>1115</text:p>
          </table:table-cell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table:formula="of:=+4*[.B550]+1" office:value-type="float" office:value="2189" calcext:value-type="float">
            <text:p>2189</text:p>
          </table:table-cell>
          <table:table-cell table:formula="of:=+2*[.F549]" office:value-type="float" office:value="2230" calcext:value-type="float">
            <text:p>2230</text:p>
          </table:table-cell>
          <table:table-cell table:formula="of:=+ROUNDDOWN([.D550]/[.C550];0)" office:value-type="float" office:value="1" calcext:value-type="float">
            <text:p>1</text:p>
          </table:table-cell>
          <table:table-cell table:formula="of:=+[.F549]-[.E550]" office:value-type="float" office:value="1114" calcext:value-type="float">
            <text:p>1114</text:p>
          </table:table-cell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table:formula="of:=+4*[.B551]+1" office:value-type="float" office:value="2193" calcext:value-type="float">
            <text:p>2193</text:p>
          </table:table-cell>
          <table:table-cell table:formula="of:=+2*[.F550]" office:value-type="float" office:value="2228" calcext:value-type="float">
            <text:p>2228</text:p>
          </table:table-cell>
          <table:table-cell table:formula="of:=+ROUNDDOWN([.D551]/[.C551];0)" office:value-type="float" office:value="1" calcext:value-type="float">
            <text:p>1</text:p>
          </table:table-cell>
          <table:table-cell table:formula="of:=+[.F550]-[.E551]" office:value-type="float" office:value="1113" calcext:value-type="float">
            <text:p>1113</text:p>
          </table:table-cell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table:formula="of:=+4*[.B552]+1" office:value-type="float" office:value="2197" calcext:value-type="float">
            <text:p>2197</text:p>
          </table:table-cell>
          <table:table-cell table:formula="of:=+2*[.F551]" office:value-type="float" office:value="2226" calcext:value-type="float">
            <text:p>2226</text:p>
          </table:table-cell>
          <table:table-cell table:formula="of:=+ROUNDDOWN([.D552]/[.C552];0)" office:value-type="float" office:value="1" calcext:value-type="float">
            <text:p>1</text:p>
          </table:table-cell>
          <table:table-cell table:formula="of:=+[.F551]-[.E552]" office:value-type="float" office:value="1112" calcext:value-type="float">
            <text:p>1112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formula="of:=+4*[.B553]+1" office:value-type="float" office:value="2201" calcext:value-type="float">
            <text:p>2201</text:p>
          </table:table-cell>
          <table:table-cell table:formula="of:=+2*[.F552]" office:value-type="float" office:value="2224" calcext:value-type="float">
            <text:p>2224</text:p>
          </table:table-cell>
          <table:table-cell table:formula="of:=+ROUNDDOWN([.D553]/[.C553];0)" office:value-type="float" office:value="1" calcext:value-type="float">
            <text:p>1</text:p>
          </table:table-cell>
          <table:table-cell table:formula="of:=+[.F552]-[.E553]" office:value-type="float" office:value="1111" calcext:value-type="float">
            <text:p>1111</text:p>
          </table:table-cell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table:formula="of:=+4*[.B554]+1" office:value-type="float" office:value="2205" calcext:value-type="float">
            <text:p>2205</text:p>
          </table:table-cell>
          <table:table-cell table:formula="of:=+2*[.F553]" office:value-type="float" office:value="2222" calcext:value-type="float">
            <text:p>2222</text:p>
          </table:table-cell>
          <table:table-cell table:formula="of:=+ROUNDDOWN([.D554]/[.C554];0)" office:value-type="float" office:value="1" calcext:value-type="float">
            <text:p>1</text:p>
          </table:table-cell>
          <table:table-cell table:formula="of:=+[.F553]-[.E554]" office:value-type="float" office:value="1110" calcext:value-type="float">
            <text:p>1110</text:p>
          </table:table-cell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table:formula="of:=+4*[.B555]+1" office:value-type="float" office:value="2209" calcext:value-type="float">
            <text:p>2209</text:p>
          </table:table-cell>
          <table:table-cell table:formula="of:=+2*[.F554]" office:value-type="float" office:value="2220" calcext:value-type="float">
            <text:p>2220</text:p>
          </table:table-cell>
          <table:table-cell table:formula="of:=+ROUNDDOWN([.D555]/[.C555];0)" office:value-type="float" office:value="1" calcext:value-type="float">
            <text:p>1</text:p>
          </table:table-cell>
          <table:table-cell table:formula="of:=+[.F554]-[.E555]" office:value-type="float" office:value="1109" calcext:value-type="float">
            <text:p>1109</text:p>
          </table:table-cell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table:formula="of:=+4*[.B556]+1" office:value-type="float" office:value="2213" calcext:value-type="float">
            <text:p>2213</text:p>
          </table:table-cell>
          <table:table-cell table:formula="of:=+2*[.F555]" office:value-type="float" office:value="2218" calcext:value-type="float">
            <text:p>2218</text:p>
          </table:table-cell>
          <table:table-cell table:formula="of:=+ROUNDDOWN([.D556]/[.C556];0)" office:value-type="float" office:value="1" calcext:value-type="float">
            <text:p>1</text:p>
          </table:table-cell>
          <table:table-cell table:formula="of:=+[.F555]-[.E556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table:formula="of:=+4*[.B557]+1" office:value-type="float" office:value="2217" calcext:value-type="float">
            <text:p>2217</text:p>
          </table:table-cell>
          <table:table-cell table:formula="of:=+2*[.F556]" office:value-type="float" office:value="2216" calcext:value-type="float">
            <text:p>2216</text:p>
          </table:table-cell>
          <table:table-cell table:formula="of:=+ROUNDDOWN([.D557]/[.C557];0)" office:value-type="float" office:value="0" calcext:value-type="float">
            <text:p>0</text:p>
          </table:table-cell>
          <table:table-cell table:formula="of:=+[.F556]-[.E557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table:formula="of:=+4*[.B558]+1" office:value-type="float" office:value="2221" calcext:value-type="float">
            <text:p>2221</text:p>
          </table:table-cell>
          <table:table-cell table:formula="of:=+2*[.F557]" office:value-type="float" office:value="2216" calcext:value-type="float">
            <text:p>2216</text:p>
          </table:table-cell>
          <table:table-cell table:formula="of:=+ROUNDDOWN([.D558]/[.C558];0)" office:value-type="float" office:value="0" calcext:value-type="float">
            <text:p>0</text:p>
          </table:table-cell>
          <table:table-cell table:formula="of:=+[.F557]-[.E558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table:formula="of:=+4*[.B559]+1" office:value-type="float" office:value="2225" calcext:value-type="float">
            <text:p>2225</text:p>
          </table:table-cell>
          <table:table-cell table:formula="of:=+2*[.F558]" office:value-type="float" office:value="2216" calcext:value-type="float">
            <text:p>2216</text:p>
          </table:table-cell>
          <table:table-cell table:formula="of:=+ROUNDDOWN([.D559]/[.C559];0)" office:value-type="float" office:value="0" calcext:value-type="float">
            <text:p>0</text:p>
          </table:table-cell>
          <table:table-cell table:formula="of:=+[.F558]-[.E559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table:formula="of:=+4*[.B560]+1" office:value-type="float" office:value="2229" calcext:value-type="float">
            <text:p>2229</text:p>
          </table:table-cell>
          <table:table-cell table:formula="of:=+2*[.F559]" office:value-type="float" office:value="2216" calcext:value-type="float">
            <text:p>2216</text:p>
          </table:table-cell>
          <table:table-cell table:formula="of:=+ROUNDDOWN([.D560]/[.C560];0)" office:value-type="float" office:value="0" calcext:value-type="float">
            <text:p>0</text:p>
          </table:table-cell>
          <table:table-cell table:formula="of:=+[.F559]-[.E560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table:formula="of:=+4*[.B561]+1" office:value-type="float" office:value="2233" calcext:value-type="float">
            <text:p>2233</text:p>
          </table:table-cell>
          <table:table-cell table:formula="of:=+2*[.F560]" office:value-type="float" office:value="2216" calcext:value-type="float">
            <text:p>2216</text:p>
          </table:table-cell>
          <table:table-cell table:formula="of:=+ROUNDDOWN([.D561]/[.C561];0)" office:value-type="float" office:value="0" calcext:value-type="float">
            <text:p>0</text:p>
          </table:table-cell>
          <table:table-cell table:formula="of:=+[.F560]-[.E561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table:formula="of:=+4*[.B562]+1" office:value-type="float" office:value="2237" calcext:value-type="float">
            <text:p>2237</text:p>
          </table:table-cell>
          <table:table-cell table:formula="of:=+2*[.F561]" office:value-type="float" office:value="2216" calcext:value-type="float">
            <text:p>2216</text:p>
          </table:table-cell>
          <table:table-cell table:formula="of:=+ROUNDDOWN([.D562]/[.C562];0)" office:value-type="float" office:value="0" calcext:value-type="float">
            <text:p>0</text:p>
          </table:table-cell>
          <table:table-cell table:formula="of:=+[.F561]-[.E562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table:formula="of:=+4*[.B563]+1" office:value-type="float" office:value="2241" calcext:value-type="float">
            <text:p>2241</text:p>
          </table:table-cell>
          <table:table-cell table:formula="of:=+2*[.F562]" office:value-type="float" office:value="2216" calcext:value-type="float">
            <text:p>2216</text:p>
          </table:table-cell>
          <table:table-cell table:formula="of:=+ROUNDDOWN([.D563]/[.C563];0)" office:value-type="float" office:value="0" calcext:value-type="float">
            <text:p>0</text:p>
          </table:table-cell>
          <table:table-cell table:formula="of:=+[.F562]-[.E563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table:formula="of:=+4*[.B564]+1" office:value-type="float" office:value="2245" calcext:value-type="float">
            <text:p>2245</text:p>
          </table:table-cell>
          <table:table-cell table:formula="of:=+2*[.F563]" office:value-type="float" office:value="2216" calcext:value-type="float">
            <text:p>2216</text:p>
          </table:table-cell>
          <table:table-cell table:formula="of:=+ROUNDDOWN([.D564]/[.C564];0)" office:value-type="float" office:value="0" calcext:value-type="float">
            <text:p>0</text:p>
          </table:table-cell>
          <table:table-cell table:formula="of:=+[.F563]-[.E564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table:formula="of:=+4*[.B565]+1" office:value-type="float" office:value="2249" calcext:value-type="float">
            <text:p>2249</text:p>
          </table:table-cell>
          <table:table-cell table:formula="of:=+2*[.F564]" office:value-type="float" office:value="2216" calcext:value-type="float">
            <text:p>2216</text:p>
          </table:table-cell>
          <table:table-cell table:formula="of:=+ROUNDDOWN([.D565]/[.C565];0)" office:value-type="float" office:value="0" calcext:value-type="float">
            <text:p>0</text:p>
          </table:table-cell>
          <table:table-cell table:formula="of:=+[.F564]-[.E565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table:formula="of:=+4*[.B566]+1" office:value-type="float" office:value="2253" calcext:value-type="float">
            <text:p>2253</text:p>
          </table:table-cell>
          <table:table-cell table:formula="of:=+2*[.F565]" office:value-type="float" office:value="2216" calcext:value-type="float">
            <text:p>2216</text:p>
          </table:table-cell>
          <table:table-cell table:formula="of:=+ROUNDDOWN([.D566]/[.C566];0)" office:value-type="float" office:value="0" calcext:value-type="float">
            <text:p>0</text:p>
          </table:table-cell>
          <table:table-cell table:formula="of:=+[.F565]-[.E566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table:formula="of:=+4*[.B567]+1" office:value-type="float" office:value="2257" calcext:value-type="float">
            <text:p>2257</text:p>
          </table:table-cell>
          <table:table-cell table:formula="of:=+2*[.F566]" office:value-type="float" office:value="2216" calcext:value-type="float">
            <text:p>2216</text:p>
          </table:table-cell>
          <table:table-cell table:formula="of:=+ROUNDDOWN([.D567]/[.C567];0)" office:value-type="float" office:value="0" calcext:value-type="float">
            <text:p>0</text:p>
          </table:table-cell>
          <table:table-cell table:formula="of:=+[.F566]-[.E567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table:formula="of:=+4*[.B568]+1" office:value-type="float" office:value="2261" calcext:value-type="float">
            <text:p>2261</text:p>
          </table:table-cell>
          <table:table-cell table:formula="of:=+2*[.F567]" office:value-type="float" office:value="2216" calcext:value-type="float">
            <text:p>2216</text:p>
          </table:table-cell>
          <table:table-cell table:formula="of:=+ROUNDDOWN([.D568]/[.C568];0)" office:value-type="float" office:value="0" calcext:value-type="float">
            <text:p>0</text:p>
          </table:table-cell>
          <table:table-cell table:formula="of:=+[.F567]-[.E568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table:formula="of:=+4*[.B569]+1" office:value-type="float" office:value="2265" calcext:value-type="float">
            <text:p>2265</text:p>
          </table:table-cell>
          <table:table-cell table:formula="of:=+2*[.F568]" office:value-type="float" office:value="2216" calcext:value-type="float">
            <text:p>2216</text:p>
          </table:table-cell>
          <table:table-cell table:formula="of:=+ROUNDDOWN([.D569]/[.C569];0)" office:value-type="float" office:value="0" calcext:value-type="float">
            <text:p>0</text:p>
          </table:table-cell>
          <table:table-cell table:formula="of:=+[.F568]-[.E569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table:formula="of:=+4*[.B570]+1" office:value-type="float" office:value="2269" calcext:value-type="float">
            <text:p>2269</text:p>
          </table:table-cell>
          <table:table-cell table:formula="of:=+2*[.F569]" office:value-type="float" office:value="2216" calcext:value-type="float">
            <text:p>2216</text:p>
          </table:table-cell>
          <table:table-cell table:formula="of:=+ROUNDDOWN([.D570]/[.C570];0)" office:value-type="float" office:value="0" calcext:value-type="float">
            <text:p>0</text:p>
          </table:table-cell>
          <table:table-cell table:formula="of:=+[.F569]-[.E570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table:formula="of:=+4*[.B571]+1" office:value-type="float" office:value="2273" calcext:value-type="float">
            <text:p>2273</text:p>
          </table:table-cell>
          <table:table-cell table:formula="of:=+2*[.F570]" office:value-type="float" office:value="2216" calcext:value-type="float">
            <text:p>2216</text:p>
          </table:table-cell>
          <table:table-cell table:formula="of:=+ROUNDDOWN([.D571]/[.C571];0)" office:value-type="float" office:value="0" calcext:value-type="float">
            <text:p>0</text:p>
          </table:table-cell>
          <table:table-cell table:formula="of:=+[.F570]-[.E571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table:formula="of:=+4*[.B572]+1" office:value-type="float" office:value="2277" calcext:value-type="float">
            <text:p>2277</text:p>
          </table:table-cell>
          <table:table-cell table:formula="of:=+2*[.F571]" office:value-type="float" office:value="2216" calcext:value-type="float">
            <text:p>2216</text:p>
          </table:table-cell>
          <table:table-cell table:formula="of:=+ROUNDDOWN([.D572]/[.C572];0)" office:value-type="float" office:value="0" calcext:value-type="float">
            <text:p>0</text:p>
          </table:table-cell>
          <table:table-cell table:formula="of:=+[.F571]-[.E572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table:formula="of:=+4*[.B573]+1" office:value-type="float" office:value="2281" calcext:value-type="float">
            <text:p>2281</text:p>
          </table:table-cell>
          <table:table-cell table:formula="of:=+2*[.F572]" office:value-type="float" office:value="2216" calcext:value-type="float">
            <text:p>2216</text:p>
          </table:table-cell>
          <table:table-cell table:formula="of:=+ROUNDDOWN([.D573]/[.C573];0)" office:value-type="float" office:value="0" calcext:value-type="float">
            <text:p>0</text:p>
          </table:table-cell>
          <table:table-cell table:formula="of:=+[.F572]-[.E573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table:formula="of:=+4*[.B574]+1" office:value-type="float" office:value="2285" calcext:value-type="float">
            <text:p>2285</text:p>
          </table:table-cell>
          <table:table-cell table:formula="of:=+2*[.F573]" office:value-type="float" office:value="2216" calcext:value-type="float">
            <text:p>2216</text:p>
          </table:table-cell>
          <table:table-cell table:formula="of:=+ROUNDDOWN([.D574]/[.C574];0)" office:value-type="float" office:value="0" calcext:value-type="float">
            <text:p>0</text:p>
          </table:table-cell>
          <table:table-cell table:formula="of:=+[.F573]-[.E574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table:formula="of:=+4*[.B575]+1" office:value-type="float" office:value="2289" calcext:value-type="float">
            <text:p>2289</text:p>
          </table:table-cell>
          <table:table-cell table:formula="of:=+2*[.F574]" office:value-type="float" office:value="2216" calcext:value-type="float">
            <text:p>2216</text:p>
          </table:table-cell>
          <table:table-cell table:formula="of:=+ROUNDDOWN([.D575]/[.C575];0)" office:value-type="float" office:value="0" calcext:value-type="float">
            <text:p>0</text:p>
          </table:table-cell>
          <table:table-cell table:formula="of:=+[.F574]-[.E575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table:formula="of:=+4*[.B576]+1" office:value-type="float" office:value="2293" calcext:value-type="float">
            <text:p>2293</text:p>
          </table:table-cell>
          <table:table-cell table:formula="of:=+2*[.F575]" office:value-type="float" office:value="2216" calcext:value-type="float">
            <text:p>2216</text:p>
          </table:table-cell>
          <table:table-cell table:formula="of:=+ROUNDDOWN([.D576]/[.C576];0)" office:value-type="float" office:value="0" calcext:value-type="float">
            <text:p>0</text:p>
          </table:table-cell>
          <table:table-cell table:formula="of:=+[.F575]-[.E576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table:formula="of:=+4*[.B577]+1" office:value-type="float" office:value="2297" calcext:value-type="float">
            <text:p>2297</text:p>
          </table:table-cell>
          <table:table-cell table:formula="of:=+2*[.F576]" office:value-type="float" office:value="2216" calcext:value-type="float">
            <text:p>2216</text:p>
          </table:table-cell>
          <table:table-cell table:formula="of:=+ROUNDDOWN([.D577]/[.C577];0)" office:value-type="float" office:value="0" calcext:value-type="float">
            <text:p>0</text:p>
          </table:table-cell>
          <table:table-cell table:formula="of:=+[.F576]-[.E577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table:formula="of:=+4*[.B578]+1" office:value-type="float" office:value="2301" calcext:value-type="float">
            <text:p>2301</text:p>
          </table:table-cell>
          <table:table-cell table:formula="of:=+2*[.F577]" office:value-type="float" office:value="2216" calcext:value-type="float">
            <text:p>2216</text:p>
          </table:table-cell>
          <table:table-cell table:formula="of:=+ROUNDDOWN([.D578]/[.C578];0)" office:value-type="float" office:value="0" calcext:value-type="float">
            <text:p>0</text:p>
          </table:table-cell>
          <table:table-cell table:formula="of:=+[.F577]-[.E578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table:formula="of:=+4*[.B579]+1" office:value-type="float" office:value="2305" calcext:value-type="float">
            <text:p>2305</text:p>
          </table:table-cell>
          <table:table-cell table:formula="of:=+2*[.F578]" office:value-type="float" office:value="2216" calcext:value-type="float">
            <text:p>2216</text:p>
          </table:table-cell>
          <table:table-cell table:formula="of:=+ROUNDDOWN([.D579]/[.C579];0)" office:value-type="float" office:value="0" calcext:value-type="float">
            <text:p>0</text:p>
          </table:table-cell>
          <table:table-cell table:formula="of:=+[.F578]-[.E579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table:formula="of:=+4*[.B580]+1" office:value-type="float" office:value="2309" calcext:value-type="float">
            <text:p>2309</text:p>
          </table:table-cell>
          <table:table-cell table:formula="of:=+2*[.F579]" office:value-type="float" office:value="2216" calcext:value-type="float">
            <text:p>2216</text:p>
          </table:table-cell>
          <table:table-cell table:formula="of:=+ROUNDDOWN([.D580]/[.C580];0)" office:value-type="float" office:value="0" calcext:value-type="float">
            <text:p>0</text:p>
          </table:table-cell>
          <table:table-cell table:formula="of:=+[.F579]-[.E580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table:formula="of:=+4*[.B581]+1" office:value-type="float" office:value="2313" calcext:value-type="float">
            <text:p>2313</text:p>
          </table:table-cell>
          <table:table-cell table:formula="of:=+2*[.F580]" office:value-type="float" office:value="2216" calcext:value-type="float">
            <text:p>2216</text:p>
          </table:table-cell>
          <table:table-cell table:formula="of:=+ROUNDDOWN([.D581]/[.C581];0)" office:value-type="float" office:value="0" calcext:value-type="float">
            <text:p>0</text:p>
          </table:table-cell>
          <table:table-cell table:formula="of:=+[.F580]-[.E581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table:formula="of:=+4*[.B582]+1" office:value-type="float" office:value="2317" calcext:value-type="float">
            <text:p>2317</text:p>
          </table:table-cell>
          <table:table-cell table:formula="of:=+2*[.F581]" office:value-type="float" office:value="2216" calcext:value-type="float">
            <text:p>2216</text:p>
          </table:table-cell>
          <table:table-cell table:formula="of:=+ROUNDDOWN([.D582]/[.C582];0)" office:value-type="float" office:value="0" calcext:value-type="float">
            <text:p>0</text:p>
          </table:table-cell>
          <table:table-cell table:formula="of:=+[.F581]-[.E582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table:formula="of:=+4*[.B583]+1" office:value-type="float" office:value="2321" calcext:value-type="float">
            <text:p>2321</text:p>
          </table:table-cell>
          <table:table-cell table:formula="of:=+2*[.F582]" office:value-type="float" office:value="2216" calcext:value-type="float">
            <text:p>2216</text:p>
          </table:table-cell>
          <table:table-cell table:formula="of:=+ROUNDDOWN([.D583]/[.C583];0)" office:value-type="float" office:value="0" calcext:value-type="float">
            <text:p>0</text:p>
          </table:table-cell>
          <table:table-cell table:formula="of:=+[.F582]-[.E583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table:formula="of:=+4*[.B584]+1" office:value-type="float" office:value="2325" calcext:value-type="float">
            <text:p>2325</text:p>
          </table:table-cell>
          <table:table-cell table:formula="of:=+2*[.F583]" office:value-type="float" office:value="2216" calcext:value-type="float">
            <text:p>2216</text:p>
          </table:table-cell>
          <table:table-cell table:formula="of:=+ROUNDDOWN([.D584]/[.C584];0)" office:value-type="float" office:value="0" calcext:value-type="float">
            <text:p>0</text:p>
          </table:table-cell>
          <table:table-cell table:formula="of:=+[.F583]-[.E584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table:formula="of:=+4*[.B585]+1" office:value-type="float" office:value="2329" calcext:value-type="float">
            <text:p>2329</text:p>
          </table:table-cell>
          <table:table-cell table:formula="of:=+2*[.F584]" office:value-type="float" office:value="2216" calcext:value-type="float">
            <text:p>2216</text:p>
          </table:table-cell>
          <table:table-cell table:formula="of:=+ROUNDDOWN([.D585]/[.C585];0)" office:value-type="float" office:value="0" calcext:value-type="float">
            <text:p>0</text:p>
          </table:table-cell>
          <table:table-cell table:formula="of:=+[.F584]-[.E585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table:formula="of:=+4*[.B586]+1" office:value-type="float" office:value="2333" calcext:value-type="float">
            <text:p>2333</text:p>
          </table:table-cell>
          <table:table-cell table:formula="of:=+2*[.F585]" office:value-type="float" office:value="2216" calcext:value-type="float">
            <text:p>2216</text:p>
          </table:table-cell>
          <table:table-cell table:formula="of:=+ROUNDDOWN([.D586]/[.C586];0)" office:value-type="float" office:value="0" calcext:value-type="float">
            <text:p>0</text:p>
          </table:table-cell>
          <table:table-cell table:formula="of:=+[.F585]-[.E586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table:formula="of:=+4*[.B587]+1" office:value-type="float" office:value="2337" calcext:value-type="float">
            <text:p>2337</text:p>
          </table:table-cell>
          <table:table-cell table:formula="of:=+2*[.F586]" office:value-type="float" office:value="2216" calcext:value-type="float">
            <text:p>2216</text:p>
          </table:table-cell>
          <table:table-cell table:formula="of:=+ROUNDDOWN([.D587]/[.C587];0)" office:value-type="float" office:value="0" calcext:value-type="float">
            <text:p>0</text:p>
          </table:table-cell>
          <table:table-cell table:formula="of:=+[.F586]-[.E587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table:formula="of:=+4*[.B588]+1" office:value-type="float" office:value="2341" calcext:value-type="float">
            <text:p>2341</text:p>
          </table:table-cell>
          <table:table-cell table:formula="of:=+2*[.F587]" office:value-type="float" office:value="2216" calcext:value-type="float">
            <text:p>2216</text:p>
          </table:table-cell>
          <table:table-cell table:formula="of:=+ROUNDDOWN([.D588]/[.C588];0)" office:value-type="float" office:value="0" calcext:value-type="float">
            <text:p>0</text:p>
          </table:table-cell>
          <table:table-cell table:formula="of:=+[.F587]-[.E588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table:formula="of:=+4*[.B589]+1" office:value-type="float" office:value="2345" calcext:value-type="float">
            <text:p>2345</text:p>
          </table:table-cell>
          <table:table-cell table:formula="of:=+2*[.F588]" office:value-type="float" office:value="2216" calcext:value-type="float">
            <text:p>2216</text:p>
          </table:table-cell>
          <table:table-cell table:formula="of:=+ROUNDDOWN([.D589]/[.C589];0)" office:value-type="float" office:value="0" calcext:value-type="float">
            <text:p>0</text:p>
          </table:table-cell>
          <table:table-cell table:formula="of:=+[.F588]-[.E589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table:formula="of:=+4*[.B590]+1" office:value-type="float" office:value="2349" calcext:value-type="float">
            <text:p>2349</text:p>
          </table:table-cell>
          <table:table-cell table:formula="of:=+2*[.F589]" office:value-type="float" office:value="2216" calcext:value-type="float">
            <text:p>2216</text:p>
          </table:table-cell>
          <table:table-cell table:formula="of:=+ROUNDDOWN([.D590]/[.C590];0)" office:value-type="float" office:value="0" calcext:value-type="float">
            <text:p>0</text:p>
          </table:table-cell>
          <table:table-cell table:formula="of:=+[.F589]-[.E590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table:formula="of:=+4*[.B591]+1" office:value-type="float" office:value="2353" calcext:value-type="float">
            <text:p>2353</text:p>
          </table:table-cell>
          <table:table-cell table:formula="of:=+2*[.F590]" office:value-type="float" office:value="2216" calcext:value-type="float">
            <text:p>2216</text:p>
          </table:table-cell>
          <table:table-cell table:formula="of:=+ROUNDDOWN([.D591]/[.C591];0)" office:value-type="float" office:value="0" calcext:value-type="float">
            <text:p>0</text:p>
          </table:table-cell>
          <table:table-cell table:formula="of:=+[.F590]-[.E591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table:formula="of:=+4*[.B592]+1" office:value-type="float" office:value="2357" calcext:value-type="float">
            <text:p>2357</text:p>
          </table:table-cell>
          <table:table-cell table:formula="of:=+2*[.F591]" office:value-type="float" office:value="2216" calcext:value-type="float">
            <text:p>2216</text:p>
          </table:table-cell>
          <table:table-cell table:formula="of:=+ROUNDDOWN([.D592]/[.C592];0)" office:value-type="float" office:value="0" calcext:value-type="float">
            <text:p>0</text:p>
          </table:table-cell>
          <table:table-cell table:formula="of:=+[.F591]-[.E592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table:formula="of:=+4*[.B593]+1" office:value-type="float" office:value="2361" calcext:value-type="float">
            <text:p>2361</text:p>
          </table:table-cell>
          <table:table-cell table:formula="of:=+2*[.F592]" office:value-type="float" office:value="2216" calcext:value-type="float">
            <text:p>2216</text:p>
          </table:table-cell>
          <table:table-cell table:formula="of:=+ROUNDDOWN([.D593]/[.C593];0)" office:value-type="float" office:value="0" calcext:value-type="float">
            <text:p>0</text:p>
          </table:table-cell>
          <table:table-cell table:formula="of:=+[.F592]-[.E593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table:formula="of:=+4*[.B594]+1" office:value-type="float" office:value="2365" calcext:value-type="float">
            <text:p>2365</text:p>
          </table:table-cell>
          <table:table-cell table:formula="of:=+2*[.F593]" office:value-type="float" office:value="2216" calcext:value-type="float">
            <text:p>2216</text:p>
          </table:table-cell>
          <table:table-cell table:formula="of:=+ROUNDDOWN([.D594]/[.C594];0)" office:value-type="float" office:value="0" calcext:value-type="float">
            <text:p>0</text:p>
          </table:table-cell>
          <table:table-cell table:formula="of:=+[.F593]-[.E594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table:formula="of:=+4*[.B595]+1" office:value-type="float" office:value="2369" calcext:value-type="float">
            <text:p>2369</text:p>
          </table:table-cell>
          <table:table-cell table:formula="of:=+2*[.F594]" office:value-type="float" office:value="2216" calcext:value-type="float">
            <text:p>2216</text:p>
          </table:table-cell>
          <table:table-cell table:formula="of:=+ROUNDDOWN([.D595]/[.C595];0)" office:value-type="float" office:value="0" calcext:value-type="float">
            <text:p>0</text:p>
          </table:table-cell>
          <table:table-cell table:formula="of:=+[.F594]-[.E595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table:formula="of:=+4*[.B596]+1" office:value-type="float" office:value="2373" calcext:value-type="float">
            <text:p>2373</text:p>
          </table:table-cell>
          <table:table-cell table:formula="of:=+2*[.F595]" office:value-type="float" office:value="2216" calcext:value-type="float">
            <text:p>2216</text:p>
          </table:table-cell>
          <table:table-cell table:formula="of:=+ROUNDDOWN([.D596]/[.C596];0)" office:value-type="float" office:value="0" calcext:value-type="float">
            <text:p>0</text:p>
          </table:table-cell>
          <table:table-cell table:formula="of:=+[.F595]-[.E596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table:formula="of:=+4*[.B597]+1" office:value-type="float" office:value="2377" calcext:value-type="float">
            <text:p>2377</text:p>
          </table:table-cell>
          <table:table-cell table:formula="of:=+2*[.F596]" office:value-type="float" office:value="2216" calcext:value-type="float">
            <text:p>2216</text:p>
          </table:table-cell>
          <table:table-cell table:formula="of:=+ROUNDDOWN([.D597]/[.C597];0)" office:value-type="float" office:value="0" calcext:value-type="float">
            <text:p>0</text:p>
          </table:table-cell>
          <table:table-cell table:formula="of:=+[.F596]-[.E597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table:formula="of:=+4*[.B598]+1" office:value-type="float" office:value="2381" calcext:value-type="float">
            <text:p>2381</text:p>
          </table:table-cell>
          <table:table-cell table:formula="of:=+2*[.F597]" office:value-type="float" office:value="2216" calcext:value-type="float">
            <text:p>2216</text:p>
          </table:table-cell>
          <table:table-cell table:formula="of:=+ROUNDDOWN([.D598]/[.C598];0)" office:value-type="float" office:value="0" calcext:value-type="float">
            <text:p>0</text:p>
          </table:table-cell>
          <table:table-cell table:formula="of:=+[.F597]-[.E598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table:formula="of:=+4*[.B599]+1" office:value-type="float" office:value="2385" calcext:value-type="float">
            <text:p>2385</text:p>
          </table:table-cell>
          <table:table-cell table:formula="of:=+2*[.F598]" office:value-type="float" office:value="2216" calcext:value-type="float">
            <text:p>2216</text:p>
          </table:table-cell>
          <table:table-cell table:formula="of:=+ROUNDDOWN([.D599]/[.C599];0)" office:value-type="float" office:value="0" calcext:value-type="float">
            <text:p>0</text:p>
          </table:table-cell>
          <table:table-cell table:formula="of:=+[.F598]-[.E599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table:formula="of:=+4*[.B600]+1" office:value-type="float" office:value="2389" calcext:value-type="float">
            <text:p>2389</text:p>
          </table:table-cell>
          <table:table-cell table:formula="of:=+2*[.F599]" office:value-type="float" office:value="2216" calcext:value-type="float">
            <text:p>2216</text:p>
          </table:table-cell>
          <table:table-cell table:formula="of:=+ROUNDDOWN([.D600]/[.C600];0)" office:value-type="float" office:value="0" calcext:value-type="float">
            <text:p>0</text:p>
          </table:table-cell>
          <table:table-cell table:formula="of:=+[.F599]-[.E600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table:formula="of:=+4*[.B601]+1" office:value-type="float" office:value="2393" calcext:value-type="float">
            <text:p>2393</text:p>
          </table:table-cell>
          <table:table-cell table:formula="of:=+2*[.F600]" office:value-type="float" office:value="2216" calcext:value-type="float">
            <text:p>2216</text:p>
          </table:table-cell>
          <table:table-cell table:formula="of:=+ROUNDDOWN([.D601]/[.C601];0)" office:value-type="float" office:value="0" calcext:value-type="float">
            <text:p>0</text:p>
          </table:table-cell>
          <table:table-cell table:formula="of:=+[.F600]-[.E601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table:formula="of:=+4*[.B602]+1" office:value-type="float" office:value="2397" calcext:value-type="float">
            <text:p>2397</text:p>
          </table:table-cell>
          <table:table-cell table:formula="of:=+2*[.F601]" office:value-type="float" office:value="2216" calcext:value-type="float">
            <text:p>2216</text:p>
          </table:table-cell>
          <table:table-cell table:formula="of:=+ROUNDDOWN([.D602]/[.C602];0)" office:value-type="float" office:value="0" calcext:value-type="float">
            <text:p>0</text:p>
          </table:table-cell>
          <table:table-cell table:formula="of:=+[.F601]-[.E602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+4*[.B603]+1" office:value-type="float" office:value="2401" calcext:value-type="float">
            <text:p>2401</text:p>
          </table:table-cell>
          <table:table-cell table:formula="of:=+2*[.F602]" office:value-type="float" office:value="2216" calcext:value-type="float">
            <text:p>2216</text:p>
          </table:table-cell>
          <table:table-cell table:formula="of:=+ROUNDDOWN([.D603]/[.C603];0)" office:value-type="float" office:value="0" calcext:value-type="float">
            <text:p>0</text:p>
          </table:table-cell>
          <table:table-cell table:formula="of:=+[.F602]-[.E603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table:formula="of:=+4*[.B604]+1" office:value-type="float" office:value="2405" calcext:value-type="float">
            <text:p>2405</text:p>
          </table:table-cell>
          <table:table-cell table:formula="of:=+2*[.F603]" office:value-type="float" office:value="2216" calcext:value-type="float">
            <text:p>2216</text:p>
          </table:table-cell>
          <table:table-cell table:formula="of:=+ROUNDDOWN([.D604]/[.C604];0)" office:value-type="float" office:value="0" calcext:value-type="float">
            <text:p>0</text:p>
          </table:table-cell>
          <table:table-cell table:formula="of:=+[.F603]-[.E604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table:formula="of:=+4*[.B605]+1" office:value-type="float" office:value="2409" calcext:value-type="float">
            <text:p>2409</text:p>
          </table:table-cell>
          <table:table-cell table:formula="of:=+2*[.F604]" office:value-type="float" office:value="2216" calcext:value-type="float">
            <text:p>2216</text:p>
          </table:table-cell>
          <table:table-cell table:formula="of:=+ROUNDDOWN([.D605]/[.C605];0)" office:value-type="float" office:value="0" calcext:value-type="float">
            <text:p>0</text:p>
          </table:table-cell>
          <table:table-cell table:formula="of:=+[.F604]-[.E605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formula="of:=+4*[.B606]+1" office:value-type="float" office:value="2413" calcext:value-type="float">
            <text:p>2413</text:p>
          </table:table-cell>
          <table:table-cell table:formula="of:=+2*[.F605]" office:value-type="float" office:value="2216" calcext:value-type="float">
            <text:p>2216</text:p>
          </table:table-cell>
          <table:table-cell table:formula="of:=+ROUNDDOWN([.D606]/[.C606];0)" office:value-type="float" office:value="0" calcext:value-type="float">
            <text:p>0</text:p>
          </table:table-cell>
          <table:table-cell table:formula="of:=+[.F605]-[.E606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table:formula="of:=+4*[.B607]+1" office:value-type="float" office:value="2417" calcext:value-type="float">
            <text:p>2417</text:p>
          </table:table-cell>
          <table:table-cell table:formula="of:=+2*[.F606]" office:value-type="float" office:value="2216" calcext:value-type="float">
            <text:p>2216</text:p>
          </table:table-cell>
          <table:table-cell table:formula="of:=+ROUNDDOWN([.D607]/[.C607];0)" office:value-type="float" office:value="0" calcext:value-type="float">
            <text:p>0</text:p>
          </table:table-cell>
          <table:table-cell table:formula="of:=+[.F606]-[.E607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table:formula="of:=+4*[.B608]+1" office:value-type="float" office:value="2421" calcext:value-type="float">
            <text:p>2421</text:p>
          </table:table-cell>
          <table:table-cell table:formula="of:=+2*[.F607]" office:value-type="float" office:value="2216" calcext:value-type="float">
            <text:p>2216</text:p>
          </table:table-cell>
          <table:table-cell table:formula="of:=+ROUNDDOWN([.D608]/[.C608];0)" office:value-type="float" office:value="0" calcext:value-type="float">
            <text:p>0</text:p>
          </table:table-cell>
          <table:table-cell table:formula="of:=+[.F607]-[.E608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table:formula="of:=+4*[.B609]+1" office:value-type="float" office:value="2425" calcext:value-type="float">
            <text:p>2425</text:p>
          </table:table-cell>
          <table:table-cell table:formula="of:=+2*[.F608]" office:value-type="float" office:value="2216" calcext:value-type="float">
            <text:p>2216</text:p>
          </table:table-cell>
          <table:table-cell table:formula="of:=+ROUNDDOWN([.D609]/[.C609];0)" office:value-type="float" office:value="0" calcext:value-type="float">
            <text:p>0</text:p>
          </table:table-cell>
          <table:table-cell table:formula="of:=+[.F608]-[.E609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table:formula="of:=+4*[.B610]+1" office:value-type="float" office:value="2429" calcext:value-type="float">
            <text:p>2429</text:p>
          </table:table-cell>
          <table:table-cell table:formula="of:=+2*[.F609]" office:value-type="float" office:value="2216" calcext:value-type="float">
            <text:p>2216</text:p>
          </table:table-cell>
          <table:table-cell table:formula="of:=+ROUNDDOWN([.D610]/[.C610];0)" office:value-type="float" office:value="0" calcext:value-type="float">
            <text:p>0</text:p>
          </table:table-cell>
          <table:table-cell table:formula="of:=+[.F609]-[.E610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table:formula="of:=+4*[.B611]+1" office:value-type="float" office:value="2433" calcext:value-type="float">
            <text:p>2433</text:p>
          </table:table-cell>
          <table:table-cell table:formula="of:=+2*[.F610]" office:value-type="float" office:value="2216" calcext:value-type="float">
            <text:p>2216</text:p>
          </table:table-cell>
          <table:table-cell table:formula="of:=+ROUNDDOWN([.D611]/[.C611];0)" office:value-type="float" office:value="0" calcext:value-type="float">
            <text:p>0</text:p>
          </table:table-cell>
          <table:table-cell table:formula="of:=+[.F610]-[.E611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table:formula="of:=+4*[.B612]+1" office:value-type="float" office:value="2437" calcext:value-type="float">
            <text:p>2437</text:p>
          </table:table-cell>
          <table:table-cell table:formula="of:=+2*[.F611]" office:value-type="float" office:value="2216" calcext:value-type="float">
            <text:p>2216</text:p>
          </table:table-cell>
          <table:table-cell table:formula="of:=+ROUNDDOWN([.D612]/[.C612];0)" office:value-type="float" office:value="0" calcext:value-type="float">
            <text:p>0</text:p>
          </table:table-cell>
          <table:table-cell table:formula="of:=+[.F611]-[.E612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table:formula="of:=+4*[.B613]+1" office:value-type="float" office:value="2441" calcext:value-type="float">
            <text:p>2441</text:p>
          </table:table-cell>
          <table:table-cell table:formula="of:=+2*[.F612]" office:value-type="float" office:value="2216" calcext:value-type="float">
            <text:p>2216</text:p>
          </table:table-cell>
          <table:table-cell table:formula="of:=+ROUNDDOWN([.D613]/[.C613];0)" office:value-type="float" office:value="0" calcext:value-type="float">
            <text:p>0</text:p>
          </table:table-cell>
          <table:table-cell table:formula="of:=+[.F612]-[.E613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table:formula="of:=+4*[.B614]+1" office:value-type="float" office:value="2445" calcext:value-type="float">
            <text:p>2445</text:p>
          </table:table-cell>
          <table:table-cell table:formula="of:=+2*[.F613]" office:value-type="float" office:value="2216" calcext:value-type="float">
            <text:p>2216</text:p>
          </table:table-cell>
          <table:table-cell table:formula="of:=+ROUNDDOWN([.D614]/[.C614];0)" office:value-type="float" office:value="0" calcext:value-type="float">
            <text:p>0</text:p>
          </table:table-cell>
          <table:table-cell table:formula="of:=+[.F613]-[.E614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table:formula="of:=+4*[.B615]+1" office:value-type="float" office:value="2449" calcext:value-type="float">
            <text:p>2449</text:p>
          </table:table-cell>
          <table:table-cell table:formula="of:=+2*[.F614]" office:value-type="float" office:value="2216" calcext:value-type="float">
            <text:p>2216</text:p>
          </table:table-cell>
          <table:table-cell table:formula="of:=+ROUNDDOWN([.D615]/[.C615];0)" office:value-type="float" office:value="0" calcext:value-type="float">
            <text:p>0</text:p>
          </table:table-cell>
          <table:table-cell table:formula="of:=+[.F614]-[.E615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table:formula="of:=+4*[.B616]+1" office:value-type="float" office:value="2453" calcext:value-type="float">
            <text:p>2453</text:p>
          </table:table-cell>
          <table:table-cell table:formula="of:=+2*[.F615]" office:value-type="float" office:value="2216" calcext:value-type="float">
            <text:p>2216</text:p>
          </table:table-cell>
          <table:table-cell table:formula="of:=+ROUNDDOWN([.D616]/[.C616];0)" office:value-type="float" office:value="0" calcext:value-type="float">
            <text:p>0</text:p>
          </table:table-cell>
          <table:table-cell table:formula="of:=+[.F615]-[.E616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table:formula="of:=+4*[.B617]+1" office:value-type="float" office:value="2457" calcext:value-type="float">
            <text:p>2457</text:p>
          </table:table-cell>
          <table:table-cell table:formula="of:=+2*[.F616]" office:value-type="float" office:value="2216" calcext:value-type="float">
            <text:p>2216</text:p>
          </table:table-cell>
          <table:table-cell table:formula="of:=+ROUNDDOWN([.D617]/[.C617];0)" office:value-type="float" office:value="0" calcext:value-type="float">
            <text:p>0</text:p>
          </table:table-cell>
          <table:table-cell table:formula="of:=+[.F616]-[.E617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table:formula="of:=+4*[.B618]+1" office:value-type="float" office:value="2461" calcext:value-type="float">
            <text:p>2461</text:p>
          </table:table-cell>
          <table:table-cell table:formula="of:=+2*[.F617]" office:value-type="float" office:value="2216" calcext:value-type="float">
            <text:p>2216</text:p>
          </table:table-cell>
          <table:table-cell table:formula="of:=+ROUNDDOWN([.D618]/[.C618];0)" office:value-type="float" office:value="0" calcext:value-type="float">
            <text:p>0</text:p>
          </table:table-cell>
          <table:table-cell table:formula="of:=+[.F617]-[.E618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table:formula="of:=+4*[.B619]+1" office:value-type="float" office:value="2465" calcext:value-type="float">
            <text:p>2465</text:p>
          </table:table-cell>
          <table:table-cell table:formula="of:=+2*[.F618]" office:value-type="float" office:value="2216" calcext:value-type="float">
            <text:p>2216</text:p>
          </table:table-cell>
          <table:table-cell table:formula="of:=+ROUNDDOWN([.D619]/[.C619];0)" office:value-type="float" office:value="0" calcext:value-type="float">
            <text:p>0</text:p>
          </table:table-cell>
          <table:table-cell table:formula="of:=+[.F618]-[.E619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table:formula="of:=+4*[.B620]+1" office:value-type="float" office:value="2469" calcext:value-type="float">
            <text:p>2469</text:p>
          </table:table-cell>
          <table:table-cell table:formula="of:=+2*[.F619]" office:value-type="float" office:value="2216" calcext:value-type="float">
            <text:p>2216</text:p>
          </table:table-cell>
          <table:table-cell table:formula="of:=+ROUNDDOWN([.D620]/[.C620];0)" office:value-type="float" office:value="0" calcext:value-type="float">
            <text:p>0</text:p>
          </table:table-cell>
          <table:table-cell table:formula="of:=+[.F619]-[.E620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table:formula="of:=+4*[.B621]+1" office:value-type="float" office:value="2473" calcext:value-type="float">
            <text:p>2473</text:p>
          </table:table-cell>
          <table:table-cell table:formula="of:=+2*[.F620]" office:value-type="float" office:value="2216" calcext:value-type="float">
            <text:p>2216</text:p>
          </table:table-cell>
          <table:table-cell table:formula="of:=+ROUNDDOWN([.D621]/[.C621];0)" office:value-type="float" office:value="0" calcext:value-type="float">
            <text:p>0</text:p>
          </table:table-cell>
          <table:table-cell table:formula="of:=+[.F620]-[.E621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table:formula="of:=+4*[.B622]+1" office:value-type="float" office:value="2477" calcext:value-type="float">
            <text:p>2477</text:p>
          </table:table-cell>
          <table:table-cell table:formula="of:=+2*[.F621]" office:value-type="float" office:value="2216" calcext:value-type="float">
            <text:p>2216</text:p>
          </table:table-cell>
          <table:table-cell table:formula="of:=+ROUNDDOWN([.D622]/[.C622];0)" office:value-type="float" office:value="0" calcext:value-type="float">
            <text:p>0</text:p>
          </table:table-cell>
          <table:table-cell table:formula="of:=+[.F621]-[.E622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table:formula="of:=+4*[.B623]+1" office:value-type="float" office:value="2481" calcext:value-type="float">
            <text:p>2481</text:p>
          </table:table-cell>
          <table:table-cell table:formula="of:=+2*[.F622]" office:value-type="float" office:value="2216" calcext:value-type="float">
            <text:p>2216</text:p>
          </table:table-cell>
          <table:table-cell table:formula="of:=+ROUNDDOWN([.D623]/[.C623];0)" office:value-type="float" office:value="0" calcext:value-type="float">
            <text:p>0</text:p>
          </table:table-cell>
          <table:table-cell table:formula="of:=+[.F622]-[.E623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table:formula="of:=+4*[.B624]+1" office:value-type="float" office:value="2485" calcext:value-type="float">
            <text:p>2485</text:p>
          </table:table-cell>
          <table:table-cell table:formula="of:=+2*[.F623]" office:value-type="float" office:value="2216" calcext:value-type="float">
            <text:p>2216</text:p>
          </table:table-cell>
          <table:table-cell table:formula="of:=+ROUNDDOWN([.D624]/[.C624];0)" office:value-type="float" office:value="0" calcext:value-type="float">
            <text:p>0</text:p>
          </table:table-cell>
          <table:table-cell table:formula="of:=+[.F623]-[.E624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table:formula="of:=+4*[.B625]+1" office:value-type="float" office:value="2489" calcext:value-type="float">
            <text:p>2489</text:p>
          </table:table-cell>
          <table:table-cell table:formula="of:=+2*[.F624]" office:value-type="float" office:value="2216" calcext:value-type="float">
            <text:p>2216</text:p>
          </table:table-cell>
          <table:table-cell table:formula="of:=+ROUNDDOWN([.D625]/[.C625];0)" office:value-type="float" office:value="0" calcext:value-type="float">
            <text:p>0</text:p>
          </table:table-cell>
          <table:table-cell table:formula="of:=+[.F624]-[.E625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table:formula="of:=+4*[.B626]+1" office:value-type="float" office:value="2493" calcext:value-type="float">
            <text:p>2493</text:p>
          </table:table-cell>
          <table:table-cell table:formula="of:=+2*[.F625]" office:value-type="float" office:value="2216" calcext:value-type="float">
            <text:p>2216</text:p>
          </table:table-cell>
          <table:table-cell table:formula="of:=+ROUNDDOWN([.D626]/[.C626];0)" office:value-type="float" office:value="0" calcext:value-type="float">
            <text:p>0</text:p>
          </table:table-cell>
          <table:table-cell table:formula="of:=+[.F625]-[.E626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table:formula="of:=+4*[.B627]+1" office:value-type="float" office:value="2497" calcext:value-type="float">
            <text:p>2497</text:p>
          </table:table-cell>
          <table:table-cell table:formula="of:=+2*[.F626]" office:value-type="float" office:value="2216" calcext:value-type="float">
            <text:p>2216</text:p>
          </table:table-cell>
          <table:table-cell table:formula="of:=+ROUNDDOWN([.D627]/[.C627];0)" office:value-type="float" office:value="0" calcext:value-type="float">
            <text:p>0</text:p>
          </table:table-cell>
          <table:table-cell table:formula="of:=+[.F626]-[.E627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formula="of:=+4*[.B628]+1" office:value-type="float" office:value="2501" calcext:value-type="float">
            <text:p>2501</text:p>
          </table:table-cell>
          <table:table-cell table:formula="of:=+2*[.F627]" office:value-type="float" office:value="2216" calcext:value-type="float">
            <text:p>2216</text:p>
          </table:table-cell>
          <table:table-cell table:formula="of:=+ROUNDDOWN([.D628]/[.C628];0)" office:value-type="float" office:value="0" calcext:value-type="float">
            <text:p>0</text:p>
          </table:table-cell>
          <table:table-cell table:formula="of:=+[.F627]-[.E628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table:formula="of:=+4*[.B629]+1" office:value-type="float" office:value="2505" calcext:value-type="float">
            <text:p>2505</text:p>
          </table:table-cell>
          <table:table-cell table:formula="of:=+2*[.F628]" office:value-type="float" office:value="2216" calcext:value-type="float">
            <text:p>2216</text:p>
          </table:table-cell>
          <table:table-cell table:formula="of:=+ROUNDDOWN([.D629]/[.C629];0)" office:value-type="float" office:value="0" calcext:value-type="float">
            <text:p>0</text:p>
          </table:table-cell>
          <table:table-cell table:formula="of:=+[.F628]-[.E629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table:formula="of:=+4*[.B630]+1" office:value-type="float" office:value="2509" calcext:value-type="float">
            <text:p>2509</text:p>
          </table:table-cell>
          <table:table-cell table:formula="of:=+2*[.F629]" office:value-type="float" office:value="2216" calcext:value-type="float">
            <text:p>2216</text:p>
          </table:table-cell>
          <table:table-cell table:formula="of:=+ROUNDDOWN([.D630]/[.C630];0)" office:value-type="float" office:value="0" calcext:value-type="float">
            <text:p>0</text:p>
          </table:table-cell>
          <table:table-cell table:formula="of:=+[.F629]-[.E630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table:formula="of:=+4*[.B631]+1" office:value-type="float" office:value="2513" calcext:value-type="float">
            <text:p>2513</text:p>
          </table:table-cell>
          <table:table-cell table:formula="of:=+2*[.F630]" office:value-type="float" office:value="2216" calcext:value-type="float">
            <text:p>2216</text:p>
          </table:table-cell>
          <table:table-cell table:formula="of:=+ROUNDDOWN([.D631]/[.C631];0)" office:value-type="float" office:value="0" calcext:value-type="float">
            <text:p>0</text:p>
          </table:table-cell>
          <table:table-cell table:formula="of:=+[.F630]-[.E631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table:formula="of:=+4*[.B632]+1" office:value-type="float" office:value="2517" calcext:value-type="float">
            <text:p>2517</text:p>
          </table:table-cell>
          <table:table-cell table:formula="of:=+2*[.F631]" office:value-type="float" office:value="2216" calcext:value-type="float">
            <text:p>2216</text:p>
          </table:table-cell>
          <table:table-cell table:formula="of:=+ROUNDDOWN([.D632]/[.C632];0)" office:value-type="float" office:value="0" calcext:value-type="float">
            <text:p>0</text:p>
          </table:table-cell>
          <table:table-cell table:formula="of:=+[.F631]-[.E632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table:formula="of:=+4*[.B633]+1" office:value-type="float" office:value="2521" calcext:value-type="float">
            <text:p>2521</text:p>
          </table:table-cell>
          <table:table-cell table:formula="of:=+2*[.F632]" office:value-type="float" office:value="2216" calcext:value-type="float">
            <text:p>2216</text:p>
          </table:table-cell>
          <table:table-cell table:formula="of:=+ROUNDDOWN([.D633]/[.C633];0)" office:value-type="float" office:value="0" calcext:value-type="float">
            <text:p>0</text:p>
          </table:table-cell>
          <table:table-cell table:formula="of:=+[.F632]-[.E633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table:formula="of:=+4*[.B634]+1" office:value-type="float" office:value="2525" calcext:value-type="float">
            <text:p>2525</text:p>
          </table:table-cell>
          <table:table-cell table:formula="of:=+2*[.F633]" office:value-type="float" office:value="2216" calcext:value-type="float">
            <text:p>2216</text:p>
          </table:table-cell>
          <table:table-cell table:formula="of:=+ROUNDDOWN([.D634]/[.C634];0)" office:value-type="float" office:value="0" calcext:value-type="float">
            <text:p>0</text:p>
          </table:table-cell>
          <table:table-cell table:formula="of:=+[.F633]-[.E634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table:formula="of:=+4*[.B635]+1" office:value-type="float" office:value="2529" calcext:value-type="float">
            <text:p>2529</text:p>
          </table:table-cell>
          <table:table-cell table:formula="of:=+2*[.F634]" office:value-type="float" office:value="2216" calcext:value-type="float">
            <text:p>2216</text:p>
          </table:table-cell>
          <table:table-cell table:formula="of:=+ROUNDDOWN([.D635]/[.C635];0)" office:value-type="float" office:value="0" calcext:value-type="float">
            <text:p>0</text:p>
          </table:table-cell>
          <table:table-cell table:formula="of:=+[.F634]-[.E635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table:formula="of:=+4*[.B636]+1" office:value-type="float" office:value="2533" calcext:value-type="float">
            <text:p>2533</text:p>
          </table:table-cell>
          <table:table-cell table:formula="of:=+2*[.F635]" office:value-type="float" office:value="2216" calcext:value-type="float">
            <text:p>2216</text:p>
          </table:table-cell>
          <table:table-cell table:formula="of:=+ROUNDDOWN([.D636]/[.C636];0)" office:value-type="float" office:value="0" calcext:value-type="float">
            <text:p>0</text:p>
          </table:table-cell>
          <table:table-cell table:formula="of:=+[.F635]-[.E636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table:formula="of:=+4*[.B637]+1" office:value-type="float" office:value="2537" calcext:value-type="float">
            <text:p>2537</text:p>
          </table:table-cell>
          <table:table-cell table:formula="of:=+2*[.F636]" office:value-type="float" office:value="2216" calcext:value-type="float">
            <text:p>2216</text:p>
          </table:table-cell>
          <table:table-cell table:formula="of:=+ROUNDDOWN([.D637]/[.C637];0)" office:value-type="float" office:value="0" calcext:value-type="float">
            <text:p>0</text:p>
          </table:table-cell>
          <table:table-cell table:formula="of:=+[.F636]-[.E637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table:formula="of:=+4*[.B638]+1" office:value-type="float" office:value="2541" calcext:value-type="float">
            <text:p>2541</text:p>
          </table:table-cell>
          <table:table-cell table:formula="of:=+2*[.F637]" office:value-type="float" office:value="2216" calcext:value-type="float">
            <text:p>2216</text:p>
          </table:table-cell>
          <table:table-cell table:formula="of:=+ROUNDDOWN([.D638]/[.C638];0)" office:value-type="float" office:value="0" calcext:value-type="float">
            <text:p>0</text:p>
          </table:table-cell>
          <table:table-cell table:formula="of:=+[.F637]-[.E638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table:formula="of:=+4*[.B639]+1" office:value-type="float" office:value="2545" calcext:value-type="float">
            <text:p>2545</text:p>
          </table:table-cell>
          <table:table-cell table:formula="of:=+2*[.F638]" office:value-type="float" office:value="2216" calcext:value-type="float">
            <text:p>2216</text:p>
          </table:table-cell>
          <table:table-cell table:formula="of:=+ROUNDDOWN([.D639]/[.C639];0)" office:value-type="float" office:value="0" calcext:value-type="float">
            <text:p>0</text:p>
          </table:table-cell>
          <table:table-cell table:formula="of:=+[.F638]-[.E639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table:formula="of:=+4*[.B640]+1" office:value-type="float" office:value="2549" calcext:value-type="float">
            <text:p>2549</text:p>
          </table:table-cell>
          <table:table-cell table:formula="of:=+2*[.F639]" office:value-type="float" office:value="2216" calcext:value-type="float">
            <text:p>2216</text:p>
          </table:table-cell>
          <table:table-cell table:formula="of:=+ROUNDDOWN([.D640]/[.C640];0)" office:value-type="float" office:value="0" calcext:value-type="float">
            <text:p>0</text:p>
          </table:table-cell>
          <table:table-cell table:formula="of:=+[.F639]-[.E640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table:formula="of:=+4*[.B641]+1" office:value-type="float" office:value="2553" calcext:value-type="float">
            <text:p>2553</text:p>
          </table:table-cell>
          <table:table-cell table:formula="of:=+2*[.F640]" office:value-type="float" office:value="2216" calcext:value-type="float">
            <text:p>2216</text:p>
          </table:table-cell>
          <table:table-cell table:formula="of:=+ROUNDDOWN([.D641]/[.C641];0)" office:value-type="float" office:value="0" calcext:value-type="float">
            <text:p>0</text:p>
          </table:table-cell>
          <table:table-cell table:formula="of:=+[.F640]-[.E641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table:formula="of:=+4*[.B642]+1" office:value-type="float" office:value="2557" calcext:value-type="float">
            <text:p>2557</text:p>
          </table:table-cell>
          <table:table-cell table:formula="of:=+2*[.F641]" office:value-type="float" office:value="2216" calcext:value-type="float">
            <text:p>2216</text:p>
          </table:table-cell>
          <table:table-cell table:formula="of:=+ROUNDDOWN([.D642]/[.C642];0)" office:value-type="float" office:value="0" calcext:value-type="float">
            <text:p>0</text:p>
          </table:table-cell>
          <table:table-cell table:formula="of:=+[.F641]-[.E642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table:formula="of:=+4*[.B643]+1" office:value-type="float" office:value="2561" calcext:value-type="float">
            <text:p>2561</text:p>
          </table:table-cell>
          <table:table-cell table:formula="of:=+2*[.F642]" office:value-type="float" office:value="2216" calcext:value-type="float">
            <text:p>2216</text:p>
          </table:table-cell>
          <table:table-cell table:formula="of:=+ROUNDDOWN([.D643]/[.C643];0)" office:value-type="float" office:value="0" calcext:value-type="float">
            <text:p>0</text:p>
          </table:table-cell>
          <table:table-cell table:formula="of:=+[.F642]-[.E643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table:formula="of:=+4*[.B644]+1" office:value-type="float" office:value="2565" calcext:value-type="float">
            <text:p>2565</text:p>
          </table:table-cell>
          <table:table-cell table:formula="of:=+2*[.F643]" office:value-type="float" office:value="2216" calcext:value-type="float">
            <text:p>2216</text:p>
          </table:table-cell>
          <table:table-cell table:formula="of:=+ROUNDDOWN([.D644]/[.C644];0)" office:value-type="float" office:value="0" calcext:value-type="float">
            <text:p>0</text:p>
          </table:table-cell>
          <table:table-cell table:formula="of:=+[.F643]-[.E644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table:formula="of:=+4*[.B645]+1" office:value-type="float" office:value="2569" calcext:value-type="float">
            <text:p>2569</text:p>
          </table:table-cell>
          <table:table-cell table:formula="of:=+2*[.F644]" office:value-type="float" office:value="2216" calcext:value-type="float">
            <text:p>2216</text:p>
          </table:table-cell>
          <table:table-cell table:formula="of:=+ROUNDDOWN([.D645]/[.C645];0)" office:value-type="float" office:value="0" calcext:value-type="float">
            <text:p>0</text:p>
          </table:table-cell>
          <table:table-cell table:formula="of:=+[.F644]-[.E645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43" calcext:value-type="float">
            <text:p>643</text:p>
          </table:table-cell>
          <table:table-cell table:formula="of:=+4*[.B646]+1" office:value-type="float" office:value="2573" calcext:value-type="float">
            <text:p>2573</text:p>
          </table:table-cell>
          <table:table-cell table:formula="of:=+2*[.F645]" office:value-type="float" office:value="2216" calcext:value-type="float">
            <text:p>2216</text:p>
          </table:table-cell>
          <table:table-cell table:formula="of:=+ROUNDDOWN([.D646]/[.C646];0)" office:value-type="float" office:value="0" calcext:value-type="float">
            <text:p>0</text:p>
          </table:table-cell>
          <table:table-cell table:formula="of:=+[.F645]-[.E646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table:formula="of:=+4*[.B647]+1" office:value-type="float" office:value="2577" calcext:value-type="float">
            <text:p>2577</text:p>
          </table:table-cell>
          <table:table-cell table:formula="of:=+2*[.F646]" office:value-type="float" office:value="2216" calcext:value-type="float">
            <text:p>2216</text:p>
          </table:table-cell>
          <table:table-cell table:formula="of:=+ROUNDDOWN([.D647]/[.C647];0)" office:value-type="float" office:value="0" calcext:value-type="float">
            <text:p>0</text:p>
          </table:table-cell>
          <table:table-cell table:formula="of:=+[.F646]-[.E647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table:formula="of:=+4*[.B648]+1" office:value-type="float" office:value="2581" calcext:value-type="float">
            <text:p>2581</text:p>
          </table:table-cell>
          <table:table-cell table:formula="of:=+2*[.F647]" office:value-type="float" office:value="2216" calcext:value-type="float">
            <text:p>2216</text:p>
          </table:table-cell>
          <table:table-cell table:formula="of:=+ROUNDDOWN([.D648]/[.C648];0)" office:value-type="float" office:value="0" calcext:value-type="float">
            <text:p>0</text:p>
          </table:table-cell>
          <table:table-cell table:formula="of:=+[.F647]-[.E648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table:formula="of:=+4*[.B649]+1" office:value-type="float" office:value="2585" calcext:value-type="float">
            <text:p>2585</text:p>
          </table:table-cell>
          <table:table-cell table:formula="of:=+2*[.F648]" office:value-type="float" office:value="2216" calcext:value-type="float">
            <text:p>2216</text:p>
          </table:table-cell>
          <table:table-cell table:formula="of:=+ROUNDDOWN([.D649]/[.C649];0)" office:value-type="float" office:value="0" calcext:value-type="float">
            <text:p>0</text:p>
          </table:table-cell>
          <table:table-cell table:formula="of:=+[.F648]-[.E649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table:formula="of:=+4*[.B650]+1" office:value-type="float" office:value="2589" calcext:value-type="float">
            <text:p>2589</text:p>
          </table:table-cell>
          <table:table-cell table:formula="of:=+2*[.F649]" office:value-type="float" office:value="2216" calcext:value-type="float">
            <text:p>2216</text:p>
          </table:table-cell>
          <table:table-cell table:formula="of:=+ROUNDDOWN([.D650]/[.C650];0)" office:value-type="float" office:value="0" calcext:value-type="float">
            <text:p>0</text:p>
          </table:table-cell>
          <table:table-cell table:formula="of:=+[.F649]-[.E650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table:formula="of:=+4*[.B651]+1" office:value-type="float" office:value="2593" calcext:value-type="float">
            <text:p>2593</text:p>
          </table:table-cell>
          <table:table-cell table:formula="of:=+2*[.F650]" office:value-type="float" office:value="2216" calcext:value-type="float">
            <text:p>2216</text:p>
          </table:table-cell>
          <table:table-cell table:formula="of:=+ROUNDDOWN([.D651]/[.C651];0)" office:value-type="float" office:value="0" calcext:value-type="float">
            <text:p>0</text:p>
          </table:table-cell>
          <table:table-cell table:formula="of:=+[.F650]-[.E651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table:formula="of:=+4*[.B652]+1" office:value-type="float" office:value="2597" calcext:value-type="float">
            <text:p>2597</text:p>
          </table:table-cell>
          <table:table-cell table:formula="of:=+2*[.F651]" office:value-type="float" office:value="2216" calcext:value-type="float">
            <text:p>2216</text:p>
          </table:table-cell>
          <table:table-cell table:formula="of:=+ROUNDDOWN([.D652]/[.C652];0)" office:value-type="float" office:value="0" calcext:value-type="float">
            <text:p>0</text:p>
          </table:table-cell>
          <table:table-cell table:formula="of:=+[.F651]-[.E652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formula="of:=+4*[.B653]+1" office:value-type="float" office:value="2601" calcext:value-type="float">
            <text:p>2601</text:p>
          </table:table-cell>
          <table:table-cell table:formula="of:=+2*[.F652]" office:value-type="float" office:value="2216" calcext:value-type="float">
            <text:p>2216</text:p>
          </table:table-cell>
          <table:table-cell table:formula="of:=+ROUNDDOWN([.D653]/[.C653];0)" office:value-type="float" office:value="0" calcext:value-type="float">
            <text:p>0</text:p>
          </table:table-cell>
          <table:table-cell table:formula="of:=+[.F652]-[.E653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table:formula="of:=+4*[.B654]+1" office:value-type="float" office:value="2605" calcext:value-type="float">
            <text:p>2605</text:p>
          </table:table-cell>
          <table:table-cell table:formula="of:=+2*[.F653]" office:value-type="float" office:value="2216" calcext:value-type="float">
            <text:p>2216</text:p>
          </table:table-cell>
          <table:table-cell table:formula="of:=+ROUNDDOWN([.D654]/[.C654];0)" office:value-type="float" office:value="0" calcext:value-type="float">
            <text:p>0</text:p>
          </table:table-cell>
          <table:table-cell table:formula="of:=+[.F653]-[.E654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table:formula="of:=+4*[.B655]+1" office:value-type="float" office:value="2609" calcext:value-type="float">
            <text:p>2609</text:p>
          </table:table-cell>
          <table:table-cell table:formula="of:=+2*[.F654]" office:value-type="float" office:value="2216" calcext:value-type="float">
            <text:p>2216</text:p>
          </table:table-cell>
          <table:table-cell table:formula="of:=+ROUNDDOWN([.D655]/[.C655];0)" office:value-type="float" office:value="0" calcext:value-type="float">
            <text:p>0</text:p>
          </table:table-cell>
          <table:table-cell table:formula="of:=+[.F654]-[.E655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 table:formula="of:=+4*[.B656]+1" office:value-type="float" office:value="2613" calcext:value-type="float">
            <text:p>2613</text:p>
          </table:table-cell>
          <table:table-cell table:formula="of:=+2*[.F655]" office:value-type="float" office:value="2216" calcext:value-type="float">
            <text:p>2216</text:p>
          </table:table-cell>
          <table:table-cell table:formula="of:=+ROUNDDOWN([.D656]/[.C656];0)" office:value-type="float" office:value="0" calcext:value-type="float">
            <text:p>0</text:p>
          </table:table-cell>
          <table:table-cell table:formula="of:=+[.F655]-[.E656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table:formula="of:=+4*[.B657]+1" office:value-type="float" office:value="2617" calcext:value-type="float">
            <text:p>2617</text:p>
          </table:table-cell>
          <table:table-cell table:formula="of:=+2*[.F656]" office:value-type="float" office:value="2216" calcext:value-type="float">
            <text:p>2216</text:p>
          </table:table-cell>
          <table:table-cell table:formula="of:=+ROUNDDOWN([.D657]/[.C657];0)" office:value-type="float" office:value="0" calcext:value-type="float">
            <text:p>0</text:p>
          </table:table-cell>
          <table:table-cell table:formula="of:=+[.F656]-[.E657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table:formula="of:=+4*[.B658]+1" office:value-type="float" office:value="2621" calcext:value-type="float">
            <text:p>2621</text:p>
          </table:table-cell>
          <table:table-cell table:formula="of:=+2*[.F657]" office:value-type="float" office:value="2216" calcext:value-type="float">
            <text:p>2216</text:p>
          </table:table-cell>
          <table:table-cell table:formula="of:=+ROUNDDOWN([.D658]/[.C658];0)" office:value-type="float" office:value="0" calcext:value-type="float">
            <text:p>0</text:p>
          </table:table-cell>
          <table:table-cell table:formula="of:=+[.F657]-[.E658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table:formula="of:=+4*[.B659]+1" office:value-type="float" office:value="2625" calcext:value-type="float">
            <text:p>2625</text:p>
          </table:table-cell>
          <table:table-cell table:formula="of:=+2*[.F658]" office:value-type="float" office:value="2216" calcext:value-type="float">
            <text:p>2216</text:p>
          </table:table-cell>
          <table:table-cell table:formula="of:=+ROUNDDOWN([.D659]/[.C659];0)" office:value-type="float" office:value="0" calcext:value-type="float">
            <text:p>0</text:p>
          </table:table-cell>
          <table:table-cell table:formula="of:=+[.F658]-[.E659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table:formula="of:=+4*[.B660]+1" office:value-type="float" office:value="2629" calcext:value-type="float">
            <text:p>2629</text:p>
          </table:table-cell>
          <table:table-cell table:formula="of:=+2*[.F659]" office:value-type="float" office:value="2216" calcext:value-type="float">
            <text:p>2216</text:p>
          </table:table-cell>
          <table:table-cell table:formula="of:=+ROUNDDOWN([.D660]/[.C660];0)" office:value-type="float" office:value="0" calcext:value-type="float">
            <text:p>0</text:p>
          </table:table-cell>
          <table:table-cell table:formula="of:=+[.F659]-[.E660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 table:formula="of:=+4*[.B661]+1" office:value-type="float" office:value="2633" calcext:value-type="float">
            <text:p>2633</text:p>
          </table:table-cell>
          <table:table-cell table:formula="of:=+2*[.F660]" office:value-type="float" office:value="2216" calcext:value-type="float">
            <text:p>2216</text:p>
          </table:table-cell>
          <table:table-cell table:formula="of:=+ROUNDDOWN([.D661]/[.C661];0)" office:value-type="float" office:value="0" calcext:value-type="float">
            <text:p>0</text:p>
          </table:table-cell>
          <table:table-cell table:formula="of:=+[.F660]-[.E661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table:formula="of:=+4*[.B662]+1" office:value-type="float" office:value="2637" calcext:value-type="float">
            <text:p>2637</text:p>
          </table:table-cell>
          <table:table-cell table:formula="of:=+2*[.F661]" office:value-type="float" office:value="2216" calcext:value-type="float">
            <text:p>2216</text:p>
          </table:table-cell>
          <table:table-cell table:formula="of:=+ROUNDDOWN([.D662]/[.C662];0)" office:value-type="float" office:value="0" calcext:value-type="float">
            <text:p>0</text:p>
          </table:table-cell>
          <table:table-cell table:formula="of:=+[.F661]-[.E662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table:formula="of:=+4*[.B663]+1" office:value-type="float" office:value="2641" calcext:value-type="float">
            <text:p>2641</text:p>
          </table:table-cell>
          <table:table-cell table:formula="of:=+2*[.F662]" office:value-type="float" office:value="2216" calcext:value-type="float">
            <text:p>2216</text:p>
          </table:table-cell>
          <table:table-cell table:formula="of:=+ROUNDDOWN([.D663]/[.C663];0)" office:value-type="float" office:value="0" calcext:value-type="float">
            <text:p>0</text:p>
          </table:table-cell>
          <table:table-cell table:formula="of:=+[.F662]-[.E663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table:formula="of:=+4*[.B664]+1" office:value-type="float" office:value="2645" calcext:value-type="float">
            <text:p>2645</text:p>
          </table:table-cell>
          <table:table-cell table:formula="of:=+2*[.F663]" office:value-type="float" office:value="2216" calcext:value-type="float">
            <text:p>2216</text:p>
          </table:table-cell>
          <table:table-cell table:formula="of:=+ROUNDDOWN([.D664]/[.C664];0)" office:value-type="float" office:value="0" calcext:value-type="float">
            <text:p>0</text:p>
          </table:table-cell>
          <table:table-cell table:formula="of:=+[.F663]-[.E664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table:formula="of:=+4*[.B665]+1" office:value-type="float" office:value="2649" calcext:value-type="float">
            <text:p>2649</text:p>
          </table:table-cell>
          <table:table-cell table:formula="of:=+2*[.F664]" office:value-type="float" office:value="2216" calcext:value-type="float">
            <text:p>2216</text:p>
          </table:table-cell>
          <table:table-cell table:formula="of:=+ROUNDDOWN([.D665]/[.C665];0)" office:value-type="float" office:value="0" calcext:value-type="float">
            <text:p>0</text:p>
          </table:table-cell>
          <table:table-cell table:formula="of:=+[.F664]-[.E665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table:formula="of:=+4*[.B666]+1" office:value-type="float" office:value="2653" calcext:value-type="float">
            <text:p>2653</text:p>
          </table:table-cell>
          <table:table-cell table:formula="of:=+2*[.F665]" office:value-type="float" office:value="2216" calcext:value-type="float">
            <text:p>2216</text:p>
          </table:table-cell>
          <table:table-cell table:formula="of:=+ROUNDDOWN([.D666]/[.C666];0)" office:value-type="float" office:value="0" calcext:value-type="float">
            <text:p>0</text:p>
          </table:table-cell>
          <table:table-cell table:formula="of:=+[.F665]-[.E666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table:formula="of:=+4*[.B667]+1" office:value-type="float" office:value="2657" calcext:value-type="float">
            <text:p>2657</text:p>
          </table:table-cell>
          <table:table-cell table:formula="of:=+2*[.F666]" office:value-type="float" office:value="2216" calcext:value-type="float">
            <text:p>2216</text:p>
          </table:table-cell>
          <table:table-cell table:formula="of:=+ROUNDDOWN([.D667]/[.C667];0)" office:value-type="float" office:value="0" calcext:value-type="float">
            <text:p>0</text:p>
          </table:table-cell>
          <table:table-cell table:formula="of:=+[.F666]-[.E667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65" calcext:value-type="float">
            <text:p>665</text:p>
          </table:table-cell>
          <table:table-cell table:formula="of:=+4*[.B668]+1" office:value-type="float" office:value="2661" calcext:value-type="float">
            <text:p>2661</text:p>
          </table:table-cell>
          <table:table-cell table:formula="of:=+2*[.F667]" office:value-type="float" office:value="2216" calcext:value-type="float">
            <text:p>2216</text:p>
          </table:table-cell>
          <table:table-cell table:formula="of:=+ROUNDDOWN([.D668]/[.C668];0)" office:value-type="float" office:value="0" calcext:value-type="float">
            <text:p>0</text:p>
          </table:table-cell>
          <table:table-cell table:formula="of:=+[.F667]-[.E668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table:formula="of:=+4*[.B669]+1" office:value-type="float" office:value="2665" calcext:value-type="float">
            <text:p>2665</text:p>
          </table:table-cell>
          <table:table-cell table:formula="of:=+2*[.F668]" office:value-type="float" office:value="2216" calcext:value-type="float">
            <text:p>2216</text:p>
          </table:table-cell>
          <table:table-cell table:formula="of:=+ROUNDDOWN([.D669]/[.C669];0)" office:value-type="float" office:value="0" calcext:value-type="float">
            <text:p>0</text:p>
          </table:table-cell>
          <table:table-cell table:formula="of:=+[.F668]-[.E669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table:formula="of:=+4*[.B670]+1" office:value-type="float" office:value="2669" calcext:value-type="float">
            <text:p>2669</text:p>
          </table:table-cell>
          <table:table-cell table:formula="of:=+2*[.F669]" office:value-type="float" office:value="2216" calcext:value-type="float">
            <text:p>2216</text:p>
          </table:table-cell>
          <table:table-cell table:formula="of:=+ROUNDDOWN([.D670]/[.C670];0)" office:value-type="float" office:value="0" calcext:value-type="float">
            <text:p>0</text:p>
          </table:table-cell>
          <table:table-cell table:formula="of:=+[.F669]-[.E670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table:formula="of:=+4*[.B671]+1" office:value-type="float" office:value="2673" calcext:value-type="float">
            <text:p>2673</text:p>
          </table:table-cell>
          <table:table-cell table:formula="of:=+2*[.F670]" office:value-type="float" office:value="2216" calcext:value-type="float">
            <text:p>2216</text:p>
          </table:table-cell>
          <table:table-cell table:formula="of:=+ROUNDDOWN([.D671]/[.C671];0)" office:value-type="float" office:value="0" calcext:value-type="float">
            <text:p>0</text:p>
          </table:table-cell>
          <table:table-cell table:formula="of:=+[.F670]-[.E671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table:formula="of:=+4*[.B672]+1" office:value-type="float" office:value="2677" calcext:value-type="float">
            <text:p>2677</text:p>
          </table:table-cell>
          <table:table-cell table:formula="of:=+2*[.F671]" office:value-type="float" office:value="2216" calcext:value-type="float">
            <text:p>2216</text:p>
          </table:table-cell>
          <table:table-cell table:formula="of:=+ROUNDDOWN([.D672]/[.C672];0)" office:value-type="float" office:value="0" calcext:value-type="float">
            <text:p>0</text:p>
          </table:table-cell>
          <table:table-cell table:formula="of:=+[.F671]-[.E672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table:formula="of:=+4*[.B673]+1" office:value-type="float" office:value="2681" calcext:value-type="float">
            <text:p>2681</text:p>
          </table:table-cell>
          <table:table-cell table:formula="of:=+2*[.F672]" office:value-type="float" office:value="2216" calcext:value-type="float">
            <text:p>2216</text:p>
          </table:table-cell>
          <table:table-cell table:formula="of:=+ROUNDDOWN([.D673]/[.C673];0)" office:value-type="float" office:value="0" calcext:value-type="float">
            <text:p>0</text:p>
          </table:table-cell>
          <table:table-cell table:formula="of:=+[.F672]-[.E673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table:formula="of:=+4*[.B674]+1" office:value-type="float" office:value="2685" calcext:value-type="float">
            <text:p>2685</text:p>
          </table:table-cell>
          <table:table-cell table:formula="of:=+2*[.F673]" office:value-type="float" office:value="2216" calcext:value-type="float">
            <text:p>2216</text:p>
          </table:table-cell>
          <table:table-cell table:formula="of:=+ROUNDDOWN([.D674]/[.C674];0)" office:value-type="float" office:value="0" calcext:value-type="float">
            <text:p>0</text:p>
          </table:table-cell>
          <table:table-cell table:formula="of:=+[.F673]-[.E674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table:formula="of:=+4*[.B675]+1" office:value-type="float" office:value="2689" calcext:value-type="float">
            <text:p>2689</text:p>
          </table:table-cell>
          <table:table-cell table:formula="of:=+2*[.F674]" office:value-type="float" office:value="2216" calcext:value-type="float">
            <text:p>2216</text:p>
          </table:table-cell>
          <table:table-cell table:formula="of:=+ROUNDDOWN([.D675]/[.C675];0)" office:value-type="float" office:value="0" calcext:value-type="float">
            <text:p>0</text:p>
          </table:table-cell>
          <table:table-cell table:formula="of:=+[.F674]-[.E675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table:formula="of:=+4*[.B676]+1" office:value-type="float" office:value="2693" calcext:value-type="float">
            <text:p>2693</text:p>
          </table:table-cell>
          <table:table-cell table:formula="of:=+2*[.F675]" office:value-type="float" office:value="2216" calcext:value-type="float">
            <text:p>2216</text:p>
          </table:table-cell>
          <table:table-cell table:formula="of:=+ROUNDDOWN([.D676]/[.C676];0)" office:value-type="float" office:value="0" calcext:value-type="float">
            <text:p>0</text:p>
          </table:table-cell>
          <table:table-cell table:formula="of:=+[.F675]-[.E676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table:formula="of:=+4*[.B677]+1" office:value-type="float" office:value="2697" calcext:value-type="float">
            <text:p>2697</text:p>
          </table:table-cell>
          <table:table-cell table:formula="of:=+2*[.F676]" office:value-type="float" office:value="2216" calcext:value-type="float">
            <text:p>2216</text:p>
          </table:table-cell>
          <table:table-cell table:formula="of:=+ROUNDDOWN([.D677]/[.C677];0)" office:value-type="float" office:value="0" calcext:value-type="float">
            <text:p>0</text:p>
          </table:table-cell>
          <table:table-cell table:formula="of:=+[.F676]-[.E677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table:formula="of:=+4*[.B678]+1" office:value-type="float" office:value="2701" calcext:value-type="float">
            <text:p>2701</text:p>
          </table:table-cell>
          <table:table-cell table:formula="of:=+2*[.F677]" office:value-type="float" office:value="2216" calcext:value-type="float">
            <text:p>2216</text:p>
          </table:table-cell>
          <table:table-cell table:formula="of:=+ROUNDDOWN([.D678]/[.C678];0)" office:value-type="float" office:value="0" calcext:value-type="float">
            <text:p>0</text:p>
          </table:table-cell>
          <table:table-cell table:formula="of:=+[.F677]-[.E678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table:formula="of:=+4*[.B679]+1" office:value-type="float" office:value="2705" calcext:value-type="float">
            <text:p>2705</text:p>
          </table:table-cell>
          <table:table-cell table:formula="of:=+2*[.F678]" office:value-type="float" office:value="2216" calcext:value-type="float">
            <text:p>2216</text:p>
          </table:table-cell>
          <table:table-cell table:formula="of:=+ROUNDDOWN([.D679]/[.C679];0)" office:value-type="float" office:value="0" calcext:value-type="float">
            <text:p>0</text:p>
          </table:table-cell>
          <table:table-cell table:formula="of:=+[.F678]-[.E679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table:formula="of:=+4*[.B680]+1" office:value-type="float" office:value="2709" calcext:value-type="float">
            <text:p>2709</text:p>
          </table:table-cell>
          <table:table-cell table:formula="of:=+2*[.F679]" office:value-type="float" office:value="2216" calcext:value-type="float">
            <text:p>2216</text:p>
          </table:table-cell>
          <table:table-cell table:formula="of:=+ROUNDDOWN([.D680]/[.C680];0)" office:value-type="float" office:value="0" calcext:value-type="float">
            <text:p>0</text:p>
          </table:table-cell>
          <table:table-cell table:formula="of:=+[.F679]-[.E680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table:formula="of:=+4*[.B681]+1" office:value-type="float" office:value="2713" calcext:value-type="float">
            <text:p>2713</text:p>
          </table:table-cell>
          <table:table-cell table:formula="of:=+2*[.F680]" office:value-type="float" office:value="2216" calcext:value-type="float">
            <text:p>2216</text:p>
          </table:table-cell>
          <table:table-cell table:formula="of:=+ROUNDDOWN([.D681]/[.C681];0)" office:value-type="float" office:value="0" calcext:value-type="float">
            <text:p>0</text:p>
          </table:table-cell>
          <table:table-cell table:formula="of:=+[.F680]-[.E681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table:formula="of:=+4*[.B682]+1" office:value-type="float" office:value="2717" calcext:value-type="float">
            <text:p>2717</text:p>
          </table:table-cell>
          <table:table-cell table:formula="of:=+2*[.F681]" office:value-type="float" office:value="2216" calcext:value-type="float">
            <text:p>2216</text:p>
          </table:table-cell>
          <table:table-cell table:formula="of:=+ROUNDDOWN([.D682]/[.C682];0)" office:value-type="float" office:value="0" calcext:value-type="float">
            <text:p>0</text:p>
          </table:table-cell>
          <table:table-cell table:formula="of:=+[.F681]-[.E682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table:formula="of:=+4*[.B683]+1" office:value-type="float" office:value="2721" calcext:value-type="float">
            <text:p>2721</text:p>
          </table:table-cell>
          <table:table-cell table:formula="of:=+2*[.F682]" office:value-type="float" office:value="2216" calcext:value-type="float">
            <text:p>2216</text:p>
          </table:table-cell>
          <table:table-cell table:formula="of:=+ROUNDDOWN([.D683]/[.C683];0)" office:value-type="float" office:value="0" calcext:value-type="float">
            <text:p>0</text:p>
          </table:table-cell>
          <table:table-cell table:formula="of:=+[.F682]-[.E683]" office:value-type="float" office:value="1108" calcext:value-type="float">
            <text:p>1108</text:p>
          </table:table-cell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table:formula="of:=+4*[.B684]+1" office:value-type="float" office:value="2725" calcext:value-type="float">
            <text:p>2725</text:p>
          </table:table-cell>
          <table:table-cell table:formula="of:=+2*[.F683]" office:value-type="float" office:value="2216" calcext:value-type="float">
            <text:p>2216</text:p>
          </table:table-cell>
          <table:table-cell table:formula="of:=+ROUNDDOWN([.D684]/[.C684];0)" office:value-type="float" office:value="0" calcext:value-type="float">
            <text:p>0</text:p>
          </table:table-cell>
          <table:table-cell table:formula="of:=+[.F683]-[.E684]" office:value-type="float" office:value="1108" calcext:value-type="float">
            <text:p>1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22:34:32.136996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7:38:57.575187264</meta:creation-date>
    <dc:date>2020-04-20T22:34:46.177238237</dc:date>
    <meta:editing-duration>PT5H50M39S</meta:editing-duration>
    <meta:editing-cycles>4</meta:editing-cycles>
    <meta:generator>LibreOffice/6.0.7.3$Linux_X86_64 LibreOffice_project/00m0$Build-3</meta:generator>
    <meta:document-statistic meta:table-count="2" meta:cell-count="43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978cm" svg:height="7.306cm" xlink:href=".." xlink:type="simple" chart:class="chart:scatter" chart:style-name="ch1">
        <chart:legend chart:legend-position="end" svg:x="10.126cm" svg:y="3.354cm" style:legend-expansion="high" chart:style-name="ch2"/>
        <chart:plot-area chart:style-name="ch3" table:cell-range-address="Sheet1.B4:Sheet1.C247" svg:x="0.259cm" svg:y="0.146cm" svg:width="9.608cm" svg:height="7.014cm">
          <chartooo:coordinate-region svg:x="1.436cm" svg:y="0.345cm" svg:width="8.151cm" svg:height="6.1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247" chart:class="chart:scatter">
            <chart:domain table:cell-range-address="Sheet1.B4:Sheet1.B247"/>
            <chart:data-point chart:repeated="2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247</svg:desc>
                </draw:g>
              </table:table-cell>
              <table:table-cell office:value-type="float" office:value="65535">
                <text:p>65535</text:p>
                <draw:g>
                  <svg:desc>Sheet1.C4:Sheet1.C2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567.248">
                <text:p>16567.2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1833.7485714286">
                <text:p>11833.74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466.99885714286">
                <text:p>9466.99885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010.5374945055">
                <text:p>8010.5374945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009.22030769231">
                <text:p>7009.22030769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271.4076437247">
                <text:p>6271.4076437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701.27967611336">
                <text:p>5701.27967611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245.17730202429">
                <text:p>5245.17730202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870.52178045113">
                <text:p>4870.521780451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556.29456880912">
                <text:p>4556.294568809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288.27724123211">
                <text:p>4288.277241232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056.47847143578">
                <text:p>4056.478471435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853.65454786399">
                <text:p>3853.65454786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674.41480145172">
                <text:p>3674.414801451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514.65763617121">
                <text:p>3514.65763617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371.20222244993">
                <text:p>3371.202222449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241.54059850955">
                <text:p>3241.540598509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123.66639492738">
                <text:p>3123.666394927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015.95376061954">
                <text:p>3015.95376061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917.07003076317">
                <text:p>2917.070030763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825.91159230182">
                <text:p>2825.91159230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741.55602238236">
                <text:p>2741.556022382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663.22585031429">
                <text:p>2663.225850314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90.26075852486">
                <text:p>2590.260758524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22.09600172157">
                <text:p>2522.096001721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458.24547003242">
                <text:p>2458.245470032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398.28826344626">
                <text:p>2398.288263446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341.85795136517">
                <text:p>2341.857951365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288.63390701597">
                <text:p>2288.633907015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238.33426070792">
                <text:p>2238.334260707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190.71012750137">
                <text:p>2190.710127501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145.54084652196">
                <text:p>2145.540846521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102.63002959152">
                <text:p>2102.630029591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061.80226202664">
                <text:p>2061.802262026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022.90033255444">
                <text:p>2022.900332554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985.78289525986">
                <text:p>1985.782895259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950.32248641593">
                <text:p>1950.322486415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916.40383447827">
                <text:p>1916.403834478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883.92241355491">
                <text:p>1883.922413554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852.78320010772">
                <text:p>1852.783200107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822.89960010598">
                <text:p>1822.899600105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794.19251978935">
                <text:p>1794.192519789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766.58955794644">
                <text:p>1766.589557946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740.02430143596">
                <text:p>1740.024301435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714.43570876779">
                <text:p>1714.435708767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689.76756907329">
                <text:p>1689.767569073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665.9680258469">
                <text:p>1665.96802584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642.98915652488">
                <text:p>1642.989156524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620.78660035562">
                <text:p>1620.786600355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599.31922816548">
                <text:p>1599.319228165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578.54884857892">
                <text:p>1578.548848578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558.43994604925">
                <text:p>1558.439946049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538.95944672363">
                <text:p>1538.959446723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520.07650872702">
                <text:p>1520.076508727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501.76233392308">
                <text:p>1501.762333923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483.98999861039">
                <text:p>1483.989998610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466.73430095213">
                <text:p>1466.734300952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449.97162322696">
                <text:p>1449.971623226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433.67980723564">
                <text:p>1433.679807235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417.83804140984">
                <text:p>1417.838041409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402.42675835103">
                <text:p>1402.426758351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387.42754168418">
                <text:p>1387.427541684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372.8230412454">
                <text:p>1372.82304124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358.59689574026">
                <text:p>1358.596895740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344.73366211026">
                <text:p>1344.733662110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331.21875093327">
                <text:p>1331.218750933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318.03836726067">
                <text:p>1318.038367260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305.17945636056">
                <text:p>1305.179456360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292.62965389556">
                <text:p>1292.629653895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280.37724011456">
                <text:p>1280.377240114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268.41109768358">
                <text:p>1268.411097683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256.72067282014">
                <text:p>1256.720672820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245.29593943086">
                <text:p>1245.295939430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234.12736598305">
                <text:p>1234.127365983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223.20588486816">
                <text:p>1223.205884868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212.52286403961">
                <text:p>1212.522864039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202.07008072893">
                <text:p>1202.070080728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191.83969706315">
                <text:p>1191.839697063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181.82423742396">
                <text:p>1181.824237423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172.01656740385">
                <text:p>1172.016567403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162.40987422841">
                <text:p>1162.409874228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152.99764852615">
                <text:p>1152.997648526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143.77366733794">
                <text:p>1143.773667337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134.73197826808">
                <text:p>1134.731978268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125.86688468786">
                <text:p>1125.866884687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117.17293191035">
                <text:p>1117.172931910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108.64489426218">
                <text:p>1108.644894262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100.27776298473">
                <text:p>1100.277762984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092.06673490275">
                <text:p>1092.066734902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084.00720180384">
                <text:p>1084.007201803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076.0947404768">
                <text:p>1076.09474047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068.32510336145">
                <text:p>1068.325103361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060.69420976601">
                <text:p>1060.694209766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053.19813761218">
                <text:p>1053.198137612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045.83311567084">
                <text:p>1045.833115670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038.59551625443">
                <text:p>1038.595516254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031.48184833488">
                <text:p>1031.481848334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024.48875105803">
                <text:p>1024.488751058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017.61298762811">
                <text:p>1017.612987628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010.85143953756">
                <text:p>1010.851439537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004.20110111955">
                <text:p>1004.201101119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997.659074402161">
                <text:p>997.6590744021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991.222564244727">
                <text:p>991.2225642447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984.888873738371">
                <text:p>984.8888737383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978.655399853951">
                <text:p>978.6553998539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972.519629321951">
                <text:p>972.5196293219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966.479134729889">
                <text:p>966.4791347298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960.53157082386">
                <text:p>960.531570823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954.674671001763">
                <text:p>954.6746710017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948.906243986647">
                <text:p>948.9062439866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943.224170669361">
                <text:p>943.2241706693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937.626401110492">
                <text:p>937.6264011104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932.110951692195">
                <text:p>932.1109516921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926.675902411191">
                <text:p>926.6759024111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921.319394304768">
                <text:p>921.3193943047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916.039627002162">
                <text:p>916.0396270021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910.834856394195">
                <text:p>910.8348563941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905.70339241451">
                <text:p>905.703392414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900.643596926161">
                <text:p>900.6435969261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895.653881707733">
                <text:p>895.6538817077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890.732706533515">
                <text:p>890.7327065335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885.878577342596">
                <text:p>885.8785773425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881.090044492096">
                <text:p>881.0900444920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876.365701089994">
                <text:p>876.3657010899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871.704181403345">
                <text:p>871.7041814033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867.104159337892">
                <text:p>867.1041593378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862.564346985337">
                <text:p>862.5643469853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858.083493234764">
                <text:p>858.0834932347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853.660382444894">
                <text:p>853.6603824448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849.293833174076">
                <text:p>849.2938331740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844.982696965071">
                <text:p>844.9826969650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840.725857181871">
                <text:p>840.7258571818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836.522227895962">
                <text:p>836.5222278959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832.370752819555">
                <text:p>832.3707528195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828.270404283498">
                <text:p>828.2704042834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824.220182257662">
                <text:p>824.2201822576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820.219113411751">
                <text:p>820.2191134117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816.266250214586">
                <text:p>816.2662502145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812.360670070019">
                <text:p>812.3606700700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808.501474487739">
                <text:p>808.5014744877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804.687788287325">
                <text:p>804.6877882873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800.918758833988">
                <text:p>800.9187588339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797.193555304528">
                <text:p>797.1935553045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793.511367982105">
                <text:p>793.5113679821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789.871407578517">
                <text:p>789.8714075785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786.272904582715">
                <text:p>786.2729045827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782.715108634377">
                <text:p>782.7151086343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779.197287921414">
                <text:p>779.1972879214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775.718728600336">
                <text:p>775.7187286003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772.278734238472">
                <text:p>772.2787342384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768.876625277069">
                <text:p>768.8766252770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765.511738514369">
                <text:p>765.5117385143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762.183426607784">
                <text:p>762.1834266077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758.89105759436">
                <text:p>758.891057594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755.634014428719">
                <text:p>755.6340144287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752.411694537765">
                <text:p>752.4116945377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749.223509391418">
                <text:p>749.2235093914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746.068884088718">
                <text:p>746.0688840887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742.947256958639">
                <text:p>742.9472569586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739.858079175027">
                <text:p>739.8580791750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736.800814385048">
                <text:p>736.8008143850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733.774938350613">
                <text:p>733.7749383506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730.779938602243">
                <text:p>730.7799386022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727.815314104871">
                <text:p>727.8153141048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724.880574935093">
                <text:p>724.8805749350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721.975241969421">
                <text:p>721.9752419694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719.098846583089">
                <text:p>719.0988465830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716.250930358997">
                <text:p>716.2509303589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713.431044806403">
                <text:p>713.4310448064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710.638751088961">
                <text:p>710.6387510889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707.873619761767">
                <text:p>707.8736197617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705.13523051704">
                <text:p>705.135230517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702.423171938129">
                <text:p>702.4231719381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699.737041261501">
                <text:p>699.7370412615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697.076444146438">
                <text:p>697.0764441464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694.440994452123">
                <text:p>694.4409944521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691.830314021852">
                <text:p>691.8303140218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689.244032474107">
                <text:p>689.2440324741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686.681787000225">
                <text:p>686.6817870002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684.143222168431">
                <text:p>684.1432221684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681.627989733989">
                <text:p>681.6279897339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679.135748455254">
                <text:p>679.1357484552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676.666163915416">
                <text:p>676.6661639154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674.218908349719">
                <text:p>674.2189083497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671.793660477957">
                <text:p>671.7936604779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669.390105342079">
                <text:p>669.3901053420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667.007934148691">
                <text:p>667.0079341486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664.646844116306">
                <text:p>664.6468441163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662.306538327164">
                <text:p>662.3065383271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659.986725583461">
                <text:p>659.9867255834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657.687120267839">
                <text:p>657.6871202678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655.407442207986">
                <text:p>655.4074422079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653.147416545199">
                <text:p>653.1474165451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650.906773606794">
                <text:p>650.9067736067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648.685248782197">
                <text:p>648.6852487821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646.482582402631">
                <text:p>646.4825824026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644.298519624244">
                <text:p>644.298519624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642.132810314583">
                <text:p>642.1328103145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639.985208942293">
                <text:p>639.9852089422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637.85547446994">
                <text:p>637.855474469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635.74337024984">
                <text:p>635.743370249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633.648663922823">
                <text:p>633.6486639228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631.571127319797">
                <text:p>631.5711273197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629.510536366062">
                <text:p>629.5105363660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627.46667098825">
                <text:p>627.466670988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625.439315023829">
                <text:p>625.4393150238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623.428256133077">
                <text:p>623.4282561330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621.433285713452">
                <text:p>621.4332857134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619.454198816275">
                <text:p>619.4541988162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617.490794065669">
                <text:p>617.4907940656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615.542873579657">
                <text:p>615.5428735796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613.610242893379">
                <text:p>613.6102428933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611.692710884337">
                <text:p>611.69271088433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609.790089699627">
                <text:p>609.7900896996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607.902194685077">
                <text:p>607.9021946850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606.028844316248">
                <text:p>606.0288443162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604.169860131229">
                <text:p>604.1698601312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602.325066665179">
                <text:p>602.3250666651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600.494291386562">
                <text:p>600.4942913865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598.677364635014">
                <text:p>598.6773646350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596.874119560812">
                <text:p>596.8741195608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595.084392065877">
                <text:p>595.0843920658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593.308020746277">
                <text:p>593.3080207462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591.544846836184">
                <text:p>591.5448468361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589.794714153237">
                <text:p>589.7947141532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588.057469045275">
                <text:p>588.0574690452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586.332960338397">
                <text:p>586.3329603383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584.621039286314">
                <text:p>584.6210392863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582.921559520947">
                <text:p>582.9215595209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581.234377004244">
                <text:p>581.2343770042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579.559349981177">
                <text:p>579.5593499811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577.896338933885">
                <text:p>577.8963389338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576.245206536931">
                <text:p>576.2452065369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574.60581761364">
                <text:p>574.605817613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572.978039093488">
                <text:p>572.97803909348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571.361739970516">
                <text:p>571.3617399705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569.756791262734">
                <text:p>569.7567912627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568.163065972488">
                <text:p>568.1630659724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566.580439047774">
                <text:p>566.5804390477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565.008787344451">
                <text:p>565.0087873444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563.447989589356">
                <text:p>563.4479895893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561.897926344268">
                <text:p>561.8979263442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560.358479970722">
                <text:p>560.3584799707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575cm" svg:height="6.323cm" xlink:href=".." xlink:type="simple" chart:class="chart:scatter" chart:style-name="ch1">
        <chart:legend chart:legend-position="end" svg:x="10.723cm" svg:y="2.862cm" style:legend-expansion="high" chart:style-name="ch2"/>
        <chart:plot-area chart:style-name="ch3" table:cell-range-address="Sheet1.B4:Sheet1.B247 Sheet1.E4:Sheet1.E247" svg:x="0.271cm" svg:y="0.126cm" svg:width="10.181cm" svg:height="6.071cm">
          <chartooo:coordinate-region svg:x="1.448cm" svg:y="0.325cm" svg:width="8.724cm" svg:height="5.2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4:Sheet1.E247" chart:class="chart:scatter">
            <chart:domain table:cell-range-address="Sheet1.B4:Sheet1.B247"/>
            <chart:data-point chart:repeated="2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247</svg:desc>
                </draw:g>
              </table:table-cell>
              <table:table-cell office:value-type="float" office:value="65535">
                <text:p>65535</text:p>
                <draw:g>
                  <svg:desc>Sheet1.E4:Sheet1.E2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9321">
                <text:p>393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0583">
                <text:p>30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5877.9230769231">
                <text:p>25877.9230769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2833.4615384615">
                <text:p>22833.4615384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0658.8461538462">
                <text:p>20658.84615384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9006.1384615385">
                <text:p>19006.1384615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7695.3702917772">
                <text:p>17695.3702917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6622.9236074271">
                <text:p>16622.9236074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5724.3871962148">
                <text:p>15724.38719621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4957.3439183506">
                <text:p>14957.34391835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4292.5730775351">
                <text:p>14292.57307753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709.2027478398">
                <text:p>13709.20274783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191.8743422609">
                <text:p>13191.87434226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729.0015583219">
                <text:p>12729.0015583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2311.6572449343">
                <text:p>12311.65724493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1932.8370220133">
                <text:p>11932.83702201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586.9576880419">
                <text:p>11586.95768804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1269.5067924791">
                <text:p>11269.50679247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0976.7923303368">
                <text:p>10976.79233033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0705.7604209457">
                <text:p>10705.76042094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0453.860175747">
                <text:p>10453.8601757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0218.9419695504">
                <text:p>10218.94196955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999.17977665688">
                <text:p>9999.179776656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793.01112146808">
                <text:p>9793.011121468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9599.09010916178">
                <text:p>9599.090109161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9416.2502975587">
                <text:p>9416.25029755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243.47506274111">
                <text:p>9243.475062741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9079.87373419702">
                <text:p>9079.873734197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8924.66221737314">
                <text:p>8924.66221737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8777.14713940003">
                <text:p>8777.147139400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8636.71278516963">
                <text:p>8636.712785169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502.81026136855">
                <text:p>8502.810261368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374.94845292691">
                <text:p>8374.948452926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252.6864317163">
                <text:p>8252.68643171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8135.62704970614">
                <text:p>8135.627049706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8023.41150419295">
                <text:p>8023.411504192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7915.71470547895">
                <text:p>7915.714705478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812.24131063609">
                <text:p>7812.241310636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712.72231304837">
                <text:p>7712.722313048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7616.91209797945">
                <text:p>7616.912097979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7524.58589073121">
                <text:p>7524.585890731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7435.53753699475">
                <text:p>7435.537536994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7349.5775654688">
                <text:p>7349.57756546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7266.53149128271">
                <text:p>7266.531491282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7186.23832563318">
                <text:p>7186.238325633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7108.54926265336">
                <text:p>7108.549262653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7033.32651913322">
                <text:p>7033.326519133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6960.44230649971">
                <text:p>6960.442306499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6889.77791760124">
                <text:p>6889.777917601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6821.222913446">
                <text:p>6821.2229134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6754.67439721726">
                <text:p>6754.674397217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6690.036364708">
                <text:p>6690.0363647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6627.2191218469">
                <text:p>6627.21912184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6566.13876127688">
                <text:p>6566.138761276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6506.71669103908">
                <text:p>6506.716691039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6448.87920934095">
                <text:p>6448.879209340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6392.5571201764">
                <text:p>6392.55712017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6337.68538523927">
                <text:p>6337.685385239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6284.20280814864">
                <text:p>6284.202808148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232.05174750011">
                <text:p>6232.051747500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181.17785568378">
                <text:p>6181.177855683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131.52984077869">
                <text:p>6131.529840778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083.05924915198">
                <text:p>6083.059249151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035.7202666683">
                <text:p>6035.72026666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989.46953665552">
                <text:p>5989.469536655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944.26599298265">
                <text:p>5944.265992982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900.07070678947">
                <text:p>5900.070706789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856.84674556757">
                <text:p>5856.846745567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814.55904343351">
                <text:p>5814.559043433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5773.17428155854">
                <text:p>5773.174281558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5732.6607778283">
                <text:p>5732.66077782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5692.98838490215">
                <text:p>5692.988384902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5654.12839592671">
                <text:p>5654.128395926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5616.0534572336">
                <text:p>5616.05345723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5578.7374874181">
                <text:p>5578.73748741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5542.1556022547">
                <text:p>5542.15560225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5506.28404495855">
                <text:p>5506.284044958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5471.10012134859">
                <text:p>5471.100121348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5436.58213951043">
                <text:p>5436.582139510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5402.70935359448">
                <text:p>5402.709353594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5369.46191141851">
                <text:p>5369.461911418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5336.82080557402">
                <text:p>5336.820805574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5304.76782776277">
                <text:p>5304.767827762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5273.28552611433">
                <text:p>5273.285526114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5242.35716525735">
                <text:p>5242.357165257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5211.96668893702">
                <text:p>5211.966688937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5182.09868498895">
                <text:p>5182.098684988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5152.7383524961">
                <text:p>5152.73835249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5123.87147096951">
                <text:p>5123.871470969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5095.48437140735">
                <text:p>5095.484371407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5067.56390909827">
                <text:p>5067.563909098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5040.09743804625">
                <text:p>5040.09743804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5013.07278690391">
                <text:p>5013.072786903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4986.47823631025">
                <text:p>4986.478236310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960.30249753697">
                <text:p>4960.302497536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934.53469235496">
                <text:p>4934.534692354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909.16433403951">
                <text:p>4909.164334039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4884.1813094388">
                <text:p>4884.18130943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859.57586203609">
                <text:p>4859.575862036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4835.33857594114">
                <text:p>4835.338575941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4811.46036075131">
                <text:p>4811.460360751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4787.93243722685">
                <text:p>4787.932437226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4764.74632372939">
                <text:p>4764.746323729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4741.89382337577">
                <text:p>4741.893823375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4719.3670118633">
                <text:p>4719.36701186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4697.15822592512">
                <text:p>4697.158225925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4675.26005237768">
                <text:p>4675.260052377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4653.66531772467">
                <text:p>4653.665317724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4632.36707828428">
                <text:p>4632.367078284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4611.35861080907">
                <text:p>4611.358610809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4590.63340356947">
                <text:p>4590.633403569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4570.18514787429">
                <text:p>4570.185147874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4550.00773000288">
                <text:p>4550.007730002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4530.09522352584">
                <text:p>4530.095223525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4510.44188199211">
                <text:p>4510.441881992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4491.04213196203">
                <text:p>4491.042131962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4471.89056636731">
                <text:p>4471.890566367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4452.98193817971">
                <text:p>4452.981938179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4434.31115437183">
                <text:p>4434.311154371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4415.87327015407">
                <text:p>4415.873270154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4397.66348347302">
                <text:p>4397.663483473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4379.67712975739">
                <text:p>4379.677129757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4361.90967689833">
                <text:p>4361.909676898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4344.35672045206">
                <text:p>4344.356720452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4327.01397905305">
                <text:p>4327.013979053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4309.8772900271">
                <text:p>4309.87729002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4292.94260519398">
                <text:p>4292.942605193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4276.20598685015">
                <text:p>4276.205986850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4259.66360392229">
                <text:p>4259.663603922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4243.31172828344">
                <text:p>4243.311728283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4227.14673122331">
                <text:p>4227.146731223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4211.16508006557">
                <text:p>4211.165080065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4195.36333492461">
                <text:p>4195.363334924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4179.73814559528">
                <text:p>4179.738145595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4164.28624856905">
                <text:p>4164.286248569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4149.00446417063">
                <text:p>4149.004464170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4133.88969380935">
                <text:p>4133.889693809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4118.93891733988">
                <text:p>4118.938917339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4104.14919052717">
                <text:p>4104.149190527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4089.51764261085">
                <text:p>4089.517642610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4075.04147396444">
                <text:p>4075.041473964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4060.71795384506">
                <text:p>4060.717953845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4046.54441822954">
                <text:p>4046.544418229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4032.51826773308">
                <text:p>4032.518267733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4018.63696560663">
                <text:p>4018.636965606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4004.89803580969">
                <text:p>4004.898035809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3991.29906115498">
                <text:p>3991.299061154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3977.83768152208">
                <text:p>3977.837681522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3964.51159213675">
                <text:p>3964.511592136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3951.31854191333">
                <text:p>3951.31854191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3938.25633185742">
                <text:p>3938.256331857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3925.3228135262">
                <text:p>3925.32281352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3912.51588754406">
                <text:p>3912.515887544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3899.83350217114">
                <text:p>3899.833502171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3887.2736519226">
                <text:p>3887.27365192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3874.83437623645">
                <text:p>3874.834376236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3862.51375818801">
                <text:p>3862.513758188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3850.30992324902">
                <text:p>3850.309923249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3838.22103808969">
                <text:p>3838.221038089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3826.2453094217">
                <text:p>3826.24530942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3814.38098288086">
                <text:p>3814.380982880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3802.62634194748">
                <text:p>3802.626341947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3790.97970690323">
                <text:p>3790.979706903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3779.43943382285">
                <text:p>3779.439433822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3768.00391359949">
                <text:p>3768.003913599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3756.67157100219">
                <text:p>3756.671571002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3745.44086376452">
                <text:p>3745.440863764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3734.31028170281">
                <text:p>3734.310281702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3723.27834586322">
                <text:p>3723.278345863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3712.34360769622">
                <text:p>3712.343607696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3701.50464825769">
                <text:p>3701.504648257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3690.76007743546">
                <text:p>3690.760077435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3680.10853320044">
                <text:p>3680.108533200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3669.54868088136">
                <text:p>3669.548680881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3659.07921246229">
                <text:p>3659.079212462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3648.69884590212">
                <text:p>3648.698845902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3638.40632447503">
                <text:p>3638.406324475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3628.20041613148">
                <text:p>3628.200416131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3618.07991287868">
                <text:p>3618.079912878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3608.04363017998">
                <text:p>3608.043630179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3598.09040637259">
                <text:p>3598.090406372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3588.21910210271">
                <text:p>3588.219102102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3578.42859977773">
                <text:p>3578.428599777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3568.71780303478">
                <text:p>3568.717803034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3559.08563622497">
                <text:p>3559.085636224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3549.53104391296">
                <text:p>3549.531043912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3540.05299039116">
                <text:p>3540.052990391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3530.65045920818">
                <text:p>3530.650459208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3521.32245271093">
                <text:p>3521.322452710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3512.0679916">
                <text:p>3512.06799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3502.88611449778">
                <text:p>3502.886114497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3493.77587752899">
                <text:p>3493.775877528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3484.73635391313">
                <text:p>3484.736353913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3475.76663356844">
                <text:p>3475.766633568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3466.86582272704">
                <text:p>3466.865822727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3458.03304356085">
                <text:p>3458.033043560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3449.26743381799">
                <text:p>3449.267433817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3440.56814646914">
                <text:p>3440.568146469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3431.93434936382">
                <text:p>3431.934349363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3423.365224896">
                <text:p>3423.3652248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3414.85996967886">
                <text:p>3414.859969678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3406.41779422848">
                <text:p>3406.417794228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3398.03792265597">
                <text:p>3398.037922655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3389.71959236795">
                <text:p>3389.719592367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3381.46205377509">
                <text:p>3381.462053775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3373.26457000836">
                <text:p>3373.264570008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3365.12641664284">
                <text:p>3365.126416642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3357.04688142881">
                <text:p>3357.046881428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3349.02526402994">
                <text:p>3349.025264029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3341.06087576827">
                <text:p>3341.060875768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3333.15303937592">
                <text:p>3333.153039375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3325.30108875313">
                <text:p>3325.301088753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3317.50436873261">
                <text:p>3317.504368732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3309.76223484992">
                <text:p>3309.762234849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3302.07405311972">
                <text:p>3302.074053119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3294.43919981771">
                <text:p>3294.439199817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3286.85706126807">
                <text:p>3286.857061268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3279.3270336363">
                <text:p>3279.32703363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3271.84852272721">
                <text:p>3271.848522727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3264.42094378799">
                <text:p>3264.420943787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3257.04372131615">
                <text:p>3257.043721316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3249.71628887224">
                <text:p>3249.716288872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3242.43808889717">
                <text:p>3242.438088897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3235.20857253396">
                <text:p>3235.208572533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3228.02719945397">
                <text:p>3228.0271994539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3220.89343768723">
                <text:p>3220.893437687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3213.80676345689">
                <text:p>3213.806763456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3206.76666101777">
                <text:p>3206.766661017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3199.77262249865">
                <text:p>3199.772622498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3192.82414774838">
                <text:p>3192.824147748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3185.92074418568">
                <text:p>3185.920744185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3179.06192665245">
                <text:p>3179.061926652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3172.24721727056">
                <text:p>3172.247217270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3165.476145302">
                <text:p>3165.4761453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3158.7482470123">
                <text:p>3158.74824701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3152.06306553715">
                <text:p>3152.063065537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3145.42015075203">
                <text:p>3145.420150752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3138.819059145">
                <text:p>3138.8190591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3132.25935369224">
                <text:p>3132.259353692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3125.74060373658">
                <text:p>3125.740603736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3119.26238486874">
                <text:p>3119.262384868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3112.82427881121">
                <text:p>3112.824278811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3106.42587330492">
                <text:p>3106.425873304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